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073cm" svg:height="15.942cm" svg:x="6.875cm" svg:y="40.64cm">
            <draw:object draw:notify-on-update-of-ranges="Sheet1.A2:Sheet1.A31 Sheet1.A1:Sheet1.A1 Sheet1.AG2:Sheet1.AG14 Sheet1.A76:Sheet1.A76 Sheet1.AG77:Sheet1.AG89 Sheet1.A31:Sheet1.A31 Sheet1.AG32:Sheet1.AG44 Sheet1.A46:Sheet1.A46 Sheet1.AG47:Sheet1.AG59 Sheet1.A61:Sheet1.A61 Sheet1.AG62:Sheet1.AG74 Sheet1.A16:Sheet1.A16 Sheet1.AG17:Sheet1.AG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.256cm" svg:height="15.656cm" svg:x="28.982cm" svg:y="40.869cm">
            <draw:object draw:notify-on-update-of-ranges="Sheet1.B1:Sheet1.AG1 Sheet1.A1:Sheet1.A1 Sheet1.B14:Sheet1.AG14 Sheet1.A76:Sheet1.A76 Sheet1.B89:Sheet1.AG89 Sheet1.A31:Sheet1.A31 Sheet1.B44:Sheet1.AG44 Sheet1.A46:Sheet1.A46 Sheet1.B59:Sheet1.AG59 Sheet1.A61:Sheet1.A61 Sheet1.B74:Sheet1.AG74 Sheet1.A16:Sheet1.A16 Sheet1.B29:Sheet1.AG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7.348cm" svg:height="8.935cm" svg:x="5.111cm" svg:y="104.352cm">
            <draw:object draw:notify-on-update-of-ranges="Sheet1.A2:Sheet1.A14 Sheet1.A217:Sheet1.A217 Sheet1.AG218:Sheet1.AG230 Sheet1.A172:Sheet1.A172 Sheet1.AG173:Sheet1.AG185 Sheet1.A187:Sheet1.A187 Sheet1.AG188:Sheet1.AG200 Sheet1.A202:Sheet1.A202 Sheet1.AG203:Sheet1.AG215 Sheet1.A157:Sheet1.A157 Sheet1.AG158:Sheet1.AG17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7.077cm" svg:height="9.153cm" svg:x="24.36cm" svg:y="104.464cm">
            <draw:object draw:notify-on-update-of-ranges="Sheet1.B1:Sheet1.AG1 Sheet1.A217:Sheet1.A217 Sheet1.B230:Sheet1.AG230 Sheet1.A172:Sheet1.A172 Sheet1.B185:Sheet1.AG185 Sheet1.A187:Sheet1.A187 Sheet1.B200:Sheet1.AG200 Sheet1.A202:Sheet1.A202 Sheet1.B215:Sheet1.AG215 Sheet1.A157:Sheet1.A157 Sheet1.B170:Sheet1.AG17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msort_seria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number-columns-repeated="32" office:value-type="float" office:value="0.165770333333" calcext:value-type="float">
            <text:p>0.1657703333</text:p>
          </table:table-cell>
        </table:table-row>
        <table:table-row table:style-name="ro1">
          <table:table-cell/>
          <table:table-cell table:number-columns-repeated="32" office:value-type="float" office:value="0.260572333333" calcext:value-type="float">
            <text:p>0.2605723333</text:p>
          </table:table-cell>
        </table:table-row>
        <table:table-row table:style-name="ro1">
          <table:table-cell office:value-type="string" calcext:value-type="string">
            <text:p>2^12</text:p>
          </table:table-cell>
          <table:table-cell table:number-columns-repeated="32" office:value-type="float" office:value="0.54403" calcext:value-type="float">
            <text:p>0.54403</text:p>
          </table:table-cell>
        </table:table-row>
        <table:table-row table:style-name="ro1">
          <table:table-cell/>
          <table:table-cell table:number-columns-repeated="32" office:value-type="float" office:value="1.102938" calcext:value-type="float">
            <text:p>1.102938</text:p>
          </table:table-cell>
        </table:table-row>
        <table:table-row table:style-name="ro1">
          <table:table-cell office:value-type="string" calcext:value-type="string">
            <text:p>2^14</text:p>
          </table:table-cell>
          <table:table-cell table:number-columns-repeated="32" office:value-type="float" office:value="2.76472333333" calcext:value-type="float">
            <text:p>2.7647233333</text:p>
          </table:table-cell>
        </table:table-row>
        <table:table-row table:style-name="ro1">
          <table:table-cell/>
          <table:table-cell table:number-columns-repeated="32" office:value-type="float" office:value="4.958013" calcext:value-type="float">
            <text:p>4.958013</text:p>
          </table:table-cell>
        </table:table-row>
        <table:table-row table:style-name="ro1">
          <table:table-cell office:value-type="string" calcext:value-type="string">
            <text:p>2^16</text:p>
          </table:table-cell>
          <table:table-cell table:number-columns-repeated="32" office:value-type="float" office:value="11.4419573333" calcext:value-type="float">
            <text:p>11.4419573333</text:p>
          </table:table-cell>
        </table:table-row>
        <table:table-row table:style-name="ro1">
          <table:table-cell/>
          <table:table-cell table:number-columns-repeated="32" office:value-type="float" office:value="20.2612873333" calcext:value-type="float">
            <text:p>20.2612873333</text:p>
          </table:table-cell>
        </table:table-row>
        <table:table-row table:style-name="ro1">
          <table:table-cell office:value-type="string" calcext:value-type="string">
            <text:p>2^18</text:p>
          </table:table-cell>
          <table:table-cell table:number-columns-repeated="32" office:value-type="float" office:value="44.951768" calcext:value-type="float">
            <text:p>44.951768</text:p>
          </table:table-cell>
        </table:table-row>
        <table:table-row table:style-name="ro1">
          <table:table-cell/>
          <table:table-cell table:number-columns-repeated="32" office:value-type="float" office:value="74.5546246667" calcext:value-type="float">
            <text:p>74.5546246667</text:p>
          </table:table-cell>
        </table:table-row>
        <table:table-row table:style-name="ro1">
          <table:table-cell office:value-type="string" calcext:value-type="string">
            <text:p>2^20</text:p>
          </table:table-cell>
          <table:table-cell table:number-columns-repeated="32" office:value-type="float" office:value="137.266274" calcext:value-type="float">
            <text:p>137.266274</text:p>
          </table:table-cell>
        </table:table-row>
        <table:table-row table:style-name="ro1">
          <table:table-cell/>
          <table:table-cell table:number-columns-repeated="32" office:value-type="float" office:value="283.052257" calcext:value-type="float">
            <text:p>283.052257</text:p>
          </table:table-cell>
        </table:table-row>
        <table:table-row table:style-name="ro1">
          <table:table-cell office:value-type="string" calcext:value-type="string">
            <text:p>2^22</text:p>
          </table:table-cell>
          <table:table-cell table:number-columns-repeated="32" office:value-type="float" office:value="583.785037" calcext:value-type="float">
            <text:p>583.78503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389259" calcext:value-type="float">
            <text:p>0.389259</text:p>
          </table:table-cell>
          <table:table-cell office:value-type="float" office:value="0.661107" calcext:value-type="float">
            <text:p>0.661107</text:p>
          </table:table-cell>
          <table:table-cell office:value-type="float" office:value="0.925504333333" calcext:value-type="float">
            <text:p>0.9255043333</text:p>
          </table:table-cell>
          <table:table-cell office:value-type="float" office:value="1.68914233333" calcext:value-type="float">
            <text:p>1.6891423333</text:p>
          </table:table-cell>
          <table:table-cell office:value-type="float" office:value="2.21184166667" calcext:value-type="float">
            <text:p>2.2118416667</text:p>
          </table:table-cell>
          <table:table-cell office:value-type="float" office:value="2.250546" calcext:value-type="float">
            <text:p>2.250546</text:p>
          </table:table-cell>
          <table:table-cell office:value-type="float" office:value="2.34665466667" calcext:value-type="float">
            <text:p>2.3466546667</text:p>
          </table:table-cell>
          <table:table-cell office:value-type="float" office:value="2.68712933333" calcext:value-type="float">
            <text:p>2.6871293333</text:p>
          </table:table-cell>
          <table:table-cell office:value-type="float" office:value="2.74254866667" calcext:value-type="float">
            <text:p>2.7425486667</text:p>
          </table:table-cell>
          <table:table-cell office:value-type="float" office:value="4.91405833333" calcext:value-type="float">
            <text:p>4.9140583333</text:p>
          </table:table-cell>
          <table:table-cell office:value-type="float" office:value="2.99112433333" calcext:value-type="float">
            <text:p>2.9911243333</text:p>
          </table:table-cell>
          <table:table-cell office:value-type="float" office:value="4.15810166667" calcext:value-type="float">
            <text:p>4.1581016667</text:p>
          </table:table-cell>
          <table:table-cell office:value-type="float" office:value="3.21291766667" calcext:value-type="float">
            <text:p>3.2129176667</text:p>
          </table:table-cell>
          <table:table-cell office:value-type="float" office:value="3.98729633333" calcext:value-type="float">
            <text:p>3.9872963333</text:p>
          </table:table-cell>
          <table:table-cell office:value-type="float" office:value="5.016976" calcext:value-type="float">
            <text:p>5.016976</text:p>
          </table:table-cell>
          <table:table-cell office:value-type="float" office:value="4.719897" calcext:value-type="float">
            <text:p>4.719897</text:p>
          </table:table-cell>
          <table:table-cell office:value-type="float" office:value="4.717677" calcext:value-type="float">
            <text:p>4.717677</text:p>
          </table:table-cell>
          <table:table-cell office:value-type="float" office:value="6.87625733333" calcext:value-type="float">
            <text:p>6.8762573333</text:p>
          </table:table-cell>
          <table:table-cell office:value-type="float" office:value="5.02087333333" calcext:value-type="float">
            <text:p>5.0208733333</text:p>
          </table:table-cell>
          <table:table-cell office:value-type="float" office:value="5.43108933333" calcext:value-type="float">
            <text:p>5.4310893333</text:p>
          </table:table-cell>
          <table:table-cell office:value-type="float" office:value="5.46314033333" calcext:value-type="float">
            <text:p>5.4631403333</text:p>
          </table:table-cell>
          <table:table-cell office:value-type="float" office:value="6.515043" calcext:value-type="float">
            <text:p>6.515043</text:p>
          </table:table-cell>
          <table:table-cell office:value-type="float" office:value="5.807337" calcext:value-type="float">
            <text:p>5.807337</text:p>
          </table:table-cell>
          <table:table-cell office:value-type="float" office:value="5.245145" calcext:value-type="float">
            <text:p>5.245145</text:p>
          </table:table-cell>
          <table:table-cell office:value-type="float" office:value="7.53357533333" calcext:value-type="float">
            <text:p>7.5335753333</text:p>
          </table:table-cell>
          <table:table-cell office:value-type="float" office:value="6.31346133333" calcext:value-type="float">
            <text:p>6.3134613333</text:p>
          </table:table-cell>
          <table:table-cell office:value-type="float" office:value="6.253554" calcext:value-type="float">
            <text:p>6.253554</text:p>
          </table:table-cell>
          <table:table-cell office:value-type="float" office:value="13.9184116667" calcext:value-type="float">
            <text:p>13.9184116667</text:p>
          </table:table-cell>
          <table:table-cell office:value-type="float" office:value="8.95787033333" calcext:value-type="float">
            <text:p>8.9578703333</text:p>
          </table:table-cell>
          <table:table-cell office:value-type="float" office:value="7.02628133333" calcext:value-type="float">
            <text:p>7.0262813333</text:p>
          </table:table-cell>
          <table:table-cell office:value-type="float" office:value="10.2885046667" calcext:value-type="float">
            <text:p>10.2885046667</text:p>
          </table:table-cell>
          <table:table-cell office:value-type="float" office:value="9.99713666667" calcext:value-type="float">
            <text:p>9.99713666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608921666667" calcext:value-type="float">
            <text:p>0.6089216667</text:p>
          </table:table-cell>
          <table:table-cell office:value-type="float" office:value="0.959953333333" calcext:value-type="float">
            <text:p>0.9599533333</text:p>
          </table:table-cell>
          <table:table-cell office:value-type="float" office:value="1.28122633333" calcext:value-type="float">
            <text:p>1.2812263333</text:p>
          </table:table-cell>
          <table:table-cell office:value-type="float" office:value="1.81776133333" calcext:value-type="float">
            <text:p>1.8177613333</text:p>
          </table:table-cell>
          <table:table-cell office:value-type="float" office:value="2.06004166667" calcext:value-type="float">
            <text:p>2.0600416667</text:p>
          </table:table-cell>
          <table:table-cell office:value-type="float" office:value="2.10825766667" calcext:value-type="float">
            <text:p>2.1082576667</text:p>
          </table:table-cell>
          <table:table-cell office:value-type="float" office:value="2.39688766667" calcext:value-type="float">
            <text:p>2.3968876667</text:p>
          </table:table-cell>
          <table:table-cell office:value-type="float" office:value="2.84425133333" calcext:value-type="float">
            <text:p>2.8442513333</text:p>
          </table:table-cell>
          <table:table-cell office:value-type="float" office:value="2.94444733333" calcext:value-type="float">
            <text:p>2.9444473333</text:p>
          </table:table-cell>
          <table:table-cell office:value-type="float" office:value="4.55509666667" calcext:value-type="float">
            <text:p>4.5550966667</text:p>
          </table:table-cell>
          <table:table-cell office:value-type="float" office:value="3.273536" calcext:value-type="float">
            <text:p>3.273536</text:p>
          </table:table-cell>
          <table:table-cell office:value-type="float" office:value="7.511352" calcext:value-type="float">
            <text:p>7.511352</text:p>
          </table:table-cell>
          <table:table-cell office:value-type="float" office:value="4.23926566667" calcext:value-type="float">
            <text:p>4.2392656667</text:p>
          </table:table-cell>
          <table:table-cell office:value-type="float" office:value="3.81053766667" calcext:value-type="float">
            <text:p>3.8105376667</text:p>
          </table:table-cell>
          <table:table-cell office:value-type="float" office:value="4.76592933333" calcext:value-type="float">
            <text:p>4.7659293333</text:p>
          </table:table-cell>
          <table:table-cell office:value-type="float" office:value="3.89166266667" calcext:value-type="float">
            <text:p>3.8916626667</text:p>
          </table:table-cell>
          <table:table-cell office:value-type="float" office:value="4.927606" calcext:value-type="float">
            <text:p>4.927606</text:p>
          </table:table-cell>
          <table:table-cell office:value-type="float" office:value="5.96234766667" calcext:value-type="float">
            <text:p>5.9623476667</text:p>
          </table:table-cell>
          <table:table-cell office:value-type="float" office:value="5.80177966667" calcext:value-type="float">
            <text:p>5.8017796667</text:p>
          </table:table-cell>
          <table:table-cell office:value-type="float" office:value="4.59455966667" calcext:value-type="float">
            <text:p>4.5945596667</text:p>
          </table:table-cell>
          <table:table-cell office:value-type="float" office:value="5.11006933333" calcext:value-type="float">
            <text:p>5.1100693333</text:p>
          </table:table-cell>
          <table:table-cell office:value-type="float" office:value="9.91386133333" calcext:value-type="float">
            <text:p>9.9138613333</text:p>
          </table:table-cell>
          <table:table-cell office:value-type="float" office:value="6.76718" calcext:value-type="float">
            <text:p>6.76718</text:p>
          </table:table-cell>
          <table:table-cell office:value-type="float" office:value="9.77696733333" calcext:value-type="float">
            <text:p>9.7769673333</text:p>
          </table:table-cell>
          <table:table-cell office:value-type="float" office:value="5.80668166667" calcext:value-type="float">
            <text:p>5.8066816667</text:p>
          </table:table-cell>
          <table:table-cell office:value-type="float" office:value="7.17488233333" calcext:value-type="float">
            <text:p>7.1748823333</text:p>
          </table:table-cell>
          <table:table-cell office:value-type="float" office:value="5.93703533333" calcext:value-type="float">
            <text:p>5.9370353333</text:p>
          </table:table-cell>
          <table:table-cell office:value-type="float" office:value="10.01959" calcext:value-type="float">
            <text:p>10.01959</text:p>
          </table:table-cell>
          <table:table-cell office:value-type="float" office:value="8.52090066667" calcext:value-type="float">
            <text:p>8.5209006667</text:p>
          </table:table-cell>
          <table:table-cell office:value-type="float" office:value="8.32082466667" calcext:value-type="float">
            <text:p>8.3208246667</text:p>
          </table:table-cell>
          <table:table-cell office:value-type="float" office:value="15.8413676667" calcext:value-type="float">
            <text:p>15.8413676667</text:p>
          </table:table-cell>
          <table:table-cell office:value-type="float" office:value="8.683614" calcext:value-type="float">
            <text:p>8.68361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045007" calcext:value-type="float">
            <text:p>1.045007</text:p>
          </table:table-cell>
          <table:table-cell office:value-type="float" office:value="1.29121166667" calcext:value-type="float">
            <text:p>1.2912116667</text:p>
          </table:table-cell>
          <table:table-cell office:value-type="float" office:value="1.477641" calcext:value-type="float">
            <text:p>1.477641</text:p>
          </table:table-cell>
          <table:table-cell office:value-type="float" office:value="2.225171" calcext:value-type="float">
            <text:p>2.225171</text:p>
          </table:table-cell>
          <table:table-cell office:value-type="float" office:value="2.45515366667" calcext:value-type="float">
            <text:p>2.4551536667</text:p>
          </table:table-cell>
          <table:table-cell office:value-type="float" office:value="2.393344" calcext:value-type="float">
            <text:p>2.393344</text:p>
          </table:table-cell>
          <table:table-cell office:value-type="float" office:value="2.565624" calcext:value-type="float">
            <text:p>2.565624</text:p>
          </table:table-cell>
          <table:table-cell office:value-type="float" office:value="3.199444" calcext:value-type="float">
            <text:p>3.199444</text:p>
          </table:table-cell>
          <table:table-cell office:value-type="float" office:value="3.17555633333" calcext:value-type="float">
            <text:p>3.1755563333</text:p>
          </table:table-cell>
          <table:table-cell office:value-type="float" office:value="3.521883" calcext:value-type="float">
            <text:p>3.521883</text:p>
          </table:table-cell>
          <table:table-cell office:value-type="float" office:value="3.93606666667" calcext:value-type="float">
            <text:p>3.9360666667</text:p>
          </table:table-cell>
          <table:table-cell office:value-type="float" office:value="5.86740833333" calcext:value-type="float">
            <text:p>5.8674083333</text:p>
          </table:table-cell>
          <table:table-cell office:value-type="float" office:value="4.34057766667" calcext:value-type="float">
            <text:p>4.3405776667</text:p>
          </table:table-cell>
          <table:table-cell office:value-type="float" office:value="3.85522866667" calcext:value-type="float">
            <text:p>3.8552286667</text:p>
          </table:table-cell>
          <table:table-cell office:value-type="float" office:value="4.20564133333" calcext:value-type="float">
            <text:p>4.2056413333</text:p>
          </table:table-cell>
          <table:table-cell office:value-type="float" office:value="4.87704266667" calcext:value-type="float">
            <text:p>4.8770426667</text:p>
          </table:table-cell>
          <table:table-cell office:value-type="float" office:value="4.958416" calcext:value-type="float">
            <text:p>4.958416</text:p>
          </table:table-cell>
          <table:table-cell office:value-type="float" office:value="5.683052" calcext:value-type="float">
            <text:p>5.683052</text:p>
          </table:table-cell>
          <table:table-cell office:value-type="float" office:value="6.06598333333" calcext:value-type="float">
            <text:p>6.0659833333</text:p>
          </table:table-cell>
          <table:table-cell office:value-type="float" office:value="6.91495666667" calcext:value-type="float">
            <text:p>6.9149566667</text:p>
          </table:table-cell>
          <table:table-cell office:value-type="float" office:value="7.84134" calcext:value-type="float">
            <text:p>7.84134</text:p>
          </table:table-cell>
          <table:table-cell office:value-type="float" office:value="7.32082066667" calcext:value-type="float">
            <text:p>7.3208206667</text:p>
          </table:table-cell>
          <table:table-cell office:value-type="float" office:value="10.903045" calcext:value-type="float">
            <text:p>10.903045</text:p>
          </table:table-cell>
          <table:table-cell office:value-type="float" office:value="7.67296566667" calcext:value-type="float">
            <text:p>7.6729656667</text:p>
          </table:table-cell>
          <table:table-cell office:value-type="float" office:value="7.22295733333" calcext:value-type="float">
            <text:p>7.2229573333</text:p>
          </table:table-cell>
          <table:table-cell office:value-type="float" office:value="6.812117" calcext:value-type="float">
            <text:p>6.812117</text:p>
          </table:table-cell>
          <table:table-cell office:value-type="float" office:value="14.3819263333" calcext:value-type="float">
            <text:p>14.3819263333</text:p>
          </table:table-cell>
          <table:table-cell office:value-type="float" office:value="7.97707833333" calcext:value-type="float">
            <text:p>7.9770783333</text:p>
          </table:table-cell>
          <table:table-cell office:value-type="float" office:value="8.095831" calcext:value-type="float">
            <text:p>8.095831</text:p>
          </table:table-cell>
          <table:table-cell office:value-type="float" office:value="8.42731466667" calcext:value-type="float">
            <text:p>8.4273146667</text:p>
          </table:table-cell>
          <table:table-cell office:value-type="float" office:value="9.54226966667" calcext:value-type="float">
            <text:p>9.5422696667</text:p>
          </table:table-cell>
          <table:table-cell office:value-type="float" office:value="13.1882173333" calcext:value-type="float">
            <text:p>13.188217333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.50456433333" calcext:value-type="float">
            <text:p>2.5045643333</text:p>
          </table:table-cell>
          <table:table-cell office:value-type="float" office:value="2.18045933333" calcext:value-type="float">
            <text:p>2.1804593333</text:p>
          </table:table-cell>
          <table:table-cell office:value-type="float" office:value="2.27623966667" calcext:value-type="float">
            <text:p>2.2762396667</text:p>
          </table:table-cell>
          <table:table-cell office:value-type="float" office:value="2.64957166667" calcext:value-type="float">
            <text:p>2.6495716667</text:p>
          </table:table-cell>
          <table:table-cell office:value-type="float" office:value="2.82273566667" calcext:value-type="float">
            <text:p>2.8227356667</text:p>
          </table:table-cell>
          <table:table-cell office:value-type="float" office:value="2.41750933333" calcext:value-type="float">
            <text:p>2.4175093333</text:p>
          </table:table-cell>
          <table:table-cell office:value-type="float" office:value="2.77712333333" calcext:value-type="float">
            <text:p>2.7771233333</text:p>
          </table:table-cell>
          <table:table-cell office:value-type="float" office:value="3.58984833333" calcext:value-type="float">
            <text:p>3.5898483333</text:p>
          </table:table-cell>
          <table:table-cell office:value-type="float" office:value="3.586349" calcext:value-type="float">
            <text:p>3.586349</text:p>
          </table:table-cell>
          <table:table-cell office:value-type="float" office:value="4.003849" calcext:value-type="float">
            <text:p>4.003849</text:p>
          </table:table-cell>
          <table:table-cell office:value-type="float" office:value="3.58425666667" calcext:value-type="float">
            <text:p>3.5842566667</text:p>
          </table:table-cell>
          <table:table-cell office:value-type="float" office:value="7.28023" calcext:value-type="float">
            <text:p>7.28023</text:p>
          </table:table-cell>
          <table:table-cell office:value-type="float" office:value="7.12401633333" calcext:value-type="float">
            <text:p>7.1240163333</text:p>
          </table:table-cell>
          <table:table-cell office:value-type="float" office:value="4.309355" calcext:value-type="float">
            <text:p>4.309355</text:p>
          </table:table-cell>
          <table:table-cell office:value-type="float" office:value="4.539868" calcext:value-type="float">
            <text:p>4.539868</text:p>
          </table:table-cell>
          <table:table-cell office:value-type="float" office:value="6.133681" calcext:value-type="float">
            <text:p>6.133681</text:p>
          </table:table-cell>
          <table:table-cell office:value-type="float" office:value="7.68053766667" calcext:value-type="float">
            <text:p>7.6805376667</text:p>
          </table:table-cell>
          <table:table-cell office:value-type="float" office:value="5.639304" calcext:value-type="float">
            <text:p>5.639304</text:p>
          </table:table-cell>
          <table:table-cell office:value-type="float" office:value="5.75708633333" calcext:value-type="float">
            <text:p>5.7570863333</text:p>
          </table:table-cell>
          <table:table-cell office:value-type="float" office:value="5.51926966667" calcext:value-type="float">
            <text:p>5.5192696667</text:p>
          </table:table-cell>
          <table:table-cell office:value-type="float" office:value="6.24953133333" calcext:value-type="float">
            <text:p>6.2495313333</text:p>
          </table:table-cell>
          <table:table-cell office:value-type="float" office:value="8.118415" calcext:value-type="float">
            <text:p>8.118415</text:p>
          </table:table-cell>
          <table:table-cell office:value-type="float" office:value="8.95245733333" calcext:value-type="float">
            <text:p>8.9524573333</text:p>
          </table:table-cell>
          <table:table-cell office:value-type="float" office:value="9.10686233333" calcext:value-type="float">
            <text:p>9.1068623333</text:p>
          </table:table-cell>
          <table:table-cell office:value-type="float" office:value="8.82383866667" calcext:value-type="float">
            <text:p>8.8238386667</text:p>
          </table:table-cell>
          <table:table-cell office:value-type="float" office:value="10.4338763333" calcext:value-type="float">
            <text:p>10.4338763333</text:p>
          </table:table-cell>
          <table:table-cell office:value-type="float" office:value="8.16318233333" calcext:value-type="float">
            <text:p>8.1631823333</text:p>
          </table:table-cell>
          <table:table-cell office:value-type="float" office:value="11.1423303333" calcext:value-type="float">
            <text:p>11.1423303333</text:p>
          </table:table-cell>
          <table:table-cell office:value-type="float" office:value="6.814733" calcext:value-type="float">
            <text:p>6.814733</text:p>
          </table:table-cell>
          <table:table-cell office:value-type="float" office:value="21.92303" calcext:value-type="float">
            <text:p>21.92303</text:p>
          </table:table-cell>
          <table:table-cell office:value-type="float" office:value="13.6038496667" calcext:value-type="float">
            <text:p>13.6038496667</text:p>
          </table:table-cell>
          <table:table-cell office:value-type="float" office:value="13.6428583333" calcext:value-type="float">
            <text:p>13.642858333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39337866667" calcext:value-type="float">
            <text:p>4.3933786667</text:p>
          </table:table-cell>
          <table:table-cell office:value-type="float" office:value="3.38000566667" calcext:value-type="float">
            <text:p>3.3800056667</text:p>
          </table:table-cell>
          <table:table-cell office:value-type="float" office:value="2.94720833333" calcext:value-type="float">
            <text:p>2.9472083333</text:p>
          </table:table-cell>
          <table:table-cell office:value-type="float" office:value="3.58590666667" calcext:value-type="float">
            <text:p>3.5859066667</text:p>
          </table:table-cell>
          <table:table-cell office:value-type="float" office:value="3.460257" calcext:value-type="float">
            <text:p>3.460257</text:p>
          </table:table-cell>
          <table:table-cell office:value-type="float" office:value="3.60361233333" calcext:value-type="float">
            <text:p>3.6036123333</text:p>
          </table:table-cell>
          <table:table-cell office:value-type="float" office:value="3.61680166667" calcext:value-type="float">
            <text:p>3.6168016667</text:p>
          </table:table-cell>
          <table:table-cell office:value-type="float" office:value="4.27685466667" calcext:value-type="float">
            <text:p>4.2768546667</text:p>
          </table:table-cell>
          <table:table-cell office:value-type="float" office:value="6.34869766667" calcext:value-type="float">
            <text:p>6.3486976667</text:p>
          </table:table-cell>
          <table:table-cell office:value-type="float" office:value="4.278044" calcext:value-type="float">
            <text:p>4.278044</text:p>
          </table:table-cell>
          <table:table-cell office:value-type="float" office:value="4.67667" calcext:value-type="float">
            <text:p>4.67667</text:p>
          </table:table-cell>
          <table:table-cell office:value-type="float" office:value="6.14814933333" calcext:value-type="float">
            <text:p>6.1481493333</text:p>
          </table:table-cell>
          <table:table-cell office:value-type="float" office:value="4.41151166667" calcext:value-type="float">
            <text:p>4.4115116667</text:p>
          </table:table-cell>
          <table:table-cell office:value-type="float" office:value="5.15318366667" calcext:value-type="float">
            <text:p>5.1531836667</text:p>
          </table:table-cell>
          <table:table-cell office:value-type="float" office:value="5.23631533333" calcext:value-type="float">
            <text:p>5.2363153333</text:p>
          </table:table-cell>
          <table:table-cell office:value-type="float" office:value="5.38400566667" calcext:value-type="float">
            <text:p>5.3840056667</text:p>
          </table:table-cell>
          <table:table-cell office:value-type="float" office:value="5.52758533333" calcext:value-type="float">
            <text:p>5.5275853333</text:p>
          </table:table-cell>
          <table:table-cell office:value-type="float" office:value="8.421274" calcext:value-type="float">
            <text:p>8.421274</text:p>
          </table:table-cell>
          <table:table-cell office:value-type="float" office:value="6.15820666667" calcext:value-type="float">
            <text:p>6.1582066667</text:p>
          </table:table-cell>
          <table:table-cell office:value-type="float" office:value="9.33625566667" calcext:value-type="float">
            <text:p>9.3362556667</text:p>
          </table:table-cell>
          <table:table-cell office:value-type="float" office:value="13.9481546667" calcext:value-type="float">
            <text:p>13.9481546667</text:p>
          </table:table-cell>
          <table:table-cell office:value-type="float" office:value="10.055519" calcext:value-type="float">
            <text:p>10.055519</text:p>
          </table:table-cell>
          <table:table-cell office:value-type="float" office:value="8.04117666667" calcext:value-type="float">
            <text:p>8.0411766667</text:p>
          </table:table-cell>
          <table:table-cell office:value-type="float" office:value="11.201023" calcext:value-type="float">
            <text:p>11.201023</text:p>
          </table:table-cell>
          <table:table-cell office:value-type="float" office:value="8.01531433333" calcext:value-type="float">
            <text:p>8.0153143333</text:p>
          </table:table-cell>
          <table:table-cell office:value-type="float" office:value="9.86844666667" calcext:value-type="float">
            <text:p>9.8684466667</text:p>
          </table:table-cell>
          <table:table-cell office:value-type="float" office:value="10.0331853333" calcext:value-type="float">
            <text:p>10.0331853333</text:p>
          </table:table-cell>
          <table:table-cell office:value-type="float" office:value="10.2326863333" calcext:value-type="float">
            <text:p>10.2326863333</text:p>
          </table:table-cell>
          <table:table-cell office:value-type="float" office:value="11.1165223333" calcext:value-type="float">
            <text:p>11.1165223333</text:p>
          </table:table-cell>
          <table:table-cell office:value-type="float" office:value="13.4571403333" calcext:value-type="float">
            <text:p>13.4571403333</text:p>
          </table:table-cell>
          <table:table-cell office:value-type="float" office:value="16.8851816667" calcext:value-type="float">
            <text:p>16.8851816667</text:p>
          </table:table-cell>
          <table:table-cell office:value-type="float" office:value="15.1402193333" calcext:value-type="float">
            <text:p>15.140219333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.94711166667" calcext:value-type="float">
            <text:p>8.9471116667</text:p>
          </table:table-cell>
          <table:table-cell office:value-type="float" office:value="5.98562633333" calcext:value-type="float">
            <text:p>5.9856263333</text:p>
          </table:table-cell>
          <table:table-cell office:value-type="float" office:value="4.37540966667" calcext:value-type="float">
            <text:p>4.3754096667</text:p>
          </table:table-cell>
          <table:table-cell office:value-type="float" office:value="4.61281833333" calcext:value-type="float">
            <text:p>4.6128183333</text:p>
          </table:table-cell>
          <table:table-cell office:value-type="float" office:value="4.91961533333" calcext:value-type="float">
            <text:p>4.9196153333</text:p>
          </table:table-cell>
          <table:table-cell office:value-type="float" office:value="4.43678233333" calcext:value-type="float">
            <text:p>4.4367823333</text:p>
          </table:table-cell>
          <table:table-cell office:value-type="float" office:value="4.74193533333" calcext:value-type="float">
            <text:p>4.7419353333</text:p>
          </table:table-cell>
          <table:table-cell office:value-type="float" office:value="4.997637" calcext:value-type="float">
            <text:p>4.997637</text:p>
          </table:table-cell>
          <table:table-cell office:value-type="float" office:value="5.320283" calcext:value-type="float">
            <text:p>5.320283</text:p>
          </table:table-cell>
          <table:table-cell office:value-type="float" office:value="4.97820266667" calcext:value-type="float">
            <text:p>4.9782026667</text:p>
          </table:table-cell>
          <table:table-cell office:value-type="float" office:value="5.245916" calcext:value-type="float">
            <text:p>5.245916</text:p>
          </table:table-cell>
          <table:table-cell office:value-type="float" office:value="6.39172066667" calcext:value-type="float">
            <text:p>6.3917206667</text:p>
          </table:table-cell>
          <table:table-cell office:value-type="float" office:value="4.95243433333" calcext:value-type="float">
            <text:p>4.9524343333</text:p>
          </table:table-cell>
          <table:table-cell office:value-type="float" office:value="5.785923" calcext:value-type="float">
            <text:p>5.785923</text:p>
          </table:table-cell>
          <table:table-cell office:value-type="float" office:value="6.86628066667" calcext:value-type="float">
            <text:p>6.8662806667</text:p>
          </table:table-cell>
          <table:table-cell office:value-type="float" office:value="12.0832466667" calcext:value-type="float">
            <text:p>12.0832466667</text:p>
          </table:table-cell>
          <table:table-cell office:value-type="float" office:value="6.79300766667" calcext:value-type="float">
            <text:p>6.7930076667</text:p>
          </table:table-cell>
          <table:table-cell office:value-type="float" office:value="8.96815233333" calcext:value-type="float">
            <text:p>8.9681523333</text:p>
          </table:table-cell>
          <table:table-cell office:value-type="float" office:value="7.43713033333" calcext:value-type="float">
            <text:p>7.4371303333</text:p>
          </table:table-cell>
          <table:table-cell office:value-type="float" office:value="8.77860066667" calcext:value-type="float">
            <text:p>8.7786006667</text:p>
          </table:table-cell>
          <table:table-cell office:value-type="float" office:value="9.49350833333" calcext:value-type="float">
            <text:p>9.4935083333</text:p>
          </table:table-cell>
          <table:table-cell office:value-type="float" office:value="7.982081" calcext:value-type="float">
            <text:p>7.982081</text:p>
          </table:table-cell>
          <table:table-cell office:value-type="float" office:value="8.11605066667" calcext:value-type="float">
            <text:p>8.1160506667</text:p>
          </table:table-cell>
          <table:table-cell office:value-type="float" office:value="8.70910533333" calcext:value-type="float">
            <text:p>8.7091053333</text:p>
          </table:table-cell>
          <table:table-cell office:value-type="float" office:value="8.594864" calcext:value-type="float">
            <text:p>8.594864</text:p>
          </table:table-cell>
          <table:table-cell office:value-type="float" office:value="9.48259033333" calcext:value-type="float">
            <text:p>9.4825903333</text:p>
          </table:table-cell>
          <table:table-cell office:value-type="float" office:value="10.762886" calcext:value-type="float">
            <text:p>10.762886</text:p>
          </table:table-cell>
          <table:table-cell office:value-type="float" office:value="12.1866886667" calcext:value-type="float">
            <text:p>12.1866886667</text:p>
          </table:table-cell>
          <table:table-cell office:value-type="float" office:value="15.7585873333" calcext:value-type="float">
            <text:p>15.7585873333</text:p>
          </table:table-cell>
          <table:table-cell office:value-type="float" office:value="12.5459786667" calcext:value-type="float">
            <text:p>12.5459786667</text:p>
          </table:table-cell>
          <table:table-cell office:value-type="float" office:value="14.6958456667" calcext:value-type="float">
            <text:p>14.6958456667</text:p>
          </table:table-cell>
          <table:table-cell office:value-type="float" office:value="13.65787" calcext:value-type="float">
            <text:p>13.6578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.6882166667" calcext:value-type="float">
            <text:p>16.6882166667</text:p>
          </table:table-cell>
          <table:table-cell office:value-type="float" office:value="12.1365493333" calcext:value-type="float">
            <text:p>12.1365493333</text:p>
          </table:table-cell>
          <table:table-cell office:value-type="float" office:value="8.25867133333" calcext:value-type="float">
            <text:p>8.2586713333</text:p>
          </table:table-cell>
          <table:table-cell office:value-type="float" office:value="8.18248233333" calcext:value-type="float">
            <text:p>8.1824823333</text:p>
          </table:table-cell>
          <table:table-cell office:value-type="float" office:value="6.53024533333" calcext:value-type="float">
            <text:p>6.5302453333</text:p>
          </table:table-cell>
          <table:table-cell office:value-type="float" office:value="7.34996233333" calcext:value-type="float">
            <text:p>7.3499623333</text:p>
          </table:table-cell>
          <table:table-cell office:value-type="float" office:value="7.097053" calcext:value-type="float">
            <text:p>7.097053</text:p>
          </table:table-cell>
          <table:table-cell office:value-type="float" office:value="6.35102966667" calcext:value-type="float">
            <text:p>6.3510296667</text:p>
          </table:table-cell>
          <table:table-cell office:value-type="float" office:value="8.16910033333" calcext:value-type="float">
            <text:p>8.1691003333</text:p>
          </table:table-cell>
          <table:table-cell office:value-type="float" office:value="7.48236333333" calcext:value-type="float">
            <text:p>7.4823633333</text:p>
          </table:table-cell>
          <table:table-cell office:value-type="float" office:value="6.962748" calcext:value-type="float">
            <text:p>6.962748</text:p>
          </table:table-cell>
          <table:table-cell office:value-type="float" office:value="7.41754433333" calcext:value-type="float">
            <text:p>7.4175443333</text:p>
          </table:table-cell>
          <table:table-cell office:value-type="float" office:value="6.23469133333" calcext:value-type="float">
            <text:p>6.2346913333</text:p>
          </table:table-cell>
          <table:table-cell office:value-type="float" office:value="10.4343983333" calcext:value-type="float">
            <text:p>10.4343983333</text:p>
          </table:table-cell>
          <table:table-cell office:value-type="float" office:value="10.367843" calcext:value-type="float">
            <text:p>10.367843</text:p>
          </table:table-cell>
          <table:table-cell office:value-type="float" office:value="7.72140333333" calcext:value-type="float">
            <text:p>7.7214033333</text:p>
          </table:table-cell>
          <table:table-cell office:value-type="float" office:value="9.619959" calcext:value-type="float">
            <text:p>9.619959</text:p>
          </table:table-cell>
          <table:table-cell office:value-type="float" office:value="10.134813" calcext:value-type="float">
            <text:p>10.134813</text:p>
          </table:table-cell>
          <table:table-cell office:value-type="float" office:value="10.7759173333" calcext:value-type="float">
            <text:p>10.7759173333</text:p>
          </table:table-cell>
          <table:table-cell office:value-type="float" office:value="9.57790666667" calcext:value-type="float">
            <text:p>9.5779066667</text:p>
          </table:table-cell>
          <table:table-cell office:value-type="float" office:value="9.45570233333" calcext:value-type="float">
            <text:p>9.4557023333</text:p>
          </table:table-cell>
          <table:table-cell office:value-type="float" office:value="11.2206616667" calcext:value-type="float">
            <text:p>11.2206616667</text:p>
          </table:table-cell>
          <table:table-cell office:value-type="float" office:value="11.616729" calcext:value-type="float">
            <text:p>11.616729</text:p>
          </table:table-cell>
          <table:table-cell office:value-type="float" office:value="12.892843" calcext:value-type="float">
            <text:p>12.892843</text:p>
          </table:table-cell>
          <table:table-cell office:value-type="float" office:value="10.492002" calcext:value-type="float">
            <text:p>10.492002</text:p>
          </table:table-cell>
          <table:table-cell office:value-type="float" office:value="10.2766506667" calcext:value-type="float">
            <text:p>10.2766506667</text:p>
          </table:table-cell>
          <table:table-cell office:value-type="float" office:value="11.1122303333" calcext:value-type="float">
            <text:p>11.1122303333</text:p>
          </table:table-cell>
          <table:table-cell office:value-type="float" office:value="18.925635" calcext:value-type="float">
            <text:p>18.925635</text:p>
          </table:table-cell>
          <table:table-cell office:value-type="float" office:value="14.509989" calcext:value-type="float">
            <text:p>14.509989</text:p>
          </table:table-cell>
          <table:table-cell office:value-type="float" office:value="10.97974" calcext:value-type="float">
            <text:p>10.97974</text:p>
          </table:table-cell>
          <table:table-cell office:value-type="float" office:value="10.767598" calcext:value-type="float">
            <text:p>10.767598</text:p>
          </table:table-cell>
          <table:table-cell office:value-type="float" office:value="15.8253083333" calcext:value-type="float">
            <text:p>15.82530833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8.1976833333" calcext:value-type="float">
            <text:p>28.1976833333</text:p>
          </table:table-cell>
          <table:table-cell office:value-type="float" office:value="19.1471833333" calcext:value-type="float">
            <text:p>19.1471833333</text:p>
          </table:table-cell>
          <table:table-cell office:value-type="float" office:value="14.448127" calcext:value-type="float">
            <text:p>14.448127</text:p>
          </table:table-cell>
          <table:table-cell office:value-type="float" office:value="12.7846623333" calcext:value-type="float">
            <text:p>12.7846623333</text:p>
          </table:table-cell>
          <table:table-cell office:value-type="float" office:value="11.3672066667" calcext:value-type="float">
            <text:p>11.3672066667</text:p>
          </table:table-cell>
          <table:table-cell office:value-type="float" office:value="11.763453" calcext:value-type="float">
            <text:p>11.763453</text:p>
          </table:table-cell>
          <table:table-cell office:value-type="float" office:value="10.9201516667" calcext:value-type="float">
            <text:p>10.9201516667</text:p>
          </table:table-cell>
          <table:table-cell office:value-type="float" office:value="10.4469583333" calcext:value-type="float">
            <text:p>10.4469583333</text:p>
          </table:table-cell>
          <table:table-cell office:value-type="float" office:value="10.7927323333" calcext:value-type="float">
            <text:p>10.7927323333</text:p>
          </table:table-cell>
          <table:table-cell office:value-type="float" office:value="10.04242" calcext:value-type="float">
            <text:p>10.04242</text:p>
          </table:table-cell>
          <table:table-cell office:value-type="float" office:value="12.8155966667" calcext:value-type="float">
            <text:p>12.8155966667</text:p>
          </table:table-cell>
          <table:table-cell office:value-type="float" office:value="11.5670426667" calcext:value-type="float">
            <text:p>11.5670426667</text:p>
          </table:table-cell>
          <table:table-cell office:value-type="float" office:value="11.5902766667" calcext:value-type="float">
            <text:p>11.5902766667</text:p>
          </table:table-cell>
          <table:table-cell office:value-type="float" office:value="10.5602236667" calcext:value-type="float">
            <text:p>10.5602236667</text:p>
          </table:table-cell>
          <table:table-cell office:value-type="float" office:value="11.2622466667" calcext:value-type="float">
            <text:p>11.2622466667</text:p>
          </table:table-cell>
          <table:table-cell office:value-type="float" office:value="11.3586136667" calcext:value-type="float">
            <text:p>11.3586136667</text:p>
          </table:table-cell>
          <table:table-cell office:value-type="float" office:value="14.3804623333" calcext:value-type="float">
            <text:p>14.3804623333</text:p>
          </table:table-cell>
          <table:table-cell office:value-type="float" office:value="12.4880223333" calcext:value-type="float">
            <text:p>12.4880223333</text:p>
          </table:table-cell>
          <table:table-cell office:value-type="float" office:value="12.027934" calcext:value-type="float">
            <text:p>12.027934</text:p>
          </table:table-cell>
          <table:table-cell office:value-type="float" office:value="11.7305373333" calcext:value-type="float">
            <text:p>11.7305373333</text:p>
          </table:table-cell>
          <table:table-cell office:value-type="float" office:value="12.9866133333" calcext:value-type="float">
            <text:p>12.9866133333</text:p>
          </table:table-cell>
          <table:table-cell office:value-type="float" office:value="12.9856933333" calcext:value-type="float">
            <text:p>12.9856933333</text:p>
          </table:table-cell>
          <table:table-cell office:value-type="float" office:value="14.592681" calcext:value-type="float">
            <text:p>14.592681</text:p>
          </table:table-cell>
          <table:table-cell office:value-type="float" office:value="13.69784" calcext:value-type="float">
            <text:p>13.69784</text:p>
          </table:table-cell>
          <table:table-cell office:value-type="float" office:value="13.4202253333" calcext:value-type="float">
            <text:p>13.4202253333</text:p>
          </table:table-cell>
          <table:table-cell office:value-type="float" office:value="13.437714" calcext:value-type="float">
            <text:p>13.437714</text:p>
          </table:table-cell>
          <table:table-cell office:value-type="float" office:value="15.0972786667" calcext:value-type="float">
            <text:p>15.0972786667</text:p>
          </table:table-cell>
          <table:table-cell office:value-type="float" office:value="13.1160156667" calcext:value-type="float">
            <text:p>13.1160156667</text:p>
          </table:table-cell>
          <table:table-cell office:value-type="float" office:value="13.7185566667" calcext:value-type="float">
            <text:p>13.7185566667</text:p>
          </table:table-cell>
          <table:table-cell office:value-type="float" office:value="20.056335" calcext:value-type="float">
            <text:p>20.056335</text:p>
          </table:table-cell>
          <table:table-cell office:value-type="float" office:value="18.09079" calcext:value-type="float">
            <text:p>18.09079</text:p>
          </table:table-cell>
          <table:table-cell office:value-type="float" office:value="17.087387" calcext:value-type="float">
            <text:p>17.08738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3.958419" calcext:value-type="float">
            <text:p>63.958419</text:p>
          </table:table-cell>
          <table:table-cell office:value-type="float" office:value="37.159164" calcext:value-type="float">
            <text:p>37.159164</text:p>
          </table:table-cell>
          <table:table-cell office:value-type="float" office:value="25.7700353333" calcext:value-type="float">
            <text:p>25.7700353333</text:p>
          </table:table-cell>
          <table:table-cell office:value-type="float" office:value="22.5901753333" calcext:value-type="float">
            <text:p>22.5901753333</text:p>
          </table:table-cell>
          <table:table-cell office:value-type="float" office:value="19.0416886667" calcext:value-type="float">
            <text:p>19.0416886667</text:p>
          </table:table-cell>
          <table:table-cell office:value-type="float" office:value="17.2372683333" calcext:value-type="float">
            <text:p>17.2372683333</text:p>
          </table:table-cell>
          <table:table-cell office:value-type="float" office:value="16.930891" calcext:value-type="float">
            <text:p>16.930891</text:p>
          </table:table-cell>
          <table:table-cell office:value-type="float" office:value="15.8267163333" calcext:value-type="float">
            <text:p>15.8267163333</text:p>
          </table:table-cell>
          <table:table-cell office:value-type="float" office:value="15.2349693333" calcext:value-type="float">
            <text:p>15.2349693333</text:p>
          </table:table-cell>
          <table:table-cell office:value-type="float" office:value="16.1631656667" calcext:value-type="float">
            <text:p>16.1631656667</text:p>
          </table:table-cell>
          <table:table-cell office:value-type="float" office:value="16.640514" calcext:value-type="float">
            <text:p>16.640514</text:p>
          </table:table-cell>
          <table:table-cell office:value-type="float" office:value="18.9312183333" calcext:value-type="float">
            <text:p>18.9312183333</text:p>
          </table:table-cell>
          <table:table-cell office:value-type="float" office:value="15.4430543333" calcext:value-type="float">
            <text:p>15.4430543333</text:p>
          </table:table-cell>
          <table:table-cell office:value-type="float" office:value="17.8841406667" calcext:value-type="float">
            <text:p>17.8841406667</text:p>
          </table:table-cell>
          <table:table-cell office:value-type="float" office:value="14.3751293333" calcext:value-type="float">
            <text:p>14.3751293333</text:p>
          </table:table-cell>
          <table:table-cell office:value-type="float" office:value="15.1594856667" calcext:value-type="float">
            <text:p>15.1594856667</text:p>
          </table:table-cell>
          <table:table-cell office:value-type="float" office:value="15.5407546667" calcext:value-type="float">
            <text:p>15.5407546667</text:p>
          </table:table-cell>
          <table:table-cell office:value-type="float" office:value="14.6746116667" calcext:value-type="float">
            <text:p>14.6746116667</text:p>
          </table:table-cell>
          <table:table-cell office:value-type="float" office:value="16.6936986667" calcext:value-type="float">
            <text:p>16.6936986667</text:p>
          </table:table-cell>
          <table:table-cell office:value-type="float" office:value="19.790104" calcext:value-type="float">
            <text:p>19.790104</text:p>
          </table:table-cell>
          <table:table-cell office:value-type="float" office:value="18.677492" calcext:value-type="float">
            <text:p>18.677492</text:p>
          </table:table-cell>
          <table:table-cell office:value-type="float" office:value="17.3238356667" calcext:value-type="float">
            <text:p>17.3238356667</text:p>
          </table:table-cell>
          <table:table-cell office:value-type="float" office:value="22.9036706667" calcext:value-type="float">
            <text:p>22.9036706667</text:p>
          </table:table-cell>
          <table:table-cell office:value-type="float" office:value="15.750505" calcext:value-type="float">
            <text:p>15.750505</text:p>
          </table:table-cell>
          <table:table-cell office:value-type="float" office:value="17.8133613333" calcext:value-type="float">
            <text:p>17.8133613333</text:p>
          </table:table-cell>
          <table:table-cell office:value-type="float" office:value="17.066622" calcext:value-type="float">
            <text:p>17.066622</text:p>
          </table:table-cell>
          <table:table-cell office:value-type="float" office:value="20.7661876667" calcext:value-type="float">
            <text:p>20.7661876667</text:p>
          </table:table-cell>
          <table:table-cell office:value-type="float" office:value="20.8075553333" calcext:value-type="float">
            <text:p>20.8075553333</text:p>
          </table:table-cell>
          <table:table-cell office:value-type="float" office:value="19.0021353333" calcext:value-type="float">
            <text:p>19.0021353333</text:p>
          </table:table-cell>
          <table:table-cell office:value-type="float" office:value="18.6164656667" calcext:value-type="float">
            <text:p>18.6164656667</text:p>
          </table:table-cell>
          <table:table-cell office:value-type="float" office:value="21.4640846667" calcext:value-type="float">
            <text:p>21.4640846667</text:p>
          </table:table-cell>
          <table:table-cell office:value-type="float" office:value="28.7037213333" calcext:value-type="float">
            <text:p>28.70372133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7.328407" calcext:value-type="float">
            <text:p>107.328407</text:p>
          </table:table-cell>
          <table:table-cell office:value-type="float" office:value="59.4652946667" calcext:value-type="float">
            <text:p>59.4652946667</text:p>
          </table:table-cell>
          <table:table-cell office:value-type="float" office:value="41.9853463333" calcext:value-type="float">
            <text:p>41.9853463333</text:p>
          </table:table-cell>
          <table:table-cell office:value-type="float" office:value="34.1393483333" calcext:value-type="float">
            <text:p>34.1393483333</text:p>
          </table:table-cell>
          <table:table-cell office:value-type="float" office:value="29.879264" calcext:value-type="float">
            <text:p>29.879264</text:p>
          </table:table-cell>
          <table:table-cell office:value-type="float" office:value="27.6243633333" calcext:value-type="float">
            <text:p>27.6243633333</text:p>
          </table:table-cell>
          <table:table-cell office:value-type="float" office:value="26.34026" calcext:value-type="float">
            <text:p>26.34026</text:p>
          </table:table-cell>
          <table:table-cell office:value-type="float" office:value="24.2168276667" calcext:value-type="float">
            <text:p>24.2168276667</text:p>
          </table:table-cell>
          <table:table-cell office:value-type="float" office:value="23.2480256667" calcext:value-type="float">
            <text:p>23.2480256667</text:p>
          </table:table-cell>
          <table:table-cell office:value-type="float" office:value="22.7834853333" calcext:value-type="float">
            <text:p>22.7834853333</text:p>
          </table:table-cell>
          <table:table-cell office:value-type="float" office:value="23.4225706667" calcext:value-type="float">
            <text:p>23.4225706667</text:p>
          </table:table-cell>
          <table:table-cell office:value-type="float" office:value="23.9873076667" calcext:value-type="float">
            <text:p>23.9873076667</text:p>
          </table:table-cell>
          <table:table-cell office:value-type="float" office:value="21.3930293333" calcext:value-type="float">
            <text:p>21.3930293333</text:p>
          </table:table-cell>
          <table:table-cell office:value-type="float" office:value="23.348237" calcext:value-type="float">
            <text:p>23.348237</text:p>
          </table:table-cell>
          <table:table-cell office:value-type="float" office:value="23.7855223333" calcext:value-type="float">
            <text:p>23.7855223333</text:p>
          </table:table-cell>
          <table:table-cell office:value-type="float" office:value="23.2472486667" calcext:value-type="float">
            <text:p>23.2472486667</text:p>
          </table:table-cell>
          <table:table-cell office:value-type="float" office:value="21.0895796667" calcext:value-type="float">
            <text:p>21.0895796667</text:p>
          </table:table-cell>
          <table:table-cell office:value-type="float" office:value="21.2324553333" calcext:value-type="float">
            <text:p>21.2324553333</text:p>
          </table:table-cell>
          <table:table-cell office:value-type="float" office:value="22.5333466667" calcext:value-type="float">
            <text:p>22.5333466667</text:p>
          </table:table-cell>
          <table:table-cell office:value-type="float" office:value="22.4105386667" calcext:value-type="float">
            <text:p>22.4105386667</text:p>
          </table:table-cell>
          <table:table-cell office:value-type="float" office:value="21.961775" calcext:value-type="float">
            <text:p>21.961775</text:p>
          </table:table-cell>
          <table:table-cell office:value-type="float" office:value="22.2225483333" calcext:value-type="float">
            <text:p>22.2225483333</text:p>
          </table:table-cell>
          <table:table-cell office:value-type="float" office:value="21.8455443333" calcext:value-type="float">
            <text:p>21.8455443333</text:p>
          </table:table-cell>
          <table:table-cell office:value-type="float" office:value="28.97266" calcext:value-type="float">
            <text:p>28.97266</text:p>
          </table:table-cell>
          <table:table-cell office:value-type="float" office:value="23.7455116667" calcext:value-type="float">
            <text:p>23.7455116667</text:p>
          </table:table-cell>
          <table:table-cell office:value-type="float" office:value="21.7563583333" calcext:value-type="float">
            <text:p>21.7563583333</text:p>
          </table:table-cell>
          <table:table-cell office:value-type="float" office:value="23.4455896667" calcext:value-type="float">
            <text:p>23.4455896667</text:p>
          </table:table-cell>
          <table:table-cell office:value-type="float" office:value="24.138022" calcext:value-type="float">
            <text:p>24.138022</text:p>
          </table:table-cell>
          <table:table-cell office:value-type="float" office:value="20.6620846667" calcext:value-type="float">
            <text:p>20.6620846667</text:p>
          </table:table-cell>
          <table:table-cell office:value-type="float" office:value="25.0954873333" calcext:value-type="float">
            <text:p>25.0954873333</text:p>
          </table:table-cell>
          <table:table-cell office:value-type="float" office:value="30.7198053333" calcext:value-type="float">
            <text:p>30.7198053333</text:p>
          </table:table-cell>
          <table:table-cell office:value-type="float" office:value="29.469552" calcext:value-type="float">
            <text:p>29.46955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93.726959667" calcext:value-type="float">
            <text:p>193.726959667</text:p>
          </table:table-cell>
          <table:table-cell office:value-type="float" office:value="117.652892" calcext:value-type="float">
            <text:p>117.652892</text:p>
          </table:table-cell>
          <table:table-cell office:value-type="float" office:value="84.4607813333" calcext:value-type="float">
            <text:p>84.4607813333</text:p>
          </table:table-cell>
          <table:table-cell office:value-type="float" office:value="68.135954" calcext:value-type="float">
            <text:p>68.135954</text:p>
          </table:table-cell>
          <table:table-cell office:value-type="float" office:value="59.8303053333" calcext:value-type="float">
            <text:p>59.8303053333</text:p>
          </table:table-cell>
          <table:table-cell office:value-type="float" office:value="53.3634806667" calcext:value-type="float">
            <text:p>53.3634806667</text:p>
          </table:table-cell>
          <table:table-cell office:value-type="float" office:value="48.701436" calcext:value-type="float">
            <text:p>48.701436</text:p>
          </table:table-cell>
          <table:table-cell office:value-type="float" office:value="45.846151" calcext:value-type="float">
            <text:p>45.846151</text:p>
          </table:table-cell>
          <table:table-cell office:value-type="float" office:value="46.5010126667" calcext:value-type="float">
            <text:p>46.5010126667</text:p>
          </table:table-cell>
          <table:table-cell office:value-type="float" office:value="46.434083" calcext:value-type="float">
            <text:p>46.434083</text:p>
          </table:table-cell>
          <table:table-cell office:value-type="float" office:value="41.182641" calcext:value-type="float">
            <text:p>41.182641</text:p>
          </table:table-cell>
          <table:table-cell office:value-type="float" office:value="40.719071" calcext:value-type="float">
            <text:p>40.719071</text:p>
          </table:table-cell>
          <table:table-cell office:value-type="float" office:value="41.351283" calcext:value-type="float">
            <text:p>41.351283</text:p>
          </table:table-cell>
          <table:table-cell office:value-type="float" office:value="40.214343" calcext:value-type="float">
            <text:p>40.214343</text:p>
          </table:table-cell>
          <table:table-cell office:value-type="float" office:value="41.064734" calcext:value-type="float">
            <text:p>41.064734</text:p>
          </table:table-cell>
          <table:table-cell office:value-type="float" office:value="36.6744996667" calcext:value-type="float">
            <text:p>36.6744996667</text:p>
          </table:table-cell>
          <table:table-cell office:value-type="float" office:value="38.528537" calcext:value-type="float">
            <text:p>38.528537</text:p>
          </table:table-cell>
          <table:table-cell office:value-type="float" office:value="39.555189" calcext:value-type="float">
            <text:p>39.555189</text:p>
          </table:table-cell>
          <table:table-cell office:value-type="float" office:value="36.2177073333" calcext:value-type="float">
            <text:p>36.2177073333</text:p>
          </table:table-cell>
          <table:table-cell office:value-type="float" office:value="35.935427" calcext:value-type="float">
            <text:p>35.935427</text:p>
          </table:table-cell>
          <table:table-cell office:value-type="float" office:value="35.3909106667" calcext:value-type="float">
            <text:p>35.3909106667</text:p>
          </table:table-cell>
          <table:table-cell office:value-type="float" office:value="35.4057933333" calcext:value-type="float">
            <text:p>35.4057933333</text:p>
          </table:table-cell>
          <table:table-cell office:value-type="float" office:value="35.5325253333" calcext:value-type="float">
            <text:p>35.5325253333</text:p>
          </table:table-cell>
          <table:table-cell office:value-type="float" office:value="36.4269826667" calcext:value-type="float">
            <text:p>36.4269826667</text:p>
          </table:table-cell>
          <table:table-cell office:value-type="float" office:value="35.0362866667" calcext:value-type="float">
            <text:p>35.0362866667</text:p>
          </table:table-cell>
          <table:table-cell office:value-type="float" office:value="33.4533563333" calcext:value-type="float">
            <text:p>33.4533563333</text:p>
          </table:table-cell>
          <table:table-cell office:value-type="float" office:value="38.5366436667" calcext:value-type="float">
            <text:p>38.5366436667</text:p>
          </table:table-cell>
          <table:table-cell office:value-type="float" office:value="41.4720526667" calcext:value-type="float">
            <text:p>41.4720526667</text:p>
          </table:table-cell>
          <table:table-cell office:value-type="float" office:value="40.1886003333" calcext:value-type="float">
            <text:p>40.1886003333</text:p>
          </table:table-cell>
          <table:table-cell office:value-type="float" office:value="38.2135026667" calcext:value-type="float">
            <text:p>38.2135026667</text:p>
          </table:table-cell>
          <table:table-cell office:value-type="float" office:value="46.4373443333" calcext:value-type="float">
            <text:p>46.4373443333</text:p>
          </table:table-cell>
          <table:table-cell office:value-type="float" office:value="41.7766643333" calcext:value-type="float">
            <text:p>41.776664333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99.073703" calcext:value-type="float">
            <text:p>399.073703</text:p>
          </table:table-cell>
          <table:table-cell office:value-type="float" office:value="249.895904667" calcext:value-type="float">
            <text:p>249.895904667</text:p>
          </table:table-cell>
          <table:table-cell office:value-type="float" office:value="169.209784" calcext:value-type="float">
            <text:p>169.209784</text:p>
          </table:table-cell>
          <table:table-cell office:value-type="float" office:value="134.419112667" calcext:value-type="float">
            <text:p>134.419112667</text:p>
          </table:table-cell>
          <table:table-cell office:value-type="float" office:value="115.994932" calcext:value-type="float">
            <text:p>115.994932</text:p>
          </table:table-cell>
          <table:table-cell office:value-type="float" office:value="102.764749333" calcext:value-type="float">
            <text:p>102.764749333</text:p>
          </table:table-cell>
          <table:table-cell office:value-type="float" office:value="94.087874" calcext:value-type="float">
            <text:p>94.087874</text:p>
          </table:table-cell>
          <table:table-cell office:value-type="float" office:value="85.460512" calcext:value-type="float">
            <text:p>85.460512</text:p>
          </table:table-cell>
          <table:table-cell office:value-type="float" office:value="82.783791" calcext:value-type="float">
            <text:p>82.783791</text:p>
          </table:table-cell>
          <table:table-cell office:value-type="float" office:value="79.5941323333" calcext:value-type="float">
            <text:p>79.5941323333</text:p>
          </table:table-cell>
          <table:table-cell office:value-type="float" office:value="73.69966" calcext:value-type="float">
            <text:p>73.69966</text:p>
          </table:table-cell>
          <table:table-cell office:value-type="float" office:value="76.0474736667" calcext:value-type="float">
            <text:p>76.0474736667</text:p>
          </table:table-cell>
          <table:table-cell office:value-type="float" office:value="69.1164773333" calcext:value-type="float">
            <text:p>69.1164773333</text:p>
          </table:table-cell>
          <table:table-cell office:value-type="float" office:value="70.8932073333" calcext:value-type="float">
            <text:p>70.8932073333</text:p>
          </table:table-cell>
          <table:table-cell office:value-type="float" office:value="70.2718476667" calcext:value-type="float">
            <text:p>70.2718476667</text:p>
          </table:table-cell>
          <table:table-cell office:value-type="float" office:value="66.6286933333" calcext:value-type="float">
            <text:p>66.6286933333</text:p>
          </table:table-cell>
          <table:table-cell office:value-type="float" office:value="69.2893476667" calcext:value-type="float">
            <text:p>69.2893476667</text:p>
          </table:table-cell>
          <table:table-cell office:value-type="float" office:value="67.262589" calcext:value-type="float">
            <text:p>67.262589</text:p>
          </table:table-cell>
          <table:table-cell office:value-type="float" office:value="64.7729416667" calcext:value-type="float">
            <text:p>64.7729416667</text:p>
          </table:table-cell>
          <table:table-cell office:value-type="float" office:value="64.610576" calcext:value-type="float">
            <text:p>64.610576</text:p>
          </table:table-cell>
          <table:table-cell office:value-type="float" office:value="64.1655403333" calcext:value-type="float">
            <text:p>64.1655403333</text:p>
          </table:table-cell>
          <table:table-cell office:value-type="float" office:value="62.436364" calcext:value-type="float">
            <text:p>62.436364</text:p>
          </table:table-cell>
          <table:table-cell office:value-type="float" office:value="62.8530356667" calcext:value-type="float">
            <text:p>62.8530356667</text:p>
          </table:table-cell>
          <table:table-cell office:value-type="float" office:value="64.503215" calcext:value-type="float">
            <text:p>64.503215</text:p>
          </table:table-cell>
          <table:table-cell office:value-type="float" office:value="63.850734" calcext:value-type="float">
            <text:p>63.850734</text:p>
          </table:table-cell>
          <table:table-cell office:value-type="float" office:value="64.4990323333" calcext:value-type="float">
            <text:p>64.4990323333</text:p>
          </table:table-cell>
          <table:table-cell office:value-type="float" office:value="61.510883" calcext:value-type="float">
            <text:p>61.510883</text:p>
          </table:table-cell>
          <table:table-cell office:value-type="float" office:value="67.899843" calcext:value-type="float">
            <text:p>67.899843</text:p>
          </table:table-cell>
          <table:table-cell office:value-type="float" office:value="68.3490903333" calcext:value-type="float">
            <text:p>68.3490903333</text:p>
          </table:table-cell>
          <table:table-cell office:value-type="float" office:value="79.9603556667" calcext:value-type="float">
            <text:p>79.9603556667</text:p>
          </table:table-cell>
          <table:table-cell office:value-type="float" office:value="73.103947" calcext:value-type="float">
            <text:p>73.103947</text:p>
          </table:table-cell>
          <table:table-cell office:value-type="float" office:value="74.0140306667" calcext:value-type="float">
            <text:p>74.01403066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19.556645333" calcext:value-type="float">
            <text:p>819.556645333</text:p>
          </table:table-cell>
          <table:table-cell office:value-type="float" office:value="497.321149667" calcext:value-type="float">
            <text:p>497.321149667</text:p>
          </table:table-cell>
          <table:table-cell office:value-type="float" office:value="344.983987" calcext:value-type="float">
            <text:p>344.983987</text:p>
          </table:table-cell>
          <table:table-cell office:value-type="float" office:value="270.454453333" calcext:value-type="float">
            <text:p>270.454453333</text:p>
          </table:table-cell>
          <table:table-cell office:value-type="float" office:value="234.988058333" calcext:value-type="float">
            <text:p>234.988058333</text:p>
          </table:table-cell>
          <table:table-cell office:value-type="float" office:value="200.761563333" calcext:value-type="float">
            <text:p>200.761563333</text:p>
          </table:table-cell>
          <table:table-cell office:value-type="float" office:value="189.268018" calcext:value-type="float">
            <text:p>189.268018</text:p>
          </table:table-cell>
          <table:table-cell office:value-type="float" office:value="167.970909667" calcext:value-type="float">
            <text:p>167.970909667</text:p>
          </table:table-cell>
          <table:table-cell office:value-type="float" office:value="161.258236667" calcext:value-type="float">
            <text:p>161.258236667</text:p>
          </table:table-cell>
          <table:table-cell office:value-type="float" office:value="155.219579333" calcext:value-type="float">
            <text:p>155.219579333</text:p>
          </table:table-cell>
          <table:table-cell office:value-type="float" office:value="152.511884" calcext:value-type="float">
            <text:p>152.511884</text:p>
          </table:table-cell>
          <table:table-cell office:value-type="float" office:value="138.453719333" calcext:value-type="float">
            <text:p>138.453719333</text:p>
          </table:table-cell>
          <table:table-cell office:value-type="float" office:value="138.465683" calcext:value-type="float">
            <text:p>138.465683</text:p>
          </table:table-cell>
          <table:table-cell office:value-type="float" office:value="146.403854667" calcext:value-type="float">
            <text:p>146.403854667</text:p>
          </table:table-cell>
          <table:table-cell office:value-type="float" office:value="139.251637333" calcext:value-type="float">
            <text:p>139.251637333</text:p>
          </table:table-cell>
          <table:table-cell office:value-type="float" office:value="129.671233667" calcext:value-type="float">
            <text:p>129.671233667</text:p>
          </table:table-cell>
          <table:table-cell office:value-type="float" office:value="124.580679" calcext:value-type="float">
            <text:p>124.580679</text:p>
          </table:table-cell>
          <table:table-cell office:value-type="float" office:value="134.089739333" calcext:value-type="float">
            <text:p>134.089739333</text:p>
          </table:table-cell>
          <table:table-cell office:value-type="float" office:value="126.922739" calcext:value-type="float">
            <text:p>126.922739</text:p>
          </table:table-cell>
          <table:table-cell office:value-type="float" office:value="122.107102333" calcext:value-type="float">
            <text:p>122.107102333</text:p>
          </table:table-cell>
          <table:table-cell office:value-type="float" office:value="124.94973" calcext:value-type="float">
            <text:p>124.94973</text:p>
          </table:table-cell>
          <table:table-cell office:value-type="float" office:value="118.468379" calcext:value-type="float">
            <text:p>118.468379</text:p>
          </table:table-cell>
          <table:table-cell office:value-type="float" office:value="120.803247333" calcext:value-type="float">
            <text:p>120.803247333</text:p>
          </table:table-cell>
          <table:table-cell office:value-type="float" office:value="117.273255667" calcext:value-type="float">
            <text:p>117.273255667</text:p>
          </table:table-cell>
          <table:table-cell office:value-type="float" office:value="118.955838333" calcext:value-type="float">
            <text:p>118.955838333</text:p>
          </table:table-cell>
          <table:table-cell office:value-type="float" office:value="115.633426667" calcext:value-type="float">
            <text:p>115.633426667</text:p>
          </table:table-cell>
          <table:table-cell office:value-type="float" office:value="114.346541333" calcext:value-type="float">
            <text:p>114.346541333</text:p>
          </table:table-cell>
          <table:table-cell office:value-type="float" office:value="116.777576333" calcext:value-type="float">
            <text:p>116.777576333</text:p>
          </table:table-cell>
          <table:table-cell office:value-type="float" office:value="117.834357667" calcext:value-type="float">
            <text:p>117.834357667</text:p>
          </table:table-cell>
          <table:table-cell office:value-type="float" office:value="114.656509667" calcext:value-type="float">
            <text:p>114.656509667</text:p>
          </table:table-cell>
          <table:table-cell office:value-type="float" office:value="127.143442" calcext:value-type="float">
            <text:p>127.143442</text:p>
          </table:table-cell>
          <table:table-cell office:value-type="float" office:value="122.364809" calcext:value-type="float">
            <text:p>122.364809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566503" calcext:value-type="float">
            <text:p>2.566503</text:p>
          </table:table-cell>
          <table:table-cell office:value-type="float" office:value="14.046628" calcext:value-type="float">
            <text:p>14.046628</text:p>
          </table:table-cell>
          <table:table-cell office:value-type="float" office:value="3.53666033333" calcext:value-type="float">
            <text:p>3.5366603333</text:p>
          </table:table-cell>
          <table:table-cell office:value-type="float" office:value="19.758843" calcext:value-type="float">
            <text:p>19.758843</text:p>
          </table:table-cell>
          <table:table-cell office:value-type="float" office:value="7.80261333333" calcext:value-type="float">
            <text:p>7.8026133333</text:p>
          </table:table-cell>
          <table:table-cell office:value-type="float" office:value="6.792332" calcext:value-type="float">
            <text:p>6.792332</text:p>
          </table:table-cell>
          <table:table-cell office:value-type="float" office:value="5.00864533333" calcext:value-type="float">
            <text:p>5.0086453333</text:p>
          </table:table-cell>
          <table:table-cell office:value-type="float" office:value="15.1730806667" calcext:value-type="float">
            <text:p>15.1730806667</text:p>
          </table:table-cell>
          <table:table-cell office:value-type="float" office:value="15.314565" calcext:value-type="float">
            <text:p>15.314565</text:p>
          </table:table-cell>
          <table:table-cell office:value-type="float" office:value="13.5265643333" calcext:value-type="float">
            <text:p>13.5265643333</text:p>
          </table:table-cell>
          <table:table-cell office:value-type="float" office:value="10.2835326667" calcext:value-type="float">
            <text:p>10.2835326667</text:p>
          </table:table-cell>
          <table:table-cell office:value-type="float" office:value="7.28549066667" calcext:value-type="float">
            <text:p>7.2854906667</text:p>
          </table:table-cell>
          <table:table-cell office:value-type="float" office:value="15.4586646667" calcext:value-type="float">
            <text:p>15.4586646667</text:p>
          </table:table-cell>
          <table:table-cell office:value-type="float" office:value="23.1501393333" calcext:value-type="float">
            <text:p>23.1501393333</text:p>
          </table:table-cell>
          <table:table-cell office:value-type="float" office:value="16.6561466667" calcext:value-type="float">
            <text:p>16.6561466667</text:p>
          </table:table-cell>
          <table:table-cell office:value-type="float" office:value="28.378467" calcext:value-type="float">
            <text:p>28.378467</text:p>
          </table:table-cell>
          <table:table-cell office:value-type="float" office:value="23.1597903333" calcext:value-type="float">
            <text:p>23.1597903333</text:p>
          </table:table-cell>
          <table:table-cell office:value-type="float" office:value="21.2596903333" calcext:value-type="float">
            <text:p>21.2596903333</text:p>
          </table:table-cell>
          <table:table-cell office:value-type="float" office:value="17.587718" calcext:value-type="float">
            <text:p>17.587718</text:p>
          </table:table-cell>
          <table:table-cell office:value-type="float" office:value="22.252711" calcext:value-type="float">
            <text:p>22.252711</text:p>
          </table:table-cell>
          <table:table-cell office:value-type="float" office:value="34.7250816667" calcext:value-type="float">
            <text:p>34.7250816667</text:p>
          </table:table-cell>
          <table:table-cell office:value-type="float" office:value="23.9019723333" calcext:value-type="float">
            <text:p>23.9019723333</text:p>
          </table:table-cell>
          <table:table-cell office:value-type="float" office:value="34.7577323333" calcext:value-type="float">
            <text:p>34.7577323333</text:p>
          </table:table-cell>
          <table:table-cell office:value-type="float" office:value="69.6816763333" calcext:value-type="float">
            <text:p>69.6816763333</text:p>
          </table:table-cell>
          <table:table-cell office:value-type="float" office:value="48.404044" calcext:value-type="float">
            <text:p>48.404044</text:p>
          </table:table-cell>
          <table:table-cell office:value-type="float" office:value="35.517665" calcext:value-type="float">
            <text:p>35.517665</text:p>
          </table:table-cell>
          <table:table-cell office:value-type="float" office:value="29.042725" calcext:value-type="float">
            <text:p>29.042725</text:p>
          </table:table-cell>
          <table:table-cell office:value-type="float" office:value="51.9843126667" calcext:value-type="float">
            <text:p>51.9843126667</text:p>
          </table:table-cell>
          <table:table-cell office:value-type="float" office:value="49.3924993333" calcext:value-type="float">
            <text:p>49.3924993333</text:p>
          </table:table-cell>
          <table:table-cell office:value-type="float" office:value="61.3771863333" calcext:value-type="float">
            <text:p>61.3771863333</text:p>
          </table:table-cell>
          <table:table-cell office:value-type="float" office:value="57.7026333333" calcext:value-type="float">
            <text:p>57.7026333333</text:p>
          </table:table-cell>
          <table:table-cell office:value-type="float" office:value="14.936918" calcext:value-type="float">
            <text:p>14.93691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08258166667" calcext:value-type="float">
            <text:p>3.0825816667</text:p>
          </table:table-cell>
          <table:table-cell office:value-type="float" office:value="14.8956103333" calcext:value-type="float">
            <text:p>14.8956103333</text:p>
          </table:table-cell>
          <table:table-cell office:value-type="float" office:value="30.6995206667" calcext:value-type="float">
            <text:p>30.6995206667</text:p>
          </table:table-cell>
          <table:table-cell office:value-type="float" office:value="13.1275673333" calcext:value-type="float">
            <text:p>13.1275673333</text:p>
          </table:table-cell>
          <table:table-cell office:value-type="float" office:value="4.15878066667" calcext:value-type="float">
            <text:p>4.1587806667</text:p>
          </table:table-cell>
          <table:table-cell office:value-type="float" office:value="8.21145433333" calcext:value-type="float">
            <text:p>8.2114543333</text:p>
          </table:table-cell>
          <table:table-cell office:value-type="float" office:value="6.113343" calcext:value-type="float">
            <text:p>6.113343</text:p>
          </table:table-cell>
          <table:table-cell office:value-type="float" office:value="7.62465166667" calcext:value-type="float">
            <text:p>7.6246516667</text:p>
          </table:table-cell>
          <table:table-cell office:value-type="float" office:value="8.806979" calcext:value-type="float">
            <text:p>8.806979</text:p>
          </table:table-cell>
          <table:table-cell office:value-type="float" office:value="11.9829933333" calcext:value-type="float">
            <text:p>11.9829933333</text:p>
          </table:table-cell>
          <table:table-cell office:value-type="float" office:value="9.279775" calcext:value-type="float">
            <text:p>9.279775</text:p>
          </table:table-cell>
          <table:table-cell office:value-type="float" office:value="10.0516373333" calcext:value-type="float">
            <text:p>10.0516373333</text:p>
          </table:table-cell>
          <table:table-cell office:value-type="float" office:value="17.9543866667" calcext:value-type="float">
            <text:p>17.9543866667</text:p>
          </table:table-cell>
          <table:table-cell office:value-type="float" office:value="19.4741893333" calcext:value-type="float">
            <text:p>19.4741893333</text:p>
          </table:table-cell>
          <table:table-cell office:value-type="float" office:value="11.2259673333" calcext:value-type="float">
            <text:p>11.2259673333</text:p>
          </table:table-cell>
          <table:table-cell office:value-type="float" office:value="15.4444453333" calcext:value-type="float">
            <text:p>15.4444453333</text:p>
          </table:table-cell>
          <table:table-cell office:value-type="float" office:value="14.1225506667" calcext:value-type="float">
            <text:p>14.1225506667</text:p>
          </table:table-cell>
          <table:table-cell office:value-type="float" office:value="13.0890923333" calcext:value-type="float">
            <text:p>13.0890923333</text:p>
          </table:table-cell>
          <table:table-cell office:value-type="float" office:value="11.6547986667" calcext:value-type="float">
            <text:p>11.6547986667</text:p>
          </table:table-cell>
          <table:table-cell office:value-type="float" office:value="36.6177286667" calcext:value-type="float">
            <text:p>36.6177286667</text:p>
          </table:table-cell>
          <table:table-cell office:value-type="float" office:value="15.9484513333" calcext:value-type="float">
            <text:p>15.9484513333</text:p>
          </table:table-cell>
          <table:table-cell office:value-type="float" office:value="18.4854073333" calcext:value-type="float">
            <text:p>18.4854073333</text:p>
          </table:table-cell>
          <table:table-cell office:value-type="float" office:value="28.4077333333" calcext:value-type="float">
            <text:p>28.4077333333</text:p>
          </table:table-cell>
          <table:table-cell office:value-type="float" office:value="13.877004" calcext:value-type="float">
            <text:p>13.877004</text:p>
          </table:table-cell>
          <table:table-cell office:value-type="float" office:value="35.5867683333" calcext:value-type="float">
            <text:p>35.5867683333</text:p>
          </table:table-cell>
          <table:table-cell office:value-type="float" office:value="21.0851166667" calcext:value-type="float">
            <text:p>21.0851166667</text:p>
          </table:table-cell>
          <table:table-cell office:value-type="float" office:value="34.3325993333" calcext:value-type="float">
            <text:p>34.3325993333</text:p>
          </table:table-cell>
          <table:table-cell office:value-type="float" office:value="16.782763" calcext:value-type="float">
            <text:p>16.782763</text:p>
          </table:table-cell>
          <table:table-cell office:value-type="float" office:value="23.9932986667" calcext:value-type="float">
            <text:p>23.9932986667</text:p>
          </table:table-cell>
          <table:table-cell office:value-type="float" office:value="40.3147026667" calcext:value-type="float">
            <text:p>40.3147026667</text:p>
          </table:table-cell>
          <table:table-cell office:value-type="float" office:value="39.1430986667" calcext:value-type="float">
            <text:p>39.1430986667</text:p>
          </table:table-cell>
          <table:table-cell office:value-type="float" office:value="59.3944496667" calcext:value-type="float">
            <text:p>59.39444966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.868936" calcext:value-type="float">
            <text:p>3.868936</text:p>
          </table:table-cell>
          <table:table-cell office:value-type="float" office:value="7.63339566667" calcext:value-type="float">
            <text:p>7.6333956667</text:p>
          </table:table-cell>
          <table:table-cell office:value-type="float" office:value="7.535638" calcext:value-type="float">
            <text:p>7.535638</text:p>
          </table:table-cell>
          <table:table-cell office:value-type="float" office:value="5.47757533333" calcext:value-type="float">
            <text:p>5.4775753333</text:p>
          </table:table-cell>
          <table:table-cell office:value-type="float" office:value="4.64696933333" calcext:value-type="float">
            <text:p>4.6469693333</text:p>
          </table:table-cell>
          <table:table-cell office:value-type="float" office:value="11.8851056667" calcext:value-type="float">
            <text:p>11.8851056667</text:p>
          </table:table-cell>
          <table:table-cell office:value-type="float" office:value="10.27462" calcext:value-type="float">
            <text:p>10.27462</text:p>
          </table:table-cell>
          <table:table-cell office:value-type="float" office:value="13.817048" calcext:value-type="float">
            <text:p>13.817048</text:p>
          </table:table-cell>
          <table:table-cell office:value-type="float" office:value="20.6810216667" calcext:value-type="float">
            <text:p>20.6810216667</text:p>
          </table:table-cell>
          <table:table-cell office:value-type="float" office:value="22.4943963333" calcext:value-type="float">
            <text:p>22.4943963333</text:p>
          </table:table-cell>
          <table:table-cell office:value-type="float" office:value="12.575643" calcext:value-type="float">
            <text:p>12.575643</text:p>
          </table:table-cell>
          <table:table-cell office:value-type="float" office:value="48.7051936667" calcext:value-type="float">
            <text:p>48.7051936667</text:p>
          </table:table-cell>
          <table:table-cell office:value-type="float" office:value="51.8438516667" calcext:value-type="float">
            <text:p>51.8438516667</text:p>
          </table:table-cell>
          <table:table-cell office:value-type="float" office:value="14.6398126667" calcext:value-type="float">
            <text:p>14.6398126667</text:p>
          </table:table-cell>
          <table:table-cell office:value-type="float" office:value="9.85631433333" calcext:value-type="float">
            <text:p>9.8563143333</text:p>
          </table:table-cell>
          <table:table-cell office:value-type="float" office:value="11.8423546667" calcext:value-type="float">
            <text:p>11.8423546667</text:p>
          </table:table-cell>
          <table:table-cell office:value-type="float" office:value="19.1819173333" calcext:value-type="float">
            <text:p>19.1819173333</text:p>
          </table:table-cell>
          <table:table-cell office:value-type="float" office:value="10.656916" calcext:value-type="float">
            <text:p>10.656916</text:p>
          </table:table-cell>
          <table:table-cell office:value-type="float" office:value="16.719876" calcext:value-type="float">
            <text:p>16.719876</text:p>
          </table:table-cell>
          <table:table-cell office:value-type="float" office:value="15.515631" calcext:value-type="float">
            <text:p>15.515631</text:p>
          </table:table-cell>
          <table:table-cell office:value-type="float" office:value="12.2546183333" calcext:value-type="float">
            <text:p>12.2546183333</text:p>
          </table:table-cell>
          <table:table-cell office:value-type="float" office:value="13.951714" calcext:value-type="float">
            <text:p>13.951714</text:p>
          </table:table-cell>
          <table:table-cell office:value-type="float" office:value="47.8282" calcext:value-type="float">
            <text:p>47.8282</text:p>
          </table:table-cell>
          <table:table-cell office:value-type="float" office:value="22.0881093333" calcext:value-type="float">
            <text:p>22.0881093333</text:p>
          </table:table-cell>
          <table:table-cell office:value-type="float" office:value="42.3233163333" calcext:value-type="float">
            <text:p>42.3233163333</text:p>
          </table:table-cell>
          <table:table-cell office:value-type="float" office:value="48.0177163333" calcext:value-type="float">
            <text:p>48.0177163333</text:p>
          </table:table-cell>
          <table:table-cell office:value-type="float" office:value="43.2857086667" calcext:value-type="float">
            <text:p>43.2857086667</text:p>
          </table:table-cell>
          <table:table-cell office:value-type="float" office:value="36.9697196667" calcext:value-type="float">
            <text:p>36.9697196667</text:p>
          </table:table-cell>
          <table:table-cell office:value-type="float" office:value="51.363005" calcext:value-type="float">
            <text:p>51.363005</text:p>
          </table:table-cell>
          <table:table-cell office:value-type="float" office:value="22.4180736667" calcext:value-type="float">
            <text:p>22.4180736667</text:p>
          </table:table-cell>
          <table:table-cell office:value-type="float" office:value="23.14812" calcext:value-type="float">
            <text:p>23.14812</text:p>
          </table:table-cell>
          <table:table-cell office:value-type="float" office:value="39.761674" calcext:value-type="float">
            <text:p>39.7616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54445666667" calcext:value-type="float">
            <text:p>6.5444566667</text:p>
          </table:table-cell>
          <table:table-cell office:value-type="float" office:value="12.9192843333" calcext:value-type="float">
            <text:p>12.9192843333</text:p>
          </table:table-cell>
          <table:table-cell office:value-type="float" office:value="8.071643" calcext:value-type="float">
            <text:p>8.071643</text:p>
          </table:table-cell>
          <table:table-cell office:value-type="float" office:value="7.71139533333" calcext:value-type="float">
            <text:p>7.7113953333</text:p>
          </table:table-cell>
          <table:table-cell office:value-type="float" office:value="6.66087933333" calcext:value-type="float">
            <text:p>6.6608793333</text:p>
          </table:table-cell>
          <table:table-cell office:value-type="float" office:value="8.410908" calcext:value-type="float">
            <text:p>8.410908</text:p>
          </table:table-cell>
          <table:table-cell office:value-type="float" office:value="11.929983" calcext:value-type="float">
            <text:p>11.929983</text:p>
          </table:table-cell>
          <table:table-cell office:value-type="float" office:value="10.546661" calcext:value-type="float">
            <text:p>10.546661</text:p>
          </table:table-cell>
          <table:table-cell office:value-type="float" office:value="9.41501466667" calcext:value-type="float">
            <text:p>9.4150146667</text:p>
          </table:table-cell>
          <table:table-cell office:value-type="float" office:value="11.984141" calcext:value-type="float">
            <text:p>11.984141</text:p>
          </table:table-cell>
          <table:table-cell office:value-type="float" office:value="22.1939816667" calcext:value-type="float">
            <text:p>22.1939816667</text:p>
          </table:table-cell>
          <table:table-cell office:value-type="float" office:value="14.6316726667" calcext:value-type="float">
            <text:p>14.6316726667</text:p>
          </table:table-cell>
          <table:table-cell office:value-type="float" office:value="12.6111643333" calcext:value-type="float">
            <text:p>12.6111643333</text:p>
          </table:table-cell>
          <table:table-cell office:value-type="float" office:value="44.777074" calcext:value-type="float">
            <text:p>44.777074</text:p>
          </table:table-cell>
          <table:table-cell office:value-type="float" office:value="32.845926" calcext:value-type="float">
            <text:p>32.845926</text:p>
          </table:table-cell>
          <table:table-cell office:value-type="float" office:value="18.788903" calcext:value-type="float">
            <text:p>18.788903</text:p>
          </table:table-cell>
          <table:table-cell office:value-type="float" office:value="23.4961126667" calcext:value-type="float">
            <text:p>23.4961126667</text:p>
          </table:table-cell>
          <table:table-cell office:value-type="float" office:value="47.434633" calcext:value-type="float">
            <text:p>47.434633</text:p>
          </table:table-cell>
          <table:table-cell office:value-type="float" office:value="34.5735026667" calcext:value-type="float">
            <text:p>34.5735026667</text:p>
          </table:table-cell>
          <table:table-cell office:value-type="float" office:value="23.6879863333" calcext:value-type="float">
            <text:p>23.6879863333</text:p>
          </table:table-cell>
          <table:table-cell office:value-type="float" office:value="28.427332" calcext:value-type="float">
            <text:p>28.427332</text:p>
          </table:table-cell>
          <table:table-cell office:value-type="float" office:value="18.5781366667" calcext:value-type="float">
            <text:p>18.5781366667</text:p>
          </table:table-cell>
          <table:table-cell office:value-type="float" office:value="21.791566" calcext:value-type="float">
            <text:p>21.791566</text:p>
          </table:table-cell>
          <table:table-cell office:value-type="float" office:value="21.0646933333" calcext:value-type="float">
            <text:p>21.0646933333</text:p>
          </table:table-cell>
          <table:table-cell office:value-type="float" office:value="26.5115233333" calcext:value-type="float">
            <text:p>26.5115233333</text:p>
          </table:table-cell>
          <table:table-cell office:value-type="float" office:value="14.08677" calcext:value-type="float">
            <text:p>14.08677</text:p>
          </table:table-cell>
          <table:table-cell office:value-type="float" office:value="13.8866973333" calcext:value-type="float">
            <text:p>13.8866973333</text:p>
          </table:table-cell>
          <table:table-cell office:value-type="float" office:value="13.9150263333" calcext:value-type="float">
            <text:p>13.9150263333</text:p>
          </table:table-cell>
          <table:table-cell office:value-type="float" office:value="22.82115" calcext:value-type="float">
            <text:p>22.82115</text:p>
          </table:table-cell>
          <table:table-cell office:value-type="float" office:value="26.1903663333" calcext:value-type="float">
            <text:p>26.1903663333</text:p>
          </table:table-cell>
          <table:table-cell office:value-type="float" office:value="41.7134336667" calcext:value-type="float">
            <text:p>41.7134336667</text:p>
          </table:table-cell>
          <table:table-cell office:value-type="float" office:value="29.734805" calcext:value-type="float">
            <text:p>29.73480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.3842313333" calcext:value-type="float">
            <text:p>10.3842313333</text:p>
          </table:table-cell>
          <table:table-cell office:value-type="float" office:value="17.7860866667" calcext:value-type="float">
            <text:p>17.7860866667</text:p>
          </table:table-cell>
          <table:table-cell office:value-type="float" office:value="17.175961" calcext:value-type="float">
            <text:p>17.175961</text:p>
          </table:table-cell>
          <table:table-cell office:value-type="float" office:value="14.633151" calcext:value-type="float">
            <text:p>14.633151</text:p>
          </table:table-cell>
          <table:table-cell office:value-type="float" office:value="8.81956033333" calcext:value-type="float">
            <text:p>8.8195603333</text:p>
          </table:table-cell>
          <table:table-cell office:value-type="float" office:value="10.6714023333" calcext:value-type="float">
            <text:p>10.6714023333</text:p>
          </table:table-cell>
          <table:table-cell office:value-type="float" office:value="10.3520993333" calcext:value-type="float">
            <text:p>10.3520993333</text:p>
          </table:table-cell>
          <table:table-cell office:value-type="float" office:value="47.2965146667" calcext:value-type="float">
            <text:p>47.2965146667</text:p>
          </table:table-cell>
          <table:table-cell office:value-type="float" office:value="12.6064493333" calcext:value-type="float">
            <text:p>12.6064493333</text:p>
          </table:table-cell>
          <table:table-cell office:value-type="float" office:value="12.7076923333" calcext:value-type="float">
            <text:p>12.7076923333</text:p>
          </table:table-cell>
          <table:table-cell office:value-type="float" office:value="29.8283756667" calcext:value-type="float">
            <text:p>29.8283756667</text:p>
          </table:table-cell>
          <table:table-cell office:value-type="float" office:value="14.2953926667" calcext:value-type="float">
            <text:p>14.2953926667</text:p>
          </table:table-cell>
          <table:table-cell office:value-type="float" office:value="12.412693" calcext:value-type="float">
            <text:p>12.412693</text:p>
          </table:table-cell>
          <table:table-cell office:value-type="float" office:value="21.3649863333" calcext:value-type="float">
            <text:p>21.3649863333</text:p>
          </table:table-cell>
          <table:table-cell office:value-type="float" office:value="30.4189923333" calcext:value-type="float">
            <text:p>30.4189923333</text:p>
          </table:table-cell>
          <table:table-cell office:value-type="float" office:value="12.8397893333" calcext:value-type="float">
            <text:p>12.8397893333</text:p>
          </table:table-cell>
          <table:table-cell office:value-type="float" office:value="23.579648" calcext:value-type="float">
            <text:p>23.579648</text:p>
          </table:table-cell>
          <table:table-cell office:value-type="float" office:value="11.9428123333" calcext:value-type="float">
            <text:p>11.9428123333</text:p>
          </table:table-cell>
          <table:table-cell office:value-type="float" office:value="27.2011563333" calcext:value-type="float">
            <text:p>27.2011563333</text:p>
          </table:table-cell>
          <table:table-cell office:value-type="float" office:value="31.590677" calcext:value-type="float">
            <text:p>31.590677</text:p>
          </table:table-cell>
          <table:table-cell office:value-type="float" office:value="18.6201333333" calcext:value-type="float">
            <text:p>18.6201333333</text:p>
          </table:table-cell>
          <table:table-cell office:value-type="float" office:value="41.673879" calcext:value-type="float">
            <text:p>41.673879</text:p>
          </table:table-cell>
          <table:table-cell office:value-type="float" office:value="27.3618613333" calcext:value-type="float">
            <text:p>27.3618613333</text:p>
          </table:table-cell>
          <table:table-cell office:value-type="float" office:value="55.2483266667" calcext:value-type="float">
            <text:p>55.2483266667</text:p>
          </table:table-cell>
          <table:table-cell office:value-type="float" office:value="25.3964876667" calcext:value-type="float">
            <text:p>25.3964876667</text:p>
          </table:table-cell>
          <table:table-cell office:value-type="float" office:value="17.9045843333" calcext:value-type="float">
            <text:p>17.9045843333</text:p>
          </table:table-cell>
          <table:table-cell office:value-type="float" office:value="27.0680133333" calcext:value-type="float">
            <text:p>27.0680133333</text:p>
          </table:table-cell>
          <table:table-cell office:value-type="float" office:value="38.7398783333" calcext:value-type="float">
            <text:p>38.7398783333</text:p>
          </table:table-cell>
          <table:table-cell office:value-type="float" office:value="16.693601" calcext:value-type="float">
            <text:p>16.693601</text:p>
          </table:table-cell>
          <table:table-cell office:value-type="float" office:value="74.083136" calcext:value-type="float">
            <text:p>74.083136</text:p>
          </table:table-cell>
          <table:table-cell office:value-type="float" office:value="47.2815056667" calcext:value-type="float">
            <text:p>47.2815056667</text:p>
          </table:table-cell>
          <table:table-cell office:value-type="float" office:value="19.567575" calcext:value-type="float">
            <text:p>19.56757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.2097046667" calcext:value-type="float">
            <text:p>17.2097046667</text:p>
          </table:table-cell>
          <table:table-cell office:value-type="float" office:value="32.0603213333" calcext:value-type="float">
            <text:p>32.0603213333</text:p>
          </table:table-cell>
          <table:table-cell office:value-type="float" office:value="20.0941713333" calcext:value-type="float">
            <text:p>20.0941713333</text:p>
          </table:table-cell>
          <table:table-cell office:value-type="float" office:value="16.3261993333" calcext:value-type="float">
            <text:p>16.3261993333</text:p>
          </table:table-cell>
          <table:table-cell office:value-type="float" office:value="13.110943" calcext:value-type="float">
            <text:p>13.110943</text:p>
          </table:table-cell>
          <table:table-cell office:value-type="float" office:value="16.164315" calcext:value-type="float">
            <text:p>16.164315</text:p>
          </table:table-cell>
          <table:table-cell office:value-type="float" office:value="26.567182" calcext:value-type="float">
            <text:p>26.567182</text:p>
          </table:table-cell>
          <table:table-cell office:value-type="float" office:value="47.897423" calcext:value-type="float">
            <text:p>47.897423</text:p>
          </table:table-cell>
          <table:table-cell office:value-type="float" office:value="13.8420303333" calcext:value-type="float">
            <text:p>13.8420303333</text:p>
          </table:table-cell>
          <table:table-cell office:value-type="float" office:value="13.890778" calcext:value-type="float">
            <text:p>13.890778</text:p>
          </table:table-cell>
          <table:table-cell office:value-type="float" office:value="16.301753" calcext:value-type="float">
            <text:p>16.301753</text:p>
          </table:table-cell>
          <table:table-cell office:value-type="float" office:value="15.58736" calcext:value-type="float">
            <text:p>15.58736</text:p>
          </table:table-cell>
          <table:table-cell office:value-type="float" office:value="24.648278" calcext:value-type="float">
            <text:p>24.648278</text:p>
          </table:table-cell>
          <table:table-cell office:value-type="float" office:value="31.056398" calcext:value-type="float">
            <text:p>31.056398</text:p>
          </table:table-cell>
          <table:table-cell office:value-type="float" office:value="24.7841446667" calcext:value-type="float">
            <text:p>24.7841446667</text:p>
          </table:table-cell>
          <table:table-cell office:value-type="float" office:value="24.1366993333" calcext:value-type="float">
            <text:p>24.1366993333</text:p>
          </table:table-cell>
          <table:table-cell office:value-type="float" office:value="21.1328576667" calcext:value-type="float">
            <text:p>21.1328576667</text:p>
          </table:table-cell>
          <table:table-cell office:value-type="float" office:value="29.623831" calcext:value-type="float">
            <text:p>29.623831</text:p>
          </table:table-cell>
          <table:table-cell office:value-type="float" office:value="14.3473116667" calcext:value-type="float">
            <text:p>14.3473116667</text:p>
          </table:table-cell>
          <table:table-cell office:value-type="float" office:value="24.3189946667" calcext:value-type="float">
            <text:p>24.3189946667</text:p>
          </table:table-cell>
          <table:table-cell office:value-type="float" office:value="18.212362" calcext:value-type="float">
            <text:p>18.212362</text:p>
          </table:table-cell>
          <table:table-cell office:value-type="float" office:value="45.853307" calcext:value-type="float">
            <text:p>45.853307</text:p>
          </table:table-cell>
          <table:table-cell office:value-type="float" office:value="41.0610283333" calcext:value-type="float">
            <text:p>41.0610283333</text:p>
          </table:table-cell>
          <table:table-cell office:value-type="float" office:value="16.829641" calcext:value-type="float">
            <text:p>16.829641</text:p>
          </table:table-cell>
          <table:table-cell office:value-type="float" office:value="25.6961916667" calcext:value-type="float">
            <text:p>25.6961916667</text:p>
          </table:table-cell>
          <table:table-cell office:value-type="float" office:value="30.4930453333" calcext:value-type="float">
            <text:p>30.4930453333</text:p>
          </table:table-cell>
          <table:table-cell office:value-type="float" office:value="40.7506766667" calcext:value-type="float">
            <text:p>40.7506766667</text:p>
          </table:table-cell>
          <table:table-cell office:value-type="float" office:value="29.4195213333" calcext:value-type="float">
            <text:p>29.4195213333</text:p>
          </table:table-cell>
          <table:table-cell office:value-type="float" office:value="40.1202813333" calcext:value-type="float">
            <text:p>40.1202813333</text:p>
          </table:table-cell>
          <table:table-cell office:value-type="float" office:value="26.4642363333" calcext:value-type="float">
            <text:p>26.4642363333</text:p>
          </table:table-cell>
          <table:table-cell office:value-type="float" office:value="26.0419423333" calcext:value-type="float">
            <text:p>26.0419423333</text:p>
          </table:table-cell>
          <table:table-cell office:value-type="float" office:value="47.3631823333" calcext:value-type="float">
            <text:p>47.36318233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6.8070766667" calcext:value-type="float">
            <text:p>26.8070766667</text:p>
          </table:table-cell>
          <table:table-cell office:value-type="float" office:value="49.628503" calcext:value-type="float">
            <text:p>49.628503</text:p>
          </table:table-cell>
          <table:table-cell office:value-type="float" office:value="26.3712136667" calcext:value-type="float">
            <text:p>26.3712136667</text:p>
          </table:table-cell>
          <table:table-cell office:value-type="float" office:value="53.6257806667" calcext:value-type="float">
            <text:p>53.6257806667</text:p>
          </table:table-cell>
          <table:table-cell office:value-type="float" office:value="23.3472716667" calcext:value-type="float">
            <text:p>23.3472716667</text:p>
          </table:table-cell>
          <table:table-cell office:value-type="float" office:value="27.2799223333" calcext:value-type="float">
            <text:p>27.2799223333</text:p>
          </table:table-cell>
          <table:table-cell office:value-type="float" office:value="23.6110346667" calcext:value-type="float">
            <text:p>23.6110346667</text:p>
          </table:table-cell>
          <table:table-cell office:value-type="float" office:value="51.959026" calcext:value-type="float">
            <text:p>51.959026</text:p>
          </table:table-cell>
          <table:table-cell office:value-type="float" office:value="26.7461173333" calcext:value-type="float">
            <text:p>26.7461173333</text:p>
          </table:table-cell>
          <table:table-cell office:value-type="float" office:value="26.8874636667" calcext:value-type="float">
            <text:p>26.8874636667</text:p>
          </table:table-cell>
          <table:table-cell office:value-type="float" office:value="18.8983923333" calcext:value-type="float">
            <text:p>18.8983923333</text:p>
          </table:table-cell>
          <table:table-cell office:value-type="float" office:value="18.171382" calcext:value-type="float">
            <text:p>18.171382</text:p>
          </table:table-cell>
          <table:table-cell office:value-type="float" office:value="15.7794553333" calcext:value-type="float">
            <text:p>15.7794553333</text:p>
          </table:table-cell>
          <table:table-cell office:value-type="float" office:value="27.3227726667" calcext:value-type="float">
            <text:p>27.3227726667</text:p>
          </table:table-cell>
          <table:table-cell office:value-type="float" office:value="31.403358" calcext:value-type="float">
            <text:p>31.403358</text:p>
          </table:table-cell>
          <table:table-cell office:value-type="float" office:value="33.2710713333" calcext:value-type="float">
            <text:p>33.2710713333</text:p>
          </table:table-cell>
          <table:table-cell office:value-type="float" office:value="49.3969623333" calcext:value-type="float">
            <text:p>49.3969623333</text:p>
          </table:table-cell>
          <table:table-cell office:value-type="float" office:value="19.1621543333" calcext:value-type="float">
            <text:p>19.1621543333</text:p>
          </table:table-cell>
          <table:table-cell office:value-type="float" office:value="41.2563933333" calcext:value-type="float">
            <text:p>41.2563933333</text:p>
          </table:table-cell>
          <table:table-cell office:value-type="float" office:value="35.9997636667" calcext:value-type="float">
            <text:p>35.9997636667</text:p>
          </table:table-cell>
          <table:table-cell office:value-type="float" office:value="31.4749723333" calcext:value-type="float">
            <text:p>31.4749723333</text:p>
          </table:table-cell>
          <table:table-cell office:value-type="float" office:value="52.274364" calcext:value-type="float">
            <text:p>52.274364</text:p>
          </table:table-cell>
          <table:table-cell office:value-type="float" office:value="21.9912993333" calcext:value-type="float">
            <text:p>21.9912993333</text:p>
          </table:table-cell>
          <table:table-cell office:value-type="float" office:value="40.0471253333" calcext:value-type="float">
            <text:p>40.0471253333</text:p>
          </table:table-cell>
          <table:table-cell office:value-type="float" office:value="22.3063216667" calcext:value-type="float">
            <text:p>22.3063216667</text:p>
          </table:table-cell>
          <table:table-cell office:value-type="float" office:value="34.0423586667" calcext:value-type="float">
            <text:p>34.0423586667</text:p>
          </table:table-cell>
          <table:table-cell office:value-type="float" office:value="47.8834936667" calcext:value-type="float">
            <text:p>47.8834936667</text:p>
          </table:table-cell>
          <table:table-cell office:value-type="float" office:value="25.716958" calcext:value-type="float">
            <text:p>25.716958</text:p>
          </table:table-cell>
          <table:table-cell office:value-type="float" office:value="53.0202563333" calcext:value-type="float">
            <text:p>53.0202563333</text:p>
          </table:table-cell>
          <table:table-cell office:value-type="float" office:value="18.7187146667" calcext:value-type="float">
            <text:p>18.7187146667</text:p>
          </table:table-cell>
          <table:table-cell office:value-type="float" office:value="70.9908843333" calcext:value-type="float">
            <text:p>70.9908843333</text:p>
          </table:table-cell>
          <table:table-cell office:value-type="float" office:value="33.2848113333" calcext:value-type="float">
            <text:p>33.28481133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6.0627396667" calcext:value-type="float">
            <text:p>46.0627396667</text:p>
          </table:table-cell>
          <table:table-cell office:value-type="float" office:value="78.1244423333" calcext:value-type="float">
            <text:p>78.1244423333</text:p>
          </table:table-cell>
          <table:table-cell office:value-type="float" office:value="43.6955356667" calcext:value-type="float">
            <text:p>43.6955356667</text:p>
          </table:table-cell>
          <table:table-cell office:value-type="float" office:value="52.491097" calcext:value-type="float">
            <text:p>52.491097</text:p>
          </table:table-cell>
          <table:table-cell office:value-type="float" office:value="35.124807" calcext:value-type="float">
            <text:p>35.124807</text:p>
          </table:table-cell>
          <table:table-cell office:value-type="float" office:value="32.9247806667" calcext:value-type="float">
            <text:p>32.9247806667</text:p>
          </table:table-cell>
          <table:table-cell office:value-type="float" office:value="32.6073583333" calcext:value-type="float">
            <text:p>32.6073583333</text:p>
          </table:table-cell>
          <table:table-cell office:value-type="float" office:value="27.1724253333" calcext:value-type="float">
            <text:p>27.1724253333</text:p>
          </table:table-cell>
          <table:table-cell office:value-type="float" office:value="31.2689396667" calcext:value-type="float">
            <text:p>31.2689396667</text:p>
          </table:table-cell>
          <table:table-cell office:value-type="float" office:value="76.589609" calcext:value-type="float">
            <text:p>76.589609</text:p>
          </table:table-cell>
          <table:table-cell office:value-type="float" office:value="51.9612826667" calcext:value-type="float">
            <text:p>51.9612826667</text:p>
          </table:table-cell>
          <table:table-cell office:value-type="float" office:value="43.0926633333" calcext:value-type="float">
            <text:p>43.0926633333</text:p>
          </table:table-cell>
          <table:table-cell office:value-type="float" office:value="28.3438213333" calcext:value-type="float">
            <text:p>28.3438213333</text:p>
          </table:table-cell>
          <table:table-cell office:value-type="float" office:value="71.138094" calcext:value-type="float">
            <text:p>71.138094</text:p>
          </table:table-cell>
          <table:table-cell office:value-type="float" office:value="37.005024" calcext:value-type="float">
            <text:p>37.005024</text:p>
          </table:table-cell>
          <table:table-cell office:value-type="float" office:value="64.314178" calcext:value-type="float">
            <text:p>64.314178</text:p>
          </table:table-cell>
          <table:table-cell office:value-type="float" office:value="67.2805266667" calcext:value-type="float">
            <text:p>67.2805266667</text:p>
          </table:table-cell>
          <table:table-cell office:value-type="float" office:value="44.5651386667" calcext:value-type="float">
            <text:p>44.5651386667</text:p>
          </table:table-cell>
          <table:table-cell office:value-type="float" office:value="45.9799506667" calcext:value-type="float">
            <text:p>45.9799506667</text:p>
          </table:table-cell>
          <table:table-cell office:value-type="float" office:value="57.76817" calcext:value-type="float">
            <text:p>57.76817</text:p>
          </table:table-cell>
          <table:table-cell office:value-type="float" office:value="44.28339" calcext:value-type="float">
            <text:p>44.28339</text:p>
          </table:table-cell>
          <table:table-cell office:value-type="float" office:value="67.2680686667" calcext:value-type="float">
            <text:p>67.2680686667</text:p>
          </table:table-cell>
          <table:table-cell office:value-type="float" office:value="63.7160013333" calcext:value-type="float">
            <text:p>63.7160013333</text:p>
          </table:table-cell>
          <table:table-cell office:value-type="float" office:value="51.2176343333" calcext:value-type="float">
            <text:p>51.2176343333</text:p>
          </table:table-cell>
          <table:table-cell office:value-type="float" office:value="52.3376703333" calcext:value-type="float">
            <text:p>52.3376703333</text:p>
          </table:table-cell>
          <table:table-cell office:value-type="float" office:value="63.4856223333" calcext:value-type="float">
            <text:p>63.4856223333</text:p>
          </table:table-cell>
          <table:table-cell office:value-type="float" office:value="43.7064013333" calcext:value-type="float">
            <text:p>43.7064013333</text:p>
          </table:table-cell>
          <table:table-cell office:value-type="float" office:value="28.9469456667" calcext:value-type="float">
            <text:p>28.9469456667</text:p>
          </table:table-cell>
          <table:table-cell office:value-type="float" office:value="26.643327" calcext:value-type="float">
            <text:p>26.643327</text:p>
          </table:table-cell>
          <table:table-cell office:value-type="float" office:value="34.2875246667" calcext:value-type="float">
            <text:p>34.2875246667</text:p>
          </table:table-cell>
          <table:table-cell office:value-type="float" office:value="29.8450906667" calcext:value-type="float">
            <text:p>29.8450906667</text:p>
          </table:table-cell>
          <table:table-cell office:value-type="float" office:value="65.589428" calcext:value-type="float">
            <text:p>65.58942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8.2276713333" calcext:value-type="float">
            <text:p>78.2276713333</text:p>
          </table:table-cell>
          <table:table-cell office:value-type="float" office:value="134.423879667" calcext:value-type="float">
            <text:p>134.423879667</text:p>
          </table:table-cell>
          <table:table-cell office:value-type="float" office:value="74.6711433333" calcext:value-type="float">
            <text:p>74.6711433333</text:p>
          </table:table-cell>
          <table:table-cell office:value-type="float" office:value="68.9530046667" calcext:value-type="float">
            <text:p>68.9530046667</text:p>
          </table:table-cell>
          <table:table-cell office:value-type="float" office:value="93.5825613333" calcext:value-type="float">
            <text:p>93.5825613333</text:p>
          </table:table-cell>
          <table:table-cell office:value-type="float" office:value="47.741266" calcext:value-type="float">
            <text:p>47.741266</text:p>
          </table:table-cell>
          <table:table-cell office:value-type="float" office:value="45.0016146667" calcext:value-type="float">
            <text:p>45.0016146667</text:p>
          </table:table-cell>
          <table:table-cell office:value-type="float" office:value="67.795909" calcext:value-type="float">
            <text:p>67.795909</text:p>
          </table:table-cell>
          <table:table-cell office:value-type="float" office:value="46.2135493333" calcext:value-type="float">
            <text:p>46.2135493333</text:p>
          </table:table-cell>
          <table:table-cell office:value-type="float" office:value="65.2556516667" calcext:value-type="float">
            <text:p>65.2556516667</text:p>
          </table:table-cell>
          <table:table-cell office:value-type="float" office:value="56.7727726667" calcext:value-type="float">
            <text:p>56.7727726667</text:p>
          </table:table-cell>
          <table:table-cell office:value-type="float" office:value="74.524624" calcext:value-type="float">
            <text:p>74.524624</text:p>
          </table:table-cell>
          <table:table-cell office:value-type="float" office:value="64.039819" calcext:value-type="float">
            <text:p>64.039819</text:p>
          </table:table-cell>
          <table:table-cell office:value-type="float" office:value="63.3319856667" calcext:value-type="float">
            <text:p>63.3319856667</text:p>
          </table:table-cell>
          <table:table-cell office:value-type="float" office:value="54.785913" calcext:value-type="float">
            <text:p>54.785913</text:p>
          </table:table-cell>
          <table:table-cell office:value-type="float" office:value="33.533177" calcext:value-type="float">
            <text:p>33.533177</text:p>
          </table:table-cell>
          <table:table-cell office:value-type="float" office:value="43.125176" calcext:value-type="float">
            <text:p>43.125176</text:p>
          </table:table-cell>
          <table:table-cell office:value-type="float" office:value="50.6821513333" calcext:value-type="float">
            <text:p>50.6821513333</text:p>
          </table:table-cell>
          <table:table-cell office:value-type="float" office:value="107.895930667" calcext:value-type="float">
            <text:p>107.895930667</text:p>
          </table:table-cell>
          <table:table-cell office:value-type="float" office:value="49.7613426667" calcext:value-type="float">
            <text:p>49.7613426667</text:p>
          </table:table-cell>
          <table:table-cell office:value-type="float" office:value="80.06236" calcext:value-type="float">
            <text:p>80.06236</text:p>
          </table:table-cell>
          <table:table-cell office:value-type="float" office:value="82.1514896667" calcext:value-type="float">
            <text:p>82.1514896667</text:p>
          </table:table-cell>
          <table:table-cell office:value-type="float" office:value="88.8027283333" calcext:value-type="float">
            <text:p>88.8027283333</text:p>
          </table:table-cell>
          <table:table-cell office:value-type="float" office:value="64.6506203333" calcext:value-type="float">
            <text:p>64.6506203333</text:p>
          </table:table-cell>
          <table:table-cell office:value-type="float" office:value="35.8328463333" calcext:value-type="float">
            <text:p>35.8328463333</text:p>
          </table:table-cell>
          <table:table-cell office:value-type="float" office:value="35.6752283333" calcext:value-type="float">
            <text:p>35.6752283333</text:p>
          </table:table-cell>
          <table:table-cell office:value-type="float" office:value="61.3034393333" calcext:value-type="float">
            <text:p>61.3034393333</text:p>
          </table:table-cell>
          <table:table-cell office:value-type="float" office:value="34.8623506667" calcext:value-type="float">
            <text:p>34.8623506667</text:p>
          </table:table-cell>
          <table:table-cell office:value-type="float" office:value="33.421703" calcext:value-type="float">
            <text:p>33.421703</text:p>
          </table:table-cell>
          <table:table-cell office:value-type="float" office:value="37.8044146667" calcext:value-type="float">
            <text:p>37.8044146667</text:p>
          </table:table-cell>
          <table:table-cell office:value-type="float" office:value="36.533915" calcext:value-type="float">
            <text:p>36.533915</text:p>
          </table:table-cell>
          <table:table-cell office:value-type="float" office:value="56.7633586667" calcext:value-type="float">
            <text:p>56.763358666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8.644341" calcext:value-type="float">
            <text:p>138.644341</text:p>
          </table:table-cell>
          <table:table-cell office:value-type="float" office:value="241.027025667" calcext:value-type="float">
            <text:p>241.027025667</text:p>
          </table:table-cell>
          <table:table-cell office:value-type="float" office:value="122.662099" calcext:value-type="float">
            <text:p>122.662099</text:p>
          </table:table-cell>
          <table:table-cell office:value-type="float" office:value="118.788310667" calcext:value-type="float">
            <text:p>118.788310667</text:p>
          </table:table-cell>
          <table:table-cell office:value-type="float" office:value="137.507752" calcext:value-type="float">
            <text:p>137.507752</text:p>
          </table:table-cell>
          <table:table-cell office:value-type="float" office:value="133.326591333" calcext:value-type="float">
            <text:p>133.326591333</text:p>
          </table:table-cell>
          <table:table-cell office:value-type="float" office:value="80.5463456667" calcext:value-type="float">
            <text:p>80.5463456667</text:p>
          </table:table-cell>
          <table:table-cell office:value-type="float" office:value="164.600607667" calcext:value-type="float">
            <text:p>164.600607667</text:p>
          </table:table-cell>
          <table:table-cell office:value-type="float" office:value="105.386744" calcext:value-type="float">
            <text:p>105.386744</text:p>
          </table:table-cell>
          <table:table-cell office:value-type="float" office:value="125.893681333" calcext:value-type="float">
            <text:p>125.893681333</text:p>
          </table:table-cell>
          <table:table-cell office:value-type="float" office:value="79.5402006667" calcext:value-type="float">
            <text:p>79.5402006667</text:p>
          </table:table-cell>
          <table:table-cell office:value-type="float" office:value="60.1172386667" calcext:value-type="float">
            <text:p>60.1172386667</text:p>
          </table:table-cell>
          <table:table-cell office:value-type="float" office:value="61.7479636667" calcext:value-type="float">
            <text:p>61.7479636667</text:p>
          </table:table-cell>
          <table:table-cell office:value-type="float" office:value="86.6339773333" calcext:value-type="float">
            <text:p>86.6339773333</text:p>
          </table:table-cell>
          <table:table-cell office:value-type="float" office:value="106.555397667" calcext:value-type="float">
            <text:p>106.555397667</text:p>
          </table:table-cell>
          <table:table-cell office:value-type="float" office:value="79.0527606667" calcext:value-type="float">
            <text:p>79.0527606667</text:p>
          </table:table-cell>
          <table:table-cell office:value-type="float" office:value="93.8509006667" calcext:value-type="float">
            <text:p>93.8509006667</text:p>
          </table:table-cell>
          <table:table-cell office:value-type="float" office:value="101.384882333" calcext:value-type="float">
            <text:p>101.384882333</text:p>
          </table:table-cell>
          <table:table-cell office:value-type="float" office:value="74.1868126667" calcext:value-type="float">
            <text:p>74.1868126667</text:p>
          </table:table-cell>
          <table:table-cell office:value-type="float" office:value="86.6393806667" calcext:value-type="float">
            <text:p>86.6393806667</text:p>
          </table:table-cell>
          <table:table-cell office:value-type="float" office:value="90.7103993333" calcext:value-type="float">
            <text:p>90.7103993333</text:p>
          </table:table-cell>
          <table:table-cell office:value-type="float" office:value="83.589893" calcext:value-type="float">
            <text:p>83.589893</text:p>
          </table:table-cell>
          <table:table-cell office:value-type="float" office:value="54.1001443333" calcext:value-type="float">
            <text:p>54.1001443333</text:p>
          </table:table-cell>
          <table:table-cell office:value-type="float" office:value="77.2748446667" calcext:value-type="float">
            <text:p>77.2748446667</text:p>
          </table:table-cell>
          <table:table-cell office:value-type="float" office:value="55.646363" calcext:value-type="float">
            <text:p>55.646363</text:p>
          </table:table-cell>
          <table:table-cell office:value-type="float" office:value="98.047428" calcext:value-type="float">
            <text:p>98.047428</text:p>
          </table:table-cell>
          <table:table-cell office:value-type="float" office:value="50.6677493333" calcext:value-type="float">
            <text:p>50.6677493333</text:p>
          </table:table-cell>
          <table:table-cell office:value-type="float" office:value="55.1794283333" calcext:value-type="float">
            <text:p>55.1794283333</text:p>
          </table:table-cell>
          <table:table-cell office:value-type="float" office:value="72.55141" calcext:value-type="float">
            <text:p>72.55141</text:p>
          </table:table-cell>
          <table:table-cell office:value-type="float" office:value="71.1768473333" calcext:value-type="float">
            <text:p>71.1768473333</text:p>
          </table:table-cell>
          <table:table-cell office:value-type="float" office:value="50.556887" calcext:value-type="float">
            <text:p>50.556887</text:p>
          </table:table-cell>
          <table:table-cell office:value-type="float" office:value="46.812908" calcext:value-type="float">
            <text:p>46.81290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73.448353" calcext:value-type="float">
            <text:p>273.448353</text:p>
          </table:table-cell>
          <table:table-cell office:value-type="float" office:value="483.851907333" calcext:value-type="float">
            <text:p>483.851907333</text:p>
          </table:table-cell>
          <table:table-cell office:value-type="float" office:value="251.420686333" calcext:value-type="float">
            <text:p>251.420686333</text:p>
          </table:table-cell>
          <table:table-cell office:value-type="float" office:value="255.29913" calcext:value-type="float">
            <text:p>255.29913</text:p>
          </table:table-cell>
          <table:table-cell office:value-type="float" office:value="182.762710667" calcext:value-type="float">
            <text:p>182.762710667</text:p>
          </table:table-cell>
          <table:table-cell office:value-type="float" office:value="237.778454333" calcext:value-type="float">
            <text:p>237.778454333</text:p>
          </table:table-cell>
          <table:table-cell office:value-type="float" office:value="152.220612" calcext:value-type="float">
            <text:p>152.220612</text:p>
          </table:table-cell>
          <table:table-cell office:value-type="float" office:value="176.504441" calcext:value-type="float">
            <text:p>176.504441</text:p>
          </table:table-cell>
          <table:table-cell office:value-type="float" office:value="167.239700667" calcext:value-type="float">
            <text:p>167.239700667</text:p>
          </table:table-cell>
          <table:table-cell office:value-type="float" office:value="158.702869" calcext:value-type="float">
            <text:p>158.702869</text:p>
          </table:table-cell>
          <table:table-cell office:value-type="float" office:value="207.822425" calcext:value-type="float">
            <text:p>207.822425</text:p>
          </table:table-cell>
          <table:table-cell office:value-type="float" office:value="136.204679667" calcext:value-type="float">
            <text:p>136.204679667</text:p>
          </table:table-cell>
          <table:table-cell office:value-type="float" office:value="183.911342667" calcext:value-type="float">
            <text:p>183.911342667</text:p>
          </table:table-cell>
          <table:table-cell office:value-type="float" office:value="133.647132333" calcext:value-type="float">
            <text:p>133.647132333</text:p>
          </table:table-cell>
          <table:table-cell office:value-type="float" office:value="171.161219333" calcext:value-type="float">
            <text:p>171.161219333</text:p>
          </table:table-cell>
          <table:table-cell office:value-type="float" office:value="217.360021" calcext:value-type="float">
            <text:p>217.360021</text:p>
          </table:table-cell>
          <table:table-cell office:value-type="float" office:value="96.5535066667" calcext:value-type="float">
            <text:p>96.5535066667</text:p>
          </table:table-cell>
          <table:table-cell office:value-type="float" office:value="100.351162" calcext:value-type="float">
            <text:p>100.351162</text:p>
          </table:table-cell>
          <table:table-cell office:value-type="float" office:value="157.268094667" calcext:value-type="float">
            <text:p>157.268094667</text:p>
          </table:table-cell>
          <table:table-cell office:value-type="float" office:value="130.460563333" calcext:value-type="float">
            <text:p>130.460563333</text:p>
          </table:table-cell>
          <table:table-cell office:value-type="float" office:value="135.72892" calcext:value-type="float">
            <text:p>135.72892</text:p>
          </table:table-cell>
          <table:table-cell office:value-type="float" office:value="136.257555333" calcext:value-type="float">
            <text:p>136.257555333</text:p>
          </table:table-cell>
          <table:table-cell office:value-type="float" office:value="89.9388853333" calcext:value-type="float">
            <text:p>89.9388853333</text:p>
          </table:table-cell>
          <table:table-cell office:value-type="float" office:value="123.863541" calcext:value-type="float">
            <text:p>123.863541</text:p>
          </table:table-cell>
          <table:table-cell office:value-type="float" office:value="111.021113667" calcext:value-type="float">
            <text:p>111.021113667</text:p>
          </table:table-cell>
          <table:table-cell office:value-type="float" office:value="113.162400333" calcext:value-type="float">
            <text:p>113.162400333</text:p>
          </table:table-cell>
          <table:table-cell office:value-type="float" office:value="95.791715" calcext:value-type="float">
            <text:p>95.791715</text:p>
          </table:table-cell>
          <table:table-cell office:value-type="float" office:value="123.069934" calcext:value-type="float">
            <text:p>123.069934</text:p>
          </table:table-cell>
          <table:table-cell office:value-type="float" office:value="82.9806353333" calcext:value-type="float">
            <text:p>82.9806353333</text:p>
          </table:table-cell>
          <table:table-cell office:value-type="float" office:value="90.4469496667" calcext:value-type="float">
            <text:p>90.4469496667</text:p>
          </table:table-cell>
          <table:table-cell office:value-type="float" office:value="83.301373" calcext:value-type="float">
            <text:p>83.301373</text:p>
          </table:table-cell>
          <table:table-cell office:value-type="float" office:value="117.622982333" calcext:value-type="float">
            <text:p>117.62298233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77.239879" calcext:value-type="float">
            <text:p>577.239879</text:p>
          </table:table-cell>
          <table:table-cell office:value-type="float" office:value="1053.59406967" calcext:value-type="float">
            <text:p>1053.59406967</text:p>
          </table:table-cell>
          <table:table-cell office:value-type="float" office:value="603.264029667" calcext:value-type="float">
            <text:p>603.264029667</text:p>
          </table:table-cell>
          <table:table-cell office:value-type="float" office:value="607.104481" calcext:value-type="float">
            <text:p>607.104481</text:p>
          </table:table-cell>
          <table:table-cell office:value-type="float" office:value="448.376912" calcext:value-type="float">
            <text:p>448.376912</text:p>
          </table:table-cell>
          <table:table-cell office:value-type="float" office:value="391.062312" calcext:value-type="float">
            <text:p>391.062312</text:p>
          </table:table-cell>
          <table:table-cell office:value-type="float" office:value="346.253585" calcext:value-type="float">
            <text:p>346.253585</text:p>
          </table:table-cell>
          <table:table-cell office:value-type="float" office:value="323.18778" calcext:value-type="float">
            <text:p>323.18778</text:p>
          </table:table-cell>
          <table:table-cell office:value-type="float" office:value="277.661146333" calcext:value-type="float">
            <text:p>277.661146333</text:p>
          </table:table-cell>
          <table:table-cell office:value-type="float" office:value="311.186088" calcext:value-type="float">
            <text:p>311.186088</text:p>
          </table:table-cell>
          <table:table-cell office:value-type="float" office:value="307.328404667" calcext:value-type="float">
            <text:p>307.328404667</text:p>
          </table:table-cell>
          <table:table-cell office:value-type="float" office:value="274.688973667" calcext:value-type="float">
            <text:p>274.688973667</text:p>
          </table:table-cell>
          <table:table-cell office:value-type="float" office:value="295.593909667" calcext:value-type="float">
            <text:p>295.593909667</text:p>
          </table:table-cell>
          <table:table-cell office:value-type="float" office:value="220.248518333" calcext:value-type="float">
            <text:p>220.248518333</text:p>
          </table:table-cell>
          <table:table-cell office:value-type="float" office:value="238.387425333" calcext:value-type="float">
            <text:p>238.387425333</text:p>
          </table:table-cell>
          <table:table-cell office:value-type="float" office:value="224.505374333" calcext:value-type="float">
            <text:p>224.505374333</text:p>
          </table:table-cell>
          <table:table-cell office:value-type="float" office:value="221.259395" calcext:value-type="float">
            <text:p>221.259395</text:p>
          </table:table-cell>
          <table:table-cell office:value-type="float" office:value="260.22759" calcext:value-type="float">
            <text:p>260.22759</text:p>
          </table:table-cell>
          <table:table-cell office:value-type="float" office:value="252.33615" calcext:value-type="float">
            <text:p>252.33615</text:p>
          </table:table-cell>
          <table:table-cell office:value-type="float" office:value="187.635290333" calcext:value-type="float">
            <text:p>187.635290333</text:p>
          </table:table-cell>
          <table:table-cell office:value-type="float" office:value="177.388296333" calcext:value-type="float">
            <text:p>177.388296333</text:p>
          </table:table-cell>
          <table:table-cell office:value-type="float" office:value="168.917764333" calcext:value-type="float">
            <text:p>168.917764333</text:p>
          </table:table-cell>
          <table:table-cell office:value-type="float" office:value="162.332666" calcext:value-type="float">
            <text:p>162.332666</text:p>
          </table:table-cell>
          <table:table-cell office:value-type="float" office:value="213.172914" calcext:value-type="float">
            <text:p>213.172914</text:p>
          </table:table-cell>
          <table:table-cell office:value-type="float" office:value="219.684475667" calcext:value-type="float">
            <text:p>219.684475667</text:p>
          </table:table-cell>
          <table:table-cell office:value-type="float" office:value="189.779136667" calcext:value-type="float">
            <text:p>189.779136667</text:p>
          </table:table-cell>
          <table:table-cell office:value-type="float" office:value="169.770658333" calcext:value-type="float">
            <text:p>169.770658333</text:p>
          </table:table-cell>
          <table:table-cell office:value-type="float" office:value="173.45756" calcext:value-type="float">
            <text:p>173.45756</text:p>
          </table:table-cell>
          <table:table-cell office:value-type="float" office:value="157.902165" calcext:value-type="float">
            <text:p>157.902165</text:p>
          </table:table-cell>
          <table:table-cell office:value-type="float" office:value="159.189416667" calcext:value-type="float">
            <text:p>159.189416667</text:p>
          </table:table-cell>
          <table:table-cell office:value-type="float" office:value="166.712349" calcext:value-type="float">
            <text:p>166.712349</text:p>
          </table:table-cell>
          <table:table-cell office:value-type="float" office:value="190.194031667" calcext:value-type="float">
            <text:p>190.1940316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37.992982" calcext:value-type="float">
            <text:p>1137.992982</text:p>
          </table:table-cell>
          <table:table-cell office:value-type="float" office:value="2235.43315433" calcext:value-type="float">
            <text:p>2235.43315433</text:p>
          </table:table-cell>
          <table:table-cell office:value-type="float" office:value="1349.632411" calcext:value-type="float">
            <text:p>1349.632411</text:p>
          </table:table-cell>
          <table:table-cell office:value-type="float" office:value="1193.82717433" calcext:value-type="float">
            <text:p>1193.82717433</text:p>
          </table:table-cell>
          <table:table-cell office:value-type="float" office:value="1011.84733533" calcext:value-type="float">
            <text:p>1011.84733533</text:p>
          </table:table-cell>
          <table:table-cell office:value-type="float" office:value="928.675197333" calcext:value-type="float">
            <text:p>928.675197333</text:p>
          </table:table-cell>
          <table:table-cell office:value-type="float" office:value="796.913558333" calcext:value-type="float">
            <text:p>796.913558333</text:p>
          </table:table-cell>
          <table:table-cell office:value-type="float" office:value="727.533856667" calcext:value-type="float">
            <text:p>727.533856667</text:p>
          </table:table-cell>
          <table:table-cell office:value-type="float" office:value="662.686488333" calcext:value-type="float">
            <text:p>662.686488333</text:p>
          </table:table-cell>
          <table:table-cell office:value-type="float" office:value="587.001876" calcext:value-type="float">
            <text:p>587.001876</text:p>
          </table:table-cell>
          <table:table-cell office:value-type="float" office:value="620.341886333" calcext:value-type="float">
            <text:p>620.341886333</text:p>
          </table:table-cell>
          <table:table-cell office:value-type="float" office:value="526.031445" calcext:value-type="float">
            <text:p>526.031445</text:p>
          </table:table-cell>
          <table:table-cell office:value-type="float" office:value="542.777836333" calcext:value-type="float">
            <text:p>542.777836333</text:p>
          </table:table-cell>
          <table:table-cell office:value-type="float" office:value="517.894290333" calcext:value-type="float">
            <text:p>517.894290333</text:p>
          </table:table-cell>
          <table:table-cell office:value-type="float" office:value="479.367215333" calcext:value-type="float">
            <text:p>479.367215333</text:p>
          </table:table-cell>
          <table:table-cell office:value-type="float" office:value="427.464017333" calcext:value-type="float">
            <text:p>427.464017333</text:p>
          </table:table-cell>
          <table:table-cell office:value-type="float" office:value="447.430066333" calcext:value-type="float">
            <text:p>447.430066333</text:p>
          </table:table-cell>
          <table:table-cell office:value-type="float" office:value="418.726386" calcext:value-type="float">
            <text:p>418.726386</text:p>
          </table:table-cell>
          <table:table-cell office:value-type="float" office:value="434.320789667" calcext:value-type="float">
            <text:p>434.320789667</text:p>
          </table:table-cell>
          <table:table-cell office:value-type="float" office:value="381.851557" calcext:value-type="float">
            <text:p>381.851557</text:p>
          </table:table-cell>
          <table:table-cell office:value-type="float" office:value="376.628093333" calcext:value-type="float">
            <text:p>376.628093333</text:p>
          </table:table-cell>
          <table:table-cell office:value-type="float" office:value="368.671231667" calcext:value-type="float">
            <text:p>368.671231667</text:p>
          </table:table-cell>
          <table:table-cell office:value-type="float" office:value="346.541074" calcext:value-type="float">
            <text:p>346.541074</text:p>
          </table:table-cell>
          <table:table-cell office:value-type="float" office:value="325.256252667" calcext:value-type="float">
            <text:p>325.256252667</text:p>
          </table:table-cell>
          <table:table-cell office:value-type="float" office:value="313.714727667" calcext:value-type="float">
            <text:p>313.714727667</text:p>
          </table:table-cell>
          <table:table-cell office:value-type="float" office:value="343.448771333" calcext:value-type="float">
            <text:p>343.448771333</text:p>
          </table:table-cell>
          <table:table-cell office:value-type="float" office:value="347.569961667" calcext:value-type="float">
            <text:p>347.569961667</text:p>
          </table:table-cell>
          <table:table-cell office:value-type="float" office:value="299.8617" calcext:value-type="float">
            <text:p>299.8617</text:p>
          </table:table-cell>
          <table:table-cell office:value-type="float" office:value="315.557036333" calcext:value-type="float">
            <text:p>315.557036333</text:p>
          </table:table-cell>
          <table:table-cell office:value-type="float" office:value="270.743342333" calcext:value-type="float">
            <text:p>270.743342333</text:p>
          </table:table-cell>
          <table:table-cell office:value-type="float" office:value="350.827660667" calcext:value-type="float">
            <text:p>350.827660667</text:p>
          </table:table-cell>
          <table:table-cell office:value-type="float" office:value="301.232173" calcext:value-type="float">
            <text:p>301.232173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64262733333" calcext:value-type="float">
            <text:p>2.6426273333</text:p>
          </table:table-cell>
          <table:table-cell office:value-type="float" office:value="3.37607066667" calcext:value-type="float">
            <text:p>3.3760706667</text:p>
          </table:table-cell>
          <table:table-cell office:value-type="float" office:value="3.39415666667" calcext:value-type="float">
            <text:p>3.3941566667</text:p>
          </table:table-cell>
          <table:table-cell office:value-type="float" office:value="3.46942133333" calcext:value-type="float">
            <text:p>3.4694213333</text:p>
          </table:table-cell>
          <table:table-cell office:value-type="float" office:value="3.615897" calcext:value-type="float">
            <text:p>3.615897</text:p>
          </table:table-cell>
          <table:table-cell office:value-type="float" office:value="3.70418866667" calcext:value-type="float">
            <text:p>3.7041886667</text:p>
          </table:table-cell>
          <table:table-cell office:value-type="float" office:value="4.271479" calcext:value-type="float">
            <text:p>4.271479</text:p>
          </table:table-cell>
          <table:table-cell office:value-type="float" office:value="4.32350766667" calcext:value-type="float">
            <text:p>4.3235076667</text:p>
          </table:table-cell>
          <table:table-cell office:value-type="float" office:value="5.004641" calcext:value-type="float">
            <text:p>5.004641</text:p>
          </table:table-cell>
          <table:table-cell office:value-type="float" office:value="5.12831633333" calcext:value-type="float">
            <text:p>5.1283163333</text:p>
          </table:table-cell>
          <table:table-cell office:value-type="float" office:value="5.83567033333" calcext:value-type="float">
            <text:p>5.8356703333</text:p>
          </table:table-cell>
          <table:table-cell office:value-type="float" office:value="6.24733066667" calcext:value-type="float">
            <text:p>6.2473306667</text:p>
          </table:table-cell>
          <table:table-cell office:value-type="float" office:value="9.18421566667" calcext:value-type="float">
            <text:p>9.1842156667</text:p>
          </table:table-cell>
          <table:table-cell office:value-type="float" office:value="7.47966966667" calcext:value-type="float">
            <text:p>7.4796696667</text:p>
          </table:table-cell>
          <table:table-cell office:value-type="float" office:value="11.3694603333" calcext:value-type="float">
            <text:p>11.3694603333</text:p>
          </table:table-cell>
          <table:table-cell office:value-type="float" office:value="6.80913733333" calcext:value-type="float">
            <text:p>6.8091373333</text:p>
          </table:table-cell>
          <table:table-cell office:value-type="float" office:value="9.223523" calcext:value-type="float">
            <text:p>9.223523</text:p>
          </table:table-cell>
          <table:table-cell office:value-type="float" office:value="8.68195366667" calcext:value-type="float">
            <text:p>8.6819536667</text:p>
          </table:table-cell>
          <table:table-cell office:value-type="float" office:value="14.640812" calcext:value-type="float">
            <text:p>14.640812</text:p>
          </table:table-cell>
          <table:table-cell office:value-type="float" office:value="14.5564293333" calcext:value-type="float">
            <text:p>14.5564293333</text:p>
          </table:table-cell>
          <table:table-cell office:value-type="float" office:value="45.4993583333" calcext:value-type="float">
            <text:p>45.4993583333</text:p>
          </table:table-cell>
          <table:table-cell office:value-type="float" office:value="10.078034" calcext:value-type="float">
            <text:p>10.078034</text:p>
          </table:table-cell>
          <table:table-cell office:value-type="float" office:value="53.6375096667" calcext:value-type="float">
            <text:p>53.6375096667</text:p>
          </table:table-cell>
          <table:table-cell office:value-type="float" office:value="65.5964726667" calcext:value-type="float">
            <text:p>65.5964726667</text:p>
          </table:table-cell>
          <table:table-cell office:value-type="float" office:value="39.140669" calcext:value-type="float">
            <text:p>39.140669</text:p>
          </table:table-cell>
          <table:table-cell office:value-type="float" office:value="67.7660833333" calcext:value-type="float">
            <text:p>67.7660833333</text:p>
          </table:table-cell>
          <table:table-cell office:value-type="float" office:value="74.876689" calcext:value-type="float">
            <text:p>74.876689</text:p>
          </table:table-cell>
          <table:table-cell office:value-type="float" office:value="71.5471696667" calcext:value-type="float">
            <text:p>71.5471696667</text:p>
          </table:table-cell>
          <table:table-cell office:value-type="float" office:value="78.864119" calcext:value-type="float">
            <text:p>78.864119</text:p>
          </table:table-cell>
          <table:table-cell office:value-type="float" office:value="75.4900253333" calcext:value-type="float">
            <text:p>75.4900253333</text:p>
          </table:table-cell>
          <table:table-cell office:value-type="float" office:value="44.858933" calcext:value-type="float">
            <text:p>44.858933</text:p>
          </table:table-cell>
          <table:table-cell office:value-type="float" office:value="84.9206273333" calcext:value-type="float">
            <text:p>84.920627333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011547" calcext:value-type="float">
            <text:p>3.011547</text:p>
          </table:table-cell>
          <table:table-cell office:value-type="float" office:value="4.05412666667" calcext:value-type="float">
            <text:p>4.0541266667</text:p>
          </table:table-cell>
          <table:table-cell office:value-type="float" office:value="3.876763" calcext:value-type="float">
            <text:p>3.876763</text:p>
          </table:table-cell>
          <table:table-cell office:value-type="float" office:value="4.17132233333" calcext:value-type="float">
            <text:p>4.1713223333</text:p>
          </table:table-cell>
          <table:table-cell office:value-type="float" office:value="4.87638366667" calcext:value-type="float">
            <text:p>4.8763836667</text:p>
          </table:table-cell>
          <table:table-cell office:value-type="float" office:value="4.34205" calcext:value-type="float">
            <text:p>4.34205</text:p>
          </table:table-cell>
          <table:table-cell office:value-type="float" office:value="4.56684366667" calcext:value-type="float">
            <text:p>4.5668436667</text:p>
          </table:table-cell>
          <table:table-cell office:value-type="float" office:value="4.67328466667" calcext:value-type="float">
            <text:p>4.6732846667</text:p>
          </table:table-cell>
          <table:table-cell office:value-type="float" office:value="5.161635" calcext:value-type="float">
            <text:p>5.161635</text:p>
          </table:table-cell>
          <table:table-cell office:value-type="float" office:value="5.13316733333" calcext:value-type="float">
            <text:p>5.1331673333</text:p>
          </table:table-cell>
          <table:table-cell office:value-type="float" office:value="5.63049266667" calcext:value-type="float">
            <text:p>5.6304926667</text:p>
          </table:table-cell>
          <table:table-cell office:value-type="float" office:value="5.92721966667" calcext:value-type="float">
            <text:p>5.9272196667</text:p>
          </table:table-cell>
          <table:table-cell office:value-type="float" office:value="5.34663833333" calcext:value-type="float">
            <text:p>5.3466383333</text:p>
          </table:table-cell>
          <table:table-cell office:value-type="float" office:value="5.84630333333" calcext:value-type="float">
            <text:p>5.8463033333</text:p>
          </table:table-cell>
          <table:table-cell office:value-type="float" office:value="7.39893733333" calcext:value-type="float">
            <text:p>7.3989373333</text:p>
          </table:table-cell>
          <table:table-cell office:value-type="float" office:value="7.079356" calcext:value-type="float">
            <text:p>7.079356</text:p>
          </table:table-cell>
          <table:table-cell office:value-type="float" office:value="10.696924" calcext:value-type="float">
            <text:p>10.696924</text:p>
          </table:table-cell>
          <table:table-cell office:value-type="float" office:value="9.61857366667" calcext:value-type="float">
            <text:p>9.6185736667</text:p>
          </table:table-cell>
          <table:table-cell office:value-type="float" office:value="12.9778916667" calcext:value-type="float">
            <text:p>12.9778916667</text:p>
          </table:table-cell>
          <table:table-cell office:value-type="float" office:value="9.73507933333" calcext:value-type="float">
            <text:p>9.7350793333</text:p>
          </table:table-cell>
          <table:table-cell office:value-type="float" office:value="14.292229" calcext:value-type="float">
            <text:p>14.292229</text:p>
          </table:table-cell>
          <table:table-cell office:value-type="float" office:value="29.326779" calcext:value-type="float">
            <text:p>29.326779</text:p>
          </table:table-cell>
          <table:table-cell office:value-type="float" office:value="24.6602663333" calcext:value-type="float">
            <text:p>24.6602663333</text:p>
          </table:table-cell>
          <table:table-cell office:value-type="float" office:value="43.8106893333" calcext:value-type="float">
            <text:p>43.8106893333</text:p>
          </table:table-cell>
          <table:table-cell office:value-type="float" office:value="41.9745016667" calcext:value-type="float">
            <text:p>41.9745016667</text:p>
          </table:table-cell>
          <table:table-cell office:value-type="float" office:value="20.197854" calcext:value-type="float">
            <text:p>20.197854</text:p>
          </table:table-cell>
          <table:table-cell office:value-type="float" office:value="18.9353313333" calcext:value-type="float">
            <text:p>18.9353313333</text:p>
          </table:table-cell>
          <table:table-cell office:value-type="float" office:value="58.114542" calcext:value-type="float">
            <text:p>58.114542</text:p>
          </table:table-cell>
          <table:table-cell office:value-type="float" office:value="19.965258" calcext:value-type="float">
            <text:p>19.965258</text:p>
          </table:table-cell>
          <table:table-cell office:value-type="float" office:value="50.619781" calcext:value-type="float">
            <text:p>50.619781</text:p>
          </table:table-cell>
          <table:table-cell office:value-type="float" office:value="75.107818" calcext:value-type="float">
            <text:p>75.107818</text:p>
          </table:table-cell>
          <table:table-cell office:value-type="float" office:value="67.970317" calcext:value-type="float">
            <text:p>67.97031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35971933333" calcext:value-type="float">
            <text:p>4.3597193333</text:p>
          </table:table-cell>
          <table:table-cell office:value-type="float" office:value="4.930093" calcext:value-type="float">
            <text:p>4.930093</text:p>
          </table:table-cell>
          <table:table-cell office:value-type="float" office:value="5.28935033333" calcext:value-type="float">
            <text:p>5.2893503333</text:p>
          </table:table-cell>
          <table:table-cell office:value-type="float" office:value="4.897767" calcext:value-type="float">
            <text:p>4.897767</text:p>
          </table:table-cell>
          <table:table-cell office:value-type="float" office:value="4.80328" calcext:value-type="float">
            <text:p>4.80328</text:p>
          </table:table-cell>
          <table:table-cell office:value-type="float" office:value="4.79026" calcext:value-type="float">
            <text:p>4.79026</text:p>
          </table:table-cell>
          <table:table-cell office:value-type="float" office:value="4.72062933333" calcext:value-type="float">
            <text:p>4.7206293333</text:p>
          </table:table-cell>
          <table:table-cell office:value-type="float" office:value="5.06329933333" calcext:value-type="float">
            <text:p>5.0632993333</text:p>
          </table:table-cell>
          <table:table-cell office:value-type="float" office:value="5.284108" calcext:value-type="float">
            <text:p>5.284108</text:p>
          </table:table-cell>
          <table:table-cell office:value-type="float" office:value="6.626174" calcext:value-type="float">
            <text:p>6.626174</text:p>
          </table:table-cell>
          <table:table-cell office:value-type="float" office:value="5.975724" calcext:value-type="float">
            <text:p>5.975724</text:p>
          </table:table-cell>
          <table:table-cell office:value-type="float" office:value="5.85380133333" calcext:value-type="float">
            <text:p>5.8538013333</text:p>
          </table:table-cell>
          <table:table-cell office:value-type="float" office:value="6.366221" calcext:value-type="float">
            <text:p>6.366221</text:p>
          </table:table-cell>
          <table:table-cell office:value-type="float" office:value="6.704266" calcext:value-type="float">
            <text:p>6.704266</text:p>
          </table:table-cell>
          <table:table-cell office:value-type="float" office:value="6.80889366667" calcext:value-type="float">
            <text:p>6.8088936667</text:p>
          </table:table-cell>
          <table:table-cell office:value-type="float" office:value="6.95404533333" calcext:value-type="float">
            <text:p>6.9540453333</text:p>
          </table:table-cell>
          <table:table-cell office:value-type="float" office:value="8.90595433333" calcext:value-type="float">
            <text:p>8.9059543333</text:p>
          </table:table-cell>
          <table:table-cell office:value-type="float" office:value="13.5686933333" calcext:value-type="float">
            <text:p>13.5686933333</text:p>
          </table:table-cell>
          <table:table-cell office:value-type="float" office:value="13.840735" calcext:value-type="float">
            <text:p>13.840735</text:p>
          </table:table-cell>
          <table:table-cell office:value-type="float" office:value="13.443835" calcext:value-type="float">
            <text:p>13.443835</text:p>
          </table:table-cell>
          <table:table-cell office:value-type="float" office:value="17.6845406667" calcext:value-type="float">
            <text:p>17.6845406667</text:p>
          </table:table-cell>
          <table:table-cell office:value-type="float" office:value="19.0665406667" calcext:value-type="float">
            <text:p>19.0665406667</text:p>
          </table:table-cell>
          <table:table-cell office:value-type="float" office:value="20.9943856667" calcext:value-type="float">
            <text:p>20.9943856667</text:p>
          </table:table-cell>
          <table:table-cell office:value-type="float" office:value="67.9889893333" calcext:value-type="float">
            <text:p>67.9889893333</text:p>
          </table:table-cell>
          <table:table-cell office:value-type="float" office:value="39.9794503333" calcext:value-type="float">
            <text:p>39.9794503333</text:p>
          </table:table-cell>
          <table:table-cell office:value-type="float" office:value="68.7881183333" calcext:value-type="float">
            <text:p>68.7881183333</text:p>
          </table:table-cell>
          <table:table-cell office:value-type="float" office:value="57.749259" calcext:value-type="float">
            <text:p>57.749259</text:p>
          </table:table-cell>
          <table:table-cell office:value-type="float" office:value="24.127924" calcext:value-type="float">
            <text:p>24.127924</text:p>
          </table:table-cell>
          <table:table-cell office:value-type="float" office:value="39.9261576667" calcext:value-type="float">
            <text:p>39.9261576667</text:p>
          </table:table-cell>
          <table:table-cell office:value-type="float" office:value="26.561478" calcext:value-type="float">
            <text:p>26.561478</text:p>
          </table:table-cell>
          <table:table-cell office:value-type="float" office:value="90.3081483333" calcext:value-type="float">
            <text:p>90.3081483333</text:p>
          </table:table-cell>
          <table:table-cell office:value-type="float" office:value="78.866863" calcext:value-type="float">
            <text:p>78.8668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57758033333" calcext:value-type="float">
            <text:p>6.5775803333</text:p>
          </table:table-cell>
          <table:table-cell office:value-type="float" office:value="7.14364033333" calcext:value-type="float">
            <text:p>7.1436403333</text:p>
          </table:table-cell>
          <table:table-cell office:value-type="float" office:value="7.02903466667" calcext:value-type="float">
            <text:p>7.0290346667</text:p>
          </table:table-cell>
          <table:table-cell office:value-type="float" office:value="7.19475966667" calcext:value-type="float">
            <text:p>7.1947596667</text:p>
          </table:table-cell>
          <table:table-cell office:value-type="float" office:value="6.82620566667" calcext:value-type="float">
            <text:p>6.8262056667</text:p>
          </table:table-cell>
          <table:table-cell office:value-type="float" office:value="6.83420133333" calcext:value-type="float">
            <text:p>6.8342013333</text:p>
          </table:table-cell>
          <table:table-cell office:value-type="float" office:value="7.04169133333" calcext:value-type="float">
            <text:p>7.0416913333</text:p>
          </table:table-cell>
          <table:table-cell office:value-type="float" office:value="5.610789" calcext:value-type="float">
            <text:p>5.610789</text:p>
          </table:table-cell>
          <table:table-cell office:value-type="float" office:value="7.01984066667" calcext:value-type="float">
            <text:p>7.0198406667</text:p>
          </table:table-cell>
          <table:table-cell office:value-type="float" office:value="6.60009633333" calcext:value-type="float">
            <text:p>6.6000963333</text:p>
          </table:table-cell>
          <table:table-cell office:value-type="float" office:value="6.89784066667" calcext:value-type="float">
            <text:p>6.8978406667</text:p>
          </table:table-cell>
          <table:table-cell office:value-type="float" office:value="7.340657" calcext:value-type="float">
            <text:p>7.340657</text:p>
          </table:table-cell>
          <table:table-cell office:value-type="float" office:value="10.888661" calcext:value-type="float">
            <text:p>10.888661</text:p>
          </table:table-cell>
          <table:table-cell office:value-type="float" office:value="7.475661" calcext:value-type="float">
            <text:p>7.475661</text:p>
          </table:table-cell>
          <table:table-cell office:value-type="float" office:value="6.91676933333" calcext:value-type="float">
            <text:p>6.9167693333</text:p>
          </table:table-cell>
          <table:table-cell office:value-type="float" office:value="7.74298233333" calcext:value-type="float">
            <text:p>7.7429823333</text:p>
          </table:table-cell>
          <table:table-cell office:value-type="float" office:value="8.02393033333" calcext:value-type="float">
            <text:p>8.0239303333</text:p>
          </table:table-cell>
          <table:table-cell office:value-type="float" office:value="26.7303053333" calcext:value-type="float">
            <text:p>26.7303053333</text:p>
          </table:table-cell>
          <table:table-cell office:value-type="float" office:value="23.7168073333" calcext:value-type="float">
            <text:p>23.7168073333</text:p>
          </table:table-cell>
          <table:table-cell office:value-type="float" office:value="10.4177693333" calcext:value-type="float">
            <text:p>10.4177693333</text:p>
          </table:table-cell>
          <table:table-cell office:value-type="float" office:value="17.5016716667" calcext:value-type="float">
            <text:p>17.5016716667</text:p>
          </table:table-cell>
          <table:table-cell office:value-type="float" office:value="13.4969013333" calcext:value-type="float">
            <text:p>13.4969013333</text:p>
          </table:table-cell>
          <table:table-cell office:value-type="float" office:value="31.6303196667" calcext:value-type="float">
            <text:p>31.6303196667</text:p>
          </table:table-cell>
          <table:table-cell office:value-type="float" office:value="48.046445" calcext:value-type="float">
            <text:p>48.046445</text:p>
          </table:table-cell>
          <table:table-cell office:value-type="float" office:value="16.6633473333" calcext:value-type="float">
            <text:p>16.6633473333</text:p>
          </table:table-cell>
          <table:table-cell office:value-type="float" office:value="16.516012" calcext:value-type="float">
            <text:p>16.516012</text:p>
          </table:table-cell>
          <table:table-cell office:value-type="float" office:value="21.6750046667" calcext:value-type="float">
            <text:p>21.6750046667</text:p>
          </table:table-cell>
          <table:table-cell office:value-type="float" office:value="54.4600706667" calcext:value-type="float">
            <text:p>54.4600706667</text:p>
          </table:table-cell>
          <table:table-cell office:value-type="float" office:value="17.3638006667" calcext:value-type="float">
            <text:p>17.3638006667</text:p>
          </table:table-cell>
          <table:table-cell office:value-type="float" office:value="83.215912" calcext:value-type="float">
            <text:p>83.215912</text:p>
          </table:table-cell>
          <table:table-cell office:value-type="float" office:value="26.862325" calcext:value-type="float">
            <text:p>26.862325</text:p>
          </table:table-cell>
          <table:table-cell office:value-type="float" office:value="43.5787753333" calcext:value-type="float">
            <text:p>43.578775333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.7197723333" calcext:value-type="float">
            <text:p>10.7197723333</text:p>
          </table:table-cell>
          <table:table-cell office:value-type="float" office:value="11.607128" calcext:value-type="float">
            <text:p>11.607128</text:p>
          </table:table-cell>
          <table:table-cell office:value-type="float" office:value="10.683944" calcext:value-type="float">
            <text:p>10.683944</text:p>
          </table:table-cell>
          <table:table-cell office:value-type="float" office:value="11.0604163333" calcext:value-type="float">
            <text:p>11.0604163333</text:p>
          </table:table-cell>
          <table:table-cell office:value-type="float" office:value="9.397037" calcext:value-type="float">
            <text:p>9.397037</text:p>
          </table:table-cell>
          <table:table-cell office:value-type="float" office:value="8.943934" calcext:value-type="float">
            <text:p>8.943934</text:p>
          </table:table-cell>
          <table:table-cell office:value-type="float" office:value="8.70967433333" calcext:value-type="float">
            <text:p>8.7096743333</text:p>
          </table:table-cell>
          <table:table-cell office:value-type="float" office:value="7.41616" calcext:value-type="float">
            <text:p>7.41616</text:p>
          </table:table-cell>
          <table:table-cell office:value-type="float" office:value="9.65230266667" calcext:value-type="float">
            <text:p>9.6523026667</text:p>
          </table:table-cell>
          <table:table-cell office:value-type="float" office:value="14.224038" calcext:value-type="float">
            <text:p>14.224038</text:p>
          </table:table-cell>
          <table:table-cell office:value-type="float" office:value="8.73862533333" calcext:value-type="float">
            <text:p>8.7386253333</text:p>
          </table:table-cell>
          <table:table-cell office:value-type="float" office:value="9.26615433333" calcext:value-type="float">
            <text:p>9.2661543333</text:p>
          </table:table-cell>
          <table:table-cell office:value-type="float" office:value="8.91640666667" calcext:value-type="float">
            <text:p>8.9164066667</text:p>
          </table:table-cell>
          <table:table-cell office:value-type="float" office:value="9.26301766667" calcext:value-type="float">
            <text:p>9.2630176667</text:p>
          </table:table-cell>
          <table:table-cell office:value-type="float" office:value="9.02624333333" calcext:value-type="float">
            <text:p>9.0262433333</text:p>
          </table:table-cell>
          <table:table-cell office:value-type="float" office:value="9.68981366667" calcext:value-type="float">
            <text:p>9.6898136667</text:p>
          </table:table-cell>
          <table:table-cell office:value-type="float" office:value="10.5738493333" calcext:value-type="float">
            <text:p>10.5738493333</text:p>
          </table:table-cell>
          <table:table-cell office:value-type="float" office:value="11.791196" calcext:value-type="float">
            <text:p>11.791196</text:p>
          </table:table-cell>
          <table:table-cell office:value-type="float" office:value="12.703584" calcext:value-type="float">
            <text:p>12.703584</text:p>
          </table:table-cell>
          <table:table-cell office:value-type="float" office:value="9.95462966667" calcext:value-type="float">
            <text:p>9.9546296667</text:p>
          </table:table-cell>
          <table:table-cell office:value-type="float" office:value="12.980493" calcext:value-type="float">
            <text:p>12.980493</text:p>
          </table:table-cell>
          <table:table-cell office:value-type="float" office:value="19.0890526667" calcext:value-type="float">
            <text:p>19.0890526667</text:p>
          </table:table-cell>
          <table:table-cell office:value-type="float" office:value="28.636181" calcext:value-type="float">
            <text:p>28.636181</text:p>
          </table:table-cell>
          <table:table-cell office:value-type="float" office:value="18.1050096667" calcext:value-type="float">
            <text:p>18.1050096667</text:p>
          </table:table-cell>
          <table:table-cell office:value-type="float" office:value="18.2893133333" calcext:value-type="float">
            <text:p>18.2893133333</text:p>
          </table:table-cell>
          <table:table-cell office:value-type="float" office:value="25.3974823333" calcext:value-type="float">
            <text:p>25.3974823333</text:p>
          </table:table-cell>
          <table:table-cell office:value-type="float" office:value="29.5459683333" calcext:value-type="float">
            <text:p>29.5459683333</text:p>
          </table:table-cell>
          <table:table-cell office:value-type="float" office:value="23.405034" calcext:value-type="float">
            <text:p>23.405034</text:p>
          </table:table-cell>
          <table:table-cell office:value-type="float" office:value="30.1413316667" calcext:value-type="float">
            <text:p>30.1413316667</text:p>
          </table:table-cell>
          <table:table-cell office:value-type="float" office:value="45.400302" calcext:value-type="float">
            <text:p>45.400302</text:p>
          </table:table-cell>
          <table:table-cell office:value-type="float" office:value="41.3028073333" calcext:value-type="float">
            <text:p>41.3028073333</text:p>
          </table:table-cell>
          <table:table-cell office:value-type="float" office:value="67.61969" calcext:value-type="float">
            <text:p>67.619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8.6083986667" calcext:value-type="float">
            <text:p>18.6083986667</text:p>
          </table:table-cell>
          <table:table-cell office:value-type="float" office:value="19.042618" calcext:value-type="float">
            <text:p>19.042618</text:p>
          </table:table-cell>
          <table:table-cell office:value-type="float" office:value="18.5770593333" calcext:value-type="float">
            <text:p>18.5770593333</text:p>
          </table:table-cell>
          <table:table-cell office:value-type="float" office:value="15.222849" calcext:value-type="float">
            <text:p>15.222849</text:p>
          </table:table-cell>
          <table:table-cell office:value-type="float" office:value="13.472742" calcext:value-type="float">
            <text:p>13.472742</text:p>
          </table:table-cell>
          <table:table-cell office:value-type="float" office:value="12.334275" calcext:value-type="float">
            <text:p>12.334275</text:p>
          </table:table-cell>
          <table:table-cell office:value-type="float" office:value="13.796339" calcext:value-type="float">
            <text:p>13.796339</text:p>
          </table:table-cell>
          <table:table-cell office:value-type="float" office:value="11.0364143333" calcext:value-type="float">
            <text:p>11.0364143333</text:p>
          </table:table-cell>
          <table:table-cell office:value-type="float" office:value="13.5370656667" calcext:value-type="float">
            <text:p>13.5370656667</text:p>
          </table:table-cell>
          <table:table-cell office:value-type="float" office:value="11.9358836667" calcext:value-type="float">
            <text:p>11.9358836667</text:p>
          </table:table-cell>
          <table:table-cell office:value-type="float" office:value="11.6542946667" calcext:value-type="float">
            <text:p>11.6542946667</text:p>
          </table:table-cell>
          <table:table-cell office:value-type="float" office:value="11.7325913333" calcext:value-type="float">
            <text:p>11.7325913333</text:p>
          </table:table-cell>
          <table:table-cell office:value-type="float" office:value="12.2305586667" calcext:value-type="float">
            <text:p>12.2305586667</text:p>
          </table:table-cell>
          <table:table-cell office:value-type="float" office:value="13.3113303333" calcext:value-type="float">
            <text:p>13.3113303333</text:p>
          </table:table-cell>
          <table:table-cell office:value-type="float" office:value="15.2564483333" calcext:value-type="float">
            <text:p>15.2564483333</text:p>
          </table:table-cell>
          <table:table-cell office:value-type="float" office:value="11.5419096667" calcext:value-type="float">
            <text:p>11.5419096667</text:p>
          </table:table-cell>
          <table:table-cell office:value-type="float" office:value="11.0530403333" calcext:value-type="float">
            <text:p>11.0530403333</text:p>
          </table:table-cell>
          <table:table-cell office:value-type="float" office:value="23.8434663333" calcext:value-type="float">
            <text:p>23.8434663333</text:p>
          </table:table-cell>
          <table:table-cell office:value-type="float" office:value="14.9857066667" calcext:value-type="float">
            <text:p>14.9857066667</text:p>
          </table:table-cell>
          <table:table-cell office:value-type="float" office:value="21.042213" calcext:value-type="float">
            <text:p>21.042213</text:p>
          </table:table-cell>
          <table:table-cell office:value-type="float" office:value="15.0547763333" calcext:value-type="float">
            <text:p>15.0547763333</text:p>
          </table:table-cell>
          <table:table-cell office:value-type="float" office:value="44.5003446667" calcext:value-type="float">
            <text:p>44.5003446667</text:p>
          </table:table-cell>
          <table:table-cell office:value-type="float" office:value="41.6333883333" calcext:value-type="float">
            <text:p>41.6333883333</text:p>
          </table:table-cell>
          <table:table-cell office:value-type="float" office:value="18.7621566667" calcext:value-type="float">
            <text:p>18.7621566667</text:p>
          </table:table-cell>
          <table:table-cell office:value-type="float" office:value="27.6939816667" calcext:value-type="float">
            <text:p>27.6939816667</text:p>
          </table:table-cell>
          <table:table-cell office:value-type="float" office:value="52.8735493333" calcext:value-type="float">
            <text:p>52.8735493333</text:p>
          </table:table-cell>
          <table:table-cell office:value-type="float" office:value="39.56552" calcext:value-type="float">
            <text:p>39.56552</text:p>
          </table:table-cell>
          <table:table-cell office:value-type="float" office:value="34.8270833333" calcext:value-type="float">
            <text:p>34.8270833333</text:p>
          </table:table-cell>
          <table:table-cell office:value-type="float" office:value="26.905075" calcext:value-type="float">
            <text:p>26.905075</text:p>
          </table:table-cell>
          <table:table-cell office:value-type="float" office:value="22.3269653333" calcext:value-type="float">
            <text:p>22.3269653333</text:p>
          </table:table-cell>
          <table:table-cell office:value-type="float" office:value="20.677736" calcext:value-type="float">
            <text:p>20.677736</text:p>
          </table:table-cell>
          <table:table-cell office:value-type="float" office:value="56.9166426667" calcext:value-type="float">
            <text:p>56.916642666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9.4364913333" calcext:value-type="float">
            <text:p>29.4364913333</text:p>
          </table:table-cell>
          <table:table-cell office:value-type="float" office:value="29.6614433333" calcext:value-type="float">
            <text:p>29.6614433333</text:p>
          </table:table-cell>
          <table:table-cell office:value-type="float" office:value="24.1908083333" calcext:value-type="float">
            <text:p>24.1908083333</text:p>
          </table:table-cell>
          <table:table-cell office:value-type="float" office:value="24.6321253333" calcext:value-type="float">
            <text:p>24.6321253333</text:p>
          </table:table-cell>
          <table:table-cell office:value-type="float" office:value="22.2514836667" calcext:value-type="float">
            <text:p>22.2514836667</text:p>
          </table:table-cell>
          <table:table-cell office:value-type="float" office:value="21.707237" calcext:value-type="float">
            <text:p>21.707237</text:p>
          </table:table-cell>
          <table:table-cell office:value-type="float" office:value="18.6894606667" calcext:value-type="float">
            <text:p>18.6894606667</text:p>
          </table:table-cell>
          <table:table-cell office:value-type="float" office:value="23.454017" calcext:value-type="float">
            <text:p>23.454017</text:p>
          </table:table-cell>
          <table:table-cell office:value-type="float" office:value="20.632337" calcext:value-type="float">
            <text:p>20.632337</text:p>
          </table:table-cell>
          <table:table-cell office:value-type="float" office:value="18.454983" calcext:value-type="float">
            <text:p>18.454983</text:p>
          </table:table-cell>
          <table:table-cell office:value-type="float" office:value="15.4149976667" calcext:value-type="float">
            <text:p>15.4149976667</text:p>
          </table:table-cell>
          <table:table-cell office:value-type="float" office:value="15.1039496667" calcext:value-type="float">
            <text:p>15.1039496667</text:p>
          </table:table-cell>
          <table:table-cell office:value-type="float" office:value="15.4591333333" calcext:value-type="float">
            <text:p>15.4591333333</text:p>
          </table:table-cell>
          <table:table-cell office:value-type="float" office:value="17.3446293333" calcext:value-type="float">
            <text:p>17.3446293333</text:p>
          </table:table-cell>
          <table:table-cell office:value-type="float" office:value="15.5822756667" calcext:value-type="float">
            <text:p>15.5822756667</text:p>
          </table:table-cell>
          <table:table-cell office:value-type="float" office:value="15.587933" calcext:value-type="float">
            <text:p>15.587933</text:p>
          </table:table-cell>
          <table:table-cell office:value-type="float" office:value="18.2752926667" calcext:value-type="float">
            <text:p>18.2752926667</text:p>
          </table:table-cell>
          <table:table-cell office:value-type="float" office:value="16.794596" calcext:value-type="float">
            <text:p>16.794596</text:p>
          </table:table-cell>
          <table:table-cell office:value-type="float" office:value="17.7017436667" calcext:value-type="float">
            <text:p>17.7017436667</text:p>
          </table:table-cell>
          <table:table-cell office:value-type="float" office:value="30.4016983333" calcext:value-type="float">
            <text:p>30.4016983333</text:p>
          </table:table-cell>
          <table:table-cell office:value-type="float" office:value="22.3645196667" calcext:value-type="float">
            <text:p>22.3645196667</text:p>
          </table:table-cell>
          <table:table-cell office:value-type="float" office:value="28.9183883333" calcext:value-type="float">
            <text:p>28.9183883333</text:p>
          </table:table-cell>
          <table:table-cell office:value-type="float" office:value="23.237586" calcext:value-type="float">
            <text:p>23.237586</text:p>
          </table:table-cell>
          <table:table-cell office:value-type="float" office:value="18.6627316667" calcext:value-type="float">
            <text:p>18.6627316667</text:p>
          </table:table-cell>
          <table:table-cell office:value-type="float" office:value="34.356103" calcext:value-type="float">
            <text:p>34.356103</text:p>
          </table:table-cell>
          <table:table-cell office:value-type="float" office:value="46.9726333333" calcext:value-type="float">
            <text:p>46.9726333333</text:p>
          </table:table-cell>
          <table:table-cell office:value-type="float" office:value="83.497091" calcext:value-type="float">
            <text:p>83.497091</text:p>
          </table:table-cell>
          <table:table-cell office:value-type="float" office:value="66.3358086667" calcext:value-type="float">
            <text:p>66.3358086667</text:p>
          </table:table-cell>
          <table:table-cell office:value-type="float" office:value="36.363616" calcext:value-type="float">
            <text:p>36.363616</text:p>
          </table:table-cell>
          <table:table-cell office:value-type="float" office:value="21.5046703333" calcext:value-type="float">
            <text:p>21.5046703333</text:p>
          </table:table-cell>
          <table:table-cell office:value-type="float" office:value="85.561594" calcext:value-type="float">
            <text:p>85.561594</text:p>
          </table:table-cell>
          <table:table-cell office:value-type="float" office:value="55.984075" calcext:value-type="float">
            <text:p>55.98407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0.6866096667" calcext:value-type="float">
            <text:p>50.6866096667</text:p>
          </table:table-cell>
          <table:table-cell office:value-type="float" office:value="45.7309803333" calcext:value-type="float">
            <text:p>45.7309803333</text:p>
          </table:table-cell>
          <table:table-cell office:value-type="float" office:value="40.698986" calcext:value-type="float">
            <text:p>40.698986</text:p>
          </table:table-cell>
          <table:table-cell office:value-type="float" office:value="38.1442286667" calcext:value-type="float">
            <text:p>38.1442286667</text:p>
          </table:table-cell>
          <table:table-cell office:value-type="float" office:value="35.9003556667" calcext:value-type="float">
            <text:p>35.9003556667</text:p>
          </table:table-cell>
          <table:table-cell office:value-type="float" office:value="31.8666356667" calcext:value-type="float">
            <text:p>31.8666356667</text:p>
          </table:table-cell>
          <table:table-cell office:value-type="float" office:value="28.3424746667" calcext:value-type="float">
            <text:p>28.3424746667</text:p>
          </table:table-cell>
          <table:table-cell office:value-type="float" office:value="27.4155973333" calcext:value-type="float">
            <text:p>27.4155973333</text:p>
          </table:table-cell>
          <table:table-cell office:value-type="float" office:value="26.2215986667" calcext:value-type="float">
            <text:p>26.2215986667</text:p>
          </table:table-cell>
          <table:table-cell office:value-type="float" office:value="26.7309806667" calcext:value-type="float">
            <text:p>26.7309806667</text:p>
          </table:table-cell>
          <table:table-cell office:value-type="float" office:value="25.867889" calcext:value-type="float">
            <text:p>25.867889</text:p>
          </table:table-cell>
          <table:table-cell office:value-type="float" office:value="23.1866836667" calcext:value-type="float">
            <text:p>23.1866836667</text:p>
          </table:table-cell>
          <table:table-cell office:value-type="float" office:value="24.253961" calcext:value-type="float">
            <text:p>24.253961</text:p>
          </table:table-cell>
          <table:table-cell office:value-type="float" office:value="22.9025363333" calcext:value-type="float">
            <text:p>22.9025363333</text:p>
          </table:table-cell>
          <table:table-cell office:value-type="float" office:value="24.152421" calcext:value-type="float">
            <text:p>24.152421</text:p>
          </table:table-cell>
          <table:table-cell office:value-type="float" office:value="21.681493" calcext:value-type="float">
            <text:p>21.681493</text:p>
          </table:table-cell>
          <table:table-cell office:value-type="float" office:value="50.3574836667" calcext:value-type="float">
            <text:p>50.3574836667</text:p>
          </table:table-cell>
          <table:table-cell office:value-type="float" office:value="54.4855976667" calcext:value-type="float">
            <text:p>54.4855976667</text:p>
          </table:table-cell>
          <table:table-cell office:value-type="float" office:value="22.62434" calcext:value-type="float">
            <text:p>22.62434</text:p>
          </table:table-cell>
          <table:table-cell office:value-type="float" office:value="53.7246553333" calcext:value-type="float">
            <text:p>53.7246553333</text:p>
          </table:table-cell>
          <table:table-cell office:value-type="float" office:value="67.848425" calcext:value-type="float">
            <text:p>67.848425</text:p>
          </table:table-cell>
          <table:table-cell office:value-type="float" office:value="49.194425" calcext:value-type="float">
            <text:p>49.194425</text:p>
          </table:table-cell>
          <table:table-cell office:value-type="float" office:value="50.1933906667" calcext:value-type="float">
            <text:p>50.1933906667</text:p>
          </table:table-cell>
          <table:table-cell office:value-type="float" office:value="67.742535" calcext:value-type="float">
            <text:p>67.742535</text:p>
          </table:table-cell>
          <table:table-cell office:value-type="float" office:value="89.308526" calcext:value-type="float">
            <text:p>89.308526</text:p>
          </table:table-cell>
          <table:table-cell office:value-type="float" office:value="46.9760863333" calcext:value-type="float">
            <text:p>46.9760863333</text:p>
          </table:table-cell>
          <table:table-cell office:value-type="float" office:value="47.9863913333" calcext:value-type="float">
            <text:p>47.9863913333</text:p>
          </table:table-cell>
          <table:table-cell office:value-type="float" office:value="29.3225606667" calcext:value-type="float">
            <text:p>29.3225606667</text:p>
          </table:table-cell>
          <table:table-cell office:value-type="float" office:value="52.1427296667" calcext:value-type="float">
            <text:p>52.1427296667</text:p>
          </table:table-cell>
          <table:table-cell office:value-type="float" office:value="28.0155226667" calcext:value-type="float">
            <text:p>28.0155226667</text:p>
          </table:table-cell>
          <table:table-cell office:value-type="float" office:value="70.0187433333" calcext:value-type="float">
            <text:p>70.0187433333</text:p>
          </table:table-cell>
          <table:table-cell office:value-type="float" office:value="51.981997" calcext:value-type="float">
            <text:p>51.98199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0.7082403333" calcext:value-type="float">
            <text:p>80.7082403333</text:p>
          </table:table-cell>
          <table:table-cell office:value-type="float" office:value="88.1367513333" calcext:value-type="float">
            <text:p>88.1367513333</text:p>
          </table:table-cell>
          <table:table-cell office:value-type="float" office:value="71.276126" calcext:value-type="float">
            <text:p>71.276126</text:p>
          </table:table-cell>
          <table:table-cell office:value-type="float" office:value="67.3255723333" calcext:value-type="float">
            <text:p>67.3255723333</text:p>
          </table:table-cell>
          <table:table-cell office:value-type="float" office:value="62.2459606667" calcext:value-type="float">
            <text:p>62.2459606667</text:p>
          </table:table-cell>
          <table:table-cell office:value-type="float" office:value="53.846018" calcext:value-type="float">
            <text:p>53.846018</text:p>
          </table:table-cell>
          <table:table-cell office:value-type="float" office:value="48.9544053333" calcext:value-type="float">
            <text:p>48.9544053333</text:p>
          </table:table-cell>
          <table:table-cell office:value-type="float" office:value="45.087708" calcext:value-type="float">
            <text:p>45.087708</text:p>
          </table:table-cell>
          <table:table-cell office:value-type="float" office:value="45.343138" calcext:value-type="float">
            <text:p>45.343138</text:p>
          </table:table-cell>
          <table:table-cell office:value-type="float" office:value="37.5001316667" calcext:value-type="float">
            <text:p>37.5001316667</text:p>
          </table:table-cell>
          <table:table-cell office:value-type="float" office:value="39.6077453333" calcext:value-type="float">
            <text:p>39.6077453333</text:p>
          </table:table-cell>
          <table:table-cell office:value-type="float" office:value="36.26164" calcext:value-type="float">
            <text:p>36.26164</text:p>
          </table:table-cell>
          <table:table-cell office:value-type="float" office:value="36.9625963333" calcext:value-type="float">
            <text:p>36.9625963333</text:p>
          </table:table-cell>
          <table:table-cell office:value-type="float" office:value="32.304565" calcext:value-type="float">
            <text:p>32.304565</text:p>
          </table:table-cell>
          <table:table-cell office:value-type="float" office:value="37.9822173333" calcext:value-type="float">
            <text:p>37.9822173333</text:p>
          </table:table-cell>
          <table:table-cell office:value-type="float" office:value="35.583366" calcext:value-type="float">
            <text:p>35.583366</text:p>
          </table:table-cell>
          <table:table-cell office:value-type="float" office:value="34.9290663333" calcext:value-type="float">
            <text:p>34.9290663333</text:p>
          </table:table-cell>
          <table:table-cell office:value-type="float" office:value="31.6812366667" calcext:value-type="float">
            <text:p>31.6812366667</text:p>
          </table:table-cell>
          <table:table-cell office:value-type="float" office:value="53.914966" calcext:value-type="float">
            <text:p>53.914966</text:p>
          </table:table-cell>
          <table:table-cell office:value-type="float" office:value="52.5905283333" calcext:value-type="float">
            <text:p>52.5905283333</text:p>
          </table:table-cell>
          <table:table-cell office:value-type="float" office:value="66.3734803333" calcext:value-type="float">
            <text:p>66.3734803333</text:p>
          </table:table-cell>
          <table:table-cell office:value-type="float" office:value="66.310478" calcext:value-type="float">
            <text:p>66.310478</text:p>
          </table:table-cell>
          <table:table-cell office:value-type="float" office:value="75.7409773333" calcext:value-type="float">
            <text:p>75.7409773333</text:p>
          </table:table-cell>
          <table:table-cell office:value-type="float" office:value="58.723848" calcext:value-type="float">
            <text:p>58.723848</text:p>
          </table:table-cell>
          <table:table-cell office:value-type="float" office:value="62.0623983333" calcext:value-type="float">
            <text:p>62.0623983333</text:p>
          </table:table-cell>
          <table:table-cell office:value-type="float" office:value="32.0820463333" calcext:value-type="float">
            <text:p>32.0820463333</text:p>
          </table:table-cell>
          <table:table-cell office:value-type="float" office:value="34.279454" calcext:value-type="float">
            <text:p>34.279454</text:p>
          </table:table-cell>
          <table:table-cell office:value-type="float" office:value="37.900693" calcext:value-type="float">
            <text:p>37.900693</text:p>
          </table:table-cell>
          <table:table-cell office:value-type="float" office:value="74.7438603333" calcext:value-type="float">
            <text:p>74.7438603333</text:p>
          </table:table-cell>
          <table:table-cell office:value-type="float" office:value="40.2573263333" calcext:value-type="float">
            <text:p>40.2573263333</text:p>
          </table:table-cell>
          <table:table-cell office:value-type="float" office:value="36.134113" calcext:value-type="float">
            <text:p>36.134113</text:p>
          </table:table-cell>
          <table:table-cell office:value-type="float" office:value="60.4979906667" calcext:value-type="float">
            <text:p>60.497990666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40.911886" calcext:value-type="float">
            <text:p>140.911886</text:p>
          </table:table-cell>
          <table:table-cell office:value-type="float" office:value="131.868567667" calcext:value-type="float">
            <text:p>131.868567667</text:p>
          </table:table-cell>
          <table:table-cell office:value-type="float" office:value="121.019988667" calcext:value-type="float">
            <text:p>121.019988667</text:p>
          </table:table-cell>
          <table:table-cell office:value-type="float" office:value="111.600641" calcext:value-type="float">
            <text:p>111.600641</text:p>
          </table:table-cell>
          <table:table-cell office:value-type="float" office:value="102.887033333" calcext:value-type="float">
            <text:p>102.887033333</text:p>
          </table:table-cell>
          <table:table-cell office:value-type="float" office:value="95.081341" calcext:value-type="float">
            <text:p>95.081341</text:p>
          </table:table-cell>
          <table:table-cell office:value-type="float" office:value="83.7650233333" calcext:value-type="float">
            <text:p>83.7650233333</text:p>
          </table:table-cell>
          <table:table-cell office:value-type="float" office:value="71.8426063333" calcext:value-type="float">
            <text:p>71.8426063333</text:p>
          </table:table-cell>
          <table:table-cell office:value-type="float" office:value="71.0931346667" calcext:value-type="float">
            <text:p>71.0931346667</text:p>
          </table:table-cell>
          <table:table-cell office:value-type="float" office:value="63.9169366667" calcext:value-type="float">
            <text:p>63.9169366667</text:p>
          </table:table-cell>
          <table:table-cell office:value-type="float" office:value="58.097838" calcext:value-type="float">
            <text:p>58.097838</text:p>
          </table:table-cell>
          <table:table-cell office:value-type="float" office:value="56.3153423333" calcext:value-type="float">
            <text:p>56.3153423333</text:p>
          </table:table-cell>
          <table:table-cell office:value-type="float" office:value="54.2020426667" calcext:value-type="float">
            <text:p>54.2020426667</text:p>
          </table:table-cell>
          <table:table-cell office:value-type="float" office:value="58.3068033333" calcext:value-type="float">
            <text:p>58.3068033333</text:p>
          </table:table-cell>
          <table:table-cell office:value-type="float" office:value="52.987222" calcext:value-type="float">
            <text:p>52.987222</text:p>
          </table:table-cell>
          <table:table-cell office:value-type="float" office:value="53.3652763333" calcext:value-type="float">
            <text:p>53.3652763333</text:p>
          </table:table-cell>
          <table:table-cell office:value-type="float" office:value="50.5549233333" calcext:value-type="float">
            <text:p>50.5549233333</text:p>
          </table:table-cell>
          <table:table-cell office:value-type="float" office:value="76.5483226667" calcext:value-type="float">
            <text:p>76.5483226667</text:p>
          </table:table-cell>
          <table:table-cell office:value-type="float" office:value="72.1483406667" calcext:value-type="float">
            <text:p>72.1483406667</text:p>
          </table:table-cell>
          <table:table-cell office:value-type="float" office:value="75.0092466667" calcext:value-type="float">
            <text:p>75.0092466667</text:p>
          </table:table-cell>
          <table:table-cell office:value-type="float" office:value="75.650264" calcext:value-type="float">
            <text:p>75.650264</text:p>
          </table:table-cell>
          <table:table-cell office:value-type="float" office:value="54.16516" calcext:value-type="float">
            <text:p>54.16516</text:p>
          </table:table-cell>
          <table:table-cell office:value-type="float" office:value="49.241648" calcext:value-type="float">
            <text:p>49.241648</text:p>
          </table:table-cell>
          <table:table-cell office:value-type="float" office:value="74.856797" calcext:value-type="float">
            <text:p>74.856797</text:p>
          </table:table-cell>
          <table:table-cell office:value-type="float" office:value="160.485516333" calcext:value-type="float">
            <text:p>160.485516333</text:p>
          </table:table-cell>
          <table:table-cell office:value-type="float" office:value="92.297458" calcext:value-type="float">
            <text:p>92.297458</text:p>
          </table:table-cell>
          <table:table-cell office:value-type="float" office:value="64.769949" calcext:value-type="float">
            <text:p>64.769949</text:p>
          </table:table-cell>
          <table:table-cell office:value-type="float" office:value="53.770417" calcext:value-type="float">
            <text:p>53.770417</text:p>
          </table:table-cell>
          <table:table-cell office:value-type="float" office:value="48.6067743333" calcext:value-type="float">
            <text:p>48.6067743333</text:p>
          </table:table-cell>
          <table:table-cell office:value-type="float" office:value="106.507163667" calcext:value-type="float">
            <text:p>106.507163667</text:p>
          </table:table-cell>
          <table:table-cell office:value-type="float" office:value="100.816766667" calcext:value-type="float">
            <text:p>100.816766667</text:p>
          </table:table-cell>
          <table:table-cell office:value-type="float" office:value="56.0535503333" calcext:value-type="float">
            <text:p>56.053550333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78.642599333" calcext:value-type="float">
            <text:p>278.642599333</text:p>
          </table:table-cell>
          <table:table-cell office:value-type="float" office:value="299.093783333" calcext:value-type="float">
            <text:p>299.093783333</text:p>
          </table:table-cell>
          <table:table-cell office:value-type="float" office:value="237.109156667" calcext:value-type="float">
            <text:p>237.109156667</text:p>
          </table:table-cell>
          <table:table-cell office:value-type="float" office:value="223.881975333" calcext:value-type="float">
            <text:p>223.881975333</text:p>
          </table:table-cell>
          <table:table-cell office:value-type="float" office:value="190.873898667" calcext:value-type="float">
            <text:p>190.873898667</text:p>
          </table:table-cell>
          <table:table-cell office:value-type="float" office:value="172.309419667" calcext:value-type="float">
            <text:p>172.309419667</text:p>
          </table:table-cell>
          <table:table-cell office:value-type="float" office:value="140.868037333" calcext:value-type="float">
            <text:p>140.868037333</text:p>
          </table:table-cell>
          <table:table-cell office:value-type="float" office:value="141.137772333" calcext:value-type="float">
            <text:p>141.137772333</text:p>
          </table:table-cell>
          <table:table-cell office:value-type="float" office:value="140.599174333" calcext:value-type="float">
            <text:p>140.599174333</text:p>
          </table:table-cell>
          <table:table-cell office:value-type="float" office:value="119.862595" calcext:value-type="float">
            <text:p>119.862595</text:p>
          </table:table-cell>
          <table:table-cell office:value-type="float" office:value="110.320699667" calcext:value-type="float">
            <text:p>110.320699667</text:p>
          </table:table-cell>
          <table:table-cell office:value-type="float" office:value="102.866269667" calcext:value-type="float">
            <text:p>102.866269667</text:p>
          </table:table-cell>
          <table:table-cell office:value-type="float" office:value="99.4461193333" calcext:value-type="float">
            <text:p>99.4461193333</text:p>
          </table:table-cell>
          <table:table-cell office:value-type="float" office:value="97.7769423333" calcext:value-type="float">
            <text:p>97.7769423333</text:p>
          </table:table-cell>
          <table:table-cell office:value-type="float" office:value="98.9648556667" calcext:value-type="float">
            <text:p>98.9648556667</text:p>
          </table:table-cell>
          <table:table-cell office:value-type="float" office:value="97.6338223333" calcext:value-type="float">
            <text:p>97.6338223333</text:p>
          </table:table-cell>
          <table:table-cell office:value-type="float" office:value="150.4416" calcext:value-type="float">
            <text:p>150.4416</text:p>
          </table:table-cell>
          <table:table-cell office:value-type="float" office:value="97.2592573333" calcext:value-type="float">
            <text:p>97.2592573333</text:p>
          </table:table-cell>
          <table:table-cell office:value-type="float" office:value="124.296834" calcext:value-type="float">
            <text:p>124.296834</text:p>
          </table:table-cell>
          <table:table-cell office:value-type="float" office:value="91.993843" calcext:value-type="float">
            <text:p>91.993843</text:p>
          </table:table-cell>
          <table:table-cell office:value-type="float" office:value="115.867946" calcext:value-type="float">
            <text:p>115.867946</text:p>
          </table:table-cell>
          <table:table-cell office:value-type="float" office:value="113.370443667" calcext:value-type="float">
            <text:p>113.370443667</text:p>
          </table:table-cell>
          <table:table-cell office:value-type="float" office:value="86.3167276667" calcext:value-type="float">
            <text:p>86.3167276667</text:p>
          </table:table-cell>
          <table:table-cell office:value-type="float" office:value="131.734819333" calcext:value-type="float">
            <text:p>131.734819333</text:p>
          </table:table-cell>
          <table:table-cell office:value-type="float" office:value="107.976398333" calcext:value-type="float">
            <text:p>107.976398333</text:p>
          </table:table-cell>
          <table:table-cell office:value-type="float" office:value="185.734507667" calcext:value-type="float">
            <text:p>185.734507667</text:p>
          </table:table-cell>
          <table:table-cell office:value-type="float" office:value="90.8672166667" calcext:value-type="float">
            <text:p>90.8672166667</text:p>
          </table:table-cell>
          <table:table-cell office:value-type="float" office:value="90.163623" calcext:value-type="float">
            <text:p>90.163623</text:p>
          </table:table-cell>
          <table:table-cell office:value-type="float" office:value="121.805157667" calcext:value-type="float">
            <text:p>121.805157667</text:p>
          </table:table-cell>
          <table:table-cell office:value-type="float" office:value="84.620687" calcext:value-type="float">
            <text:p>84.620687</text:p>
          </table:table-cell>
          <table:table-cell office:value-type="float" office:value="128.990066667" calcext:value-type="float">
            <text:p>128.990066667</text:p>
          </table:table-cell>
          <table:table-cell office:value-type="float" office:value="165.86656" calcext:value-type="float">
            <text:p>165.8665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40.791987" calcext:value-type="float">
            <text:p>540.791987</text:p>
          </table:table-cell>
          <table:table-cell office:value-type="float" office:value="704.192744" calcext:value-type="float">
            <text:p>704.192744</text:p>
          </table:table-cell>
          <table:table-cell office:value-type="float" office:value="546.030057333" calcext:value-type="float">
            <text:p>546.030057333</text:p>
          </table:table-cell>
          <table:table-cell office:value-type="float" office:value="514.005807667" calcext:value-type="float">
            <text:p>514.005807667</text:p>
          </table:table-cell>
          <table:table-cell office:value-type="float" office:value="424.706047" calcext:value-type="float">
            <text:p>424.706047</text:p>
          </table:table-cell>
          <table:table-cell office:value-type="float" office:value="413.722744333" calcext:value-type="float">
            <text:p>413.722744333</text:p>
          </table:table-cell>
          <table:table-cell office:value-type="float" office:value="326.801825667" calcext:value-type="float">
            <text:p>326.801825667</text:p>
          </table:table-cell>
          <table:table-cell office:value-type="float" office:value="271.311218667" calcext:value-type="float">
            <text:p>271.311218667</text:p>
          </table:table-cell>
          <table:table-cell office:value-type="float" office:value="294.934788" calcext:value-type="float">
            <text:p>294.934788</text:p>
          </table:table-cell>
          <table:table-cell office:value-type="float" office:value="214.985273" calcext:value-type="float">
            <text:p>214.985273</text:p>
          </table:table-cell>
          <table:table-cell office:value-type="float" office:value="223.937592667" calcext:value-type="float">
            <text:p>223.937592667</text:p>
          </table:table-cell>
          <table:table-cell office:value-type="float" office:value="214.911121" calcext:value-type="float">
            <text:p>214.911121</text:p>
          </table:table-cell>
          <table:table-cell office:value-type="float" office:value="214.761625333" calcext:value-type="float">
            <text:p>214.761625333</text:p>
          </table:table-cell>
          <table:table-cell office:value-type="float" office:value="207.641518333" calcext:value-type="float">
            <text:p>207.641518333</text:p>
          </table:table-cell>
          <table:table-cell office:value-type="float" office:value="192.702787" calcext:value-type="float">
            <text:p>192.702787</text:p>
          </table:table-cell>
          <table:table-cell office:value-type="float" office:value="194.515333" calcext:value-type="float">
            <text:p>194.515333</text:p>
          </table:table-cell>
          <table:table-cell office:value-type="float" office:value="177.01509" calcext:value-type="float">
            <text:p>177.01509</text:p>
          </table:table-cell>
          <table:table-cell office:value-type="float" office:value="196.307197" calcext:value-type="float">
            <text:p>196.307197</text:p>
          </table:table-cell>
          <table:table-cell office:value-type="float" office:value="177.837292333" calcext:value-type="float">
            <text:p>177.837292333</text:p>
          </table:table-cell>
          <table:table-cell office:value-type="float" office:value="167.061632" calcext:value-type="float">
            <text:p>167.061632</text:p>
          </table:table-cell>
          <table:table-cell office:value-type="float" office:value="164.362389333" calcext:value-type="float">
            <text:p>164.362389333</text:p>
          </table:table-cell>
          <table:table-cell office:value-type="float" office:value="184.696236333" calcext:value-type="float">
            <text:p>184.696236333</text:p>
          </table:table-cell>
          <table:table-cell office:value-type="float" office:value="176.993550333" calcext:value-type="float">
            <text:p>176.993550333</text:p>
          </table:table-cell>
          <table:table-cell office:value-type="float" office:value="212.313969667" calcext:value-type="float">
            <text:p>212.313969667</text:p>
          </table:table-cell>
          <table:table-cell office:value-type="float" office:value="213.342068" calcext:value-type="float">
            <text:p>213.342068</text:p>
          </table:table-cell>
          <table:table-cell office:value-type="float" office:value="200.724238667" calcext:value-type="float">
            <text:p>200.724238667</text:p>
          </table:table-cell>
          <table:table-cell office:value-type="float" office:value="164.202184667" calcext:value-type="float">
            <text:p>164.202184667</text:p>
          </table:table-cell>
          <table:table-cell office:value-type="float" office:value="209.642574333" calcext:value-type="float">
            <text:p>209.642574333</text:p>
          </table:table-cell>
          <table:table-cell office:value-type="float" office:value="153.908346" calcext:value-type="float">
            <text:p>153.908346</text:p>
          </table:table-cell>
          <table:table-cell office:value-type="float" office:value="195.875808333" calcext:value-type="float">
            <text:p>195.875808333</text:p>
          </table:table-cell>
          <table:table-cell office:value-type="float" office:value="189.086123" calcext:value-type="float">
            <text:p>189.086123</text:p>
          </table:table-cell>
          <table:table-cell office:value-type="float" office:value="235.932129" calcext:value-type="float">
            <text:p>235.93212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082.37228533" calcext:value-type="float">
            <text:p>1082.37228533</text:p>
          </table:table-cell>
          <table:table-cell office:value-type="float" office:value="1444.42037833" calcext:value-type="float">
            <text:p>1444.42037833</text:p>
          </table:table-cell>
          <table:table-cell office:value-type="float" office:value="1210.01025767" calcext:value-type="float">
            <text:p>1210.01025767</text:p>
          </table:table-cell>
          <table:table-cell office:value-type="float" office:value="1155.25115467" calcext:value-type="float">
            <text:p>1155.25115467</text:p>
          </table:table-cell>
          <table:table-cell office:value-type="float" office:value="1139.973513" calcext:value-type="float">
            <text:p>1139.973513</text:p>
          </table:table-cell>
          <table:table-cell office:value-type="float" office:value="854.285822667" calcext:value-type="float">
            <text:p>854.285822667</text:p>
          </table:table-cell>
          <table:table-cell office:value-type="float" office:value="747.882929333" calcext:value-type="float">
            <text:p>747.882929333</text:p>
          </table:table-cell>
          <table:table-cell office:value-type="float" office:value="633.905654667" calcext:value-type="float">
            <text:p>633.905654667</text:p>
          </table:table-cell>
          <table:table-cell office:value-type="float" office:value="694.339727667" calcext:value-type="float">
            <text:p>694.339727667</text:p>
          </table:table-cell>
          <table:table-cell office:value-type="float" office:value="514.893670333" calcext:value-type="float">
            <text:p>514.893670333</text:p>
          </table:table-cell>
          <table:table-cell office:value-type="float" office:value="455.134816" calcext:value-type="float">
            <text:p>455.134816</text:p>
          </table:table-cell>
          <table:table-cell office:value-type="float" office:value="443.654022333" calcext:value-type="float">
            <text:p>443.654022333</text:p>
          </table:table-cell>
          <table:table-cell office:value-type="float" office:value="405.110128667" calcext:value-type="float">
            <text:p>405.110128667</text:p>
          </table:table-cell>
          <table:table-cell office:value-type="float" office:value="415.532479667" calcext:value-type="float">
            <text:p>415.532479667</text:p>
          </table:table-cell>
          <table:table-cell office:value-type="float" office:value="384.317462" calcext:value-type="float">
            <text:p>384.317462</text:p>
          </table:table-cell>
          <table:table-cell office:value-type="float" office:value="408.703335667" calcext:value-type="float">
            <text:p>408.703335667</text:p>
          </table:table-cell>
          <table:table-cell office:value-type="float" office:value="407.582296" calcext:value-type="float">
            <text:p>407.582296</text:p>
          </table:table-cell>
          <table:table-cell office:value-type="float" office:value="378.683011" calcext:value-type="float">
            <text:p>378.683011</text:p>
          </table:table-cell>
          <table:table-cell office:value-type="float" office:value="397.948074667" calcext:value-type="float">
            <text:p>397.948074667</text:p>
          </table:table-cell>
          <table:table-cell office:value-type="float" office:value="375.088317667" calcext:value-type="float">
            <text:p>375.088317667</text:p>
          </table:table-cell>
          <table:table-cell office:value-type="float" office:value="374.700552667" calcext:value-type="float">
            <text:p>374.700552667</text:p>
          </table:table-cell>
          <table:table-cell office:value-type="float" office:value="356.578737333" calcext:value-type="float">
            <text:p>356.578737333</text:p>
          </table:table-cell>
          <table:table-cell office:value-type="float" office:value="369.409824667" calcext:value-type="float">
            <text:p>369.409824667</text:p>
          </table:table-cell>
          <table:table-cell office:value-type="float" office:value="316.001626667" calcext:value-type="float">
            <text:p>316.001626667</text:p>
          </table:table-cell>
          <table:table-cell office:value-type="float" office:value="332.650837" calcext:value-type="float">
            <text:p>332.650837</text:p>
          </table:table-cell>
          <table:table-cell office:value-type="float" office:value="352.362084" calcext:value-type="float">
            <text:p>352.362084</text:p>
          </table:table-cell>
          <table:table-cell office:value-type="float" office:value="341.912144" calcext:value-type="float">
            <text:p>341.912144</text:p>
          </table:table-cell>
          <table:table-cell office:value-type="float" office:value="354.360723" calcext:value-type="float">
            <text:p>354.360723</text:p>
          </table:table-cell>
          <table:table-cell office:value-type="float" office:value="366.510459333" calcext:value-type="float">
            <text:p>366.510459333</text:p>
          </table:table-cell>
          <table:table-cell office:value-type="float" office:value="303.510727333" calcext:value-type="float">
            <text:p>303.510727333</text:p>
          </table:table-cell>
          <table:table-cell office:value-type="float" office:value="286.263072667" calcext:value-type="float">
            <text:p>286.263072667</text:p>
          </table:table-cell>
          <table:table-cell office:value-type="float" office:value="355.780465667" calcext:value-type="float">
            <text:p>355.7804656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65895" calcext:value-type="float">
            <text:p>2.65895</text:p>
          </table:table-cell>
          <table:table-cell office:value-type="float" office:value="3.21004066667" calcext:value-type="float">
            <text:p>3.2100406667</text:p>
          </table:table-cell>
          <table:table-cell office:value-type="float" office:value="3.454479" calcext:value-type="float">
            <text:p>3.454479</text:p>
          </table:table-cell>
          <table:table-cell office:value-type="float" office:value="3.89567966667" calcext:value-type="float">
            <text:p>3.8956796667</text:p>
          </table:table-cell>
          <table:table-cell office:value-type="float" office:value="3.78828" calcext:value-type="float">
            <text:p>3.78828</text:p>
          </table:table-cell>
          <table:table-cell office:value-type="float" office:value="4.13185166667" calcext:value-type="float">
            <text:p>4.1318516667</text:p>
          </table:table-cell>
          <table:table-cell office:value-type="float" office:value="4.92404066667" calcext:value-type="float">
            <text:p>4.9240406667</text:p>
          </table:table-cell>
          <table:table-cell office:value-type="float" office:value="4.80427766667" calcext:value-type="float">
            <text:p>4.8042776667</text:p>
          </table:table-cell>
          <table:table-cell office:value-type="float" office:value="4.73544333333" calcext:value-type="float">
            <text:p>4.7354433333</text:p>
          </table:table-cell>
          <table:table-cell office:value-type="float" office:value="7.203258" calcext:value-type="float">
            <text:p>7.203258</text:p>
          </table:table-cell>
          <table:table-cell office:value-type="float" office:value="5.89311" calcext:value-type="float">
            <text:p>5.89311</text:p>
          </table:table-cell>
          <table:table-cell office:value-type="float" office:value="5.864958" calcext:value-type="float">
            <text:p>5.864958</text:p>
          </table:table-cell>
          <table:table-cell office:value-type="float" office:value="21.8291673333" calcext:value-type="float">
            <text:p>21.8291673333</text:p>
          </table:table-cell>
          <table:table-cell office:value-type="float" office:value="30.1676656667" calcext:value-type="float">
            <text:p>30.1676656667</text:p>
          </table:table-cell>
          <table:table-cell office:value-type="float" office:value="8.71836733333" calcext:value-type="float">
            <text:p>8.7183673333</text:p>
          </table:table-cell>
          <table:table-cell office:value-type="float" office:value="15.019432" calcext:value-type="float">
            <text:p>15.019432</text:p>
          </table:table-cell>
          <table:table-cell office:value-type="float" office:value="27.2752483333" calcext:value-type="float">
            <text:p>27.2752483333</text:p>
          </table:table-cell>
          <table:table-cell office:value-type="float" office:value="11.6394063333" calcext:value-type="float">
            <text:p>11.6394063333</text:p>
          </table:table-cell>
          <table:table-cell office:value-type="float" office:value="19.206622" calcext:value-type="float">
            <text:p>19.206622</text:p>
          </table:table-cell>
          <table:table-cell office:value-type="float" office:value="27.6004756667" calcext:value-type="float">
            <text:p>27.6004756667</text:p>
          </table:table-cell>
          <table:table-cell office:value-type="float" office:value="68.6898843333" calcext:value-type="float">
            <text:p>68.6898843333</text:p>
          </table:table-cell>
          <table:table-cell office:value-type="float" office:value="19.5651236667" calcext:value-type="float">
            <text:p>19.5651236667</text:p>
          </table:table-cell>
          <table:table-cell office:value-type="float" office:value="36.4621346667" calcext:value-type="float">
            <text:p>36.4621346667</text:p>
          </table:table-cell>
          <table:table-cell office:value-type="float" office:value="40.5126533333" calcext:value-type="float">
            <text:p>40.5126533333</text:p>
          </table:table-cell>
          <table:table-cell office:value-type="float" office:value="51.37511" calcext:value-type="float">
            <text:p>51.37511</text:p>
          </table:table-cell>
          <table:table-cell office:value-type="float" office:value="32.3415383333" calcext:value-type="float">
            <text:p>32.3415383333</text:p>
          </table:table-cell>
          <table:table-cell office:value-type="float" office:value="28.8933106667" calcext:value-type="float">
            <text:p>28.8933106667</text:p>
          </table:table-cell>
          <table:table-cell office:value-type="float" office:value="64.4457633333" calcext:value-type="float">
            <text:p>64.4457633333</text:p>
          </table:table-cell>
          <table:table-cell office:value-type="float" office:value="57.4447213333" calcext:value-type="float">
            <text:p>57.4447213333</text:p>
          </table:table-cell>
          <table:table-cell office:value-type="float" office:value="61.360721" calcext:value-type="float">
            <text:p>61.360721</text:p>
          </table:table-cell>
          <table:table-cell office:value-type="float" office:value="57.498165" calcext:value-type="float">
            <text:p>57.498165</text:p>
          </table:table-cell>
          <table:table-cell office:value-type="float" office:value="52.117271" calcext:value-type="float">
            <text:p>52.1172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16530533333" calcext:value-type="float">
            <text:p>3.1653053333</text:p>
          </table:table-cell>
          <table:table-cell office:value-type="float" office:value="3.614748" calcext:value-type="float">
            <text:p>3.614748</text:p>
          </table:table-cell>
          <table:table-cell office:value-type="float" office:value="3.887493" calcext:value-type="float">
            <text:p>3.887493</text:p>
          </table:table-cell>
          <table:table-cell office:value-type="float" office:value="4.04290766667" calcext:value-type="float">
            <text:p>4.0429076667</text:p>
          </table:table-cell>
          <table:table-cell office:value-type="float" office:value="4.67547833333" calcext:value-type="float">
            <text:p>4.6754783333</text:p>
          </table:table-cell>
          <table:table-cell office:value-type="float" office:value="4.32418533333" calcext:value-type="float">
            <text:p>4.3241853333</text:p>
          </table:table-cell>
          <table:table-cell office:value-type="float" office:value="4.48532833333" calcext:value-type="float">
            <text:p>4.4853283333</text:p>
          </table:table-cell>
          <table:table-cell office:value-type="float" office:value="7.14645266667" calcext:value-type="float">
            <text:p>7.1464526667</text:p>
          </table:table-cell>
          <table:table-cell office:value-type="float" office:value="4.83110566667" calcext:value-type="float">
            <text:p>4.8311056667</text:p>
          </table:table-cell>
          <table:table-cell office:value-type="float" office:value="5.69940133333" calcext:value-type="float">
            <text:p>5.6994013333</text:p>
          </table:table-cell>
          <table:table-cell office:value-type="float" office:value="5.791665" calcext:value-type="float">
            <text:p>5.791665</text:p>
          </table:table-cell>
          <table:table-cell office:value-type="float" office:value="7.39643266667" calcext:value-type="float">
            <text:p>7.3964326667</text:p>
          </table:table-cell>
          <table:table-cell office:value-type="float" office:value="12.862169" calcext:value-type="float">
            <text:p>12.862169</text:p>
          </table:table-cell>
          <table:table-cell office:value-type="float" office:value="8.11210533333" calcext:value-type="float">
            <text:p>8.1121053333</text:p>
          </table:table-cell>
          <table:table-cell office:value-type="float" office:value="15.6039356667" calcext:value-type="float">
            <text:p>15.6039356667</text:p>
          </table:table-cell>
          <table:table-cell office:value-type="float" office:value="14.1993063333" calcext:value-type="float">
            <text:p>14.1993063333</text:p>
          </table:table-cell>
          <table:table-cell office:value-type="float" office:value="9.54189733333" calcext:value-type="float">
            <text:p>9.5418973333</text:p>
          </table:table-cell>
          <table:table-cell office:value-type="float" office:value="18.4267163333" calcext:value-type="float">
            <text:p>18.4267163333</text:p>
          </table:table-cell>
          <table:table-cell office:value-type="float" office:value="20.5520966667" calcext:value-type="float">
            <text:p>20.5520966667</text:p>
          </table:table-cell>
          <table:table-cell office:value-type="float" office:value="9.616391" calcext:value-type="float">
            <text:p>9.616391</text:p>
          </table:table-cell>
          <table:table-cell office:value-type="float" office:value="36.9734786667" calcext:value-type="float">
            <text:p>36.9734786667</text:p>
          </table:table-cell>
          <table:table-cell office:value-type="float" office:value="38.370613" calcext:value-type="float">
            <text:p>38.370613</text:p>
          </table:table-cell>
          <table:table-cell office:value-type="float" office:value="24.1682306667" calcext:value-type="float">
            <text:p>24.1682306667</text:p>
          </table:table-cell>
          <table:table-cell office:value-type="float" office:value="17.7865013333" calcext:value-type="float">
            <text:p>17.7865013333</text:p>
          </table:table-cell>
          <table:table-cell office:value-type="float" office:value="22.4950203333" calcext:value-type="float">
            <text:p>22.4950203333</text:p>
          </table:table-cell>
          <table:table-cell office:value-type="float" office:value="18.2596126667" calcext:value-type="float">
            <text:p>18.2596126667</text:p>
          </table:table-cell>
          <table:table-cell office:value-type="float" office:value="39.0055903333" calcext:value-type="float">
            <text:p>39.0055903333</text:p>
          </table:table-cell>
          <table:table-cell office:value-type="float" office:value="44.6812586667" calcext:value-type="float">
            <text:p>44.6812586667</text:p>
          </table:table-cell>
          <table:table-cell office:value-type="float" office:value="46.7357823333" calcext:value-type="float">
            <text:p>46.7357823333</text:p>
          </table:table-cell>
          <table:table-cell office:value-type="float" office:value="52.9638526667" calcext:value-type="float">
            <text:p>52.9638526667</text:p>
          </table:table-cell>
          <table:table-cell office:value-type="float" office:value="132.077343" calcext:value-type="float">
            <text:p>132.077343</text:p>
          </table:table-cell>
          <table:table-cell office:value-type="float" office:value="30.7615263333" calcext:value-type="float">
            <text:p>30.761526333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3107966667" calcext:value-type="float">
            <text:p>4.1310796667</text:p>
          </table:table-cell>
          <table:table-cell office:value-type="float" office:value="5.16156533333" calcext:value-type="float">
            <text:p>5.1615653333</text:p>
          </table:table-cell>
          <table:table-cell office:value-type="float" office:value="4.75819166667" calcext:value-type="float">
            <text:p>4.7581916667</text:p>
          </table:table-cell>
          <table:table-cell office:value-type="float" office:value="5.20047" calcext:value-type="float">
            <text:p>5.20047</text:p>
          </table:table-cell>
          <table:table-cell office:value-type="float" office:value="5.63965433333" calcext:value-type="float">
            <text:p>5.6396543333</text:p>
          </table:table-cell>
          <table:table-cell office:value-type="float" office:value="5.90505" calcext:value-type="float">
            <text:p>5.90505</text:p>
          </table:table-cell>
          <table:table-cell office:value-type="float" office:value="5.02397433333" calcext:value-type="float">
            <text:p>5.0239743333</text:p>
          </table:table-cell>
          <table:table-cell office:value-type="float" office:value="5.38514" calcext:value-type="float">
            <text:p>5.38514</text:p>
          </table:table-cell>
          <table:table-cell office:value-type="float" office:value="12.6437103333" calcext:value-type="float">
            <text:p>12.6437103333</text:p>
          </table:table-cell>
          <table:table-cell office:value-type="float" office:value="16.593145" calcext:value-type="float">
            <text:p>16.593145</text:p>
          </table:table-cell>
          <table:table-cell office:value-type="float" office:value="6.112818" calcext:value-type="float">
            <text:p>6.112818</text:p>
          </table:table-cell>
          <table:table-cell office:value-type="float" office:value="7.94088166667" calcext:value-type="float">
            <text:p>7.9408816667</text:p>
          </table:table-cell>
          <table:table-cell office:value-type="float" office:value="8.700745" calcext:value-type="float">
            <text:p>8.700745</text:p>
          </table:table-cell>
          <table:table-cell office:value-type="float" office:value="7.20067133333" calcext:value-type="float">
            <text:p>7.2006713333</text:p>
          </table:table-cell>
          <table:table-cell office:value-type="float" office:value="10.0533776667" calcext:value-type="float">
            <text:p>10.0533776667</text:p>
          </table:table-cell>
          <table:table-cell office:value-type="float" office:value="10.2877743333" calcext:value-type="float">
            <text:p>10.2877743333</text:p>
          </table:table-cell>
          <table:table-cell office:value-type="float" office:value="15.25441" calcext:value-type="float">
            <text:p>15.25441</text:p>
          </table:table-cell>
          <table:table-cell office:value-type="float" office:value="8.35934566667" calcext:value-type="float">
            <text:p>8.3593456667</text:p>
          </table:table-cell>
          <table:table-cell office:value-type="float" office:value="25.1770186667" calcext:value-type="float">
            <text:p>25.1770186667</text:p>
          </table:table-cell>
          <table:table-cell office:value-type="float" office:value="18.8091946667" calcext:value-type="float">
            <text:p>18.8091946667</text:p>
          </table:table-cell>
          <table:table-cell office:value-type="float" office:value="14.7973796667" calcext:value-type="float">
            <text:p>14.7973796667</text:p>
          </table:table-cell>
          <table:table-cell office:value-type="float" office:value="36.4684883333" calcext:value-type="float">
            <text:p>36.4684883333</text:p>
          </table:table-cell>
          <table:table-cell office:value-type="float" office:value="33.2014423333" calcext:value-type="float">
            <text:p>33.2014423333</text:p>
          </table:table-cell>
          <table:table-cell office:value-type="float" office:value="48.305804" calcext:value-type="float">
            <text:p>48.305804</text:p>
          </table:table-cell>
          <table:table-cell office:value-type="float" office:value="47.353952" calcext:value-type="float">
            <text:p>47.353952</text:p>
          </table:table-cell>
          <table:table-cell office:value-type="float" office:value="68.4324123333" calcext:value-type="float">
            <text:p>68.4324123333</text:p>
          </table:table-cell>
          <table:table-cell office:value-type="float" office:value="25.0759193333" calcext:value-type="float">
            <text:p>25.0759193333</text:p>
          </table:table-cell>
          <table:table-cell office:value-type="float" office:value="58.7288386667" calcext:value-type="float">
            <text:p>58.7288386667</text:p>
          </table:table-cell>
          <table:table-cell office:value-type="float" office:value="46.7522813333" calcext:value-type="float">
            <text:p>46.7522813333</text:p>
          </table:table-cell>
          <table:table-cell office:value-type="float" office:value="42.598744" calcext:value-type="float">
            <text:p>42.598744</text:p>
          </table:table-cell>
          <table:table-cell office:value-type="float" office:value="92.111655" calcext:value-type="float">
            <text:p>92.111655</text:p>
          </table:table-cell>
          <table:table-cell office:value-type="float" office:value="73.939761" calcext:value-type="float">
            <text:p>73.93976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58183866667" calcext:value-type="float">
            <text:p>6.5818386667</text:p>
          </table:table-cell>
          <table:table-cell office:value-type="float" office:value="6.37029933333" calcext:value-type="float">
            <text:p>6.3702993333</text:p>
          </table:table-cell>
          <table:table-cell office:value-type="float" office:value="7.295684" calcext:value-type="float">
            <text:p>7.295684</text:p>
          </table:table-cell>
          <table:table-cell office:value-type="float" office:value="7.24253533333" calcext:value-type="float">
            <text:p>7.2425353333</text:p>
          </table:table-cell>
          <table:table-cell office:value-type="float" office:value="6.851668" calcext:value-type="float">
            <text:p>6.851668</text:p>
          </table:table-cell>
          <table:table-cell office:value-type="float" office:value="6.846187" calcext:value-type="float">
            <text:p>6.846187</text:p>
          </table:table-cell>
          <table:table-cell office:value-type="float" office:value="7.662081" calcext:value-type="float">
            <text:p>7.662081</text:p>
          </table:table-cell>
          <table:table-cell office:value-type="float" office:value="6.32748766667" calcext:value-type="float">
            <text:p>6.3274876667</text:p>
          </table:table-cell>
          <table:table-cell office:value-type="float" office:value="6.404975" calcext:value-type="float">
            <text:p>6.404975</text:p>
          </table:table-cell>
          <table:table-cell office:value-type="float" office:value="7.35931266667" calcext:value-type="float">
            <text:p>7.3593126667</text:p>
          </table:table-cell>
          <table:table-cell office:value-type="float" office:value="7.717297" calcext:value-type="float">
            <text:p>7.717297</text:p>
          </table:table-cell>
          <table:table-cell office:value-type="float" office:value="17.8948776667" calcext:value-type="float">
            <text:p>17.8948776667</text:p>
          </table:table-cell>
          <table:table-cell office:value-type="float" office:value="18.817113" calcext:value-type="float">
            <text:p>18.817113</text:p>
          </table:table-cell>
          <table:table-cell office:value-type="float" office:value="20.6016623333" calcext:value-type="float">
            <text:p>20.6016623333</text:p>
          </table:table-cell>
          <table:table-cell office:value-type="float" office:value="15.167039" calcext:value-type="float">
            <text:p>15.167039</text:p>
          </table:table-cell>
          <table:table-cell office:value-type="float" office:value="10.7839473333" calcext:value-type="float">
            <text:p>10.7839473333</text:p>
          </table:table-cell>
          <table:table-cell office:value-type="float" office:value="12.8867936667" calcext:value-type="float">
            <text:p>12.8867936667</text:p>
          </table:table-cell>
          <table:table-cell office:value-type="float" office:value="34.574916" calcext:value-type="float">
            <text:p>34.574916</text:p>
          </table:table-cell>
          <table:table-cell office:value-type="float" office:value="39.0661973333" calcext:value-type="float">
            <text:p>39.0661973333</text:p>
          </table:table-cell>
          <table:table-cell office:value-type="float" office:value="39.4336026667" calcext:value-type="float">
            <text:p>39.4336026667</text:p>
          </table:table-cell>
          <table:table-cell office:value-type="float" office:value="19.5192" calcext:value-type="float">
            <text:p>19.5192</text:p>
          </table:table-cell>
          <table:table-cell office:value-type="float" office:value="14.9032033333" calcext:value-type="float">
            <text:p>14.9032033333</text:p>
          </table:table-cell>
          <table:table-cell office:value-type="float" office:value="64.1378846667" calcext:value-type="float">
            <text:p>64.1378846667</text:p>
          </table:table-cell>
          <table:table-cell office:value-type="float" office:value="25.7578943333" calcext:value-type="float">
            <text:p>25.7578943333</text:p>
          </table:table-cell>
          <table:table-cell office:value-type="float" office:value="46.006872" calcext:value-type="float">
            <text:p>46.006872</text:p>
          </table:table-cell>
          <table:table-cell office:value-type="float" office:value="44.575459" calcext:value-type="float">
            <text:p>44.575459</text:p>
          </table:table-cell>
          <table:table-cell office:value-type="float" office:value="19.807039" calcext:value-type="float">
            <text:p>19.807039</text:p>
          </table:table-cell>
          <table:table-cell office:value-type="float" office:value="29.563085" calcext:value-type="float">
            <text:p>29.563085</text:p>
          </table:table-cell>
          <table:table-cell office:value-type="float" office:value="36.0978316667" calcext:value-type="float">
            <text:p>36.0978316667</text:p>
          </table:table-cell>
          <table:table-cell office:value-type="float" office:value="39.2050433333" calcext:value-type="float">
            <text:p>39.2050433333</text:p>
          </table:table-cell>
          <table:table-cell office:value-type="float" office:value="21.8720993333" calcext:value-type="float">
            <text:p>21.8720993333</text:p>
          </table:table-cell>
          <table:table-cell office:value-type="float" office:value="43.257452" calcext:value-type="float">
            <text:p>43.2574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.020853" calcext:value-type="float">
            <text:p>9.020853</text:p>
          </table:table-cell>
          <table:table-cell office:value-type="float" office:value="8.912213" calcext:value-type="float">
            <text:p>8.912213</text:p>
          </table:table-cell>
          <table:table-cell office:value-type="float" office:value="9.481669" calcext:value-type="float">
            <text:p>9.481669</text:p>
          </table:table-cell>
          <table:table-cell office:value-type="float" office:value="11.3922546667" calcext:value-type="float">
            <text:p>11.3922546667</text:p>
          </table:table-cell>
          <table:table-cell office:value-type="float" office:value="10.7037936667" calcext:value-type="float">
            <text:p>10.7037936667</text:p>
          </table:table-cell>
          <table:table-cell office:value-type="float" office:value="9.76915466667" calcext:value-type="float">
            <text:p>9.7691546667</text:p>
          </table:table-cell>
          <table:table-cell office:value-type="float" office:value="9.22145266667" calcext:value-type="float">
            <text:p>9.2214526667</text:p>
          </table:table-cell>
          <table:table-cell office:value-type="float" office:value="10.1344326667" calcext:value-type="float">
            <text:p>10.1344326667</text:p>
          </table:table-cell>
          <table:table-cell office:value-type="float" office:value="10.4921756667" calcext:value-type="float">
            <text:p>10.4921756667</text:p>
          </table:table-cell>
          <table:table-cell office:value-type="float" office:value="9.829384" calcext:value-type="float">
            <text:p>9.829384</text:p>
          </table:table-cell>
          <table:table-cell office:value-type="float" office:value="9.03635966667" calcext:value-type="float">
            <text:p>9.0363596667</text:p>
          </table:table-cell>
          <table:table-cell office:value-type="float" office:value="9.29686133333" calcext:value-type="float">
            <text:p>9.2968613333</text:p>
          </table:table-cell>
          <table:table-cell office:value-type="float" office:value="11.8101896667" calcext:value-type="float">
            <text:p>11.8101896667</text:p>
          </table:table-cell>
          <table:table-cell office:value-type="float" office:value="16.0556846667" calcext:value-type="float">
            <text:p>16.0556846667</text:p>
          </table:table-cell>
          <table:table-cell office:value-type="float" office:value="17.7661016667" calcext:value-type="float">
            <text:p>17.7661016667</text:p>
          </table:table-cell>
          <table:table-cell office:value-type="float" office:value="17.6579213333" calcext:value-type="float">
            <text:p>17.6579213333</text:p>
          </table:table-cell>
          <table:table-cell office:value-type="float" office:value="15.5192046667" calcext:value-type="float">
            <text:p>15.5192046667</text:p>
          </table:table-cell>
          <table:table-cell office:value-type="float" office:value="17.1918326667" calcext:value-type="float">
            <text:p>17.1918326667</text:p>
          </table:table-cell>
          <table:table-cell office:value-type="float" office:value="24.7283026667" calcext:value-type="float">
            <text:p>24.7283026667</text:p>
          </table:table-cell>
          <table:table-cell office:value-type="float" office:value="15.2182673333" calcext:value-type="float">
            <text:p>15.2182673333</text:p>
          </table:table-cell>
          <table:table-cell office:value-type="float" office:value="11.495595" calcext:value-type="float">
            <text:p>11.495595</text:p>
          </table:table-cell>
          <table:table-cell office:value-type="float" office:value="30.0638976667" calcext:value-type="float">
            <text:p>30.0638976667</text:p>
          </table:table-cell>
          <table:table-cell office:value-type="float" office:value="27.640033" calcext:value-type="float">
            <text:p>27.640033</text:p>
          </table:table-cell>
          <table:table-cell office:value-type="float" office:value="19.804755" calcext:value-type="float">
            <text:p>19.804755</text:p>
          </table:table-cell>
          <table:table-cell office:value-type="float" office:value="27.3207013333" calcext:value-type="float">
            <text:p>27.3207013333</text:p>
          </table:table-cell>
          <table:table-cell office:value-type="float" office:value="37.8131226667" calcext:value-type="float">
            <text:p>37.8131226667</text:p>
          </table:table-cell>
          <table:table-cell office:value-type="float" office:value="30.248831" calcext:value-type="float">
            <text:p>30.248831</text:p>
          </table:table-cell>
          <table:table-cell office:value-type="float" office:value="24.9618196667" calcext:value-type="float">
            <text:p>24.9618196667</text:p>
          </table:table-cell>
          <table:table-cell office:value-type="float" office:value="41.256597" calcext:value-type="float">
            <text:p>41.256597</text:p>
          </table:table-cell>
          <table:table-cell office:value-type="float" office:value="74.0589433333" calcext:value-type="float">
            <text:p>74.0589433333</text:p>
          </table:table-cell>
          <table:table-cell office:value-type="float" office:value="106.710417667" calcext:value-type="float">
            <text:p>106.710417667</text:p>
          </table:table-cell>
          <table:table-cell office:value-type="float" office:value="93.3126613333" calcext:value-type="float">
            <text:p>93.312661333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5.9168283333" calcext:value-type="float">
            <text:p>15.9168283333</text:p>
          </table:table-cell>
          <table:table-cell office:value-type="float" office:value="16.155118" calcext:value-type="float">
            <text:p>16.155118</text:p>
          </table:table-cell>
          <table:table-cell office:value-type="float" office:value="16.7502276667" calcext:value-type="float">
            <text:p>16.7502276667</text:p>
          </table:table-cell>
          <table:table-cell office:value-type="float" office:value="16.5837996667" calcext:value-type="float">
            <text:p>16.5837996667</text:p>
          </table:table-cell>
          <table:table-cell office:value-type="float" office:value="15.0659286667" calcext:value-type="float">
            <text:p>15.0659286667</text:p>
          </table:table-cell>
          <table:table-cell office:value-type="float" office:value="13.8015633333" calcext:value-type="float">
            <text:p>13.8015633333</text:p>
          </table:table-cell>
          <table:table-cell office:value-type="float" office:value="14.823821" calcext:value-type="float">
            <text:p>14.823821</text:p>
          </table:table-cell>
          <table:table-cell office:value-type="float" office:value="14.010488" calcext:value-type="float">
            <text:p>14.010488</text:p>
          </table:table-cell>
          <table:table-cell office:value-type="float" office:value="17.626191" calcext:value-type="float">
            <text:p>17.626191</text:p>
          </table:table-cell>
          <table:table-cell office:value-type="float" office:value="13.1418726667" calcext:value-type="float">
            <text:p>13.1418726667</text:p>
          </table:table-cell>
          <table:table-cell office:value-type="float" office:value="12.925408" calcext:value-type="float">
            <text:p>12.925408</text:p>
          </table:table-cell>
          <table:table-cell office:value-type="float" office:value="15.826734" calcext:value-type="float">
            <text:p>15.826734</text:p>
          </table:table-cell>
          <table:table-cell office:value-type="float" office:value="11.2197496667" calcext:value-type="float">
            <text:p>11.2197496667</text:p>
          </table:table-cell>
          <table:table-cell office:value-type="float" office:value="27.295359" calcext:value-type="float">
            <text:p>27.295359</text:p>
          </table:table-cell>
          <table:table-cell office:value-type="float" office:value="15.3087903333" calcext:value-type="float">
            <text:p>15.3087903333</text:p>
          </table:table-cell>
          <table:table-cell office:value-type="float" office:value="20.2364136667" calcext:value-type="float">
            <text:p>20.2364136667</text:p>
          </table:table-cell>
          <table:table-cell office:value-type="float" office:value="36.0156666667" calcext:value-type="float">
            <text:p>36.0156666667</text:p>
          </table:table-cell>
          <table:table-cell office:value-type="float" office:value="40.7118456667" calcext:value-type="float">
            <text:p>40.7118456667</text:p>
          </table:table-cell>
          <table:table-cell office:value-type="float" office:value="17.665925" calcext:value-type="float">
            <text:p>17.665925</text:p>
          </table:table-cell>
          <table:table-cell office:value-type="float" office:value="14.8983226667" calcext:value-type="float">
            <text:p>14.8983226667</text:p>
          </table:table-cell>
          <table:table-cell office:value-type="float" office:value="52.554036" calcext:value-type="float">
            <text:p>52.554036</text:p>
          </table:table-cell>
          <table:table-cell office:value-type="float" office:value="43.8840206667" calcext:value-type="float">
            <text:p>43.8840206667</text:p>
          </table:table-cell>
          <table:table-cell office:value-type="float" office:value="35.207686" calcext:value-type="float">
            <text:p>35.207686</text:p>
          </table:table-cell>
          <table:table-cell office:value-type="float" office:value="29.846909" calcext:value-type="float">
            <text:p>29.846909</text:p>
          </table:table-cell>
          <table:table-cell office:value-type="float" office:value="16.380085" calcext:value-type="float">
            <text:p>16.380085</text:p>
          </table:table-cell>
          <table:table-cell office:value-type="float" office:value="30.4026723333" calcext:value-type="float">
            <text:p>30.4026723333</text:p>
          </table:table-cell>
          <table:table-cell office:value-type="float" office:value="29.1619053333" calcext:value-type="float">
            <text:p>29.1619053333</text:p>
          </table:table-cell>
          <table:table-cell office:value-type="float" office:value="43.7378216667" calcext:value-type="float">
            <text:p>43.7378216667</text:p>
          </table:table-cell>
          <table:table-cell office:value-type="float" office:value="31.523347" calcext:value-type="float">
            <text:p>31.523347</text:p>
          </table:table-cell>
          <table:table-cell office:value-type="float" office:value="63.6991766667" calcext:value-type="float">
            <text:p>63.6991766667</text:p>
          </table:table-cell>
          <table:table-cell office:value-type="float" office:value="79.5089013333" calcext:value-type="float">
            <text:p>79.5089013333</text:p>
          </table:table-cell>
          <table:table-cell office:value-type="float" office:value="46.0426103333" calcext:value-type="float">
            <text:p>46.042610333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6.3805806667" calcext:value-type="float">
            <text:p>26.3805806667</text:p>
          </table:table-cell>
          <table:table-cell office:value-type="float" office:value="25.5699726667" calcext:value-type="float">
            <text:p>25.5699726667</text:p>
          </table:table-cell>
          <table:table-cell office:value-type="float" office:value="27.3630596667" calcext:value-type="float">
            <text:p>27.3630596667</text:p>
          </table:table-cell>
          <table:table-cell office:value-type="float" office:value="24.4163583333" calcext:value-type="float">
            <text:p>24.4163583333</text:p>
          </table:table-cell>
          <table:table-cell office:value-type="float" office:value="25.024991" calcext:value-type="float">
            <text:p>25.024991</text:p>
          </table:table-cell>
          <table:table-cell office:value-type="float" office:value="21.6949483333" calcext:value-type="float">
            <text:p>21.6949483333</text:p>
          </table:table-cell>
          <table:table-cell office:value-type="float" office:value="21.227331" calcext:value-type="float">
            <text:p>21.227331</text:p>
          </table:table-cell>
          <table:table-cell office:value-type="float" office:value="17.008905" calcext:value-type="float">
            <text:p>17.008905</text:p>
          </table:table-cell>
          <table:table-cell office:value-type="float" office:value="23.306144" calcext:value-type="float">
            <text:p>23.306144</text:p>
          </table:table-cell>
          <table:table-cell office:value-type="float" office:value="19.507947" calcext:value-type="float">
            <text:p>19.507947</text:p>
          </table:table-cell>
          <table:table-cell office:value-type="float" office:value="29.179018" calcext:value-type="float">
            <text:p>29.179018</text:p>
          </table:table-cell>
          <table:table-cell office:value-type="float" office:value="17.2641003333" calcext:value-type="float">
            <text:p>17.2641003333</text:p>
          </table:table-cell>
          <table:table-cell office:value-type="float" office:value="43.002731" calcext:value-type="float">
            <text:p>43.002731</text:p>
          </table:table-cell>
          <table:table-cell office:value-type="float" office:value="19.9897743333" calcext:value-type="float">
            <text:p>19.9897743333</text:p>
          </table:table-cell>
          <table:table-cell office:value-type="float" office:value="26.968681" calcext:value-type="float">
            <text:p>26.968681</text:p>
          </table:table-cell>
          <table:table-cell office:value-type="float" office:value="39.386307" calcext:value-type="float">
            <text:p>39.386307</text:p>
          </table:table-cell>
          <table:table-cell office:value-type="float" office:value="85.1758923333" calcext:value-type="float">
            <text:p>85.1758923333</text:p>
          </table:table-cell>
          <table:table-cell office:value-type="float" office:value="20.2940386667" calcext:value-type="float">
            <text:p>20.2940386667</text:p>
          </table:table-cell>
          <table:table-cell office:value-type="float" office:value="26.5834866667" calcext:value-type="float">
            <text:p>26.5834866667</text:p>
          </table:table-cell>
          <table:table-cell office:value-type="float" office:value="47.0305233333" calcext:value-type="float">
            <text:p>47.0305233333</text:p>
          </table:table-cell>
          <table:table-cell office:value-type="float" office:value="45.030634" calcext:value-type="float">
            <text:p>45.030634</text:p>
          </table:table-cell>
          <table:table-cell office:value-type="float" office:value="28.9380223333" calcext:value-type="float">
            <text:p>28.9380223333</text:p>
          </table:table-cell>
          <table:table-cell office:value-type="float" office:value="26.412124" calcext:value-type="float">
            <text:p>26.412124</text:p>
          </table:table-cell>
          <table:table-cell office:value-type="float" office:value="21.097579" calcext:value-type="float">
            <text:p>21.097579</text:p>
          </table:table-cell>
          <table:table-cell office:value-type="float" office:value="46.935919" calcext:value-type="float">
            <text:p>46.935919</text:p>
          </table:table-cell>
          <table:table-cell office:value-type="float" office:value="30.1110953333" calcext:value-type="float">
            <text:p>30.1110953333</text:p>
          </table:table-cell>
          <table:table-cell office:value-type="float" office:value="38.4075543333" calcext:value-type="float">
            <text:p>38.4075543333</text:p>
          </table:table-cell>
          <table:table-cell office:value-type="float" office:value="55.261881" calcext:value-type="float">
            <text:p>55.261881</text:p>
          </table:table-cell>
          <table:table-cell office:value-type="float" office:value="33.823749" calcext:value-type="float">
            <text:p>33.823749</text:p>
          </table:table-cell>
          <table:table-cell office:value-type="float" office:value="47.316718" calcext:value-type="float">
            <text:p>47.316718</text:p>
          </table:table-cell>
          <table:table-cell office:value-type="float" office:value="51.213278" calcext:value-type="float">
            <text:p>51.213278</text:p>
          </table:table-cell>
          <table:table-cell office:value-type="float" office:value="85.6488353333" calcext:value-type="float">
            <text:p>85.64883533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3.879376" calcext:value-type="float">
            <text:p>43.879376</text:p>
          </table:table-cell>
          <table:table-cell office:value-type="float" office:value="42.3929276667" calcext:value-type="float">
            <text:p>42.3929276667</text:p>
          </table:table-cell>
          <table:table-cell office:value-type="float" office:value="42.4238553333" calcext:value-type="float">
            <text:p>42.4238553333</text:p>
          </table:table-cell>
          <table:table-cell office:value-type="float" office:value="41.5823656667" calcext:value-type="float">
            <text:p>41.5823656667</text:p>
          </table:table-cell>
          <table:table-cell office:value-type="float" office:value="44.5403426667" calcext:value-type="float">
            <text:p>44.5403426667</text:p>
          </table:table-cell>
          <table:table-cell office:value-type="float" office:value="29.5635863333" calcext:value-type="float">
            <text:p>29.5635863333</text:p>
          </table:table-cell>
          <table:table-cell office:value-type="float" office:value="29.306476" calcext:value-type="float">
            <text:p>29.306476</text:p>
          </table:table-cell>
          <table:table-cell office:value-type="float" office:value="29.922937" calcext:value-type="float">
            <text:p>29.922937</text:p>
          </table:table-cell>
          <table:table-cell office:value-type="float" office:value="31.3005766667" calcext:value-type="float">
            <text:p>31.3005766667</text:p>
          </table:table-cell>
          <table:table-cell office:value-type="float" office:value="26.5758543333" calcext:value-type="float">
            <text:p>26.5758543333</text:p>
          </table:table-cell>
          <table:table-cell office:value-type="float" office:value="41.3774466667" calcext:value-type="float">
            <text:p>41.3774466667</text:p>
          </table:table-cell>
          <table:table-cell office:value-type="float" office:value="26.5331663333" calcext:value-type="float">
            <text:p>26.5331663333</text:p>
          </table:table-cell>
          <table:table-cell office:value-type="float" office:value="23.724754" calcext:value-type="float">
            <text:p>23.724754</text:p>
          </table:table-cell>
          <table:table-cell office:value-type="float" office:value="33.9304243333" calcext:value-type="float">
            <text:p>33.9304243333</text:p>
          </table:table-cell>
          <table:table-cell office:value-type="float" office:value="66.4406996667" calcext:value-type="float">
            <text:p>66.4406996667</text:p>
          </table:table-cell>
          <table:table-cell office:value-type="float" office:value="50.1902166667" calcext:value-type="float">
            <text:p>50.1902166667</text:p>
          </table:table-cell>
          <table:table-cell office:value-type="float" office:value="42.761375" calcext:value-type="float">
            <text:p>42.761375</text:p>
          </table:table-cell>
          <table:table-cell office:value-type="float" office:value="48.3879503333" calcext:value-type="float">
            <text:p>48.3879503333</text:p>
          </table:table-cell>
          <table:table-cell office:value-type="float" office:value="71.451514" calcext:value-type="float">
            <text:p>71.451514</text:p>
          </table:table-cell>
          <table:table-cell office:value-type="float" office:value="58.511002" calcext:value-type="float">
            <text:p>58.511002</text:p>
          </table:table-cell>
          <table:table-cell office:value-type="float" office:value="31.145177" calcext:value-type="float">
            <text:p>31.145177</text:p>
          </table:table-cell>
          <table:table-cell office:value-type="float" office:value="59.4472163333" calcext:value-type="float">
            <text:p>59.4472163333</text:p>
          </table:table-cell>
          <table:table-cell office:value-type="float" office:value="44.7089313333" calcext:value-type="float">
            <text:p>44.7089313333</text:p>
          </table:table-cell>
          <table:table-cell office:value-type="float" office:value="25.2782683333" calcext:value-type="float">
            <text:p>25.2782683333</text:p>
          </table:table-cell>
          <table:table-cell office:value-type="float" office:value="50.688587" calcext:value-type="float">
            <text:p>50.688587</text:p>
          </table:table-cell>
          <table:table-cell office:value-type="float" office:value="56.1784" calcext:value-type="float">
            <text:p>56.1784</text:p>
          </table:table-cell>
          <table:table-cell office:value-type="float" office:value="91.327506" calcext:value-type="float">
            <text:p>91.327506</text:p>
          </table:table-cell>
          <table:table-cell office:value-type="float" office:value="45.912408" calcext:value-type="float">
            <text:p>45.912408</text:p>
          </table:table-cell>
          <table:table-cell office:value-type="float" office:value="138.096433" calcext:value-type="float">
            <text:p>138.096433</text:p>
          </table:table-cell>
          <table:table-cell office:value-type="float" office:value="62.1753996667" calcext:value-type="float">
            <text:p>62.1753996667</text:p>
          </table:table-cell>
          <table:table-cell office:value-type="float" office:value="101.021237" calcext:value-type="float">
            <text:p>101.021237</text:p>
          </table:table-cell>
          <table:table-cell office:value-type="float" office:value="77.9866866667" calcext:value-type="float">
            <text:p>77.986686666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2.4338096667" calcext:value-type="float">
            <text:p>92.4338096667</text:p>
          </table:table-cell>
          <table:table-cell office:value-type="float" office:value="86.258777" calcext:value-type="float">
            <text:p>86.258777</text:p>
          </table:table-cell>
          <table:table-cell office:value-type="float" office:value="79.351466" calcext:value-type="float">
            <text:p>79.351466</text:p>
          </table:table-cell>
          <table:table-cell office:value-type="float" office:value="71.6477593333" calcext:value-type="float">
            <text:p>71.6477593333</text:p>
          </table:table-cell>
          <table:table-cell office:value-type="float" office:value="63.7698943333" calcext:value-type="float">
            <text:p>63.7698943333</text:p>
          </table:table-cell>
          <table:table-cell office:value-type="float" office:value="53.6519246667" calcext:value-type="float">
            <text:p>53.6519246667</text:p>
          </table:table-cell>
          <table:table-cell office:value-type="float" office:value="47.8262006667" calcext:value-type="float">
            <text:p>47.8262006667</text:p>
          </table:table-cell>
          <table:table-cell office:value-type="float" office:value="41.7831676667" calcext:value-type="float">
            <text:p>41.7831676667</text:p>
          </table:table-cell>
          <table:table-cell office:value-type="float" office:value="55.5385356667" calcext:value-type="float">
            <text:p>55.5385356667</text:p>
          </table:table-cell>
          <table:table-cell office:value-type="float" office:value="41.856274" calcext:value-type="float">
            <text:p>41.856274</text:p>
          </table:table-cell>
          <table:table-cell office:value-type="float" office:value="41.3695646667" calcext:value-type="float">
            <text:p>41.3695646667</text:p>
          </table:table-cell>
          <table:table-cell office:value-type="float" office:value="59.7180236667" calcext:value-type="float">
            <text:p>59.7180236667</text:p>
          </table:table-cell>
          <table:table-cell office:value-type="float" office:value="43.108472" calcext:value-type="float">
            <text:p>43.108472</text:p>
          </table:table-cell>
          <table:table-cell office:value-type="float" office:value="41.0477546667" calcext:value-type="float">
            <text:p>41.0477546667</text:p>
          </table:table-cell>
          <table:table-cell office:value-type="float" office:value="43.3699296667" calcext:value-type="float">
            <text:p>43.3699296667</text:p>
          </table:table-cell>
          <table:table-cell office:value-type="float" office:value="77.8153766667" calcext:value-type="float">
            <text:p>77.8153766667</text:p>
          </table:table-cell>
          <table:table-cell office:value-type="float" office:value="55.9260196667" calcext:value-type="float">
            <text:p>55.9260196667</text:p>
          </table:table-cell>
          <table:table-cell office:value-type="float" office:value="63.0622956667" calcext:value-type="float">
            <text:p>63.0622956667</text:p>
          </table:table-cell>
          <table:table-cell office:value-type="float" office:value="85.150532" calcext:value-type="float">
            <text:p>85.150532</text:p>
          </table:table-cell>
          <table:table-cell office:value-type="float" office:value="73.3359106667" calcext:value-type="float">
            <text:p>73.3359106667</text:p>
          </table:table-cell>
          <table:table-cell office:value-type="float" office:value="57.574632" calcext:value-type="float">
            <text:p>57.574632</text:p>
          </table:table-cell>
          <table:table-cell office:value-type="float" office:value="68.7718956667" calcext:value-type="float">
            <text:p>68.7718956667</text:p>
          </table:table-cell>
          <table:table-cell office:value-type="float" office:value="61.0149036667" calcext:value-type="float">
            <text:p>61.0149036667</text:p>
          </table:table-cell>
          <table:table-cell office:value-type="float" office:value="40.2702996667" calcext:value-type="float">
            <text:p>40.2702996667</text:p>
          </table:table-cell>
          <table:table-cell office:value-type="float" office:value="67.2771853333" calcext:value-type="float">
            <text:p>67.2771853333</text:p>
          </table:table-cell>
          <table:table-cell office:value-type="float" office:value="87.5486023333" calcext:value-type="float">
            <text:p>87.5486023333</text:p>
          </table:table-cell>
          <table:table-cell office:value-type="float" office:value="65.7214666667" calcext:value-type="float">
            <text:p>65.7214666667</text:p>
          </table:table-cell>
          <table:table-cell office:value-type="float" office:value="94.1843333333" calcext:value-type="float">
            <text:p>94.1843333333</text:p>
          </table:table-cell>
          <table:table-cell office:value-type="float" office:value="107.254081" calcext:value-type="float">
            <text:p>107.254081</text:p>
          </table:table-cell>
          <table:table-cell office:value-type="float" office:value="99.845793" calcext:value-type="float">
            <text:p>99.845793</text:p>
          </table:table-cell>
          <table:table-cell office:value-type="float" office:value="96.614758" calcext:value-type="float">
            <text:p>96.614758</text:p>
          </table:table-cell>
          <table:table-cell office:value-type="float" office:value="110.198929333" calcext:value-type="float">
            <text:p>110.1989293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0.979125333" calcext:value-type="float">
            <text:p>150.979125333</text:p>
          </table:table-cell>
          <table:table-cell office:value-type="float" office:value="131.329380333" calcext:value-type="float">
            <text:p>131.329380333</text:p>
          </table:table-cell>
          <table:table-cell office:value-type="float" office:value="115.757273" calcext:value-type="float">
            <text:p>115.757273</text:p>
          </table:table-cell>
          <table:table-cell office:value-type="float" office:value="113.359955667" calcext:value-type="float">
            <text:p>113.359955667</text:p>
          </table:table-cell>
          <table:table-cell office:value-type="float" office:value="112.437262333" calcext:value-type="float">
            <text:p>112.437262333</text:p>
          </table:table-cell>
          <table:table-cell office:value-type="float" office:value="104.151239333" calcext:value-type="float">
            <text:p>104.151239333</text:p>
          </table:table-cell>
          <table:table-cell office:value-type="float" office:value="85.6591783333" calcext:value-type="float">
            <text:p>85.6591783333</text:p>
          </table:table-cell>
          <table:table-cell office:value-type="float" office:value="75.358173" calcext:value-type="float">
            <text:p>75.358173</text:p>
          </table:table-cell>
          <table:table-cell office:value-type="float" office:value="93.73554" calcext:value-type="float">
            <text:p>93.73554</text:p>
          </table:table-cell>
          <table:table-cell office:value-type="float" office:value="75.2406283333" calcext:value-type="float">
            <text:p>75.2406283333</text:p>
          </table:table-cell>
          <table:table-cell office:value-type="float" office:value="68.84875" calcext:value-type="float">
            <text:p>68.84875</text:p>
          </table:table-cell>
          <table:table-cell office:value-type="float" office:value="62.9755193333" calcext:value-type="float">
            <text:p>62.9755193333</text:p>
          </table:table-cell>
          <table:table-cell office:value-type="float" office:value="83.602155" calcext:value-type="float">
            <text:p>83.602155</text:p>
          </table:table-cell>
          <table:table-cell office:value-type="float" office:value="97.641195" calcext:value-type="float">
            <text:p>97.641195</text:p>
          </table:table-cell>
          <table:table-cell office:value-type="float" office:value="71.61598" calcext:value-type="float">
            <text:p>71.61598</text:p>
          </table:table-cell>
          <table:table-cell office:value-type="float" office:value="80.8405996667" calcext:value-type="float">
            <text:p>80.8405996667</text:p>
          </table:table-cell>
          <table:table-cell office:value-type="float" office:value="140.346518333" calcext:value-type="float">
            <text:p>140.346518333</text:p>
          </table:table-cell>
          <table:table-cell office:value-type="float" office:value="130.986342667" calcext:value-type="float">
            <text:p>130.986342667</text:p>
          </table:table-cell>
          <table:table-cell office:value-type="float" office:value="76.5303923333" calcext:value-type="float">
            <text:p>76.5303923333</text:p>
          </table:table-cell>
          <table:table-cell office:value-type="float" office:value="64.0178066667" calcext:value-type="float">
            <text:p>64.0178066667</text:p>
          </table:table-cell>
          <table:table-cell office:value-type="float" office:value="103.319271667" calcext:value-type="float">
            <text:p>103.319271667</text:p>
          </table:table-cell>
          <table:table-cell office:value-type="float" office:value="94.1483116667" calcext:value-type="float">
            <text:p>94.1483116667</text:p>
          </table:table-cell>
          <table:table-cell office:value-type="float" office:value="51.8349896667" calcext:value-type="float">
            <text:p>51.8349896667</text:p>
          </table:table-cell>
          <table:table-cell office:value-type="float" office:value="88.6984113333" calcext:value-type="float">
            <text:p>88.6984113333</text:p>
          </table:table-cell>
          <table:table-cell office:value-type="float" office:value="128.849189333" calcext:value-type="float">
            <text:p>128.849189333</text:p>
          </table:table-cell>
          <table:table-cell office:value-type="float" office:value="87.0494666667" calcext:value-type="float">
            <text:p>87.0494666667</text:p>
          </table:table-cell>
          <table:table-cell office:value-type="float" office:value="54.5387936667" calcext:value-type="float">
            <text:p>54.5387936667</text:p>
          </table:table-cell>
          <table:table-cell office:value-type="float" office:value="102.364734667" calcext:value-type="float">
            <text:p>102.364734667</text:p>
          </table:table-cell>
          <table:table-cell office:value-type="float" office:value="123.383165333" calcext:value-type="float">
            <text:p>123.383165333</text:p>
          </table:table-cell>
          <table:table-cell office:value-type="float" office:value="142.463805333" calcext:value-type="float">
            <text:p>142.463805333</text:p>
          </table:table-cell>
          <table:table-cell office:value-type="float" office:value="89.7431103333" calcext:value-type="float">
            <text:p>89.7431103333</text:p>
          </table:table-cell>
          <table:table-cell office:value-type="float" office:value="140.002598667" calcext:value-type="float">
            <text:p>140.0025986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78.572205333" calcext:value-type="float">
            <text:p>278.572205333</text:p>
          </table:table-cell>
          <table:table-cell office:value-type="float" office:value="276.813159667" calcext:value-type="float">
            <text:p>276.813159667</text:p>
          </table:table-cell>
          <table:table-cell office:value-type="float" office:value="239.482463" calcext:value-type="float">
            <text:p>239.482463</text:p>
          </table:table-cell>
          <table:table-cell office:value-type="float" office:value="228.024865667" calcext:value-type="float">
            <text:p>228.024865667</text:p>
          </table:table-cell>
          <table:table-cell office:value-type="float" office:value="199.658875333" calcext:value-type="float">
            <text:p>199.658875333</text:p>
          </table:table-cell>
          <table:table-cell office:value-type="float" office:value="181.920155333" calcext:value-type="float">
            <text:p>181.920155333</text:p>
          </table:table-cell>
          <table:table-cell office:value-type="float" office:value="162.183856333" calcext:value-type="float">
            <text:p>162.183856333</text:p>
          </table:table-cell>
          <table:table-cell office:value-type="float" office:value="164.574844667" calcext:value-type="float">
            <text:p>164.574844667</text:p>
          </table:table-cell>
          <table:table-cell office:value-type="float" office:value="161.058055" calcext:value-type="float">
            <text:p>161.058055</text:p>
          </table:table-cell>
          <table:table-cell office:value-type="float" office:value="151.670738" calcext:value-type="float">
            <text:p>151.670738</text:p>
          </table:table-cell>
          <table:table-cell office:value-type="float" office:value="125.559965333" calcext:value-type="float">
            <text:p>125.559965333</text:p>
          </table:table-cell>
          <table:table-cell office:value-type="float" office:value="146.141314667" calcext:value-type="float">
            <text:p>146.141314667</text:p>
          </table:table-cell>
          <table:table-cell office:value-type="float" office:value="172.838631333" calcext:value-type="float">
            <text:p>172.838631333</text:p>
          </table:table-cell>
          <table:table-cell office:value-type="float" office:value="107.027358" calcext:value-type="float">
            <text:p>107.027358</text:p>
          </table:table-cell>
          <table:table-cell office:value-type="float" office:value="158.601883667" calcext:value-type="float">
            <text:p>158.601883667</text:p>
          </table:table-cell>
          <table:table-cell office:value-type="float" office:value="102.426383" calcext:value-type="float">
            <text:p>102.426383</text:p>
          </table:table-cell>
          <table:table-cell office:value-type="float" office:value="130.712772667" calcext:value-type="float">
            <text:p>130.712772667</text:p>
          </table:table-cell>
          <table:table-cell office:value-type="float" office:value="125.014496333" calcext:value-type="float">
            <text:p>125.014496333</text:p>
          </table:table-cell>
          <table:table-cell office:value-type="float" office:value="139.761076667" calcext:value-type="float">
            <text:p>139.761076667</text:p>
          </table:table-cell>
          <table:table-cell office:value-type="float" office:value="138.497618333" calcext:value-type="float">
            <text:p>138.497618333</text:p>
          </table:table-cell>
          <table:table-cell office:value-type="float" office:value="140.458082333" calcext:value-type="float">
            <text:p>140.458082333</text:p>
          </table:table-cell>
          <table:table-cell office:value-type="float" office:value="99.5846373333" calcext:value-type="float">
            <text:p>99.5846373333</text:p>
          </table:table-cell>
          <table:table-cell office:value-type="float" office:value="120.412627333" calcext:value-type="float">
            <text:p>120.412627333</text:p>
          </table:table-cell>
          <table:table-cell office:value-type="float" office:value="107.889306667" calcext:value-type="float">
            <text:p>107.889306667</text:p>
          </table:table-cell>
          <table:table-cell office:value-type="float" office:value="150.024399" calcext:value-type="float">
            <text:p>150.024399</text:p>
          </table:table-cell>
          <table:table-cell office:value-type="float" office:value="123.237800333" calcext:value-type="float">
            <text:p>123.237800333</text:p>
          </table:table-cell>
          <table:table-cell office:value-type="float" office:value="101.036685" calcext:value-type="float">
            <text:p>101.036685</text:p>
          </table:table-cell>
          <table:table-cell office:value-type="float" office:value="125.453565333" calcext:value-type="float">
            <text:p>125.453565333</text:p>
          </table:table-cell>
          <table:table-cell office:value-type="float" office:value="140.247718" calcext:value-type="float">
            <text:p>140.247718</text:p>
          </table:table-cell>
          <table:table-cell office:value-type="float" office:value="100.662627667" calcext:value-type="float">
            <text:p>100.662627667</text:p>
          </table:table-cell>
          <table:table-cell office:value-type="float" office:value="133.157797" calcext:value-type="float">
            <text:p>133.157797</text:p>
          </table:table-cell>
          <table:table-cell office:value-type="float" office:value="227.582385" calcext:value-type="float">
            <text:p>227.582385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82.677496333" calcext:value-type="float">
            <text:p>582.677496333</text:p>
          </table:table-cell>
          <table:table-cell office:value-type="float" office:value="649.038135667" calcext:value-type="float">
            <text:p>649.038135667</text:p>
          </table:table-cell>
          <table:table-cell office:value-type="float" office:value="523.132818667" calcext:value-type="float">
            <text:p>523.132818667</text:p>
          </table:table-cell>
          <table:table-cell office:value-type="float" office:value="553.638798333" calcext:value-type="float">
            <text:p>553.638798333</text:p>
          </table:table-cell>
          <table:table-cell office:value-type="float" office:value="482.296904" calcext:value-type="float">
            <text:p>482.296904</text:p>
          </table:table-cell>
          <table:table-cell office:value-type="float" office:value="354.600469" calcext:value-type="float">
            <text:p>354.600469</text:p>
          </table:table-cell>
          <table:table-cell office:value-type="float" office:value="264.115016" calcext:value-type="float">
            <text:p>264.115016</text:p>
          </table:table-cell>
          <table:table-cell office:value-type="float" office:value="333.833120333" calcext:value-type="float">
            <text:p>333.833120333</text:p>
          </table:table-cell>
          <table:table-cell office:value-type="float" office:value="320.770926" calcext:value-type="float">
            <text:p>320.770926</text:p>
          </table:table-cell>
          <table:table-cell office:value-type="float" office:value="278.622545333" calcext:value-type="float">
            <text:p>278.622545333</text:p>
          </table:table-cell>
          <table:table-cell office:value-type="float" office:value="243.887787" calcext:value-type="float">
            <text:p>243.887787</text:p>
          </table:table-cell>
          <table:table-cell office:value-type="float" office:value="219.553542667" calcext:value-type="float">
            <text:p>219.553542667</text:p>
          </table:table-cell>
          <table:table-cell office:value-type="float" office:value="225.015879667" calcext:value-type="float">
            <text:p>225.015879667</text:p>
          </table:table-cell>
          <table:table-cell office:value-type="float" office:value="214.633198333" calcext:value-type="float">
            <text:p>214.633198333</text:p>
          </table:table-cell>
          <table:table-cell office:value-type="float" office:value="223.317775333" calcext:value-type="float">
            <text:p>223.317775333</text:p>
          </table:table-cell>
          <table:table-cell office:value-type="float" office:value="219.396430667" calcext:value-type="float">
            <text:p>219.396430667</text:p>
          </table:table-cell>
          <table:table-cell office:value-type="float" office:value="224.175269667" calcext:value-type="float">
            <text:p>224.175269667</text:p>
          </table:table-cell>
          <table:table-cell office:value-type="float" office:value="199.851435667" calcext:value-type="float">
            <text:p>199.851435667</text:p>
          </table:table-cell>
          <table:table-cell office:value-type="float" office:value="178.088313667" calcext:value-type="float">
            <text:p>178.088313667</text:p>
          </table:table-cell>
          <table:table-cell office:value-type="float" office:value="213.563649667" calcext:value-type="float">
            <text:p>213.563649667</text:p>
          </table:table-cell>
          <table:table-cell office:value-type="float" office:value="180.718936333" calcext:value-type="float">
            <text:p>180.718936333</text:p>
          </table:table-cell>
          <table:table-cell office:value-type="float" office:value="181.859691" calcext:value-type="float">
            <text:p>181.859691</text:p>
          </table:table-cell>
          <table:table-cell office:value-type="float" office:value="222.008802333" calcext:value-type="float">
            <text:p>222.008802333</text:p>
          </table:table-cell>
          <table:table-cell office:value-type="float" office:value="193.609868667" calcext:value-type="float">
            <text:p>193.609868667</text:p>
          </table:table-cell>
          <table:table-cell office:value-type="float" office:value="177.440848" calcext:value-type="float">
            <text:p>177.440848</text:p>
          </table:table-cell>
          <table:table-cell office:value-type="float" office:value="165.443533" calcext:value-type="float">
            <text:p>165.443533</text:p>
          </table:table-cell>
          <table:table-cell office:value-type="float" office:value="194.187387333" calcext:value-type="float">
            <text:p>194.187387333</text:p>
          </table:table-cell>
          <table:table-cell office:value-type="float" office:value="193.964493667" calcext:value-type="float">
            <text:p>193.964493667</text:p>
          </table:table-cell>
          <table:table-cell office:value-type="float" office:value="174.108601" calcext:value-type="float">
            <text:p>174.108601</text:p>
          </table:table-cell>
          <table:table-cell office:value-type="float" office:value="181.669228333" calcext:value-type="float">
            <text:p>181.669228333</text:p>
          </table:table-cell>
          <table:table-cell office:value-type="float" office:value="166.266293667" calcext:value-type="float">
            <text:p>166.266293667</text:p>
          </table:table-cell>
          <table:table-cell office:value-type="float" office:value="222.236656" calcext:value-type="float">
            <text:p>222.23665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56.324492" calcext:value-type="float">
            <text:p>1156.324492</text:p>
          </table:table-cell>
          <table:table-cell office:value-type="float" office:value="1394.44851133" calcext:value-type="float">
            <text:p>1394.44851133</text:p>
          </table:table-cell>
          <table:table-cell office:value-type="float" office:value="1172.668185" calcext:value-type="float">
            <text:p>1172.668185</text:p>
          </table:table-cell>
          <table:table-cell office:value-type="float" office:value="1149.108262" calcext:value-type="float">
            <text:p>1149.108262</text:p>
          </table:table-cell>
          <table:table-cell office:value-type="float" office:value="1106.91998533" calcext:value-type="float">
            <text:p>1106.91998533</text:p>
          </table:table-cell>
          <table:table-cell office:value-type="float" office:value="978.207311" calcext:value-type="float">
            <text:p>978.207311</text:p>
          </table:table-cell>
          <table:table-cell office:value-type="float" office:value="754.835957" calcext:value-type="float">
            <text:p>754.835957</text:p>
          </table:table-cell>
          <table:table-cell office:value-type="float" office:value="688.170898333" calcext:value-type="float">
            <text:p>688.170898333</text:p>
          </table:table-cell>
          <table:table-cell office:value-type="float" office:value="673.535458667" calcext:value-type="float">
            <text:p>673.535458667</text:p>
          </table:table-cell>
          <table:table-cell office:value-type="float" office:value="544.145677" calcext:value-type="float">
            <text:p>544.145677</text:p>
          </table:table-cell>
          <table:table-cell office:value-type="float" office:value="550.945558" calcext:value-type="float">
            <text:p>550.945558</text:p>
          </table:table-cell>
          <table:table-cell office:value-type="float" office:value="491.838959667" calcext:value-type="float">
            <text:p>491.838959667</text:p>
          </table:table-cell>
          <table:table-cell office:value-type="float" office:value="485.893638667" calcext:value-type="float">
            <text:p>485.893638667</text:p>
          </table:table-cell>
          <table:table-cell office:value-type="float" office:value="417.109890333" calcext:value-type="float">
            <text:p>417.109890333</text:p>
          </table:table-cell>
          <table:table-cell office:value-type="float" office:value="526.032279" calcext:value-type="float">
            <text:p>526.032279</text:p>
          </table:table-cell>
          <table:table-cell office:value-type="float" office:value="346.162872" calcext:value-type="float">
            <text:p>346.162872</text:p>
          </table:table-cell>
          <table:table-cell office:value-type="float" office:value="422.262215667" calcext:value-type="float">
            <text:p>422.262215667</text:p>
          </table:table-cell>
          <table:table-cell office:value-type="float" office:value="378.181884667" calcext:value-type="float">
            <text:p>378.181884667</text:p>
          </table:table-cell>
          <table:table-cell office:value-type="float" office:value="420.268915333" calcext:value-type="float">
            <text:p>420.268915333</text:p>
          </table:table-cell>
          <table:table-cell office:value-type="float" office:value="351.294432667" calcext:value-type="float">
            <text:p>351.294432667</text:p>
          </table:table-cell>
          <table:table-cell office:value-type="float" office:value="412.503562667" calcext:value-type="float">
            <text:p>412.503562667</text:p>
          </table:table-cell>
          <table:table-cell office:value-type="float" office:value="334.693171" calcext:value-type="float">
            <text:p>334.693171</text:p>
          </table:table-cell>
          <table:table-cell office:value-type="float" office:value="369.983142333" calcext:value-type="float">
            <text:p>369.983142333</text:p>
          </table:table-cell>
          <table:table-cell office:value-type="float" office:value="334.421474333" calcext:value-type="float">
            <text:p>334.421474333</text:p>
          </table:table-cell>
          <table:table-cell office:value-type="float" office:value="316.026884333" calcext:value-type="float">
            <text:p>316.026884333</text:p>
          </table:table-cell>
          <table:table-cell office:value-type="float" office:value="312.152938667" calcext:value-type="float">
            <text:p>312.152938667</text:p>
          </table:table-cell>
          <table:table-cell office:value-type="float" office:value="345.240682333" calcext:value-type="float">
            <text:p>345.240682333</text:p>
          </table:table-cell>
          <table:table-cell office:value-type="float" office:value="341.497161" calcext:value-type="float">
            <text:p>341.497161</text:p>
          </table:table-cell>
          <table:table-cell office:value-type="float" office:value="310.601652667" calcext:value-type="float">
            <text:p>310.601652667</text:p>
          </table:table-cell>
          <table:table-cell office:value-type="float" office:value="311.939791" calcext:value-type="float">
            <text:p>311.939791</text:p>
          </table:table-cell>
          <table:table-cell office:value-type="float" office:value="281.105929667" calcext:value-type="float">
            <text:p>281.105929667</text:p>
          </table:table-cell>
          <table:table-cell office:value-type="float" office:value="325.656311667" calcext:value-type="float">
            <text:p>325.6563116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562078" calcext:value-type="float">
            <text:p>2.562078</text:p>
          </table:table-cell>
          <table:table-cell office:value-type="float" office:value="3.008925" calcext:value-type="float">
            <text:p>3.008925</text:p>
          </table:table-cell>
          <table:table-cell office:value-type="float" office:value="3.27031266667" calcext:value-type="float">
            <text:p>3.2703126667</text:p>
          </table:table-cell>
          <table:table-cell office:value-type="float" office:value="3.15298933333" calcext:value-type="float">
            <text:p>3.1529893333</text:p>
          </table:table-cell>
          <table:table-cell office:value-type="float" office:value="4.02134566667" calcext:value-type="float">
            <text:p>4.0213456667</text:p>
          </table:table-cell>
          <table:table-cell office:value-type="float" office:value="4.07407066667" calcext:value-type="float">
            <text:p>4.0740706667</text:p>
          </table:table-cell>
          <table:table-cell office:value-type="float" office:value="4.26829566667" calcext:value-type="float">
            <text:p>4.2682956667</text:p>
          </table:table-cell>
          <table:table-cell office:value-type="float" office:value="4.31893833333" calcext:value-type="float">
            <text:p>4.3189383333</text:p>
          </table:table-cell>
          <table:table-cell office:value-type="float" office:value="9.17320333333" calcext:value-type="float">
            <text:p>9.1732033333</text:p>
          </table:table-cell>
          <table:table-cell office:value-type="float" office:value="9.515769" calcext:value-type="float">
            <text:p>9.515769</text:p>
          </table:table-cell>
          <table:table-cell office:value-type="float" office:value="6.02769533333" calcext:value-type="float">
            <text:p>6.0276953333</text:p>
          </table:table-cell>
          <table:table-cell office:value-type="float" office:value="6.25213233333" calcext:value-type="float">
            <text:p>6.2521323333</text:p>
          </table:table-cell>
          <table:table-cell office:value-type="float" office:value="6.62676833333" calcext:value-type="float">
            <text:p>6.6267683333</text:p>
          </table:table-cell>
          <table:table-cell office:value-type="float" office:value="11.8426706667" calcext:value-type="float">
            <text:p>11.8426706667</text:p>
          </table:table-cell>
          <table:table-cell office:value-type="float" office:value="8.040434" calcext:value-type="float">
            <text:p>8.040434</text:p>
          </table:table-cell>
          <table:table-cell office:value-type="float" office:value="38.3155686667" calcext:value-type="float">
            <text:p>38.3155686667</text:p>
          </table:table-cell>
          <table:table-cell office:value-type="float" office:value="11.445353" calcext:value-type="float">
            <text:p>11.445353</text:p>
          </table:table-cell>
          <table:table-cell office:value-type="float" office:value="24.1707763333" calcext:value-type="float">
            <text:p>24.1707763333</text:p>
          </table:table-cell>
          <table:table-cell office:value-type="float" office:value="9.243483" calcext:value-type="float">
            <text:p>9.243483</text:p>
          </table:table-cell>
          <table:table-cell office:value-type="float" office:value="37.9595486667" calcext:value-type="float">
            <text:p>37.9595486667</text:p>
          </table:table-cell>
          <table:table-cell office:value-type="float" office:value="19.3493413333" calcext:value-type="float">
            <text:p>19.3493413333</text:p>
          </table:table-cell>
          <table:table-cell office:value-type="float" office:value="24.860651" calcext:value-type="float">
            <text:p>24.860651</text:p>
          </table:table-cell>
          <table:table-cell office:value-type="float" office:value="54.103883" calcext:value-type="float">
            <text:p>54.103883</text:p>
          </table:table-cell>
          <table:table-cell office:value-type="float" office:value="29.200337" calcext:value-type="float">
            <text:p>29.200337</text:p>
          </table:table-cell>
          <table:table-cell office:value-type="float" office:value="55.226547" calcext:value-type="float">
            <text:p>55.226547</text:p>
          </table:table-cell>
          <table:table-cell office:value-type="float" office:value="37.8224113333" calcext:value-type="float">
            <text:p>37.8224113333</text:p>
          </table:table-cell>
          <table:table-cell office:value-type="float" office:value="31.9005786667" calcext:value-type="float">
            <text:p>31.9005786667</text:p>
          </table:table-cell>
          <table:table-cell office:value-type="float" office:value="36.9443116667" calcext:value-type="float">
            <text:p>36.9443116667</text:p>
          </table:table-cell>
          <table:table-cell office:value-type="float" office:value="101.588400667" calcext:value-type="float">
            <text:p>101.588400667</text:p>
          </table:table-cell>
          <table:table-cell office:value-type="float" office:value="53.5959386667" calcext:value-type="float">
            <text:p>53.5959386667</text:p>
          </table:table-cell>
          <table:table-cell office:value-type="float" office:value="65.0729683333" calcext:value-type="float">
            <text:p>65.0729683333</text:p>
          </table:table-cell>
          <table:table-cell office:value-type="float" office:value="70.3170966667" calcext:value-type="float">
            <text:p>70.317096666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.03625366667" calcext:value-type="float">
            <text:p>3.0362536667</text:p>
          </table:table-cell>
          <table:table-cell office:value-type="float" office:value="3.467798" calcext:value-type="float">
            <text:p>3.467798</text:p>
          </table:table-cell>
          <table:table-cell office:value-type="float" office:value="3.77856366667" calcext:value-type="float">
            <text:p>3.7785636667</text:p>
          </table:table-cell>
          <table:table-cell office:value-type="float" office:value="4.04638266667" calcext:value-type="float">
            <text:p>4.0463826667</text:p>
          </table:table-cell>
          <table:table-cell office:value-type="float" office:value="4.59460866667" calcext:value-type="float">
            <text:p>4.5946086667</text:p>
          </table:table-cell>
          <table:table-cell office:value-type="float" office:value="4.642106" calcext:value-type="float">
            <text:p>4.642106</text:p>
          </table:table-cell>
          <table:table-cell office:value-type="float" office:value="5.58110733333" calcext:value-type="float">
            <text:p>5.5811073333</text:p>
          </table:table-cell>
          <table:table-cell office:value-type="float" office:value="5.02973166667" calcext:value-type="float">
            <text:p>5.0297316667</text:p>
          </table:table-cell>
          <table:table-cell office:value-type="float" office:value="5.27030566667" calcext:value-type="float">
            <text:p>5.2703056667</text:p>
          </table:table-cell>
          <table:table-cell office:value-type="float" office:value="11.2185696667" calcext:value-type="float">
            <text:p>11.2185696667</text:p>
          </table:table-cell>
          <table:table-cell office:value-type="float" office:value="10.4545813333" calcext:value-type="float">
            <text:p>10.4545813333</text:p>
          </table:table-cell>
          <table:table-cell office:value-type="float" office:value="12.9627406667" calcext:value-type="float">
            <text:p>12.9627406667</text:p>
          </table:table-cell>
          <table:table-cell office:value-type="float" office:value="7.798125" calcext:value-type="float">
            <text:p>7.798125</text:p>
          </table:table-cell>
          <table:table-cell office:value-type="float" office:value="14.3453933333" calcext:value-type="float">
            <text:p>14.3453933333</text:p>
          </table:table-cell>
          <table:table-cell office:value-type="float" office:value="19.9136963333" calcext:value-type="float">
            <text:p>19.9136963333</text:p>
          </table:table-cell>
          <table:table-cell office:value-type="float" office:value="9.177028" calcext:value-type="float">
            <text:p>9.177028</text:p>
          </table:table-cell>
          <table:table-cell office:value-type="float" office:value="29.6158076667" calcext:value-type="float">
            <text:p>29.6158076667</text:p>
          </table:table-cell>
          <table:table-cell office:value-type="float" office:value="10.751392" calcext:value-type="float">
            <text:p>10.751392</text:p>
          </table:table-cell>
          <table:table-cell office:value-type="float" office:value="14.4548106667" calcext:value-type="float">
            <text:p>14.4548106667</text:p>
          </table:table-cell>
          <table:table-cell office:value-type="float" office:value="18.048909" calcext:value-type="float">
            <text:p>18.048909</text:p>
          </table:table-cell>
          <table:table-cell office:value-type="float" office:value="20.9741166667" calcext:value-type="float">
            <text:p>20.9741166667</text:p>
          </table:table-cell>
          <table:table-cell office:value-type="float" office:value="24.9512603333" calcext:value-type="float">
            <text:p>24.9512603333</text:p>
          </table:table-cell>
          <table:table-cell office:value-type="float" office:value="25.9760406667" calcext:value-type="float">
            <text:p>25.9760406667</text:p>
          </table:table-cell>
          <table:table-cell office:value-type="float" office:value="25.17223" calcext:value-type="float">
            <text:p>25.17223</text:p>
          </table:table-cell>
          <table:table-cell office:value-type="float" office:value="43.5312026667" calcext:value-type="float">
            <text:p>43.5312026667</text:p>
          </table:table-cell>
          <table:table-cell office:value-type="float" office:value="36.8058623333" calcext:value-type="float">
            <text:p>36.8058623333</text:p>
          </table:table-cell>
          <table:table-cell office:value-type="float" office:value="16.4310423333" calcext:value-type="float">
            <text:p>16.4310423333</text:p>
          </table:table-cell>
          <table:table-cell office:value-type="float" office:value="22.735224" calcext:value-type="float">
            <text:p>22.735224</text:p>
          </table:table-cell>
          <table:table-cell office:value-type="float" office:value="41.6335743333" calcext:value-type="float">
            <text:p>41.6335743333</text:p>
          </table:table-cell>
          <table:table-cell office:value-type="float" office:value="44.0022296667" calcext:value-type="float">
            <text:p>44.0022296667</text:p>
          </table:table-cell>
          <table:table-cell office:value-type="float" office:value="90.5745183333" calcext:value-type="float">
            <text:p>90.5745183333</text:p>
          </table:table-cell>
          <table:table-cell office:value-type="float" office:value="48.0041786667" calcext:value-type="float">
            <text:p>48.004178666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09688333333" calcext:value-type="float">
            <text:p>4.0968833333</text:p>
          </table:table-cell>
          <table:table-cell office:value-type="float" office:value="4.659344" calcext:value-type="float">
            <text:p>4.659344</text:p>
          </table:table-cell>
          <table:table-cell office:value-type="float" office:value="4.930072" calcext:value-type="float">
            <text:p>4.930072</text:p>
          </table:table-cell>
          <table:table-cell office:value-type="float" office:value="5.46580066667" calcext:value-type="float">
            <text:p>5.4658006667</text:p>
          </table:table-cell>
          <table:table-cell office:value-type="float" office:value="4.77847566667" calcext:value-type="float">
            <text:p>4.7784756667</text:p>
          </table:table-cell>
          <table:table-cell office:value-type="float" office:value="4.88352466667" calcext:value-type="float">
            <text:p>4.8835246667</text:p>
          </table:table-cell>
          <table:table-cell office:value-type="float" office:value="5.09658833333" calcext:value-type="float">
            <text:p>5.0965883333</text:p>
          </table:table-cell>
          <table:table-cell office:value-type="float" office:value="10.939076" calcext:value-type="float">
            <text:p>10.939076</text:p>
          </table:table-cell>
          <table:table-cell office:value-type="float" office:value="5.990474" calcext:value-type="float">
            <text:p>5.990474</text:p>
          </table:table-cell>
          <table:table-cell office:value-type="float" office:value="19.3599343333" calcext:value-type="float">
            <text:p>19.3599343333</text:p>
          </table:table-cell>
          <table:table-cell office:value-type="float" office:value="17.038816" calcext:value-type="float">
            <text:p>17.038816</text:p>
          </table:table-cell>
          <table:table-cell office:value-type="float" office:value="18.3527916667" calcext:value-type="float">
            <text:p>18.3527916667</text:p>
          </table:table-cell>
          <table:table-cell office:value-type="float" office:value="12.7919956667" calcext:value-type="float">
            <text:p>12.7919956667</text:p>
          </table:table-cell>
          <table:table-cell office:value-type="float" office:value="9.53595633333" calcext:value-type="float">
            <text:p>9.5359563333</text:p>
          </table:table-cell>
          <table:table-cell office:value-type="float" office:value="7.96342966667" calcext:value-type="float">
            <text:p>7.9634296667</text:p>
          </table:table-cell>
          <table:table-cell office:value-type="float" office:value="12.516952" calcext:value-type="float">
            <text:p>12.516952</text:p>
          </table:table-cell>
          <table:table-cell office:value-type="float" office:value="9.467895" calcext:value-type="float">
            <text:p>9.467895</text:p>
          </table:table-cell>
          <table:table-cell office:value-type="float" office:value="29.33277" calcext:value-type="float">
            <text:p>29.33277</text:p>
          </table:table-cell>
          <table:table-cell office:value-type="float" office:value="17.469608" calcext:value-type="float">
            <text:p>17.469608</text:p>
          </table:table-cell>
          <table:table-cell office:value-type="float" office:value="9.63211966667" calcext:value-type="float">
            <text:p>9.6321196667</text:p>
          </table:table-cell>
          <table:table-cell office:value-type="float" office:value="9.821999" calcext:value-type="float">
            <text:p>9.821999</text:p>
          </table:table-cell>
          <table:table-cell office:value-type="float" office:value="11.9166496667" calcext:value-type="float">
            <text:p>11.9166496667</text:p>
          </table:table-cell>
          <table:table-cell office:value-type="float" office:value="36.2188376667" calcext:value-type="float">
            <text:p>36.2188376667</text:p>
          </table:table-cell>
          <table:table-cell office:value-type="float" office:value="41.8127903333" calcext:value-type="float">
            <text:p>41.8127903333</text:p>
          </table:table-cell>
          <table:table-cell office:value-type="float" office:value="32.1490196667" calcext:value-type="float">
            <text:p>32.1490196667</text:p>
          </table:table-cell>
          <table:table-cell office:value-type="float" office:value="60.1854066667" calcext:value-type="float">
            <text:p>60.1854066667</text:p>
          </table:table-cell>
          <table:table-cell office:value-type="float" office:value="79.2625836667" calcext:value-type="float">
            <text:p>79.2625836667</text:p>
          </table:table-cell>
          <table:table-cell office:value-type="float" office:value="31.8954976667" calcext:value-type="float">
            <text:p>31.8954976667</text:p>
          </table:table-cell>
          <table:table-cell office:value-type="float" office:value="56.6048936667" calcext:value-type="float">
            <text:p>56.6048936667</text:p>
          </table:table-cell>
          <table:table-cell office:value-type="float" office:value="77.842872" calcext:value-type="float">
            <text:p>77.842872</text:p>
          </table:table-cell>
          <table:table-cell office:value-type="float" office:value="51.408624" calcext:value-type="float">
            <text:p>51.408624</text:p>
          </table:table-cell>
          <table:table-cell office:value-type="float" office:value="61.9889276667" calcext:value-type="float">
            <text:p>61.988927666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.362132" calcext:value-type="float">
            <text:p>6.362132</text:p>
          </table:table-cell>
          <table:table-cell office:value-type="float" office:value="7.08051533333" calcext:value-type="float">
            <text:p>7.0805153333</text:p>
          </table:table-cell>
          <table:table-cell office:value-type="float" office:value="7.59438366667" calcext:value-type="float">
            <text:p>7.5943836667</text:p>
          </table:table-cell>
          <table:table-cell office:value-type="float" office:value="7.227832" calcext:value-type="float">
            <text:p>7.227832</text:p>
          </table:table-cell>
          <table:table-cell office:value-type="float" office:value="6.98920666667" calcext:value-type="float">
            <text:p>6.9892066667</text:p>
          </table:table-cell>
          <table:table-cell office:value-type="float" office:value="6.302976" calcext:value-type="float">
            <text:p>6.302976</text:p>
          </table:table-cell>
          <table:table-cell office:value-type="float" office:value="7.11773833333" calcext:value-type="float">
            <text:p>7.1177383333</text:p>
          </table:table-cell>
          <table:table-cell office:value-type="float" office:value="6.28886666667" calcext:value-type="float">
            <text:p>6.2888666667</text:p>
          </table:table-cell>
          <table:table-cell office:value-type="float" office:value="6.958269" calcext:value-type="float">
            <text:p>6.958269</text:p>
          </table:table-cell>
          <table:table-cell office:value-type="float" office:value="13.607119" calcext:value-type="float">
            <text:p>13.607119</text:p>
          </table:table-cell>
          <table:table-cell office:value-type="float" office:value="10.8533483333" calcext:value-type="float">
            <text:p>10.8533483333</text:p>
          </table:table-cell>
          <table:table-cell office:value-type="float" office:value="7.886306" calcext:value-type="float">
            <text:p>7.886306</text:p>
          </table:table-cell>
          <table:table-cell office:value-type="float" office:value="18.5759473333" calcext:value-type="float">
            <text:p>18.5759473333</text:p>
          </table:table-cell>
          <table:table-cell office:value-type="float" office:value="19.6414846667" calcext:value-type="float">
            <text:p>19.6414846667</text:p>
          </table:table-cell>
          <table:table-cell office:value-type="float" office:value="24.6052976667" calcext:value-type="float">
            <text:p>24.6052976667</text:p>
          </table:table-cell>
          <table:table-cell office:value-type="float" office:value="33.5293066667" calcext:value-type="float">
            <text:p>33.5293066667</text:p>
          </table:table-cell>
          <table:table-cell office:value-type="float" office:value="15.007544" calcext:value-type="float">
            <text:p>15.007544</text:p>
          </table:table-cell>
          <table:table-cell office:value-type="float" office:value="32.165395" calcext:value-type="float">
            <text:p>32.165395</text:p>
          </table:table-cell>
          <table:table-cell office:value-type="float" office:value="24.2897136667" calcext:value-type="float">
            <text:p>24.2897136667</text:p>
          </table:table-cell>
          <table:table-cell office:value-type="float" office:value="31.1731556667" calcext:value-type="float">
            <text:p>31.1731556667</text:p>
          </table:table-cell>
          <table:table-cell office:value-type="float" office:value="26.5413916667" calcext:value-type="float">
            <text:p>26.5413916667</text:p>
          </table:table-cell>
          <table:table-cell office:value-type="float" office:value="16.1630616667" calcext:value-type="float">
            <text:p>16.1630616667</text:p>
          </table:table-cell>
          <table:table-cell office:value-type="float" office:value="16.3132806667" calcext:value-type="float">
            <text:p>16.3132806667</text:p>
          </table:table-cell>
          <table:table-cell office:value-type="float" office:value="28.524422" calcext:value-type="float">
            <text:p>28.524422</text:p>
          </table:table-cell>
          <table:table-cell office:value-type="float" office:value="27.645191" calcext:value-type="float">
            <text:p>27.645191</text:p>
          </table:table-cell>
          <table:table-cell office:value-type="float" office:value="18.196452" calcext:value-type="float">
            <text:p>18.196452</text:p>
          </table:table-cell>
          <table:table-cell office:value-type="float" office:value="32.2112703333" calcext:value-type="float">
            <text:p>32.2112703333</text:p>
          </table:table-cell>
          <table:table-cell office:value-type="float" office:value="47.4288596667" calcext:value-type="float">
            <text:p>47.4288596667</text:p>
          </table:table-cell>
          <table:table-cell office:value-type="float" office:value="33.2374746667" calcext:value-type="float">
            <text:p>33.2374746667</text:p>
          </table:table-cell>
          <table:table-cell office:value-type="float" office:value="45.163601" calcext:value-type="float">
            <text:p>45.163601</text:p>
          </table:table-cell>
          <table:table-cell office:value-type="float" office:value="74.17298" calcext:value-type="float">
            <text:p>74.17298</text:p>
          </table:table-cell>
          <table:table-cell office:value-type="float" office:value="69.6800376667" calcext:value-type="float">
            <text:p>69.680037666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.9817293333" calcext:value-type="float">
            <text:p>10.9817293333</text:p>
          </table:table-cell>
          <table:table-cell office:value-type="float" office:value="11.5262393333" calcext:value-type="float">
            <text:p>11.5262393333</text:p>
          </table:table-cell>
          <table:table-cell office:value-type="float" office:value="10.527024" calcext:value-type="float">
            <text:p>10.527024</text:p>
          </table:table-cell>
          <table:table-cell office:value-type="float" office:value="11.243613" calcext:value-type="float">
            <text:p>11.243613</text:p>
          </table:table-cell>
          <table:table-cell office:value-type="float" office:value="10.607928" calcext:value-type="float">
            <text:p>10.607928</text:p>
          </table:table-cell>
          <table:table-cell office:value-type="float" office:value="10.1196906667" calcext:value-type="float">
            <text:p>10.1196906667</text:p>
          </table:table-cell>
          <table:table-cell office:value-type="float" office:value="9.95147233333" calcext:value-type="float">
            <text:p>9.9514723333</text:p>
          </table:table-cell>
          <table:table-cell office:value-type="float" office:value="13.9674873333" calcext:value-type="float">
            <text:p>13.9674873333</text:p>
          </table:table-cell>
          <table:table-cell office:value-type="float" office:value="12.3982083333" calcext:value-type="float">
            <text:p>12.3982083333</text:p>
          </table:table-cell>
          <table:table-cell office:value-type="float" office:value="8.35355833333" calcext:value-type="float">
            <text:p>8.3535583333</text:p>
          </table:table-cell>
          <table:table-cell office:value-type="float" office:value="17.2498443333" calcext:value-type="float">
            <text:p>17.2498443333</text:p>
          </table:table-cell>
          <table:table-cell office:value-type="float" office:value="8.92684633333" calcext:value-type="float">
            <text:p>8.9268463333</text:p>
          </table:table-cell>
          <table:table-cell office:value-type="float" office:value="8.83508566667" calcext:value-type="float">
            <text:p>8.8350856667</text:p>
          </table:table-cell>
          <table:table-cell office:value-type="float" office:value="15.8990503333" calcext:value-type="float">
            <text:p>15.8990503333</text:p>
          </table:table-cell>
          <table:table-cell office:value-type="float" office:value="21.4338853333" calcext:value-type="float">
            <text:p>21.4338853333</text:p>
          </table:table-cell>
          <table:table-cell office:value-type="float" office:value="13.9072323333" calcext:value-type="float">
            <text:p>13.9072323333</text:p>
          </table:table-cell>
          <table:table-cell office:value-type="float" office:value="29.0145186667" calcext:value-type="float">
            <text:p>29.0145186667</text:p>
          </table:table-cell>
          <table:table-cell office:value-type="float" office:value="22.4230316667" calcext:value-type="float">
            <text:p>22.4230316667</text:p>
          </table:table-cell>
          <table:table-cell office:value-type="float" office:value="29.8496556667" calcext:value-type="float">
            <text:p>29.8496556667</text:p>
          </table:table-cell>
          <table:table-cell office:value-type="float" office:value="13.8656923333" calcext:value-type="float">
            <text:p>13.8656923333</text:p>
          </table:table-cell>
          <table:table-cell office:value-type="float" office:value="19.5584286667" calcext:value-type="float">
            <text:p>19.5584286667</text:p>
          </table:table-cell>
          <table:table-cell office:value-type="float" office:value="15.7944873333" calcext:value-type="float">
            <text:p>15.7944873333</text:p>
          </table:table-cell>
          <table:table-cell office:value-type="float" office:value="31.1309723333" calcext:value-type="float">
            <text:p>31.1309723333</text:p>
          </table:table-cell>
          <table:table-cell office:value-type="float" office:value="38.32204" calcext:value-type="float">
            <text:p>38.32204</text:p>
          </table:table-cell>
          <table:table-cell office:value-type="float" office:value="25.5618753333" calcext:value-type="float">
            <text:p>25.5618753333</text:p>
          </table:table-cell>
          <table:table-cell office:value-type="float" office:value="27.7725806667" calcext:value-type="float">
            <text:p>27.7725806667</text:p>
          </table:table-cell>
          <table:table-cell office:value-type="float" office:value="32.577555" calcext:value-type="float">
            <text:p>32.577555</text:p>
          </table:table-cell>
          <table:table-cell office:value-type="float" office:value="47.3061796667" calcext:value-type="float">
            <text:p>47.3061796667</text:p>
          </table:table-cell>
          <table:table-cell office:value-type="float" office:value="25.677088" calcext:value-type="float">
            <text:p>25.677088</text:p>
          </table:table-cell>
          <table:table-cell office:value-type="float" office:value="49.1333196667" calcext:value-type="float">
            <text:p>49.1333196667</text:p>
          </table:table-cell>
          <table:table-cell office:value-type="float" office:value="60.596215" calcext:value-type="float">
            <text:p>60.596215</text:p>
          </table:table-cell>
          <table:table-cell office:value-type="float" office:value="82.2854666667" calcext:value-type="float">
            <text:p>82.2854666667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.1497543333" calcext:value-type="float">
            <text:p>17.1497543333</text:p>
          </table:table-cell>
          <table:table-cell office:value-type="float" office:value="16.5297816667" calcext:value-type="float">
            <text:p>16.5297816667</text:p>
          </table:table-cell>
          <table:table-cell office:value-type="float" office:value="17.562039" calcext:value-type="float">
            <text:p>17.562039</text:p>
          </table:table-cell>
          <table:table-cell office:value-type="float" office:value="14.879553" calcext:value-type="float">
            <text:p>14.879553</text:p>
          </table:table-cell>
          <table:table-cell office:value-type="float" office:value="16.5430606667" calcext:value-type="float">
            <text:p>16.5430606667</text:p>
          </table:table-cell>
          <table:table-cell office:value-type="float" office:value="15.2609833333" calcext:value-type="float">
            <text:p>15.2609833333</text:p>
          </table:table-cell>
          <table:table-cell office:value-type="float" office:value="14.3620156667" calcext:value-type="float">
            <text:p>14.3620156667</text:p>
          </table:table-cell>
          <table:table-cell office:value-type="float" office:value="15.411666" calcext:value-type="float">
            <text:p>15.411666</text:p>
          </table:table-cell>
          <table:table-cell office:value-type="float" office:value="17.6555603333" calcext:value-type="float">
            <text:p>17.6555603333</text:p>
          </table:table-cell>
          <table:table-cell office:value-type="float" office:value="17.4517336667" calcext:value-type="float">
            <text:p>17.4517336667</text:p>
          </table:table-cell>
          <table:table-cell office:value-type="float" office:value="13.9697783333" calcext:value-type="float">
            <text:p>13.9697783333</text:p>
          </table:table-cell>
          <table:table-cell office:value-type="float" office:value="14.713005" calcext:value-type="float">
            <text:p>14.713005</text:p>
          </table:table-cell>
          <table:table-cell office:value-type="float" office:value="13.970755" calcext:value-type="float">
            <text:p>13.970755</text:p>
          </table:table-cell>
          <table:table-cell office:value-type="float" office:value="14.2347646667" calcext:value-type="float">
            <text:p>14.2347646667</text:p>
          </table:table-cell>
          <table:table-cell office:value-type="float" office:value="21.8177273333" calcext:value-type="float">
            <text:p>21.8177273333</text:p>
          </table:table-cell>
          <table:table-cell office:value-type="float" office:value="25.297308" calcext:value-type="float">
            <text:p>25.297308</text:p>
          </table:table-cell>
          <table:table-cell office:value-type="float" office:value="24.3333573333" calcext:value-type="float">
            <text:p>24.3333573333</text:p>
          </table:table-cell>
          <table:table-cell office:value-type="float" office:value="29.4772096667" calcext:value-type="float">
            <text:p>29.4772096667</text:p>
          </table:table-cell>
          <table:table-cell office:value-type="float" office:value="16.3454953333" calcext:value-type="float">
            <text:p>16.3454953333</text:p>
          </table:table-cell>
          <table:table-cell office:value-type="float" office:value="26.8418403333" calcext:value-type="float">
            <text:p>26.8418403333</text:p>
          </table:table-cell>
          <table:table-cell office:value-type="float" office:value="52.0073933333" calcext:value-type="float">
            <text:p>52.0073933333</text:p>
          </table:table-cell>
          <table:table-cell office:value-type="float" office:value="28.5510436667" calcext:value-type="float">
            <text:p>28.5510436667</text:p>
          </table:table-cell>
          <table:table-cell office:value-type="float" office:value="26.8266286667" calcext:value-type="float">
            <text:p>26.8266286667</text:p>
          </table:table-cell>
          <table:table-cell office:value-type="float" office:value="39.6107423333" calcext:value-type="float">
            <text:p>39.6107423333</text:p>
          </table:table-cell>
          <table:table-cell office:value-type="float" office:value="21.9648573333" calcext:value-type="float">
            <text:p>21.9648573333</text:p>
          </table:table-cell>
          <table:table-cell office:value-type="float" office:value="25.1805806667" calcext:value-type="float">
            <text:p>25.1805806667</text:p>
          </table:table-cell>
          <table:table-cell office:value-type="float" office:value="76.701925" calcext:value-type="float">
            <text:p>76.701925</text:p>
          </table:table-cell>
          <table:table-cell office:value-type="float" office:value="32.317603" calcext:value-type="float">
            <text:p>32.317603</text:p>
          </table:table-cell>
          <table:table-cell office:value-type="float" office:value="50.617578" calcext:value-type="float">
            <text:p>50.617578</text:p>
          </table:table-cell>
          <table:table-cell office:value-type="float" office:value="35.8299463333" calcext:value-type="float">
            <text:p>35.8299463333</text:p>
          </table:table-cell>
          <table:table-cell office:value-type="float" office:value="54.7463746667" calcext:value-type="float">
            <text:p>54.7463746667</text:p>
          </table:table-cell>
          <table:table-cell office:value-type="float" office:value="70.6757776667" calcext:value-type="float">
            <text:p>70.675777666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.8666576667" calcext:value-type="float">
            <text:p>25.8666576667</text:p>
          </table:table-cell>
          <table:table-cell office:value-type="float" office:value="26.997903" calcext:value-type="float">
            <text:p>26.997903</text:p>
          </table:table-cell>
          <table:table-cell office:value-type="float" office:value="26.974998" calcext:value-type="float">
            <text:p>26.974998</text:p>
          </table:table-cell>
          <table:table-cell office:value-type="float" office:value="28.2099336667" calcext:value-type="float">
            <text:p>28.2099336667</text:p>
          </table:table-cell>
          <table:table-cell office:value-type="float" office:value="23.6778653333" calcext:value-type="float">
            <text:p>23.6778653333</text:p>
          </table:table-cell>
          <table:table-cell office:value-type="float" office:value="24.282119" calcext:value-type="float">
            <text:p>24.282119</text:p>
          </table:table-cell>
          <table:table-cell office:value-type="float" office:value="21.2907183333" calcext:value-type="float">
            <text:p>21.2907183333</text:p>
          </table:table-cell>
          <table:table-cell office:value-type="float" office:value="20.8669433333" calcext:value-type="float">
            <text:p>20.8669433333</text:p>
          </table:table-cell>
          <table:table-cell office:value-type="float" office:value="19.3780673333" calcext:value-type="float">
            <text:p>19.3780673333</text:p>
          </table:table-cell>
          <table:table-cell office:value-type="float" office:value="21.7407383333" calcext:value-type="float">
            <text:p>21.7407383333</text:p>
          </table:table-cell>
          <table:table-cell office:value-type="float" office:value="20.5425023333" calcext:value-type="float">
            <text:p>20.5425023333</text:p>
          </table:table-cell>
          <table:table-cell office:value-type="float" office:value="24.519138" calcext:value-type="float">
            <text:p>24.519138</text:p>
          </table:table-cell>
          <table:table-cell office:value-type="float" office:value="17.6459593333" calcext:value-type="float">
            <text:p>17.6459593333</text:p>
          </table:table-cell>
          <table:table-cell office:value-type="float" office:value="24.1596583333" calcext:value-type="float">
            <text:p>24.1596583333</text:p>
          </table:table-cell>
          <table:table-cell office:value-type="float" office:value="34.130431" calcext:value-type="float">
            <text:p>34.130431</text:p>
          </table:table-cell>
          <table:table-cell office:value-type="float" office:value="18.794537" calcext:value-type="float">
            <text:p>18.794537</text:p>
          </table:table-cell>
          <table:table-cell office:value-type="float" office:value="57.7027506667" calcext:value-type="float">
            <text:p>57.7027506667</text:p>
          </table:table-cell>
          <table:table-cell office:value-type="float" office:value="21.9084916667" calcext:value-type="float">
            <text:p>21.9084916667</text:p>
          </table:table-cell>
          <table:table-cell office:value-type="float" office:value="67.8742616667" calcext:value-type="float">
            <text:p>67.8742616667</text:p>
          </table:table-cell>
          <table:table-cell office:value-type="float" office:value="40.7348393333" calcext:value-type="float">
            <text:p>40.7348393333</text:p>
          </table:table-cell>
          <table:table-cell office:value-type="float" office:value="26.429166" calcext:value-type="float">
            <text:p>26.429166</text:p>
          </table:table-cell>
          <table:table-cell office:value-type="float" office:value="48.5965473333" calcext:value-type="float">
            <text:p>48.5965473333</text:p>
          </table:table-cell>
          <table:table-cell office:value-type="float" office:value="28.1090253333" calcext:value-type="float">
            <text:p>28.1090253333</text:p>
          </table:table-cell>
          <table:table-cell office:value-type="float" office:value="26.3550393333" calcext:value-type="float">
            <text:p>26.3550393333</text:p>
          </table:table-cell>
          <table:table-cell office:value-type="float" office:value="44.7970323333" calcext:value-type="float">
            <text:p>44.7970323333</text:p>
          </table:table-cell>
          <table:table-cell office:value-type="float" office:value="62.30972" calcext:value-type="float">
            <text:p>62.30972</text:p>
          </table:table-cell>
          <table:table-cell office:value-type="float" office:value="65.39585" calcext:value-type="float">
            <text:p>65.39585</text:p>
          </table:table-cell>
          <table:table-cell office:value-type="float" office:value="53.8665296667" calcext:value-type="float">
            <text:p>53.8665296667</text:p>
          </table:table-cell>
          <table:table-cell office:value-type="float" office:value="49.4242956667" calcext:value-type="float">
            <text:p>49.4242956667</text:p>
          </table:table-cell>
          <table:table-cell office:value-type="float" office:value="49.6647923333" calcext:value-type="float">
            <text:p>49.6647923333</text:p>
          </table:table-cell>
          <table:table-cell office:value-type="float" office:value="54.6078826667" calcext:value-type="float">
            <text:p>54.6078826667</text:p>
          </table:table-cell>
          <table:table-cell office:value-type="float" office:value="51.4490266667" calcext:value-type="float">
            <text:p>51.449026666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2.531185" calcext:value-type="float">
            <text:p>42.531185</text:p>
          </table:table-cell>
          <table:table-cell office:value-type="float" office:value="45.942817" calcext:value-type="float">
            <text:p>45.942817</text:p>
          </table:table-cell>
          <table:table-cell office:value-type="float" office:value="42.6658476667" calcext:value-type="float">
            <text:p>42.6658476667</text:p>
          </table:table-cell>
          <table:table-cell office:value-type="float" office:value="43.1167053333" calcext:value-type="float">
            <text:p>43.1167053333</text:p>
          </table:table-cell>
          <table:table-cell office:value-type="float" office:value="38.6142693333" calcext:value-type="float">
            <text:p>38.6142693333</text:p>
          </table:table-cell>
          <table:table-cell office:value-type="float" office:value="36.442407" calcext:value-type="float">
            <text:p>36.442407</text:p>
          </table:table-cell>
          <table:table-cell office:value-type="float" office:value="31.8367603333" calcext:value-type="float">
            <text:p>31.8367603333</text:p>
          </table:table-cell>
          <table:table-cell office:value-type="float" office:value="31.1656556667" calcext:value-type="float">
            <text:p>31.1656556667</text:p>
          </table:table-cell>
          <table:table-cell office:value-type="float" office:value="31.420565" calcext:value-type="float">
            <text:p>31.420565</text:p>
          </table:table-cell>
          <table:table-cell office:value-type="float" office:value="44.88431" calcext:value-type="float">
            <text:p>44.88431</text:p>
          </table:table-cell>
          <table:table-cell office:value-type="float" office:value="27.9626016667" calcext:value-type="float">
            <text:p>27.9626016667</text:p>
          </table:table-cell>
          <table:table-cell office:value-type="float" office:value="28.9117273333" calcext:value-type="float">
            <text:p>28.9117273333</text:p>
          </table:table-cell>
          <table:table-cell office:value-type="float" office:value="70.458404" calcext:value-type="float">
            <text:p>70.458404</text:p>
          </table:table-cell>
          <table:table-cell office:value-type="float" office:value="35.591814" calcext:value-type="float">
            <text:p>35.591814</text:p>
          </table:table-cell>
          <table:table-cell office:value-type="float" office:value="26.5836123333" calcext:value-type="float">
            <text:p>26.5836123333</text:p>
          </table:table-cell>
          <table:table-cell office:value-type="float" office:value="52.4636723333" calcext:value-type="float">
            <text:p>52.4636723333</text:p>
          </table:table-cell>
          <table:table-cell office:value-type="float" office:value="81.344891" calcext:value-type="float">
            <text:p>81.344891</text:p>
          </table:table-cell>
          <table:table-cell office:value-type="float" office:value="53.58788" calcext:value-type="float">
            <text:p>53.58788</text:p>
          </table:table-cell>
          <table:table-cell office:value-type="float" office:value="81.6780793333" calcext:value-type="float">
            <text:p>81.6780793333</text:p>
          </table:table-cell>
          <table:table-cell office:value-type="float" office:value="57.0350566667" calcext:value-type="float">
            <text:p>57.0350566667</text:p>
          </table:table-cell>
          <table:table-cell office:value-type="float" office:value="46.035555" calcext:value-type="float">
            <text:p>46.035555</text:p>
          </table:table-cell>
          <table:table-cell office:value-type="float" office:value="42.8924946667" calcext:value-type="float">
            <text:p>42.8924946667</text:p>
          </table:table-cell>
          <table:table-cell office:value-type="float" office:value="107.949851" calcext:value-type="float">
            <text:p>107.949851</text:p>
          </table:table-cell>
          <table:table-cell office:value-type="float" office:value="96.904289" calcext:value-type="float">
            <text:p>96.904289</text:p>
          </table:table-cell>
          <table:table-cell office:value-type="float" office:value="87.4148453333" calcext:value-type="float">
            <text:p>87.4148453333</text:p>
          </table:table-cell>
          <table:table-cell office:value-type="float" office:value="45.5744883333" calcext:value-type="float">
            <text:p>45.5744883333</text:p>
          </table:table-cell>
          <table:table-cell office:value-type="float" office:value="88.3009953333" calcext:value-type="float">
            <text:p>88.3009953333</text:p>
          </table:table-cell>
          <table:table-cell office:value-type="float" office:value="41.5104266667" calcext:value-type="float">
            <text:p>41.5104266667</text:p>
          </table:table-cell>
          <table:table-cell office:value-type="float" office:value="72.9176263333" calcext:value-type="float">
            <text:p>72.9176263333</text:p>
          </table:table-cell>
          <table:table-cell office:value-type="float" office:value="124.160385333" calcext:value-type="float">
            <text:p>124.160385333</text:p>
          </table:table-cell>
          <table:table-cell office:value-type="float" office:value="44.3426766667" calcext:value-type="float">
            <text:p>44.3426766667</text:p>
          </table:table-cell>
          <table:table-cell office:value-type="float" office:value="45.3705516667" calcext:value-type="float">
            <text:p>45.370551666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1.253209" calcext:value-type="float">
            <text:p>91.253209</text:p>
          </table:table-cell>
          <table:table-cell office:value-type="float" office:value="85.4195006667" calcext:value-type="float">
            <text:p>85.4195006667</text:p>
          </table:table-cell>
          <table:table-cell office:value-type="float" office:value="69.1665613333" calcext:value-type="float">
            <text:p>69.1665613333</text:p>
          </table:table-cell>
          <table:table-cell office:value-type="float" office:value="75.7640843333" calcext:value-type="float">
            <text:p>75.7640843333</text:p>
          </table:table-cell>
          <table:table-cell office:value-type="float" office:value="68.9324573333" calcext:value-type="float">
            <text:p>68.9324573333</text:p>
          </table:table-cell>
          <table:table-cell office:value-type="float" office:value="47.5056293333" calcext:value-type="float">
            <text:p>47.5056293333</text:p>
          </table:table-cell>
          <table:table-cell office:value-type="float" office:value="48.4708836667" calcext:value-type="float">
            <text:p>48.4708836667</text:p>
          </table:table-cell>
          <table:table-cell office:value-type="float" office:value="41.4216216667" calcext:value-type="float">
            <text:p>41.4216216667</text:p>
          </table:table-cell>
          <table:table-cell office:value-type="float" office:value="44.289509" calcext:value-type="float">
            <text:p>44.289509</text:p>
          </table:table-cell>
          <table:table-cell office:value-type="float" office:value="40.3245433333" calcext:value-type="float">
            <text:p>40.3245433333</text:p>
          </table:table-cell>
          <table:table-cell office:value-type="float" office:value="41.3182606667" calcext:value-type="float">
            <text:p>41.3182606667</text:p>
          </table:table-cell>
          <table:table-cell office:value-type="float" office:value="81.2610476667" calcext:value-type="float">
            <text:p>81.2610476667</text:p>
          </table:table-cell>
          <table:table-cell office:value-type="float" office:value="60.0283836667" calcext:value-type="float">
            <text:p>60.0283836667</text:p>
          </table:table-cell>
          <table:table-cell office:value-type="float" office:value="64.3333536667" calcext:value-type="float">
            <text:p>64.3333536667</text:p>
          </table:table-cell>
          <table:table-cell office:value-type="float" office:value="42.1177213333" calcext:value-type="float">
            <text:p>42.1177213333</text:p>
          </table:table-cell>
          <table:table-cell office:value-type="float" office:value="36.0426673333" calcext:value-type="float">
            <text:p>36.0426673333</text:p>
          </table:table-cell>
          <table:table-cell office:value-type="float" office:value="86.195375" calcext:value-type="float">
            <text:p>86.195375</text:p>
          </table:table-cell>
          <table:table-cell office:value-type="float" office:value="101.405753667" calcext:value-type="float">
            <text:p>101.405753667</text:p>
          </table:table-cell>
          <table:table-cell office:value-type="float" office:value="95.0337366667" calcext:value-type="float">
            <text:p>95.0337366667</text:p>
          </table:table-cell>
          <table:table-cell office:value-type="float" office:value="142.428708667" calcext:value-type="float">
            <text:p>142.428708667</text:p>
          </table:table-cell>
          <table:table-cell office:value-type="float" office:value="68.494966" calcext:value-type="float">
            <text:p>68.494966</text:p>
          </table:table-cell>
          <table:table-cell office:value-type="float" office:value="94.3190956667" calcext:value-type="float">
            <text:p>94.3190956667</text:p>
          </table:table-cell>
          <table:table-cell office:value-type="float" office:value="40.180006" calcext:value-type="float">
            <text:p>40.180006</text:p>
          </table:table-cell>
          <table:table-cell office:value-type="float" office:value="59.5881033333" calcext:value-type="float">
            <text:p>59.5881033333</text:p>
          </table:table-cell>
          <table:table-cell office:value-type="float" office:value="51.4483733333" calcext:value-type="float">
            <text:p>51.4483733333</text:p>
          </table:table-cell>
          <table:table-cell office:value-type="float" office:value="45.776567" calcext:value-type="float">
            <text:p>45.776567</text:p>
          </table:table-cell>
          <table:table-cell office:value-type="float" office:value="67.1874676667" calcext:value-type="float">
            <text:p>67.1874676667</text:p>
          </table:table-cell>
          <table:table-cell office:value-type="float" office:value="61.8099733333" calcext:value-type="float">
            <text:p>61.8099733333</text:p>
          </table:table-cell>
          <table:table-cell office:value-type="float" office:value="102.477961667" calcext:value-type="float">
            <text:p>102.477961667</text:p>
          </table:table-cell>
          <table:table-cell office:value-type="float" office:value="42.7061226667" calcext:value-type="float">
            <text:p>42.7061226667</text:p>
          </table:table-cell>
          <table:table-cell office:value-type="float" office:value="110.895623667" calcext:value-type="float">
            <text:p>110.895623667</text:p>
          </table:table-cell>
          <table:table-cell office:value-type="float" office:value="91.0711083333" calcext:value-type="float">
            <text:p>91.07110833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48.893389" calcext:value-type="float">
            <text:p>148.893389</text:p>
          </table:table-cell>
          <table:table-cell office:value-type="float" office:value="126.817999667" calcext:value-type="float">
            <text:p>126.817999667</text:p>
          </table:table-cell>
          <table:table-cell office:value-type="float" office:value="121.4852" calcext:value-type="float">
            <text:p>121.4852</text:p>
          </table:table-cell>
          <table:table-cell office:value-type="float" office:value="137.126138667" calcext:value-type="float">
            <text:p>137.126138667</text:p>
          </table:table-cell>
          <table:table-cell office:value-type="float" office:value="102.860478667" calcext:value-type="float">
            <text:p>102.860478667</text:p>
          </table:table-cell>
          <table:table-cell office:value-type="float" office:value="90.3226906667" calcext:value-type="float">
            <text:p>90.3226906667</text:p>
          </table:table-cell>
          <table:table-cell office:value-type="float" office:value="91.4641653333" calcext:value-type="float">
            <text:p>91.4641653333</text:p>
          </table:table-cell>
          <table:table-cell office:value-type="float" office:value="76.5441623333" calcext:value-type="float">
            <text:p>76.5441623333</text:p>
          </table:table-cell>
          <table:table-cell office:value-type="float" office:value="83.7697803333" calcext:value-type="float">
            <text:p>83.7697803333</text:p>
          </table:table-cell>
          <table:table-cell office:value-type="float" office:value="62.329978" calcext:value-type="float">
            <text:p>62.329978</text:p>
          </table:table-cell>
          <table:table-cell office:value-type="float" office:value="68.3228076667" calcext:value-type="float">
            <text:p>68.3228076667</text:p>
          </table:table-cell>
          <table:table-cell office:value-type="float" office:value="66.1101746667" calcext:value-type="float">
            <text:p>66.1101746667</text:p>
          </table:table-cell>
          <table:table-cell office:value-type="float" office:value="60.585296" calcext:value-type="float">
            <text:p>60.585296</text:p>
          </table:table-cell>
          <table:table-cell office:value-type="float" office:value="65.3825296667" calcext:value-type="float">
            <text:p>65.3825296667</text:p>
          </table:table-cell>
          <table:table-cell office:value-type="float" office:value="77.5189863333" calcext:value-type="float">
            <text:p>77.5189863333</text:p>
          </table:table-cell>
          <table:table-cell office:value-type="float" office:value="92.016608" calcext:value-type="float">
            <text:p>92.016608</text:p>
          </table:table-cell>
          <table:table-cell office:value-type="float" office:value="88.048269" calcext:value-type="float">
            <text:p>88.048269</text:p>
          </table:table-cell>
          <table:table-cell office:value-type="float" office:value="95.253356" calcext:value-type="float">
            <text:p>95.253356</text:p>
          </table:table-cell>
          <table:table-cell office:value-type="float" office:value="82.8569623333" calcext:value-type="float">
            <text:p>82.8569623333</text:p>
          </table:table-cell>
          <table:table-cell office:value-type="float" office:value="97.150948" calcext:value-type="float">
            <text:p>97.150948</text:p>
          </table:table-cell>
          <table:table-cell office:value-type="float" office:value="74.727211" calcext:value-type="float">
            <text:p>74.727211</text:p>
          </table:table-cell>
          <table:table-cell office:value-type="float" office:value="111.612323667" calcext:value-type="float">
            <text:p>111.612323667</text:p>
          </table:table-cell>
          <table:table-cell office:value-type="float" office:value="103.859674667" calcext:value-type="float">
            <text:p>103.859674667</text:p>
          </table:table-cell>
          <table:table-cell office:value-type="float" office:value="109.457755" calcext:value-type="float">
            <text:p>109.457755</text:p>
          </table:table-cell>
          <table:table-cell office:value-type="float" office:value="101.091624667" calcext:value-type="float">
            <text:p>101.091624667</text:p>
          </table:table-cell>
          <table:table-cell office:value-type="float" office:value="82.6682663333" calcext:value-type="float">
            <text:p>82.6682663333</text:p>
          </table:table-cell>
          <table:table-cell office:value-type="float" office:value="90.39513" calcext:value-type="float">
            <text:p>90.39513</text:p>
          </table:table-cell>
          <table:table-cell office:value-type="float" office:value="88.4358386667" calcext:value-type="float">
            <text:p>88.4358386667</text:p>
          </table:table-cell>
          <table:table-cell office:value-type="float" office:value="87.6477846667" calcext:value-type="float">
            <text:p>87.6477846667</text:p>
          </table:table-cell>
          <table:table-cell office:value-type="float" office:value="105.273169333" calcext:value-type="float">
            <text:p>105.273169333</text:p>
          </table:table-cell>
          <table:table-cell office:value-type="float" office:value="92.3655813333" calcext:value-type="float">
            <text:p>92.3655813333</text:p>
          </table:table-cell>
          <table:table-cell office:value-type="float" office:value="99.6399576667" calcext:value-type="float">
            <text:p>99.63995766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6.570884667" calcext:value-type="float">
            <text:p>266.570884667</text:p>
          </table:table-cell>
          <table:table-cell office:value-type="float" office:value="277.117777" calcext:value-type="float">
            <text:p>277.117777</text:p>
          </table:table-cell>
          <table:table-cell office:value-type="float" office:value="237.291505333" calcext:value-type="float">
            <text:p>237.291505333</text:p>
          </table:table-cell>
          <table:table-cell office:value-type="float" office:value="250.939949333" calcext:value-type="float">
            <text:p>250.939949333</text:p>
          </table:table-cell>
          <table:table-cell office:value-type="float" office:value="193.345989333" calcext:value-type="float">
            <text:p>193.345989333</text:p>
          </table:table-cell>
          <table:table-cell office:value-type="float" office:value="191.388098333" calcext:value-type="float">
            <text:p>191.388098333</text:p>
          </table:table-cell>
          <table:table-cell office:value-type="float" office:value="156.394575" calcext:value-type="float">
            <text:p>156.394575</text:p>
          </table:table-cell>
          <table:table-cell office:value-type="float" office:value="148.086056333" calcext:value-type="float">
            <text:p>148.086056333</text:p>
          </table:table-cell>
          <table:table-cell office:value-type="float" office:value="198.172755333" calcext:value-type="float">
            <text:p>198.172755333</text:p>
          </table:table-cell>
          <table:table-cell office:value-type="float" office:value="161.619288333" calcext:value-type="float">
            <text:p>161.619288333</text:p>
          </table:table-cell>
          <table:table-cell office:value-type="float" office:value="121.504010667" calcext:value-type="float">
            <text:p>121.504010667</text:p>
          </table:table-cell>
          <table:table-cell office:value-type="float" office:value="160.545494667" calcext:value-type="float">
            <text:p>160.545494667</text:p>
          </table:table-cell>
          <table:table-cell office:value-type="float" office:value="141.556797667" calcext:value-type="float">
            <text:p>141.556797667</text:p>
          </table:table-cell>
          <table:table-cell office:value-type="float" office:value="97.6956266667" calcext:value-type="float">
            <text:p>97.6956266667</text:p>
          </table:table-cell>
          <table:table-cell office:value-type="float" office:value="157.749681667" calcext:value-type="float">
            <text:p>157.749681667</text:p>
          </table:table-cell>
          <table:table-cell office:value-type="float" office:value="118.084385" calcext:value-type="float">
            <text:p>118.084385</text:p>
          </table:table-cell>
          <table:table-cell office:value-type="float" office:value="109.514009" calcext:value-type="float">
            <text:p>109.514009</text:p>
          </table:table-cell>
          <table:table-cell office:value-type="float" office:value="130.506964667" calcext:value-type="float">
            <text:p>130.506964667</text:p>
          </table:table-cell>
          <table:table-cell office:value-type="float" office:value="120.618474" calcext:value-type="float">
            <text:p>120.618474</text:p>
          </table:table-cell>
          <table:table-cell office:value-type="float" office:value="124.786169" calcext:value-type="float">
            <text:p>124.786169</text:p>
          </table:table-cell>
          <table:table-cell office:value-type="float" office:value="135.572339333" calcext:value-type="float">
            <text:p>135.572339333</text:p>
          </table:table-cell>
          <table:table-cell office:value-type="float" office:value="97.84232" calcext:value-type="float">
            <text:p>97.84232</text:p>
          </table:table-cell>
          <table:table-cell office:value-type="float" office:value="159.377390667" calcext:value-type="float">
            <text:p>159.377390667</text:p>
          </table:table-cell>
          <table:table-cell office:value-type="float" office:value="138.072068" calcext:value-type="float">
            <text:p>138.072068</text:p>
          </table:table-cell>
          <table:table-cell office:value-type="float" office:value="99.2917656667" calcext:value-type="float">
            <text:p>99.2917656667</text:p>
          </table:table-cell>
          <table:table-cell office:value-type="float" office:value="137.695292" calcext:value-type="float">
            <text:p>137.695292</text:p>
          </table:table-cell>
          <table:table-cell office:value-type="float" office:value="94.9119516667" calcext:value-type="float">
            <text:p>94.9119516667</text:p>
          </table:table-cell>
          <table:table-cell office:value-type="float" office:value="84.8817006667" calcext:value-type="float">
            <text:p>84.8817006667</text:p>
          </table:table-cell>
          <table:table-cell office:value-type="float" office:value="102.827758" calcext:value-type="float">
            <text:p>102.827758</text:p>
          </table:table-cell>
          <table:table-cell office:value-type="float" office:value="162.449613333" calcext:value-type="float">
            <text:p>162.449613333</text:p>
          </table:table-cell>
          <table:table-cell office:value-type="float" office:value="153.361043667" calcext:value-type="float">
            <text:p>153.361043667</text:p>
          </table:table-cell>
          <table:table-cell office:value-type="float" office:value="200.288668" calcext:value-type="float">
            <text:p>200.28866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41.693484667" calcext:value-type="float">
            <text:p>541.693484667</text:p>
          </table:table-cell>
          <table:table-cell office:value-type="float" office:value="658.238232667" calcext:value-type="float">
            <text:p>658.238232667</text:p>
          </table:table-cell>
          <table:table-cell office:value-type="float" office:value="529.521133333" calcext:value-type="float">
            <text:p>529.521133333</text:p>
          </table:table-cell>
          <table:table-cell office:value-type="float" office:value="508.495545667" calcext:value-type="float">
            <text:p>508.495545667</text:p>
          </table:table-cell>
          <table:table-cell office:value-type="float" office:value="411.697409667" calcext:value-type="float">
            <text:p>411.697409667</text:p>
          </table:table-cell>
          <table:table-cell office:value-type="float" office:value="349.369035667" calcext:value-type="float">
            <text:p>349.369035667</text:p>
          </table:table-cell>
          <table:table-cell office:value-type="float" office:value="323.428768" calcext:value-type="float">
            <text:p>323.428768</text:p>
          </table:table-cell>
          <table:table-cell office:value-type="float" office:value="321.148012667" calcext:value-type="float">
            <text:p>321.148012667</text:p>
          </table:table-cell>
          <table:table-cell office:value-type="float" office:value="346.509174667" calcext:value-type="float">
            <text:p>346.509174667</text:p>
          </table:table-cell>
          <table:table-cell office:value-type="float" office:value="246.820605667" calcext:value-type="float">
            <text:p>246.820605667</text:p>
          </table:table-cell>
          <table:table-cell office:value-type="float" office:value="218.461919" calcext:value-type="float">
            <text:p>218.461919</text:p>
          </table:table-cell>
          <table:table-cell office:value-type="float" office:value="228.952230667" calcext:value-type="float">
            <text:p>228.952230667</text:p>
          </table:table-cell>
          <table:table-cell office:value-type="float" office:value="224.588426667" calcext:value-type="float">
            <text:p>224.588426667</text:p>
          </table:table-cell>
          <table:table-cell office:value-type="float" office:value="221.735364" calcext:value-type="float">
            <text:p>221.735364</text:p>
          </table:table-cell>
          <table:table-cell office:value-type="float" office:value="245.537196333" calcext:value-type="float">
            <text:p>245.537196333</text:p>
          </table:table-cell>
          <table:table-cell office:value-type="float" office:value="206.520754333" calcext:value-type="float">
            <text:p>206.520754333</text:p>
          </table:table-cell>
          <table:table-cell office:value-type="float" office:value="196.599797667" calcext:value-type="float">
            <text:p>196.599797667</text:p>
          </table:table-cell>
          <table:table-cell office:value-type="float" office:value="188.259779667" calcext:value-type="float">
            <text:p>188.259779667</text:p>
          </table:table-cell>
          <table:table-cell office:value-type="float" office:value="204.516597333" calcext:value-type="float">
            <text:p>204.516597333</text:p>
          </table:table-cell>
          <table:table-cell office:value-type="float" office:value="191.175103667" calcext:value-type="float">
            <text:p>191.175103667</text:p>
          </table:table-cell>
          <table:table-cell office:value-type="float" office:value="191.157506" calcext:value-type="float">
            <text:p>191.157506</text:p>
          </table:table-cell>
          <table:table-cell office:value-type="float" office:value="168.086420333" calcext:value-type="float">
            <text:p>168.086420333</text:p>
          </table:table-cell>
          <table:table-cell office:value-type="float" office:value="185.265134333" calcext:value-type="float">
            <text:p>185.265134333</text:p>
          </table:table-cell>
          <table:table-cell office:value-type="float" office:value="212.808666667" calcext:value-type="float">
            <text:p>212.808666667</text:p>
          </table:table-cell>
          <table:table-cell office:value-type="float" office:value="201.732376333" calcext:value-type="float">
            <text:p>201.732376333</text:p>
          </table:table-cell>
          <table:table-cell office:value-type="float" office:value="184.848023667" calcext:value-type="float">
            <text:p>184.848023667</text:p>
          </table:table-cell>
          <table:table-cell office:value-type="float" office:value="208.682935333" calcext:value-type="float">
            <text:p>208.682935333</text:p>
          </table:table-cell>
          <table:table-cell office:value-type="float" office:value="216.539153" calcext:value-type="float">
            <text:p>216.539153</text:p>
          </table:table-cell>
          <table:table-cell office:value-type="float" office:value="181.785417333" calcext:value-type="float">
            <text:p>181.785417333</text:p>
          </table:table-cell>
          <table:table-cell office:value-type="float" office:value="178.248833" calcext:value-type="float">
            <text:p>178.248833</text:p>
          </table:table-cell>
          <table:table-cell office:value-type="float" office:value="216.659261" calcext:value-type="float">
            <text:p>216.659261</text:p>
          </table:table-cell>
          <table:table-cell office:value-type="float" office:value="200.665495" calcext:value-type="float">
            <text:p>200.665495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12.25784133" calcext:value-type="float">
            <text:p>1112.25784133</text:p>
          </table:table-cell>
          <table:table-cell office:value-type="float" office:value="1397.747126" calcext:value-type="float">
            <text:p>1397.747126</text:p>
          </table:table-cell>
          <table:table-cell office:value-type="float" office:value="1165.22157267" calcext:value-type="float">
            <text:p>1165.22157267</text:p>
          </table:table-cell>
          <table:table-cell office:value-type="float" office:value="1100.360919" calcext:value-type="float">
            <text:p>1100.360919</text:p>
          </table:table-cell>
          <table:table-cell office:value-type="float" office:value="909.822757667" calcext:value-type="float">
            <text:p>909.822757667</text:p>
          </table:table-cell>
          <table:table-cell office:value-type="float" office:value="801.917161333" calcext:value-type="float">
            <text:p>801.917161333</text:p>
          </table:table-cell>
          <table:table-cell office:value-type="float" office:value="754.302577667" calcext:value-type="float">
            <text:p>754.302577667</text:p>
          </table:table-cell>
          <table:table-cell office:value-type="float" office:value="641.52867" calcext:value-type="float">
            <text:p>641.52867</text:p>
          </table:table-cell>
          <table:table-cell office:value-type="float" office:value="770.211910667" calcext:value-type="float">
            <text:p>770.211910667</text:p>
          </table:table-cell>
          <table:table-cell office:value-type="float" office:value="538.566463333" calcext:value-type="float">
            <text:p>538.566463333</text:p>
          </table:table-cell>
          <table:table-cell office:value-type="float" office:value="575.88647" calcext:value-type="float">
            <text:p>575.88647</text:p>
          </table:table-cell>
          <table:table-cell office:value-type="float" office:value="459.272061333" calcext:value-type="float">
            <text:p>459.272061333</text:p>
          </table:table-cell>
          <table:table-cell office:value-type="float" office:value="494.627596333" calcext:value-type="float">
            <text:p>494.627596333</text:p>
          </table:table-cell>
          <table:table-cell office:value-type="float" office:value="493.990601667" calcext:value-type="float">
            <text:p>493.990601667</text:p>
          </table:table-cell>
          <table:table-cell office:value-type="float" office:value="473.777376667" calcext:value-type="float">
            <text:p>473.777376667</text:p>
          </table:table-cell>
          <table:table-cell office:value-type="float" office:value="490.471546667" calcext:value-type="float">
            <text:p>490.471546667</text:p>
          </table:table-cell>
          <table:table-cell office:value-type="float" office:value="359.523447333" calcext:value-type="float">
            <text:p>359.523447333</text:p>
          </table:table-cell>
          <table:table-cell office:value-type="float" office:value="465.866660667" calcext:value-type="float">
            <text:p>465.866660667</text:p>
          </table:table-cell>
          <table:table-cell office:value-type="float" office:value="375.185894667" calcext:value-type="float">
            <text:p>375.185894667</text:p>
          </table:table-cell>
          <table:table-cell office:value-type="float" office:value="441.700262" calcext:value-type="float">
            <text:p>441.700262</text:p>
          </table:table-cell>
          <table:table-cell office:value-type="float" office:value="381.39837" calcext:value-type="float">
            <text:p>381.39837</text:p>
          </table:table-cell>
          <table:table-cell office:value-type="float" office:value="360.489102667" calcext:value-type="float">
            <text:p>360.489102667</text:p>
          </table:table-cell>
          <table:table-cell office:value-type="float" office:value="317.902643" calcext:value-type="float">
            <text:p>317.902643</text:p>
          </table:table-cell>
          <table:table-cell office:value-type="float" office:value="346.103800667" calcext:value-type="float">
            <text:p>346.103800667</text:p>
          </table:table-cell>
          <table:table-cell office:value-type="float" office:value="337.568352333" calcext:value-type="float">
            <text:p>337.568352333</text:p>
          </table:table-cell>
          <table:table-cell office:value-type="float" office:value="328.625579" calcext:value-type="float">
            <text:p>328.625579</text:p>
          </table:table-cell>
          <table:table-cell office:value-type="float" office:value="301.07617" calcext:value-type="float">
            <text:p>301.07617</text:p>
          </table:table-cell>
          <table:table-cell office:value-type="float" office:value="315.950757333" calcext:value-type="float">
            <text:p>315.950757333</text:p>
          </table:table-cell>
          <table:table-cell office:value-type="float" office:value="331.473903333" calcext:value-type="float">
            <text:p>331.473903333</text:p>
          </table:table-cell>
          <table:table-cell office:value-type="float" office:value="303.395394" calcext:value-type="float">
            <text:p>303.395394</text:p>
          </table:table-cell>
          <table:table-cell office:value-type="float" office:value="342.309376667" calcext:value-type="float">
            <text:p>342.309376667</text:p>
          </table:table-cell>
          <table:table-cell office:value-type="float" office:value="313.455624667" calcext:value-type="float">
            <text:p>313.455624667</text:p>
          </table:table-cell>
        </table:table-row>
        <table:table-row table:style-name="ro1" table:number-rows-repeated="67">
          <table:table-cell table:number-columns-repeated="33"/>
        </table:table-row>
        <table:table-row table:style-name="ro1">
          <table:table-cell office:value-type="string" calcext:value-type="string">
            <text:p>msort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]/[.B17]" office:value-type="float" office:value="0.425861273170306" calcext:value-type="float">
            <text:p>0.4258612732</text:p>
          </table:table-cell>
          <table:table-cell table:formula="of:=[.C2]/[.C17]" office:value-type="float" office:value="0.250746601280882" calcext:value-type="float">
            <text:p>0.2507466013</text:p>
          </table:table-cell>
          <table:table-cell table:formula="of:=[.D2]/[.D17]" office:value-type="float" office:value="0.179113513964883" calcext:value-type="float">
            <text:p>0.179113514</text:p>
          </table:table-cell>
          <table:table-cell table:formula="of:=[.E2]/[.E17]" office:value-type="float" office:value="0.0981387595716685" calcext:value-type="float">
            <text:p>0.0981387596</text:p>
          </table:table-cell>
          <table:table-cell table:formula="of:=[.F2]/[.F17]" office:value-type="float" office:value="0.0749467449822359" calcext:value-type="float">
            <text:p>0.074946745</text:p>
          </table:table-cell>
          <table:table-cell table:formula="of:=[.G2]/[.G17]" office:value-type="float" office:value="0.0736578294036203" calcext:value-type="float">
            <text:p>0.0736578294</text:p>
          </table:table-cell>
          <table:table-cell table:formula="of:=[.H2]/[.H17]" office:value-type="float" office:value="0.0706411282782545" calcext:value-type="float">
            <text:p>0.0706411283</text:p>
          </table:table-cell>
          <table:table-cell table:formula="of:=[.I2]/[.I17]" office:value-type="float" office:value="0.061690493001902" calcext:value-type="float">
            <text:p>0.061690493</text:p>
          </table:table-cell>
          <table:table-cell table:formula="of:=[.J2]/[.J17]" office:value-type="float" office:value="0.0604438985340881" calcext:value-type="float">
            <text:p>0.0604438985</text:p>
          </table:table-cell>
          <table:table-cell table:formula="of:=[.K2]/[.K17]" office:value-type="float" office:value="0.033733896117726" calcext:value-type="float">
            <text:p>0.0337338961</text:p>
          </table:table-cell>
          <table:table-cell table:formula="of:=[.L2]/[.L17]" office:value-type="float" office:value="0.0554207431251943" calcext:value-type="float">
            <text:p>0.0554207431</text:p>
          </table:table-cell>
          <table:table-cell table:formula="of:=[.M2]/[.M17]" office:value-type="float" office:value="0.0398668302561627" calcext:value-type="float">
            <text:p>0.0398668303</text:p>
          </table:table-cell>
          <table:table-cell table:formula="of:=[.N2]/[.N17]" office:value-type="float" office:value="0.0515949521684479" calcext:value-type="float">
            <text:p>0.0515949522</text:p>
          </table:table-cell>
          <table:table-cell table:formula="of:=[.O2]/[.O17]" office:value-type="float" office:value="0.0415746208645989" calcext:value-type="float">
            <text:p>0.0415746209</text:p>
          </table:table-cell>
          <table:table-cell table:formula="of:=[.P2]/[.P17]" office:value-type="float" office:value="0.0330418828658937" calcext:value-type="float">
            <text:p>0.0330418829</text:p>
          </table:table-cell>
          <table:table-cell table:formula="of:=[.Q2]/[.Q17]" office:value-type="float" office:value="0.0351215997580032" calcext:value-type="float">
            <text:p>0.0351215998</text:p>
          </table:table-cell>
          <table:table-cell table:formula="of:=[.R2]/[.R17]" office:value-type="float" office:value="0.0351381269495559" calcext:value-type="float">
            <text:p>0.0351381269</text:p>
          </table:table-cell>
          <table:table-cell table:formula="of:=[.S2]/[.S17]" office:value-type="float" office:value="0.0241076395628029" calcext:value-type="float">
            <text:p>0.0241076396</text:p>
          </table:table-cell>
          <table:table-cell table:formula="of:=[.T2]/[.T17]" office:value-type="float" office:value="0.0330162348913622" calcext:value-type="float">
            <text:p>0.0330162349</text:p>
          </table:table-cell>
          <table:table-cell table:formula="of:=[.U2]/[.U17]" office:value-type="float" office:value="0.0305224832734173" calcext:value-type="float">
            <text:p>0.0305224833</text:p>
          </table:table-cell>
          <table:table-cell table:formula="of:=[.V2]/[.V17]" office:value-type="float" office:value="0.0303434148161368" calcext:value-type="float">
            <text:p>0.0303434148</text:p>
          </table:table-cell>
          <table:table-cell table:formula="of:=[.W2]/[.W17]" office:value-type="float" office:value="0.0254442423991676" calcext:value-type="float">
            <text:p>0.0254442424</text:p>
          </table:table-cell>
          <table:table-cell table:formula="of:=[.X2]/[.X17]" office:value-type="float" office:value="0.0285449825510385" calcext:value-type="float">
            <text:p>0.0285449826</text:p>
          </table:table-cell>
          <table:table-cell table:formula="of:=[.Y2]/[.Y17]" office:value-type="float" office:value="0.0316045282509826" calcext:value-type="float">
            <text:p>0.0316045283</text:p>
          </table:table-cell>
          <table:table-cell table:formula="of:=[.Z2]/[.Z17]" office:value-type="float" office:value="0.022004204643657" calcext:value-type="float">
            <text:p>0.0220042046</text:p>
          </table:table-cell>
          <table:table-cell table:formula="of:=[.AA2]/[.AA17]" office:value-type="float" office:value="0.0262566482284236" calcext:value-type="float">
            <text:p>0.0262566482</text:p>
          </table:table-cell>
          <table:table-cell table:formula="of:=[.AB2]/[.AB17]" office:value-type="float" office:value="0.0265081797219629" calcext:value-type="float">
            <text:p>0.0265081797</text:p>
          </table:table-cell>
          <table:table-cell table:formula="of:=[.AC2]/[.AC17]" office:value-type="float" office:value="0.01191014731441" calcext:value-type="float">
            <text:p>0.0119101473</text:p>
          </table:table-cell>
          <table:table-cell table:formula="of:=[.AD2]/[.AD17]" office:value-type="float" office:value="0.018505551784581" calcext:value-type="float">
            <text:p>0.0185055518</text:p>
          </table:table-cell>
          <table:table-cell table:formula="of:=[.AE2]/[.AE17]" office:value-type="float" office:value="0.0235928972195646" calcext:value-type="float">
            <text:p>0.0235928972</text:p>
          </table:table-cell>
          <table:table-cell table:formula="of:=[.AF2]/[.AF17]" office:value-type="float" office:value="0.016112189157044" calcext:value-type="float">
            <text:p>0.0161121892</text:p>
          </table:table-cell>
          <table:table-cell table:formula="of:=[.AG2]/[.AG17]" office:value-type="float" office:value="0.0165817812499924" calcext:value-type="float">
            <text:p>0.016581781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]/[.B18]" office:value-type="float" office:value="0.427924226705992" calcext:value-type="float">
            <text:p>0.4279242267</text:p>
          </table:table-cell>
          <table:table-cell table:formula="of:=[.C3]/[.C18]" office:value-type="float" office:value="0.271442709020324" calcext:value-type="float">
            <text:p>0.271442709</text:p>
          </table:table-cell>
          <table:table-cell table:formula="of:=[.D3]/[.D18]" office:value-type="float" office:value="0.20337728514817" calcext:value-type="float">
            <text:p>0.2033772851</text:p>
          </table:table-cell>
          <table:table-cell table:formula="of:=[.E3]/[.E18]" office:value-type="float" office:value="0.143347934932498" calcext:value-type="float">
            <text:p>0.1433479349</text:p>
          </table:table-cell>
          <table:table-cell table:formula="of:=[.F3]/[.F18]" office:value-type="float" office:value="0.126488865516108" calcext:value-type="float">
            <text:p>0.1264888655</text:p>
          </table:table-cell>
          <table:table-cell table:formula="of:=[.G3]/[.G18]" office:value-type="float" office:value="0.123596056332419" calcext:value-type="float">
            <text:p>0.1235960563</text:p>
          </table:table-cell>
          <table:table-cell table:formula="of:=[.H3]/[.H18]" office:value-type="float" office:value="0.108712784898682" calcext:value-type="float">
            <text:p>0.1087127849</text:p>
          </table:table-cell>
          <table:table-cell table:formula="of:=[.I3]/[.I18]" office:value-type="float" office:value="0.0916136806475279" calcext:value-type="float">
            <text:p>0.0916136806</text:p>
          </table:table-cell>
          <table:table-cell table:formula="of:=[.J3]/[.J18]" office:value-type="float" office:value="0.0884961773244923" calcext:value-type="float">
            <text:p>0.0884961773</text:p>
          </table:table-cell>
          <table:table-cell table:formula="of:=[.K3]/[.K18]" office:value-type="float" office:value="0.0572045671916533" calcext:value-type="float">
            <text:p>0.0572045672</text:p>
          </table:table-cell>
          <table:table-cell table:formula="of:=[.L3]/[.L18]" office:value-type="float" office:value="0.0795996541149998" calcext:value-type="float">
            <text:p>0.0795996541</text:p>
          </table:table-cell>
          <table:table-cell table:formula="of:=[.M3]/[.M18]" office:value-type="float" office:value="0.0346904702819146" calcext:value-type="float">
            <text:p>0.0346904703</text:p>
          </table:table-cell>
          <table:table-cell table:formula="of:=[.N3]/[.N18]" office:value-type="float" office:value="0.0614663844688184" calcext:value-type="float">
            <text:p>0.0614663845</text:p>
          </table:table-cell>
          <table:table-cell table:formula="of:=[.O3]/[.O18]" office:value-type="float" office:value="0.068382038475088" calcext:value-type="float">
            <text:p>0.0683820385</text:p>
          </table:table-cell>
          <table:table-cell table:formula="of:=[.P3]/[.P18]" office:value-type="float" office:value="0.054673981737563" calcext:value-type="float">
            <text:p>0.0546739817</text:p>
          </table:table-cell>
          <table:table-cell table:formula="of:=[.Q3]/[.Q18]" office:value-type="float" office:value="0.0669565570429992" calcext:value-type="float">
            <text:p>0.066956557</text:p>
          </table:table-cell>
          <table:table-cell table:formula="of:=[.R3]/[.R18]" office:value-type="float" office:value="0.0528801071621798" calcext:value-type="float">
            <text:p>0.0528801072</text:p>
          </table:table-cell>
          <table:table-cell table:formula="of:=[.S3]/[.S18]" office:value-type="float" office:value="0.0437029753883055" calcext:value-type="float">
            <text:p>0.0437029754</text:p>
          </table:table-cell>
          <table:table-cell table:formula="of:=[.T3]/[.T18]" office:value-type="float" office:value="0.044912483462606" calcext:value-type="float">
            <text:p>0.0449124835</text:p>
          </table:table-cell>
          <table:table-cell table:formula="of:=[.U3]/[.U18]" office:value-type="float" office:value="0.0567132330924445" calcext:value-type="float">
            <text:p>0.0567132331</text:p>
          </table:table-cell>
          <table:table-cell table:formula="of:=[.V3]/[.V18]" office:value-type="float" office:value="0.0509919369652069" calcext:value-type="float">
            <text:p>0.050991937</text:p>
          </table:table-cell>
          <table:table-cell table:formula="of:=[.W3]/[.W18]" office:value-type="float" office:value="0.026283637078619" calcext:value-type="float">
            <text:p>0.0262836371</text:p>
          </table:table-cell>
          <table:table-cell table:formula="of:=[.X3]/[.X18]" office:value-type="float" office:value="0.0385053055087939" calcext:value-type="float">
            <text:p>0.0385053055</text:p>
          </table:table-cell>
          <table:table-cell table:formula="of:=[.Y3]/[.Y18]" office:value-type="float" office:value="0.0266516522403323" calcext:value-type="float">
            <text:p>0.0266516522</text:p>
          </table:table-cell>
          <table:table-cell table:formula="of:=[.Z3]/[.Z18]" office:value-type="float" office:value="0.0448745683491949" calcext:value-type="float">
            <text:p>0.0448745683</text:p>
          </table:table-cell>
          <table:table-cell table:formula="of:=[.AA3]/[.AA18]" office:value-type="float" office:value="0.0363172970966429" calcext:value-type="float">
            <text:p>0.0363172971</text:p>
          </table:table-cell>
          <table:table-cell table:formula="of:=[.AB3]/[.AB18]" office:value-type="float" office:value="0.0438893014279652" calcext:value-type="float">
            <text:p>0.0438893014</text:p>
          </table:table-cell>
          <table:table-cell table:formula="of:=[.AC3]/[.AC18]" office:value-type="float" office:value="0.0260062870170336" calcext:value-type="float">
            <text:p>0.026006287</text:p>
          </table:table-cell>
          <table:table-cell table:formula="of:=[.AD3]/[.AD18]" office:value-type="float" office:value="0.030580374484618" calcext:value-type="float">
            <text:p>0.0305803745</text:p>
          </table:table-cell>
          <table:table-cell table:formula="of:=[.AE3]/[.AE18]" office:value-type="float" office:value="0.0313156860974071" calcext:value-type="float">
            <text:p>0.0313156861</text:p>
          </table:table-cell>
          <table:table-cell table:formula="of:=[.AF3]/[.AF18]" office:value-type="float" office:value="0.016448853332326" calcext:value-type="float">
            <text:p>0.0164488533</text:p>
          </table:table-cell>
          <table:table-cell table:formula="of:=[.AG3]/[.AG18]" office:value-type="float" office:value="0.0300073602227137" calcext:value-type="float">
            <text:p>0.030007360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B4]/[.B19]" office:value-type="float" office:value="0.520599383544799" calcext:value-type="float">
            <text:p>0.5205993835</text:p>
          </table:table-cell>
          <table:table-cell table:formula="of:=[.C4]/[.C19]" office:value-type="float" office:value="0.421332934051811" calcext:value-type="float">
            <text:p>0.4213329341</text:p>
          </table:table-cell>
          <table:table-cell table:formula="of:=[.D4]/[.D19]" office:value-type="float" office:value="0.368174678423243" calcext:value-type="float">
            <text:p>0.3681746784</text:p>
          </table:table-cell>
          <table:table-cell table:formula="of:=[.E4]/[.E19]" office:value-type="float" office:value="0.244489075221635" calcext:value-type="float">
            <text:p>0.2444890752</text:p>
          </table:table-cell>
          <table:table-cell table:formula="of:=[.F4]/[.F19]" office:value-type="float" office:value="0.221586944795144" calcext:value-type="float">
            <text:p>0.2215869448</text:p>
          </table:table-cell>
          <table:table-cell table:formula="of:=[.G4]/[.G19]" office:value-type="float" office:value="0.227309571879345" calcext:value-type="float">
            <text:p>0.2273095719</text:p>
          </table:table-cell>
          <table:table-cell table:formula="of:=[.H4]/[.H19]" office:value-type="float" office:value="0.212045880456372" calcext:value-type="float">
            <text:p>0.2120458805</text:p>
          </table:table-cell>
          <table:table-cell table:formula="of:=[.I4]/[.I19]" office:value-type="float" office:value="0.170038919262222" calcext:value-type="float">
            <text:p>0.1700389193</text:p>
          </table:table-cell>
          <table:table-cell table:formula="of:=[.J4]/[.J19]" office:value-type="float" office:value="0.17131801262348" calcext:value-type="float">
            <text:p>0.1713180126</text:p>
          </table:table-cell>
          <table:table-cell table:formula="of:=[.K4]/[.K19]" office:value-type="float" office:value="0.154471343880532" calcext:value-type="float">
            <text:p>0.1544713439</text:p>
          </table:table-cell>
          <table:table-cell table:formula="of:=[.L4]/[.L19]" office:value-type="float" office:value="0.138216662996783" calcext:value-type="float">
            <text:p>0.138216663</text:p>
          </table:table-cell>
          <table:table-cell table:formula="of:=[.M4]/[.M19]" office:value-type="float" office:value="0.0927206645751277" calcext:value-type="float">
            <text:p>0.0927206646</text:p>
          </table:table-cell>
          <table:table-cell table:formula="of:=[.N4]/[.N19]" office:value-type="float" office:value="0.125335851994412" calcext:value-type="float">
            <text:p>0.125335852</text:p>
          </table:table-cell>
          <table:table-cell table:formula="of:=[.O4]/[.O19]" office:value-type="float" office:value="0.14111484610585" calcext:value-type="float">
            <text:p>0.1411148461</text:p>
          </table:table-cell>
          <table:table-cell table:formula="of:=[.P4]/[.P19]" office:value-type="float" office:value="0.129357203071152" calcext:value-type="float">
            <text:p>0.1293572031</text:p>
          </table:table-cell>
          <table:table-cell table:formula="of:=[.Q4]/[.Q19]" office:value-type="float" office:value="0.111549157385465" calcext:value-type="float">
            <text:p>0.1115491574</text:p>
          </table:table-cell>
          <table:table-cell table:formula="of:=[.R4]/[.R19]" office:value-type="float" office:value="0.109718506878003" calcext:value-type="float">
            <text:p>0.1097185069</text:p>
          </table:table-cell>
          <table:table-cell table:formula="of:=[.S4]/[.S19]" office:value-type="float" office:value="0.0957284923664257" calcext:value-type="float">
            <text:p>0.0957284924</text:p>
          </table:table-cell>
          <table:table-cell table:formula="of:=[.T4]/[.T19]" office:value-type="float" office:value="0.089685376649617" calcext:value-type="float">
            <text:p>0.0896853766</text:p>
          </table:table-cell>
          <table:table-cell table:formula="of:=[.U4]/[.U19]" office:value-type="float" office:value="0.0786743903432132" calcext:value-type="float">
            <text:p>0.0786743903</text:p>
          </table:table-cell>
          <table:table-cell table:formula="of:=[.V4]/[.V19]" office:value-type="float" office:value="0.0693797233636088" calcext:value-type="float">
            <text:p>0.0693797234</text:p>
          </table:table-cell>
          <table:table-cell table:formula="of:=[.W4]/[.W19]" office:value-type="float" office:value="0.0743127068358391" calcext:value-type="float">
            <text:p>0.0743127068</text:p>
          </table:table-cell>
          <table:table-cell table:formula="of:=[.X4]/[.X19]" office:value-type="float" office:value="0.049897070038691" calcext:value-type="float">
            <text:p>0.04989707</text:p>
          </table:table-cell>
          <table:table-cell table:formula="of:=[.Y4]/[.Y19]" office:value-type="float" office:value="0.0709021809341816" calcext:value-type="float">
            <text:p>0.0709021809</text:p>
          </table:table-cell>
          <table:table-cell table:formula="of:=[.Z4]/[.Z19]" office:value-type="float" office:value="0.0753195643963725" calcext:value-type="float">
            <text:p>0.0753195644</text:p>
          </table:table-cell>
          <table:table-cell table:formula="of:=[.AA4]/[.AA19]" office:value-type="float" office:value="0.07986210454107" calcext:value-type="float">
            <text:p>0.0798621045</text:p>
          </table:table-cell>
          <table:table-cell table:formula="of:=[.AB4]/[.AB19]" office:value-type="float" office:value="0.0378273387995563" calcext:value-type="float">
            <text:p>0.0378273388</text:p>
          </table:table-cell>
          <table:table-cell table:formula="of:=[.AC4]/[.AC19]" office:value-type="float" office:value="0.0681991547866494" calcext:value-type="float">
            <text:p>0.0681991548</text:p>
          </table:table-cell>
          <table:table-cell table:formula="of:=[.AD4]/[.AD19]" office:value-type="float" office:value="0.0671987841643434" calcext:value-type="float">
            <text:p>0.0671987842</text:p>
          </table:table-cell>
          <table:table-cell table:formula="of:=[.AE4]/[.AE19]" office:value-type="float" office:value="0.0645555579111857" calcext:value-type="float">
            <text:p>0.0645555579</text:p>
          </table:table-cell>
          <table:table-cell table:formula="of:=[.AF4]/[.AF19]" office:value-type="float" office:value="0.0570126415416902" calcext:value-type="float">
            <text:p>0.0570126415</text:p>
          </table:table-cell>
          <table:table-cell table:formula="of:=[.AG4]/[.AG19]" office:value-type="float" office:value="0.0412512158581384" calcext:value-type="float">
            <text:p>0.041251215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5]/[.B20]" office:value-type="float" office:value="0.440371199622397" calcext:value-type="float">
            <text:p>0.4403711996</text:p>
          </table:table-cell>
          <table:table-cell table:formula="of:=[.C5]/[.C20]" office:value-type="float" office:value="0.505828282665374" calcext:value-type="float">
            <text:p>0.5058282827</text:p>
          </table:table-cell>
          <table:table-cell table:formula="of:=[.D5]/[.D20]" office:value-type="float" office:value="0.484543880044728" calcext:value-type="float">
            <text:p>0.48454388</text:p>
          </table:table-cell>
          <table:table-cell table:formula="of:=[.E5]/[.E20]" office:value-type="float" office:value="0.416270302809427" calcext:value-type="float">
            <text:p>0.4162703028</text:p>
          </table:table-cell>
          <table:table-cell table:formula="of:=[.F5]/[.F20]" office:value-type="float" office:value="0.390733717302387" calcext:value-type="float">
            <text:p>0.3907337173</text:p>
          </table:table-cell>
          <table:table-cell table:formula="of:=[.G5]/[.G20]" office:value-type="float" office:value="0.456229055579594" calcext:value-type="float">
            <text:p>0.4562290556</text:p>
          </table:table-cell>
          <table:table-cell table:formula="of:=[.H5]/[.H20]" office:value-type="float" office:value="0.397151248834702" calcext:value-type="float">
            <text:p>0.3971512488</text:p>
          </table:table-cell>
          <table:table-cell table:formula="of:=[.I5]/[.I20]" office:value-type="float" office:value="0.307238049518626" calcext:value-type="float">
            <text:p>0.3072380495</text:p>
          </table:table-cell>
          <table:table-cell table:formula="of:=[.J5]/[.J20]" office:value-type="float" office:value="0.307537833044135" calcext:value-type="float">
            <text:p>0.307537833</text:p>
          </table:table-cell>
          <table:table-cell table:formula="of:=[.K5]/[.K20]" office:value-type="float" office:value="0.275469429541424" calcext:value-type="float">
            <text:p>0.2754694295</text:p>
          </table:table-cell>
          <table:table-cell table:formula="of:=[.L5]/[.L20]" office:value-type="float" office:value="0.307717360270602" calcext:value-type="float">
            <text:p>0.3077173603</text:p>
          </table:table-cell>
          <table:table-cell table:formula="of:=[.M5]/[.M20]" office:value-type="float" office:value="0.151497686199474" calcext:value-type="float">
            <text:p>0.1514976862</text:p>
          </table:table-cell>
          <table:table-cell table:formula="of:=[.N5]/[.N20]" office:value-type="float" office:value="0.154819689960544" calcext:value-type="float">
            <text:p>0.15481969</text:p>
          </table:table-cell>
          <table:table-cell table:formula="of:=[.O5]/[.O20]" office:value-type="float" office:value="0.255940390151194" calcext:value-type="float">
            <text:p>0.2559403902</text:p>
          </table:table-cell>
          <table:table-cell table:formula="of:=[.P5]/[.P20]" office:value-type="float" office:value="0.242944949060193" calcext:value-type="float">
            <text:p>0.2429449491</text:p>
          </table:table-cell>
          <table:table-cell table:formula="of:=[.Q5]/[.Q20]" office:value-type="float" office:value="0.179816654958091" calcext:value-type="float">
            <text:p>0.179816655</text:p>
          </table:table-cell>
          <table:table-cell table:formula="of:=[.R5]/[.R20]" office:value-type="float" office:value="0.143601665386818" calcext:value-type="float">
            <text:p>0.1436016654</text:p>
          </table:table-cell>
          <table:table-cell table:formula="of:=[.S5]/[.S20]" office:value-type="float" office:value="0.195580518446957" calcext:value-type="float">
            <text:p>0.1955805184</text:p>
          </table:table-cell>
          <table:table-cell table:formula="of:=[.T5]/[.T20]" office:value-type="float" office:value="0.191579201029984" calcext:value-type="float">
            <text:p>0.191579201</text:p>
          </table:table-cell>
          <table:table-cell table:formula="of:=[.U5]/[.U20]" office:value-type="float" office:value="0.199834048091629" calcext:value-type="float">
            <text:p>0.1998340481</text:p>
          </table:table-cell>
          <table:table-cell table:formula="of:=[.V5]/[.V20]" office:value-type="float" office:value="0.176483313895525" calcext:value-type="float">
            <text:p>0.1764833139</text:p>
          </table:table-cell>
          <table:table-cell table:formula="of:=[.W5]/[.W20]" office:value-type="float" office:value="0.135856321708117" calcext:value-type="float">
            <text:p>0.1358563217</text:p>
          </table:table-cell>
          <table:table-cell table:formula="of:=[.X5]/[.X20]" office:value-type="float" office:value="0.123199470149247" calcext:value-type="float">
            <text:p>0.1231994701</text:p>
          </table:table-cell>
          <table:table-cell table:formula="of:=[.Y5]/[.Y20]" office:value-type="float" office:value="0.121110648171696" calcext:value-type="float">
            <text:p>0.1211106482</text:p>
          </table:table-cell>
          <table:table-cell table:formula="of:=[.Z5]/[.Z20]" office:value-type="float" office:value="0.124995259055007" calcext:value-type="float">
            <text:p>0.1249952591</text:p>
          </table:table-cell>
          <table:table-cell table:formula="of:=[.AA5]/[.AA20]" office:value-type="float" office:value="0.10570740583535" calcext:value-type="float">
            <text:p>0.1057074058</text:p>
          </table:table-cell>
          <table:table-cell table:formula="of:=[.AB5]/[.AB20]" office:value-type="float" office:value="0.135111278293606" calcext:value-type="float">
            <text:p>0.1351112783</text:p>
          </table:table-cell>
          <table:table-cell table:formula="of:=[.AC5]/[.AC20]" office:value-type="float" office:value="0.0989862952369808" calcext:value-type="float">
            <text:p>0.0989862952</text:p>
          </table:table-cell>
          <table:table-cell table:formula="of:=[.AD5]/[.AD20]" office:value-type="float" office:value="0.16184610607635" calcext:value-type="float">
            <text:p>0.1618461061</text:p>
          </table:table-cell>
          <table:table-cell table:formula="of:=[.AE5]/[.AE20]" office:value-type="float" office:value="0.0503095603116905" calcext:value-type="float">
            <text:p>0.0503095603</text:p>
          </table:table-cell>
          <table:table-cell table:formula="of:=[.AF5]/[.AF20]" office:value-type="float" office:value="0.0810754328386774" calcext:value-type="float">
            <text:p>0.0810754328</text:p>
          </table:table-cell>
          <table:table-cell table:formula="of:=[.AG5]/[.AG20]" office:value-type="float" office:value="0.08084361598243" calcext:value-type="float">
            <text:p>0.08084361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B6]/[.B21]" office:value-type="float" office:value="0.629293203043103" calcext:value-type="float">
            <text:p>0.629293203</text:p>
          </table:table-cell>
          <table:table-cell table:formula="of:=[.C6]/[.C21]" office:value-type="float" office:value="0.817964111892694" calcext:value-type="float">
            <text:p>0.8179641119</text:p>
          </table:table-cell>
          <table:table-cell table:formula="of:=[.D6]/[.D21]" office:value-type="float" office:value="0.938082083327373" calcext:value-type="float">
            <text:p>0.9380820833</text:p>
          </table:table-cell>
          <table:table-cell table:formula="of:=[.E6]/[.E21]" office:value-type="float" office:value="0.770997014235571" calcext:value-type="float">
            <text:p>0.7709970142</text:p>
          </table:table-cell>
          <table:table-cell table:formula="of:=[.F6]/[.F21]" office:value-type="float" office:value="0.798993639296156" calcext:value-type="float">
            <text:p>0.7989936393</text:p>
          </table:table-cell>
          <table:table-cell table:formula="of:=[.G6]/[.G21]" office:value-type="float" office:value="0.767208866436306" calcext:value-type="float">
            <text:p>0.7672088664</text:p>
          </table:table-cell>
          <table:table-cell table:formula="of:=[.H6]/[.H21]" office:value-type="float" office:value="0.764411098017296" calcext:value-type="float">
            <text:p>0.764411098</text:p>
          </table:table-cell>
          <table:table-cell table:formula="of:=[.I6]/[.I21]" office:value-type="float" office:value="0.646438457419607" calcext:value-type="float">
            <text:p>0.6464384574</text:p>
          </table:table-cell>
          <table:table-cell table:formula="of:=[.J6]/[.J21]" office:value-type="float" office:value="0.435478814473165" calcext:value-type="float">
            <text:p>0.4354788145</text:p>
          </table:table-cell>
          <table:table-cell table:formula="of:=[.K6]/[.K21]" office:value-type="float" office:value="0.64625874192271" calcext:value-type="float">
            <text:p>0.6462587419</text:p>
          </table:table-cell>
          <table:table-cell table:formula="of:=[.L6]/[.L21]" office:value-type="float" office:value="0.591173491678908" calcext:value-type="float">
            <text:p>0.5911734917</text:p>
          </table:table-cell>
          <table:table-cell table:formula="of:=[.M6]/[.M21]" office:value-type="float" office:value="0.449683828976313" calcext:value-type="float">
            <text:p>0.449683829</text:p>
          </table:table-cell>
          <table:table-cell table:formula="of:=[.N6]/[.N21]" office:value-type="float" office:value="0.626706567324332" calcext:value-type="float">
            <text:p>0.6267065673</text:p>
          </table:table-cell>
          <table:table-cell table:formula="of:=[.O6]/[.O21]" office:value-type="float" office:value="0.536507819663368" calcext:value-type="float">
            <text:p>0.5365078197</text:p>
          </table:table-cell>
          <table:table-cell table:formula="of:=[.P6]/[.P21]" office:value-type="float" office:value="0.527990229261421" calcext:value-type="float">
            <text:p>0.5279902293</text:p>
          </table:table-cell>
          <table:table-cell table:formula="of:=[.Q6]/[.Q21]" office:value-type="float" office:value="0.513506765129387" calcext:value-type="float">
            <text:p>0.5135067651</text:p>
          </table:table-cell>
          <table:table-cell table:formula="of:=[.R6]/[.R21]" office:value-type="float" office:value="0.500168367670308" calcext:value-type="float">
            <text:p>0.5001683677</text:p>
          </table:table-cell>
          <table:table-cell table:formula="of:=[.S6]/[.S21]" office:value-type="float" office:value="0.328302265587131" calcext:value-type="float">
            <text:p>0.3283022656</text:p>
          </table:table-cell>
          <table:table-cell table:formula="of:=[.T6]/[.T21]" office:value-type="float" office:value="0.448949423586819" calcext:value-type="float">
            <text:p>0.4489494236</text:p>
          </table:table-cell>
          <table:table-cell table:formula="of:=[.U6]/[.U21]" office:value-type="float" office:value="0.296127637463907" calcext:value-type="float">
            <text:p>0.2961276375</text:p>
          </table:table-cell>
          <table:table-cell table:formula="of:=[.V6]/[.V21]" office:value-type="float" office:value="0.19821427274036" calcext:value-type="float">
            <text:p>0.1982142727</text:p>
          </table:table-cell>
          <table:table-cell table:formula="of:=[.W6]/[.W21]" office:value-type="float" office:value="0.274945861405065" calcext:value-type="float">
            <text:p>0.2749458614</text:p>
          </table:table-cell>
          <table:table-cell table:formula="of:=[.X6]/[.X21]" office:value-type="float" office:value="0.343820742651949" calcext:value-type="float">
            <text:p>0.3438207427</text:p>
          </table:table-cell>
          <table:table-cell table:formula="of:=[.Y6]/[.Y21]" office:value-type="float" office:value="0.246827752548138" calcext:value-type="float">
            <text:p>0.2468277525</text:p>
          </table:table-cell>
          <table:table-cell table:formula="of:=[.Z6]/[.Z21]" office:value-type="float" office:value="0.344930119812454" calcext:value-type="float">
            <text:p>0.3449301198</text:p>
          </table:table-cell>
          <table:table-cell table:formula="of:=[.AA6]/[.AA21]" office:value-type="float" office:value="0.280157903945275" calcext:value-type="float">
            <text:p>0.2801579039</text:p>
          </table:table-cell>
          <table:table-cell table:formula="of:=[.AB6]/[.AB21]" office:value-type="float" office:value="0.275557885306267" calcext:value-type="float">
            <text:p>0.2755578853</text:p>
          </table:table-cell>
          <table:table-cell table:formula="of:=[.AC6]/[.AC21]" office:value-type="float" office:value="0.270185486320715" calcext:value-type="float">
            <text:p>0.2701854863</text:p>
          </table:table-cell>
          <table:table-cell table:formula="of:=[.AD6]/[.AD21]" office:value-type="float" office:value="0.248703978675791" calcext:value-type="float">
            <text:p>0.2487039787</text:p>
          </table:table-cell>
          <table:table-cell table:formula="of:=[.AE6]/[.AE21]" office:value-type="float" office:value="0.205446570731571" calcext:value-type="float">
            <text:p>0.2054465707</text:p>
          </table:table-cell>
          <table:table-cell table:formula="of:=[.AF6]/[.AF21]" office:value-type="float" office:value="0.163736664958863" calcext:value-type="float">
            <text:p>0.163736665</text:p>
          </table:table-cell>
          <table:table-cell table:formula="of:=[.AG6]/[.AG21]" office:value-type="float" office:value="0.182607878556235" calcext:value-type="float">
            <text:p>0.182607878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B7]/[.B22]" office:value-type="float" office:value="0.554146766544751" calcext:value-type="float">
            <text:p>0.5541467665</text:p>
          </table:table-cell>
          <table:table-cell table:formula="of:=[.C7]/[.C22]" office:value-type="float" office:value="0.828319832194018" calcext:value-type="float">
            <text:p>0.8283198322</text:p>
          </table:table-cell>
          <table:table-cell table:formula="of:=[.D7]/[.D22]" office:value-type="float" office:value="1.13315400790194" calcext:value-type="float">
            <text:p>1.1331540079</text:p>
          </table:table-cell>
          <table:table-cell table:formula="of:=[.E7]/[.E22]" office:value-type="float" office:value="1.07483378744309" calcext:value-type="float">
            <text:p>1.0748337874</text:p>
          </table:table-cell>
          <table:table-cell table:formula="of:=[.F7]/[.F22]" office:value-type="float" office:value="1.00780501402414" calcext:value-type="float">
            <text:p>1.007805014</text:p>
          </table:table-cell>
          <table:table-cell table:formula="of:=[.G7]/[.G22]" office:value-type="float" office:value="1.11747943160394" calcext:value-type="float">
            <text:p>1.1174794316</text:p>
          </table:table-cell>
          <table:table-cell table:formula="of:=[.H7]/[.H22]" office:value-type="float" office:value="1.04556740054029" calcext:value-type="float">
            <text:p>1.0455674005</text:p>
          </table:table-cell>
          <table:table-cell table:formula="of:=[.I7]/[.I22]" office:value-type="float" office:value="0.992071452968673" calcext:value-type="float">
            <text:p>0.992071453</text:p>
          </table:table-cell>
          <table:table-cell table:formula="of:=[.J7]/[.J22]" office:value-type="float" office:value="0.931907757538462" calcext:value-type="float">
            <text:p>0.9319077575</text:p>
          </table:table-cell>
          <table:table-cell table:formula="of:=[.K7]/[.K22]" office:value-type="float" office:value="0.995944386353498" calcext:value-type="float">
            <text:p>0.9959443864</text:p>
          </table:table-cell>
          <table:table-cell table:formula="of:=[.L7]/[.L22]" office:value-type="float" office:value="0.945118640862721" calcext:value-type="float">
            <text:p>0.9451186409</text:p>
          </table:table-cell>
          <table:table-cell table:formula="of:=[.M7]/[.M22]" office:value-type="float" office:value="0.775693003271224" calcext:value-type="float">
            <text:p>0.7756930033</text:p>
          </table:table-cell>
          <table:table-cell table:formula="of:=[.N7]/[.N22]" office:value-type="float" office:value="1.00112644939731" calcext:value-type="float">
            <text:p>1.0011264494</text:p>
          </table:table-cell>
          <table:table-cell table:formula="of:=[.O7]/[.O22]" office:value-type="float" office:value="0.856909606297906" calcext:value-type="float">
            <text:p>0.8569096063</text:p>
          </table:table-cell>
          <table:table-cell table:formula="of:=[.P7]/[.P22]" office:value-type="float" office:value="0.722081318939811" calcext:value-type="float">
            <text:p>0.7220813189</text:p>
          </table:table-cell>
          <table:table-cell table:formula="of:=[.Q7]/[.Q22]" office:value-type="float" office:value="0.410321260234114" calcext:value-type="float">
            <text:p>0.4103212602</text:p>
          </table:table-cell>
          <table:table-cell table:formula="of:=[.R7]/[.R22]" office:value-type="float" office:value="0.729870072770059" calcext:value-type="float">
            <text:p>0.7298700728</text:p>
          </table:table-cell>
          <table:table-cell table:formula="of:=[.S7]/[.S22]" office:value-type="float" office:value="0.552846652880061" calcext:value-type="float">
            <text:p>0.5528466529</text:p>
          </table:table-cell>
          <table:table-cell table:formula="of:=[.T7]/[.T22]" office:value-type="float" office:value="0.666656731532636" calcext:value-type="float">
            <text:p>0.6666567315</text:p>
          </table:table-cell>
          <table:table-cell table:formula="of:=[.U7]/[.U22]" office:value-type="float" office:value="0.564783977339834" calcext:value-type="float">
            <text:p>0.5647839773</text:p>
          </table:table-cell>
          <table:table-cell table:formula="of:=[.V7]/[.V22]" office:value-type="float" office:value="0.522252978131731" calcext:value-type="float">
            <text:p>0.5222529781</text:p>
          </table:table-cell>
          <table:table-cell table:formula="of:=[.W7]/[.W22]" office:value-type="float" office:value="0.621142907469869" calcext:value-type="float">
            <text:p>0.6211429075</text:p>
          </table:table-cell>
          <table:table-cell table:formula="of:=[.X7]/[.X22]" office:value-type="float" office:value="0.610889853159858" calcext:value-type="float">
            <text:p>0.6108898532</text:p>
          </table:table-cell>
          <table:table-cell table:formula="of:=[.Y7]/[.Y22]" office:value-type="float" office:value="0.569290737709365" calcext:value-type="float">
            <text:p>0.5692907377</text:p>
          </table:table-cell>
          <table:table-cell table:formula="of:=[.Z7]/[.Z22]" office:value-type="float" office:value="0.576857644286169" calcext:value-type="float">
            <text:p>0.5768576443</text:p>
          </table:table-cell>
          <table:table-cell table:formula="of:=[.AA7]/[.AA22]" office:value-type="float" office:value="0.522854286193643" calcext:value-type="float">
            <text:p>0.5228542862</text:p>
          </table:table-cell>
          <table:table-cell table:formula="of:=[.AB7]/[.AB22]" office:value-type="float" office:value="0.460658321569141" calcext:value-type="float">
            <text:p>0.4606583216</text:p>
          </table:table-cell>
          <table:table-cell table:formula="of:=[.AC7]/[.AC22]" office:value-type="float" office:value="0.406838406691041" calcext:value-type="float">
            <text:p>0.4068384067</text:p>
          </table:table-cell>
          <table:table-cell table:formula="of:=[.AD7]/[.AD22]" office:value-type="float" office:value="0.314622935110627" calcext:value-type="float">
            <text:p>0.3146229351</text:p>
          </table:table-cell>
          <table:table-cell table:formula="of:=[.AE7]/[.AE22]" office:value-type="float" office:value="0.395187424729148" calcext:value-type="float">
            <text:p>0.3951874247</text:p>
          </table:table-cell>
          <table:table-cell table:formula="of:=[.AF7]/[.AF22]" office:value-type="float" office:value="0.337375140733452" calcext:value-type="float">
            <text:p>0.3373751407</text:p>
          </table:table-cell>
          <table:table-cell table:formula="of:=[.AG7]/[.AG22]" office:value-type="float" office:value="0.363015096790349" calcext:value-type="float">
            <text:p>0.363015096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B8]/[.B23]" office:value-type="float" office:value="0.68563091921808" calcext:value-type="float">
            <text:p>0.6856309192</text:p>
          </table:table-cell>
          <table:table-cell table:formula="of:=[.C8]/[.C23]" office:value-type="float" office:value="0.942768576065176" calcext:value-type="float">
            <text:p>0.9427685761</text:p>
          </table:table-cell>
          <table:table-cell table:formula="of:=[.D8]/[.D23]" office:value-type="float" office:value="1.38544771567831" calcext:value-type="float">
            <text:p>1.3854477157</text:p>
          </table:table-cell>
          <table:table-cell table:formula="of:=[.E8]/[.E23]" office:value-type="float" office:value="1.3983479422489" calcext:value-type="float">
            <text:p>1.3983479422</text:p>
          </table:table-cell>
          <table:table-cell table:formula="of:=[.F8]/[.F23]" office:value-type="float" office:value="1.75214815818648" calcext:value-type="float">
            <text:p>1.7521481582</text:p>
          </table:table-cell>
          <table:table-cell table:formula="of:=[.G8]/[.G23]" office:value-type="float" office:value="1.55673686672025" calcext:value-type="float">
            <text:p>1.5567368667</text:p>
          </table:table-cell>
          <table:table-cell table:formula="of:=[.H8]/[.H23]" office:value-type="float" office:value="1.61221246809063" calcext:value-type="float">
            <text:p>1.6122124681</text:p>
          </table:table-cell>
          <table:table-cell table:formula="of:=[.I8]/[.I23]" office:value-type="float" office:value="1.80159091262745" calcext:value-type="float">
            <text:p>1.8015909126</text:p>
          </table:table-cell>
          <table:table-cell table:formula="of:=[.J8]/[.J23]" office:value-type="float" office:value="1.4006386096908" calcext:value-type="float">
            <text:p>1.4006386097</text:p>
          </table:table-cell>
          <table:table-cell table:formula="of:=[.K8]/[.K23]" office:value-type="float" office:value="1.5291902870223" calcext:value-type="float">
            <text:p>1.529190287</text:p>
          </table:table-cell>
          <table:table-cell table:formula="of:=[.L8]/[.L23]" office:value-type="float" office:value="1.64331056262556" calcext:value-type="float">
            <text:p>1.6433105626</text:p>
          </table:table-cell>
          <table:table-cell table:formula="of:=[.M8]/[.M23]" office:value-type="float" office:value="1.54255327897222" calcext:value-type="float">
            <text:p>1.542553279</text:p>
          </table:table-cell>
          <table:table-cell table:formula="of:=[.N8]/[.N23]" office:value-type="float" office:value="1.83520830808937" calcext:value-type="float">
            <text:p>1.8352083081</text:p>
          </table:table-cell>
          <table:table-cell table:formula="of:=[.O8]/[.O23]" office:value-type="float" office:value="1.09656129350405" calcext:value-type="float">
            <text:p>1.0965612935</text:p>
          </table:table-cell>
          <table:table-cell table:formula="of:=[.P8]/[.P23]" office:value-type="float" office:value="1.10360055927737" calcext:value-type="float">
            <text:p>1.1036005593</text:p>
          </table:table-cell>
          <table:table-cell table:formula="of:=[.Q8]/[.Q23]" office:value-type="float" office:value="1.4818494565502" calcext:value-type="float">
            <text:p>1.4818494566</text:p>
          </table:table-cell>
          <table:table-cell table:formula="of:=[.R8]/[.R23]" office:value-type="float" office:value="1.18939772334789" calcext:value-type="float">
            <text:p>1.1893977233</text:p>
          </table:table-cell>
          <table:table-cell table:formula="of:=[.S8]/[.S23]" office:value-type="float" office:value="1.12897567358174" calcext:value-type="float">
            <text:p>1.1289756736</text:p>
          </table:table-cell>
          <table:table-cell table:formula="of:=[.T8]/[.T23]" office:value-type="float" office:value="1.0618081950148" calcext:value-type="float">
            <text:p>1.061808195</text:p>
          </table:table-cell>
          <table:table-cell table:formula="of:=[.U8]/[.U23]" office:value-type="float" office:value="1.19461984037876" calcext:value-type="float">
            <text:p>1.1946198404</text:p>
          </table:table-cell>
          <table:table-cell table:formula="of:=[.V8]/[.V23]" office:value-type="float" office:value="1.21005896018625" calcext:value-type="float">
            <text:p>1.2100589602</text:p>
          </table:table-cell>
          <table:table-cell table:formula="of:=[.W8]/[.W23]" office:value-type="float" office:value="1.01972215838721" calcext:value-type="float">
            <text:p>1.0197221584</text:p>
          </table:table-cell>
          <table:table-cell table:formula="of:=[.X8]/[.X23]" office:value-type="float" office:value="0.98495517398228" calcext:value-type="float">
            <text:p>0.984955174</text:p>
          </table:table-cell>
          <table:table-cell table:formula="of:=[.Y8]/[.Y23]" office:value-type="float" office:value="0.887465808223989" calcext:value-type="float">
            <text:p>0.8874658082</text:p>
          </table:table-cell>
          <table:table-cell table:formula="of:=[.Z8]/[.Z23]" office:value-type="float" office:value="1.09054090280387" calcext:value-type="float">
            <text:p>1.0905409028</text:p>
          </table:table-cell>
          <table:table-cell table:formula="of:=[.AA8]/[.AA23]" office:value-type="float" office:value="1.11339362447884" calcext:value-type="float">
            <text:p>1.1133936245</text:p>
          </table:table-cell>
          <table:table-cell table:formula="of:=[.AB8]/[.AB23]" office:value-type="float" office:value="1.0296724410951" calcext:value-type="float">
            <text:p>1.0296724411</text:p>
          </table:table-cell>
          <table:table-cell table:formula="of:=[.AC8]/[.AC23]" office:value-type="float" office:value="0.604574553683404" calcext:value-type="float">
            <text:p>0.6045745537</text:p>
          </table:table-cell>
          <table:table-cell table:formula="of:=[.AD8]/[.AD23]" office:value-type="float" office:value="0.788557271359751" calcext:value-type="float">
            <text:p>0.7885572714</text:p>
          </table:table-cell>
          <table:table-cell table:formula="of:=[.AE8]/[.AE23]" office:value-type="float" office:value="1.04209729313262" calcext:value-type="float">
            <text:p>1.0420972931</text:p>
          </table:table-cell>
          <table:table-cell table:formula="of:=[.AF8]/[.AF23]" office:value-type="float" office:value="1.06262857633615" calcext:value-type="float">
            <text:p>1.0626285763</text:p>
          </table:table-cell>
          <table:table-cell table:formula="of:=[.AG8]/[.AG23]" office:value-type="float" office:value="0.723016391991779" calcext:value-type="float">
            <text:p>0.72301639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9]/[.B24]" office:value-type="float" office:value="0.718544395786319" calcext:value-type="float">
            <text:p>0.7185443958</text:p>
          </table:table-cell>
          <table:table-cell table:formula="of:=[.C9]/[.C24]" office:value-type="float" office:value="1.05818631286944" calcext:value-type="float">
            <text:p>1.0581863129</text:p>
          </table:table-cell>
          <table:table-cell table:formula="of:=[.D9]/[.D24]" office:value-type="float" office:value="1.40234698471989" calcext:value-type="float">
            <text:p>1.4023469847</text:p>
          </table:table-cell>
          <table:table-cell table:formula="of:=[.E9]/[.E24]" office:value-type="float" office:value="1.58481208224998" calcext:value-type="float">
            <text:p>1.5848120822</text:p>
          </table:table-cell>
          <table:table-cell table:formula="of:=[.F9]/[.F24]" office:value-type="float" office:value="1.78243326855797" calcext:value-type="float">
            <text:p>1.7824332686</text:p>
          </table:table-cell>
          <table:table-cell table:formula="of:=[.G9]/[.G24]" office:value-type="float" office:value="1.72239284955701" calcext:value-type="float">
            <text:p>1.7223928496</text:p>
          </table:table-cell>
          <table:table-cell table:formula="of:=[.H9]/[.H24]" office:value-type="float" office:value="1.85540347347784" calcext:value-type="float">
            <text:p>1.8554034735</text:p>
          </table:table-cell>
          <table:table-cell table:formula="of:=[.I9]/[.I24]" office:value-type="float" office:value="1.9394436817764" calcext:value-type="float">
            <text:p>1.9394436818</text:p>
          </table:table-cell>
          <table:table-cell table:formula="of:=[.J9]/[.J24]" office:value-type="float" office:value="1.87730842455767" calcext:value-type="float">
            <text:p>1.8773084246</text:p>
          </table:table-cell>
          <table:table-cell table:formula="of:=[.K9]/[.K24]" office:value-type="float" office:value="2.01757020053931" calcext:value-type="float">
            <text:p>2.0175702005</text:p>
          </table:table-cell>
          <table:table-cell table:formula="of:=[.L9]/[.L24]" office:value-type="float" office:value="1.58098665713684" calcext:value-type="float">
            <text:p>1.5809866571</text:p>
          </table:table-cell>
          <table:table-cell table:formula="of:=[.M9]/[.M24]" office:value-type="float" office:value="1.75163937033185" calcext:value-type="float">
            <text:p>1.7516393703</text:p>
          </table:table-cell>
          <table:table-cell table:formula="of:=[.N9]/[.N24]" office:value-type="float" office:value="1.74812801419251" calcext:value-type="float">
            <text:p>1.7481280142</text:p>
          </table:table-cell>
          <table:table-cell table:formula="of:=[.O9]/[.O24]" office:value-type="float" office:value="1.91864187471623" calcext:value-type="float">
            <text:p>1.9186418747</text:p>
          </table:table-cell>
          <table:table-cell table:formula="of:=[.P9]/[.P24]" office:value-type="float" office:value="1.79904489156752" calcext:value-type="float">
            <text:p>1.7990448916</text:p>
          </table:table-cell>
          <table:table-cell table:formula="of:=[.Q9]/[.Q24]" office:value-type="float" office:value="1.78378171208516" calcext:value-type="float">
            <text:p>1.7837817121</text:p>
          </table:table-cell>
          <table:table-cell table:formula="of:=[.R9]/[.R24]" office:value-type="float" office:value="1.40894547502705" calcext:value-type="float">
            <text:p>1.408945475</text:p>
          </table:table-cell>
          <table:table-cell table:formula="of:=[.S9]/[.S24]" office:value-type="float" office:value="1.62245764721866" calcext:value-type="float">
            <text:p>1.6224576472</text:p>
          </table:table-cell>
          <table:table-cell table:formula="of:=[.T9]/[.T24]" office:value-type="float" office:value="1.68451933085931" calcext:value-type="float">
            <text:p>1.6845193309</text:p>
          </table:table-cell>
          <table:table-cell table:formula="of:=[.U9]/[.U24]" office:value-type="float" office:value="1.72722585143507" calcext:value-type="float">
            <text:p>1.7272258514</text:p>
          </table:table-cell>
          <table:table-cell table:formula="of:=[.V9]/[.V24]" office:value-type="float" office:value="1.56016713621144" calcext:value-type="float">
            <text:p>1.5601671362</text:p>
          </table:table-cell>
          <table:table-cell table:formula="of:=[.W9]/[.W24]" office:value-type="float" office:value="1.56027766968305" calcext:value-type="float">
            <text:p>1.5602776697</text:p>
          </table:table-cell>
          <table:table-cell table:formula="of:=[.X9]/[.X24]" office:value-type="float" office:value="1.38845544100498" calcext:value-type="float">
            <text:p>1.388455441</text:p>
          </table:table-cell>
          <table:table-cell table:formula="of:=[.Y9]/[.Y24]" office:value-type="float" office:value="1.47915929323893" calcext:value-type="float">
            <text:p>1.4791592932</text:p>
          </table:table-cell>
          <table:table-cell table:formula="of:=[.Z9]/[.Z24]" office:value-type="float" office:value="1.50975761062857" calcext:value-type="float">
            <text:p>1.5097576106</text:p>
          </table:table-cell>
          <table:table-cell table:formula="of:=[.AA9]/[.AA24]" office:value-type="float" office:value="1.50779271930479" calcext:value-type="float">
            <text:p>1.5077927193</text:p>
          </table:table-cell>
          <table:table-cell table:formula="of:=[.AB9]/[.AB24]" office:value-type="float" office:value="1.34204897323583" calcext:value-type="float">
            <text:p>1.3420489732</text:p>
          </table:table-cell>
          <table:table-cell table:formula="of:=[.AC9]/[.AC24]" office:value-type="float" office:value="1.54477456021504" calcext:value-type="float">
            <text:p>1.5447745602</text:p>
          </table:table-cell>
          <table:table-cell table:formula="of:=[.AD9]/[.AD24]" office:value-type="float" office:value="1.47692558521711" calcext:value-type="float">
            <text:p>1.4769255852</text:p>
          </table:table-cell>
          <table:table-cell table:formula="of:=[.AE9]/[.AE24]" office:value-type="float" office:value="1.0102188327678" calcext:value-type="float">
            <text:p>1.0102188328</text:p>
          </table:table-cell>
          <table:table-cell table:formula="of:=[.AF9]/[.AF24]" office:value-type="float" office:value="1.11997802933426" calcext:value-type="float">
            <text:p>1.1199780293</text:p>
          </table:table-cell>
          <table:table-cell table:formula="of:=[.AG9]/[.AG24]" office:value-type="float" office:value="1.18574521272913" calcext:value-type="float">
            <text:p>1.1857452127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B10]/[.B25]" office:value-type="float" office:value="0.702828004550894" calcext:value-type="float">
            <text:p>0.7028280046</text:p>
          </table:table-cell>
          <table:table-cell table:formula="of:=[.C10]/[.C25]" office:value-type="float" office:value="1.20970880830365" calcext:value-type="float">
            <text:p>1.2097088083</text:p>
          </table:table-cell>
          <table:table-cell table:formula="of:=[.D10]/[.D25]" office:value-type="float" office:value="1.74434250549565" calcext:value-type="float">
            <text:p>1.7443425055</text:p>
          </table:table-cell>
          <table:table-cell table:formula="of:=[.E10]/[.E25]" office:value-type="float" office:value="1.98988132392833" calcext:value-type="float">
            <text:p>1.9898813239</text:p>
          </table:table-cell>
          <table:table-cell table:formula="of:=[.F10]/[.F25]" office:value-type="float" office:value="2.36070281301319" calcext:value-type="float">
            <text:p>2.360702813</text:p>
          </table:table-cell>
          <table:table-cell table:formula="of:=[.G10]/[.G25]" office:value-type="float" office:value="2.6078243449491" calcext:value-type="float">
            <text:p>2.6078243449</text:p>
          </table:table-cell>
          <table:table-cell table:formula="of:=[.H10]/[.H25]" office:value-type="float" office:value="2.65501490736666" calcext:value-type="float">
            <text:p>2.6550149074</text:p>
          </table:table-cell>
          <table:table-cell table:formula="of:=[.I10]/[.I25]" office:value-type="float" office:value="2.84024601524069" calcext:value-type="float">
            <text:p>2.8402460152</text:p>
          </table:table-cell>
          <table:table-cell table:formula="of:=[.J10]/[.J25]" office:value-type="float" office:value="2.95056504654369" calcext:value-type="float">
            <text:p>2.9505650465</text:p>
          </table:table-cell>
          <table:table-cell table:formula="of:=[.K10]/[.K25]" office:value-type="float" office:value="2.78112400299227" calcext:value-type="float">
            <text:p>2.781124003</text:p>
          </table:table-cell>
          <table:table-cell table:formula="of:=[.L10]/[.L25]" office:value-type="float" office:value="2.70134492239843" calcext:value-type="float">
            <text:p>2.7013449224</text:p>
          </table:table-cell>
          <table:table-cell table:formula="of:=[.M10]/[.M25]" office:value-type="float" office:value="2.37447834622085" calcext:value-type="float">
            <text:p>2.3744783462</text:p>
          </table:table-cell>
          <table:table-cell table:formula="of:=[.N10]/[.N25]" office:value-type="float" office:value="2.91080812317484" calcext:value-type="float">
            <text:p>2.9108081232</text:p>
          </table:table-cell>
          <table:table-cell table:formula="of:=[.O10]/[.O25]" office:value-type="float" office:value="2.51349890597201" calcext:value-type="float">
            <text:p>2.513498906</text:p>
          </table:table-cell>
          <table:table-cell table:formula="of:=[.P10]/[.P25]" office:value-type="float" office:value="3.12705137865224" calcext:value-type="float">
            <text:p>3.1270513787</text:p>
          </table:table-cell>
          <table:table-cell table:formula="of:=[.Q10]/[.Q25]" office:value-type="float" office:value="2.96525680279134" calcext:value-type="float">
            <text:p>2.9652568028</text:p>
          </table:table-cell>
          <table:table-cell table:formula="of:=[.R10]/[.R25]" office:value-type="float" office:value="2.89250869498124" calcext:value-type="float">
            <text:p>2.892508695</text:p>
          </table:table-cell>
          <table:table-cell table:formula="of:=[.S10]/[.S25]" office:value-type="float" office:value="3.06323390499019" calcext:value-type="float">
            <text:p>3.063233905</text:p>
          </table:table-cell>
          <table:table-cell table:formula="of:=[.T10]/[.T25]" office:value-type="float" office:value="2.69273867328564" calcext:value-type="float">
            <text:p>2.6927386733</text:p>
          </table:table-cell>
          <table:table-cell table:formula="of:=[.U10]/[.U25]" office:value-type="float" office:value="2.27142656754103" calcext:value-type="float">
            <text:p>2.2714265675</text:p>
          </table:table-cell>
          <table:table-cell table:formula="of:=[.V10]/[.V25]" office:value-type="float" office:value="2.40673469435832" calcext:value-type="float">
            <text:p>2.4067346944</text:p>
          </table:table-cell>
          <table:table-cell table:formula="of:=[.W10]/[.W25]" office:value-type="float" office:value="2.59479302764379" calcext:value-type="float">
            <text:p>2.5947930276</text:p>
          </table:table-cell>
          <table:table-cell table:formula="of:=[.X10]/[.X25]" office:value-type="float" office:value="1.96264470678737" calcext:value-type="float">
            <text:p>1.9626447068</text:p>
          </table:table-cell>
          <table:table-cell table:formula="of:=[.Y10]/[.Y25]" office:value-type="float" office:value="2.85398899908289" calcext:value-type="float">
            <text:p>2.8539889991</text:p>
          </table:table-cell>
          <table:table-cell table:formula="of:=[.Z10]/[.Z25]" office:value-type="float" office:value="2.52348600350726" calcext:value-type="float">
            <text:p>2.5234860035</text:p>
          </table:table-cell>
          <table:table-cell table:formula="of:=[.AA10]/[.AA25]" office:value-type="float" office:value="2.63389954965898" calcext:value-type="float">
            <text:p>2.6338995497</text:p>
          </table:table-cell>
          <table:table-cell table:formula="of:=[.AB10]/[.AB25]" office:value-type="float" office:value="2.16466155085766" calcext:value-type="float">
            <text:p>2.1646615509</text:p>
          </table:table-cell>
          <table:table-cell table:formula="of:=[.AC10]/[.AC25]" office:value-type="float" office:value="2.16035796997546" calcext:value-type="float">
            <text:p>2.16035797</text:p>
          </table:table-cell>
          <table:table-cell table:formula="of:=[.AD10]/[.AD25]" office:value-type="float" office:value="2.36561666420852" calcext:value-type="float">
            <text:p>2.3656166642</text:p>
          </table:table-cell>
          <table:table-cell table:formula="of:=[.AE10]/[.AE25]" office:value-type="float" office:value="2.41462417221369" calcext:value-type="float">
            <text:p>2.4146241722</text:p>
          </table:table-cell>
          <table:table-cell table:formula="of:=[.AF10]/[.AF25]" office:value-type="float" office:value="2.09427835838439" calcext:value-type="float">
            <text:p>2.0942783584</text:p>
          </table:table-cell>
          <table:table-cell table:formula="of:=[.AG10]/[.AG25]" office:value-type="float" office:value="1.56606063297619" calcext:value-type="float">
            <text:p>1.5660606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1]/[.B26]" office:value-type="float" office:value="0.694640186606888" calcext:value-type="float">
            <text:p>0.6946401866</text:p>
          </table:table-cell>
          <table:table-cell table:formula="of:=[.C11]/[.C26]" office:value-type="float" office:value="1.25375019302561" calcext:value-type="float">
            <text:p>1.253750193</text:p>
          </table:table-cell>
          <table:table-cell table:formula="of:=[.D11]/[.D26]" office:value-type="float" office:value="1.7757296575536" calcext:value-type="float">
            <text:p>1.7757296576</text:p>
          </table:table-cell>
          <table:table-cell table:formula="of:=[.E11]/[.E26]" office:value-type="float" office:value="2.18383268300345" calcext:value-type="float">
            <text:p>2.183832683</text:p>
          </table:table-cell>
          <table:table-cell table:formula="of:=[.F11]/[.F26]" office:value-type="float" office:value="2.49519615565832" calcext:value-type="float">
            <text:p>2.4951961557</text:p>
          </table:table-cell>
          <table:table-cell table:formula="of:=[.G11]/[.G26]" office:value-type="float" office:value="2.69887214294013" calcext:value-type="float">
            <text:p>2.6988721429</text:p>
          </table:table-cell>
          <table:table-cell table:formula="of:=[.H11]/[.H26]" office:value-type="float" office:value="2.83044376428706" calcext:value-type="float">
            <text:p>2.8304437643</text:p>
          </table:table-cell>
          <table:table-cell table:formula="of:=[.I11]/[.I26]" office:value-type="float" office:value="3.07862886472196" calcext:value-type="float">
            <text:p>3.0786288647</text:p>
          </table:table-cell>
          <table:table-cell table:formula="of:=[.J11]/[.J26]" office:value-type="float" office:value="3.20692284736637" calcext:value-type="float">
            <text:p>3.2069228474</text:p>
          </table:table-cell>
          <table:table-cell table:formula="of:=[.K11]/[.K26]" office:value-type="float" office:value="3.27230990237179" calcext:value-type="float">
            <text:p>3.2723099024</text:p>
          </table:table-cell>
          <table:table-cell table:formula="of:=[.L11]/[.L26]" office:value-type="float" office:value="3.18302485784341" calcext:value-type="float">
            <text:p>3.1830248578</text:p>
          </table:table-cell>
          <table:table-cell table:formula="of:=[.M11]/[.M26]" office:value-type="float" office:value="3.10808639729915" calcext:value-type="float">
            <text:p>3.1080863973</text:p>
          </table:table-cell>
          <table:table-cell table:formula="of:=[.N11]/[.N26]" office:value-type="float" office:value="3.484996140806" calcext:value-type="float">
            <text:p>3.4849961408</text:p>
          </table:table-cell>
          <table:table-cell table:formula="of:=[.O11]/[.O26]" office:value-type="float" office:value="3.19315863834601" calcext:value-type="float">
            <text:p>3.1931586383</text:p>
          </table:table-cell>
          <table:table-cell table:formula="of:=[.P11]/[.P26]" office:value-type="float" office:value="3.13445395993355" calcext:value-type="float">
            <text:p>3.1344539599</text:p>
          </table:table-cell>
          <table:table-cell table:formula="of:=[.Q11]/[.Q26]" office:value-type="float" office:value="3.207030033343" calcext:value-type="float">
            <text:p>3.2070300333</text:p>
          </table:table-cell>
          <table:table-cell table:formula="of:=[.R11]/[.R26]" office:value-type="float" office:value="3.53514037951264" calcext:value-type="float">
            <text:p>3.5351403795</text:p>
          </table:table-cell>
          <table:table-cell table:formula="of:=[.S11]/[.S26]" office:value-type="float" office:value="3.51135200787504" calcext:value-type="float">
            <text:p>3.5113520079</text:p>
          </table:table-cell>
          <table:table-cell table:formula="of:=[.T11]/[.T26]" office:value-type="float" office:value="3.30863523157337" calcext:value-type="float">
            <text:p>3.3086352316</text:p>
          </table:table-cell>
          <table:table-cell table:formula="of:=[.U11]/[.U26]" office:value-type="float" office:value="3.32676629399727" calcext:value-type="float">
            <text:p>3.326766294</text:p>
          </table:table-cell>
          <table:table-cell table:formula="of:=[.V11]/[.V26]" office:value-type="float" office:value="3.3947449451012" calcext:value-type="float">
            <text:p>3.3947449451</text:p>
          </table:table-cell>
          <table:table-cell table:formula="of:=[.W11]/[.W26]" office:value-type="float" office:value="3.35490887671877" calcext:value-type="float">
            <text:p>3.3549088767</text:p>
          </table:table-cell>
          <table:table-cell table:formula="of:=[.X11]/[.X26]" office:value-type="float" office:value="3.41280691060893" calcext:value-type="float">
            <text:p>3.4128069106</text:p>
          </table:table-cell>
          <table:table-cell table:formula="of:=[.Y11]/[.Y26]" office:value-type="float" office:value="2.57327510372537" calcext:value-type="float">
            <text:p>2.5732751037</text:p>
          </table:table-cell>
          <table:table-cell table:formula="of:=[.Z11]/[.Z26]" office:value-type="float" office:value="3.13973544614131" calcext:value-type="float">
            <text:p>3.1397354461</text:p>
          </table:table-cell>
          <table:table-cell table:formula="of:=[.AA11]/[.AA26]" office:value-type="float" office:value="3.42679705512056" calcext:value-type="float">
            <text:p>3.4267970551</text:p>
          </table:table-cell>
          <table:table-cell table:formula="of:=[.AB11]/[.AB26]" office:value-type="float" office:value="3.17989974773766" calcext:value-type="float">
            <text:p>3.1798997477</text:p>
          </table:table-cell>
          <table:table-cell table:formula="of:=[.AC11]/[.AC26]" office:value-type="float" office:value="3.08867995342369" calcext:value-type="float">
            <text:p>3.0886799534</text:p>
          </table:table-cell>
          <table:table-cell table:formula="of:=[.AD11]/[.AD26]" office:value-type="float" office:value="3.60828182970597" calcext:value-type="float">
            <text:p>3.6082818297</text:p>
          </table:table-cell>
          <table:table-cell table:formula="of:=[.AE11]/[.AE26]" office:value-type="float" office:value="2.97083789115229" calcext:value-type="float">
            <text:p>2.9708378912</text:p>
          </table:table-cell>
          <table:table-cell table:formula="of:=[.AF11]/[.AF26]" office:value-type="float" office:value="2.42692373398224" calcext:value-type="float">
            <text:p>2.426923734</text:p>
          </table:table-cell>
          <table:table-cell table:formula="of:=[.AG11]/[.AG26]" office:value-type="float" office:value="2.52988659843556" calcext:value-type="float">
            <text:p>2.529886598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table:formula="of:=[.B12]/[.B27]" office:value-type="float" office:value="0.708555351490309" calcext:value-type="float">
            <text:p>0.7085553515</text:p>
          </table:table-cell>
          <table:table-cell table:formula="of:=[.C12]/[.C27]" office:value-type="float" office:value="1.16670548140882" calcext:value-type="float">
            <text:p>1.1667054814</text:p>
          </table:table-cell>
          <table:table-cell table:formula="of:=[.D12]/[.D27]" office:value-type="float" office:value="1.62520724806367" calcext:value-type="float">
            <text:p>1.6252072481</text:p>
          </table:table-cell>
          <table:table-cell table:formula="of:=[.E12]/[.E27]" office:value-type="float" office:value="2.01459385158091" calcext:value-type="float">
            <text:p>2.0145938516</text:p>
          </table:table-cell>
          <table:table-cell table:formula="of:=[.F12]/[.F27]" office:value-type="float" office:value="2.29425996132433" calcext:value-type="float">
            <text:p>2.2942599613</text:p>
          </table:table-cell>
          <table:table-cell table:formula="of:=[.G12]/[.G27]" office:value-type="float" office:value="2.57228861920278" calcext:value-type="float">
            <text:p>2.5722886192</text:p>
          </table:table-cell>
          <table:table-cell table:formula="of:=[.H12]/[.H27]" office:value-type="float" office:value="2.81852621347757" calcext:value-type="float">
            <text:p>2.8185262135</text:p>
          </table:table-cell>
          <table:table-cell table:formula="of:=[.I12]/[.I27]" office:value-type="float" office:value="2.99406320936298" calcext:value-type="float">
            <text:p>2.9940632094</text:p>
          </table:table-cell>
          <table:table-cell table:formula="of:=[.J12]/[.J27]" office:value-type="float" office:value="2.95189859592667" calcext:value-type="float">
            <text:p>2.9518985959</text:p>
          </table:table-cell>
          <table:table-cell table:formula="of:=[.K12]/[.K27]" office:value-type="float" office:value="2.95615343582859" calcext:value-type="float">
            <text:p>2.9561534358</text:p>
          </table:table-cell>
          <table:table-cell table:formula="of:=[.L12]/[.L27]" office:value-type="float" office:value="3.3331100353666" calcext:value-type="float">
            <text:p>3.3331100354</text:p>
          </table:table-cell>
          <table:table-cell table:formula="of:=[.M12]/[.M27]" office:value-type="float" office:value="3.37105613239556" calcext:value-type="float">
            <text:p>3.3710561324</text:p>
          </table:table-cell>
          <table:table-cell table:formula="of:=[.N12]/[.N27]" office:value-type="float" office:value="3.31951668827301" calcext:value-type="float">
            <text:p>3.3195166883</text:p>
          </table:table-cell>
          <table:table-cell table:formula="of:=[.O12]/[.O27]" office:value-type="float" office:value="3.41336607190126" calcext:value-type="float">
            <text:p>3.4133660719</text:p>
          </table:table-cell>
          <table:table-cell table:formula="of:=[.P12]/[.P27]" office:value-type="float" office:value="3.3426802180187" calcext:value-type="float">
            <text:p>3.342680218</text:p>
          </table:table-cell>
          <table:table-cell table:formula="of:=[.Q12]/[.Q27]" office:value-type="float" office:value="3.74282608481326" calcext:value-type="float">
            <text:p>3.7428260848</text:p>
          </table:table-cell>
          <table:table-cell table:formula="of:=[.R12]/[.R27]" office:value-type="float" office:value="3.56271700635817" calcext:value-type="float">
            <text:p>3.5627170064</text:p>
          </table:table-cell>
          <table:table-cell table:formula="of:=[.S12]/[.S27]" office:value-type="float" office:value="3.47024695040643" calcext:value-type="float">
            <text:p>3.4702469504</text:p>
          </table:table-cell>
          <table:table-cell table:formula="of:=[.T12]/[.T27]" office:value-type="float" office:value="3.79003211707418" calcext:value-type="float">
            <text:p>3.7900321171</text:p>
          </table:table-cell>
          <table:table-cell table:formula="of:=[.U12]/[.U27]" office:value-type="float" office:value="3.81980361608059" calcext:value-type="float">
            <text:p>3.8198036161</text:p>
          </table:table-cell>
          <table:table-cell table:formula="of:=[.V12]/[.V27]" office:value-type="float" office:value="3.87857422751081" calcext:value-type="float">
            <text:p>3.8785742275</text:p>
          </table:table-cell>
          <table:table-cell table:formula="of:=[.W12]/[.W27]" office:value-type="float" office:value="3.87694388621135" calcext:value-type="float">
            <text:p>3.8769438862</text:p>
          </table:table-cell>
          <table:table-cell table:formula="of:=[.X12]/[.X27]" office:value-type="float" office:value="3.86311619318986" calcext:value-type="float">
            <text:p>3.8631161932</text:p>
          </table:table-cell>
          <table:table-cell table:formula="of:=[.Y12]/[.Y27]" office:value-type="float" office:value="3.76825814138822" calcext:value-type="float">
            <text:p>3.7682581414</text:p>
          </table:table-cell>
          <table:table-cell table:formula="of:=[.Z12]/[.Z27]" office:value-type="float" office:value="3.91783168421395" calcext:value-type="float">
            <text:p>3.9178316842</text:p>
          </table:table-cell>
          <table:table-cell table:formula="of:=[.AA12]/[.AA27]" office:value-type="float" office:value="4.10321381903803" calcext:value-type="float">
            <text:p>4.103213819</text:p>
          </table:table-cell>
          <table:table-cell table:formula="of:=[.AB12]/[.AB27]" office:value-type="float" office:value="3.56196754411733" calcext:value-type="float">
            <text:p>3.5619675441</text:p>
          </table:table-cell>
          <table:table-cell table:formula="of:=[.AC12]/[.AC27]" office:value-type="float" office:value="3.30985001160114" calcext:value-type="float">
            <text:p>3.3098500116</text:p>
          </table:table-cell>
          <table:table-cell table:formula="of:=[.AD12]/[.AD27]" office:value-type="float" office:value="3.41555249154229" calcext:value-type="float">
            <text:p>3.4155524915</text:p>
          </table:table-cell>
          <table:table-cell table:formula="of:=[.AE12]/[.AE27]" office:value-type="float" office:value="3.59208825208312" calcext:value-type="float">
            <text:p>3.5920882521</text:p>
          </table:table-cell>
          <table:table-cell table:formula="of:=[.AF12]/[.AF27]" office:value-type="float" office:value="2.95594582271508" calcext:value-type="float">
            <text:p>2.9559458227</text:p>
          </table:table-cell>
          <table:table-cell table:formula="of:=[.AG12]/[.AG27]" office:value-type="float" office:value="3.28571646852584" calcext:value-type="float">
            <text:p>3.2857164685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[.B13]/[.B28]" office:value-type="float" office:value="0.709273136446177" calcext:value-type="float">
            <text:p>0.7092731364</text:p>
          </table:table-cell>
          <table:table-cell table:formula="of:=[.C13]/[.C28]" office:value-type="float" office:value="1.13268065507989" calcext:value-type="float">
            <text:p>1.1326806551</text:p>
          </table:table-cell>
          <table:table-cell table:formula="of:=[.D13]/[.D28]" office:value-type="float" office:value="1.6727889505491" calcext:value-type="float">
            <text:p>1.6727889505</text:p>
          </table:table-cell>
          <table:table-cell table:formula="of:=[.E13]/[.E28]" office:value-type="float" office:value="2.10574412659019" calcext:value-type="float">
            <text:p>2.1057441266</text:p>
          </table:table-cell>
          <table:table-cell table:formula="of:=[.F13]/[.F28]" office:value-type="float" office:value="2.44021227582598" calcext:value-type="float">
            <text:p>2.4402122758</text:p>
          </table:table-cell>
          <table:table-cell table:formula="of:=[.G13]/[.G28]" office:value-type="float" office:value="2.75437111302432" calcext:value-type="float">
            <text:p>2.754371113</text:p>
          </table:table-cell>
          <table:table-cell table:formula="of:=[.H13]/[.H28]" office:value-type="float" office:value="3.00838189839426" calcext:value-type="float">
            <text:p>3.0083818984</text:p>
          </table:table-cell>
          <table:table-cell table:formula="of:=[.I13]/[.I28]" office:value-type="float" office:value="3.31208239192389" calcext:value-type="float">
            <text:p>3.3120823919</text:p>
          </table:table-cell>
          <table:table-cell table:formula="of:=[.J13]/[.J28]" office:value-type="float" office:value="3.41917485996745" calcext:value-type="float">
            <text:p>3.41917486</text:p>
          </table:table-cell>
          <table:table-cell table:formula="of:=[.K13]/[.K28]" office:value-type="float" office:value="3.55619501968713" calcext:value-type="float">
            <text:p>3.5561950197</text:p>
          </table:table-cell>
          <table:table-cell table:formula="of:=[.L13]/[.L28]" office:value-type="float" office:value="3.84061821994837" calcext:value-type="float">
            <text:p>3.8406182199</text:p>
          </table:table-cell>
          <table:table-cell table:formula="of:=[.M13]/[.M28]" office:value-type="float" office:value="3.72204681302837" calcext:value-type="float">
            <text:p>3.722046813</text:p>
          </table:table-cell>
          <table:table-cell table:formula="of:=[.N13]/[.N28]" office:value-type="float" office:value="4.09529345130017" calcext:value-type="float">
            <text:p>4.0952934513</text:p>
          </table:table-cell>
          <table:table-cell table:formula="of:=[.O13]/[.O28]" office:value-type="float" office:value="3.9926569504642" calcext:value-type="float">
            <text:p>3.9926569505</text:p>
          </table:table-cell>
          <table:table-cell table:formula="of:=[.P13]/[.P28]" office:value-type="float" office:value="4.02796093170226" calcext:value-type="float">
            <text:p>4.0279609317</text:p>
          </table:table-cell>
          <table:table-cell table:formula="of:=[.Q13]/[.Q28]" office:value-type="float" office:value="4.24820363179079" calcext:value-type="float">
            <text:p>4.2482036318</text:p>
          </table:table-cell>
          <table:table-cell table:formula="of:=[.R13]/[.R28]" office:value-type="float" office:value="4.08507608357862" calcext:value-type="float">
            <text:p>4.0850760836</text:p>
          </table:table-cell>
          <table:table-cell table:formula="of:=[.S13]/[.S28]" office:value-type="float" office:value="4.20816773793825" calcext:value-type="float">
            <text:p>4.2081677379</text:p>
          </table:table-cell>
          <table:table-cell table:formula="of:=[.T13]/[.T28]" office:value-type="float" office:value="4.36991511758865" calcext:value-type="float">
            <text:p>4.3699151176</text:p>
          </table:table-cell>
          <table:table-cell table:formula="of:=[.U13]/[.U28]" office:value-type="float" office:value="4.38089666620524" calcext:value-type="float">
            <text:p>4.3808966662</text:p>
          </table:table-cell>
          <table:table-cell table:formula="of:=[.V13]/[.V28]" office:value-type="float" office:value="4.41128143750867" calcext:value-type="float">
            <text:p>4.4112814375</text:p>
          </table:table-cell>
          <table:table-cell table:formula="of:=[.W13]/[.W28]" office:value-type="float" office:value="4.53345196398688" calcext:value-type="float">
            <text:p>4.533451964</text:p>
          </table:table-cell>
          <table:table-cell table:formula="of:=[.X13]/[.X28]" office:value-type="float" office:value="4.50339834818771" calcext:value-type="float">
            <text:p>4.5033983482</text:p>
          </table:table-cell>
          <table:table-cell table:formula="of:=[.Y13]/[.Y28]" office:value-type="float" office:value="4.38818835619279" calcext:value-type="float">
            <text:p>4.3881883562</text:p>
          </table:table-cell>
          <table:table-cell table:formula="of:=[.Z13]/[.Z28]" office:value-type="float" office:value="4.43303058975015" calcext:value-type="float">
            <text:p>4.4330305898</text:p>
          </table:table-cell>
          <table:table-cell table:formula="of:=[.AA13]/[.AA28]" office:value-type="float" office:value="4.38847292370717" calcext:value-type="float">
            <text:p>4.3884729237</text:p>
          </table:table-cell>
          <table:table-cell table:formula="of:=[.AB13]/[.AB28]" office:value-type="float" office:value="4.60166141656591" calcext:value-type="float">
            <text:p>4.6016614166</text:p>
          </table:table-cell>
          <table:table-cell table:formula="of:=[.AC13]/[.AC28]" office:value-type="float" office:value="4.16867321769801" calcext:value-type="float">
            <text:p>4.1686732177</text:p>
          </table:table-cell>
          <table:table-cell table:formula="of:=[.AD13]/[.AD28]" office:value-type="float" office:value="4.14127321402104" calcext:value-type="float">
            <text:p>4.141273214</text:p>
          </table:table-cell>
          <table:table-cell table:formula="of:=[.AE13]/[.AE28]" office:value-type="float" office:value="3.53990742837427" calcext:value-type="float">
            <text:p>3.5399074284</text:p>
          </table:table-cell>
          <table:table-cell table:formula="of:=[.AF13]/[.AF28]" office:value-type="float" office:value="3.87191483655458" calcext:value-type="float">
            <text:p>3.8719148366</text:p>
          </table:table-cell>
          <table:table-cell table:formula="of:=[.AG13]/[.AG28]" office:value-type="float" office:value="3.82430539791355" calcext:value-type="float">
            <text:p>3.8243053979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[.B14]/[.B29]" office:value-type="float" office:value="0.712318105556692" calcext:value-type="float">
            <text:p>0.7123181056</text:p>
          </table:table-cell>
          <table:table-cell table:formula="of:=[.C14]/[.C29]" office:value-type="float" office:value="1.173859260542" calcext:value-type="float">
            <text:p>1.1738592605</text:p>
          </table:table-cell>
          <table:table-cell table:formula="of:=[.D14]/[.D29]" office:value-type="float" office:value="1.6922090850553" calcext:value-type="float">
            <text:p>1.6922090851</text:p>
          </table:table-cell>
          <table:table-cell table:formula="of:=[.E14]/[.E29]" office:value-type="float" office:value="2.15853364515025" calcext:value-type="float">
            <text:p>2.1585336452</text:p>
          </table:table-cell>
          <table:table-cell table:formula="of:=[.F14]/[.F29]" office:value-type="float" office:value="2.4843178889232" calcext:value-type="float">
            <text:p>2.4843178889</text:p>
          </table:table-cell>
          <table:table-cell table:formula="of:=[.G14]/[.G29]" office:value-type="float" office:value="2.9078526153519" calcext:value-type="float">
            <text:p>2.9078526154</text:p>
          </table:table-cell>
          <table:table-cell table:formula="of:=[.H14]/[.H29]" office:value-type="float" office:value="3.08443572859732" calcext:value-type="float">
            <text:p>3.0844357286</text:p>
          </table:table-cell>
          <table:table-cell table:formula="of:=[.I14]/[.I29]" office:value-type="float" office:value="3.47551274299428" calcext:value-type="float">
            <text:p>3.475512743</text:p>
          </table:table-cell>
          <table:table-cell table:formula="of:=[.J14]/[.J29]" office:value-type="float" office:value="3.62018740292642" calcext:value-type="float">
            <text:p>3.6201874029</text:p>
          </table:table-cell>
          <table:table-cell table:formula="of:=[.K14]/[.K29]" office:value-type="float" office:value="3.76102705282803" calcext:value-type="float">
            <text:p>3.7610270528</text:p>
          </table:table-cell>
          <table:table-cell table:formula="of:=[.L14]/[.L29]" office:value-type="float" office:value="3.82780031095806" calcext:value-type="float">
            <text:p>3.827800311</text:p>
          </table:table-cell>
          <table:table-cell table:formula="of:=[.M14]/[.M29]" office:value-type="float" office:value="4.21646337716589" calcext:value-type="float">
            <text:p>4.2164633772</text:p>
          </table:table-cell>
          <table:table-cell table:formula="of:=[.N14]/[.N29]" office:value-type="float" office:value="4.21609906766574" calcext:value-type="float">
            <text:p>4.2160990677</text:p>
          </table:table-cell>
          <table:table-cell table:formula="of:=[.O14]/[.O29]" office:value-type="float" office:value="3.98749772215927" calcext:value-type="float">
            <text:p>3.9874977222</text:p>
          </table:table-cell>
          <table:table-cell table:formula="of:=[.P14]/[.P29]" office:value-type="float" office:value="4.19230285676256" calcext:value-type="float">
            <text:p>4.1923028568</text:p>
          </table:table-cell>
          <table:table-cell table:formula="of:=[.Q14]/[.Q29]" office:value-type="float" office:value="4.50203966208249" calcext:value-type="float">
            <text:p>4.5020396621</text:p>
          </table:table-cell>
          <table:table-cell table:formula="of:=[.R14]/[.R29]" office:value-type="float" office:value="4.68599980098038" calcext:value-type="float">
            <text:p>4.685999801</text:p>
          </table:table-cell>
          <table:table-cell table:formula="of:=[.S14]/[.S29]" office:value-type="float" office:value="4.35368910331179" calcext:value-type="float">
            <text:p>4.3536891033</text:p>
          </table:table-cell>
          <table:table-cell table:formula="of:=[.T14]/[.T29]" office:value-type="float" office:value="4.59953071923542" calcext:value-type="float">
            <text:p>4.5995307192</text:p>
          </table:table-cell>
          <table:table-cell table:formula="of:=[.U14]/[.U29]" office:value-type="float" office:value="4.78092613653178" calcext:value-type="float">
            <text:p>4.7809261365</text:p>
          </table:table-cell>
          <table:table-cell table:formula="of:=[.V14]/[.V29]" office:value-type="float" office:value="4.67215925156461" calcext:value-type="float">
            <text:p>4.6721592516</text:p>
          </table:table-cell>
          <table:table-cell table:formula="of:=[.W14]/[.W29]" office:value-type="float" office:value="4.92777095396908" calcext:value-type="float">
            <text:p>4.927770954</text:p>
          </table:table-cell>
          <table:table-cell table:formula="of:=[.X14]/[.X29]" office:value-type="float" office:value="4.83252768355447" calcext:value-type="float">
            <text:p>4.8325276836</text:p>
          </table:table-cell>
          <table:table-cell table:formula="of:=[.Y14]/[.Y29]" office:value-type="float" office:value="4.97798951414524" calcext:value-type="float">
            <text:p>4.9779895141</text:p>
          </table:table-cell>
          <table:table-cell table:formula="of:=[.Z14]/[.Z29]" office:value-type="float" office:value="4.90757784721567" calcext:value-type="float">
            <text:p>4.9075778472</text:p>
          </table:table-cell>
          <table:table-cell table:formula="of:=[.AA14]/[.AA29]" office:value-type="float" office:value="5.04858373419287" calcext:value-type="float">
            <text:p>5.0485837342</text:p>
          </table:table-cell>
          <table:table-cell table:formula="of:=[.AB14]/[.AB29]" office:value-type="float" office:value="5.10540179173326" calcext:value-type="float">
            <text:p>5.1054017917</text:p>
          </table:table-cell>
          <table:table-cell table:formula="of:=[.AC14]/[.AC29]" office:value-type="float" office:value="4.99911931153027" calcext:value-type="float">
            <text:p>4.9991193115</text:p>
          </table:table-cell>
          <table:table-cell table:formula="of:=[.AD14]/[.AD29]" office:value-type="float" office:value="4.95428539314295" calcext:value-type="float">
            <text:p>4.9542853931</text:p>
          </table:table-cell>
          <table:table-cell table:formula="of:=[.AE14]/[.AE29]" office:value-type="float" office:value="5.09159958466818" calcext:value-type="float">
            <text:p>5.0915995847</text:p>
          </table:table-cell>
          <table:table-cell table:formula="of:=[.AF14]/[.AF29]" office:value-type="float" office:value="4.59154658562728" calcext:value-type="float">
            <text:p>4.5915465856</text:p>
          </table:table-cell>
          <table:table-cell table:formula="of:=[.AG14]/[.AG29]" office:value-type="float" office:value="4.77085725684416" calcext:value-type="float">
            <text:p>4.7708572568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]/[.B32]" office:value-type="float" office:value="0.0645899628143821" calcext:value-type="float">
            <text:p>0.0645899628</text:p>
          </table:table-cell>
          <table:table-cell table:formula="of:=[.C2]/[.C32]" office:value-type="float" office:value="0.0118014325810437" calcext:value-type="float">
            <text:p>0.0118014326</text:p>
          </table:table-cell>
          <table:table-cell table:formula="of:=[.D2]/[.D32]" office:value-type="float" office:value="0.0468719972259582" calcext:value-type="float">
            <text:p>0.0468719972</text:p>
          </table:table-cell>
          <table:table-cell table:formula="of:=[.E2]/[.E32]" office:value-type="float" office:value="0.0083896781472984" calcext:value-type="float">
            <text:p>0.0083896781</text:p>
          </table:table-cell>
          <table:table-cell table:formula="of:=[.F2]/[.F32]" office:value-type="float" office:value="0.0212454886909348" calcext:value-type="float">
            <text:p>0.0212454887</text:p>
          </table:table-cell>
          <table:table-cell table:formula="of:=[.G2]/[.G32]" office:value-type="float" office:value="0.0244055109987262" calcext:value-type="float">
            <text:p>0.024405511</text:p>
          </table:table-cell>
          <table:table-cell table:formula="of:=[.H2]/[.H32]" office:value-type="float" office:value="0.033096840023765" calcext:value-type="float">
            <text:p>0.03309684</text:p>
          </table:table-cell>
          <table:table-cell table:formula="of:=[.I2]/[.I32]" office:value-type="float" office:value="0.0109252917699708" calcext:value-type="float">
            <text:p>0.0109252918</text:p>
          </table:table-cell>
          <table:table-cell table:formula="of:=[.J2]/[.J32]" office:value-type="float" office:value="0.0108243579450673" calcext:value-type="float">
            <text:p>0.0108243579</text:p>
          </table:table-cell>
          <table:table-cell table:formula="of:=[.K2]/[.K32]" office:value-type="float" office:value="0.0122551691063859" calcext:value-type="float">
            <text:p>0.0122551691</text:p>
          </table:table-cell>
          <table:table-cell table:formula="of:=[.L2]/[.L32]" office:value-type="float" office:value="0.0161199792625539" calcext:value-type="float">
            <text:p>0.0161199793</text:p>
          </table:table-cell>
          <table:table-cell table:formula="of:=[.M2]/[.M32]" office:value-type="float" office:value="0.0227534892181489" calcext:value-type="float">
            <text:p>0.0227534892</text:p>
          </table:table-cell>
          <table:table-cell table:formula="of:=[.N2]/[.N32]" office:value-type="float" office:value="0.0107234574853086" calcext:value-type="float">
            <text:p>0.0107234575</text:p>
          </table:table-cell>
          <table:table-cell table:formula="of:=[.O2]/[.O32]" office:value-type="float" office:value="0.00716066244554088" calcext:value-type="float">
            <text:p>0.0071606624</text:p>
          </table:table-cell>
          <table:table-cell table:formula="of:=[.P2]/[.P32]" office:value-type="float" office:value="0.00995250201923464" calcext:value-type="float">
            <text:p>0.009952502</text:p>
          </table:table-cell>
          <table:table-cell table:formula="of:=[.Q2]/[.Q32]" office:value-type="float" office:value="0.00584141255174214" calcext:value-type="float">
            <text:p>0.0058414126</text:p>
          </table:table-cell>
          <table:table-cell table:formula="of:=[.R2]/[.R32]" office:value-type="float" office:value="0.00715767849999269" calcext:value-type="float">
            <text:p>0.0071576785</text:p>
          </table:table-cell>
          <table:table-cell table:formula="of:=[.S2]/[.S32]" office:value-type="float" office:value="0.00779740112551623" calcext:value-type="float">
            <text:p>0.0077974011</text:p>
          </table:table-cell>
          <table:table-cell table:formula="of:=[.T2]/[.T32]" office:value-type="float" office:value="0.00942534633162756" calcext:value-type="float">
            <text:p>0.0094253463</text:p>
          </table:table-cell>
          <table:table-cell table:formula="of:=[.U2]/[.U32]" office:value-type="float" office:value="0.00744944439951609" calcext:value-type="float">
            <text:p>0.0074494444</text:p>
          </table:table-cell>
          <table:table-cell table:formula="of:=[.V2]/[.V32]" office:value-type="float" office:value="0.00477379246862844" calcext:value-type="float">
            <text:p>0.0047737925</text:p>
          </table:table-cell>
          <table:table-cell table:formula="of:=[.W2]/[.W32]" office:value-type="float" office:value="0.00693542486876911" calcext:value-type="float">
            <text:p>0.0069354249</text:p>
          </table:table-cell>
          <table:table-cell table:formula="of:=[.X2]/[.X32]" office:value-type="float" office:value="0.00476930807060109" calcext:value-type="float">
            <text:p>0.0047693081</text:p>
          </table:table-cell>
          <table:table-cell table:formula="of:=[.Y2]/[.Y32]" office:value-type="float" office:value="0.00237896592125727" calcext:value-type="float">
            <text:p>0.0023789659</text:p>
          </table:table-cell>
          <table:table-cell table:formula="of:=[.Z2]/[.Z32]" office:value-type="float" office:value="0.00342472073889116" calcext:value-type="float">
            <text:p>0.0034247207</text:p>
          </table:table-cell>
          <table:table-cell table:formula="of:=[.AA2]/[.AA32]" office:value-type="float" office:value="0.00466726439739212" calcext:value-type="float">
            <text:p>0.0046672644</text:p>
          </table:table-cell>
          <table:table-cell table:formula="of:=[.AB2]/[.AB32]" office:value-type="float" office:value="0.00570780921325392" calcext:value-type="float">
            <text:p>0.0057078092</text:p>
          </table:table-cell>
          <table:table-cell table:formula="of:=[.AC2]/[.AC32]" office:value-type="float" office:value="0.00318885303718152" calcext:value-type="float">
            <text:p>0.003188853</text:p>
          </table:table-cell>
          <table:table-cell table:formula="of:=[.AD2]/[.AD32]" office:value-type="float" office:value="0.00335618435127941" calcext:value-type="float">
            <text:p>0.0033561844</text:p>
          </table:table-cell>
          <table:table-cell table:formula="of:=[.AE2]/[.AE32]" office:value-type="float" office:value="0.00270084608363779" calcext:value-type="float">
            <text:p>0.0027008461</text:p>
          </table:table-cell>
          <table:table-cell table:formula="of:=[.AF2]/[.AF32]" office:value-type="float" office:value="0.00287283827023081" calcext:value-type="float">
            <text:p>0.0028728383</text:p>
          </table:table-cell>
          <table:table-cell table:formula="of:=[.AG2]/[.AG32]" office:value-type="float" office:value="0.0110980279421096" calcext:value-type="float">
            <text:p>0.01109802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]/[.B33]" office:value-type="float" office:value="0.0845305531238323" calcext:value-type="float">
            <text:p>0.0845305531</text:p>
          </table:table-cell>
          <table:table-cell table:formula="of:=[.C3]/[.C33]" office:value-type="float" office:value="0.0174932297168432" calcext:value-type="float">
            <text:p>0.0174932297</text:p>
          </table:table-cell>
          <table:table-cell table:formula="of:=[.D3]/[.D33]" office:value-type="float" office:value="0.00848783067859573" calcext:value-type="float">
            <text:p>0.0084878307</text:p>
          </table:table-cell>
          <table:table-cell table:formula="of:=[.E3]/[.E33]" office:value-type="float" office:value="0.0198492475199133" calcext:value-type="float">
            <text:p>0.0198492475</text:p>
          </table:table-cell>
          <table:table-cell table:formula="of:=[.F3]/[.F33]" office:value-type="float" office:value="0.0626559451478946" calcext:value-type="float">
            <text:p>0.0626559451</text:p>
          </table:table-cell>
          <table:table-cell table:formula="of:=[.G3]/[.G33]" office:value-type="float" office:value="0.0317327872451712" calcext:value-type="float">
            <text:p>0.0317327872</text:p>
          </table:table-cell>
          <table:table-cell table:formula="of:=[.H3]/[.H33]" office:value-type="float" office:value="0.0426235421982702" calcext:value-type="float">
            <text:p>0.0426235422</text:p>
          </table:table-cell>
          <table:table-cell table:formula="of:=[.I3]/[.I33]" office:value-type="float" office:value="0.0341749819827248" calcext:value-type="float">
            <text:p>0.034174982</text:p>
          </table:table-cell>
          <table:table-cell table:formula="of:=[.J3]/[.J33]" office:value-type="float" office:value="0.0295870278937874" calcext:value-type="float">
            <text:p>0.0295870279</text:p>
          </table:table-cell>
          <table:table-cell table:formula="of:=[.K3]/[.K33]" office:value-type="float" office:value="0.021745178861853" calcext:value-type="float">
            <text:p>0.0217451789</text:p>
          </table:table-cell>
          <table:table-cell table:formula="of:=[.L3]/[.L33]" office:value-type="float" office:value="0.0280795960390203" calcext:value-type="float">
            <text:p>0.028079596</text:p>
          </table:table-cell>
          <table:table-cell table:formula="of:=[.M3]/[.M33]" office:value-type="float" office:value="0.0259233719535176" calcext:value-type="float">
            <text:p>0.025923372</text:p>
          </table:table-cell>
          <table:table-cell table:formula="of:=[.N3]/[.N33]" office:value-type="float" office:value="0.0145130178028461" calcext:value-type="float">
            <text:p>0.0145130178</text:p>
          </table:table-cell>
          <table:table-cell table:formula="of:=[.O3]/[.O33]" office:value-type="float" office:value="0.0133803943708934" calcext:value-type="float">
            <text:p>0.0133803944</text:p>
          </table:table-cell>
          <table:table-cell table:formula="of:=[.P3]/[.P33]" office:value-type="float" office:value="0.0232115706020322" calcext:value-type="float">
            <text:p>0.0232115706</text:p>
          </table:table-cell>
          <table:table-cell table:formula="of:=[.Q3]/[.Q33]" office:value-type="float" office:value="0.0168715889570457" calcext:value-type="float">
            <text:p>0.016871589</text:p>
          </table:table-cell>
          <table:table-cell table:formula="of:=[.R3]/[.R33]" office:value-type="float" office:value="0.0184507982646089" calcext:value-type="float">
            <text:p>0.0184507983</text:p>
          </table:table-cell>
          <table:table-cell table:formula="of:=[.S3]/[.S33]" office:value-type="float" office:value="0.0199075937962541" calcext:value-type="float">
            <text:p>0.0199075938</text:p>
          </table:table-cell>
          <table:table-cell table:formula="of:=[.T3]/[.T33]" office:value-type="float" office:value="0.0223575147700754" calcext:value-type="float">
            <text:p>0.0223575148</text:p>
          </table:table-cell>
          <table:table-cell table:formula="of:=[.U3]/[.U33]" office:value-type="float" office:value="0.00711601573392954" calcext:value-type="float">
            <text:p>0.0071160157</text:p>
          </table:table-cell>
          <table:table-cell table:formula="of:=[.V3]/[.V33]" office:value-type="float" office:value="0.0163384097858411" calcext:value-type="float">
            <text:p>0.0163384098</text:p>
          </table:table-cell>
          <table:table-cell table:formula="of:=[.W3]/[.W33]" office:value-type="float" office:value="0.0140961099008946" calcext:value-type="float">
            <text:p>0.0140961099</text:p>
          </table:table-cell>
          <table:table-cell table:formula="of:=[.X3]/[.X33]" office:value-type="float" office:value="0.00917258446056845" calcext:value-type="float">
            <text:p>0.0091725845</text:p>
          </table:table-cell>
          <table:table-cell table:formula="of:=[.Y3]/[.Y33]" office:value-type="float" office:value="0.0187772759403254" calcext:value-type="float">
            <text:p>0.0187772759</text:p>
          </table:table-cell>
          <table:table-cell table:formula="of:=[.Z3]/[.Z33]" office:value-type="float" office:value="0.00732216904026016" calcext:value-type="float">
            <text:p>0.007322169</text:p>
          </table:table-cell>
          <table:table-cell table:formula="of:=[.AA3]/[.AA33]" office:value-type="float" office:value="0.01235811674424" calcext:value-type="float">
            <text:p>0.0123581167</text:p>
          </table:table-cell>
          <table:table-cell table:formula="of:=[.AB3]/[.AB33]" office:value-type="float" office:value="0.00758964769324252" calcext:value-type="float">
            <text:p>0.0075896477</text:p>
          </table:table-cell>
          <table:table-cell table:formula="of:=[.AC3]/[.AC33]" office:value-type="float" office:value="0.0155261879902016" calcext:value-type="float">
            <text:p>0.015526188</text:p>
          </table:table-cell>
          <table:table-cell table:formula="of:=[.AD3]/[.AD33]" office:value-type="float" office:value="0.0108602129683254" calcext:value-type="float">
            <text:p>0.010860213</text:p>
          </table:table-cell>
          <table:table-cell table:formula="of:=[.AE3]/[.AE33]" office:value-type="float" office:value="0.0064634566571722" calcext:value-type="float">
            <text:p>0.0064634567</text:p>
          </table:table-cell>
          <table:table-cell table:formula="of:=[.AF3]/[.AF33]" office:value-type="float" office:value="0.00665691634563094" calcext:value-type="float">
            <text:p>0.0066569163</text:p>
          </table:table-cell>
          <table:table-cell table:formula="of:=[.AG3]/[.AG33]" office:value-type="float" office:value="0.00438714955345553" calcext:value-type="float">
            <text:p>0.004387149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B4]/[.B34]" office:value-type="float" office:value="0.140614887400567" calcext:value-type="float">
            <text:p>0.1406148874</text:p>
          </table:table-cell>
          <table:table-cell table:formula="of:=[.C4]/[.C34]" office:value-type="float" office:value="0.0712697236926182" calcext:value-type="float">
            <text:p>0.0712697237</text:p>
          </table:table-cell>
          <table:table-cell table:formula="of:=[.D4]/[.D34]" office:value-type="float" office:value="0.0721942853412014" calcext:value-type="float">
            <text:p>0.0721942853</text:p>
          </table:table-cell>
          <table:table-cell table:formula="of:=[.E4]/[.E34]" office:value-type="float" office:value="0.0993194920916343" calcext:value-type="float">
            <text:p>0.0993194921</text:p>
          </table:table-cell>
          <table:table-cell table:formula="of:=[.F4]/[.F34]" office:value-type="float" office:value="0.117072001336008" calcext:value-type="float">
            <text:p>0.1170720013</text:p>
          </table:table-cell>
          <table:table-cell table:formula="of:=[.G4]/[.G34]" office:value-type="float" office:value="0.045774098712835" calcext:value-type="float">
            <text:p>0.0457740987</text:p>
          </table:table-cell>
          <table:table-cell table:formula="of:=[.H4]/[.H34]" office:value-type="float" office:value="0.0529489168455865" calcext:value-type="float">
            <text:p>0.0529489168</text:p>
          </table:table-cell>
          <table:table-cell table:formula="of:=[.I4]/[.I34]" office:value-type="float" office:value="0.0393738228310418" calcext:value-type="float">
            <text:p>0.0393738228</text:p>
          </table:table-cell>
          <table:table-cell table:formula="of:=[.J4]/[.J34]" office:value-type="float" office:value="0.0263057603617321" calcext:value-type="float">
            <text:p>0.0263057604</text:p>
          </table:table-cell>
          <table:table-cell table:formula="of:=[.K4]/[.K34]" office:value-type="float" office:value="0.0241851344636724" calcext:value-type="float">
            <text:p>0.0241851345</text:p>
          </table:table-cell>
          <table:table-cell table:formula="of:=[.L4]/[.L34]" office:value-type="float" office:value="0.043260611008121" calcext:value-type="float">
            <text:p>0.043260611</text:p>
          </table:table-cell>
          <table:table-cell table:formula="of:=[.M4]/[.M34]" office:value-type="float" office:value="0.0111698560059716" calcext:value-type="float">
            <text:p>0.011169856</text:p>
          </table:table-cell>
          <table:table-cell table:formula="of:=[.N4]/[.N34]" office:value-type="float" office:value="0.0104936261969409" calcext:value-type="float">
            <text:p>0.0104936262</text:p>
          </table:table-cell>
          <table:table-cell table:formula="of:=[.O4]/[.O34]" office:value-type="float" office:value="0.0371609946374151" calcext:value-type="float">
            <text:p>0.0371609946</text:p>
          </table:table-cell>
          <table:table-cell table:formula="of:=[.P4]/[.P34]" office:value-type="float" office:value="0.0551960886799556" calcext:value-type="float">
            <text:p>0.0551960887</text:p>
          </table:table-cell>
          <table:table-cell table:formula="of:=[.Q4]/[.Q34]" office:value-type="float" office:value="0.0459393435943766" calcext:value-type="float">
            <text:p>0.0459393436</text:p>
          </table:table-cell>
          <table:table-cell table:formula="of:=[.R4]/[.R34]" office:value-type="float" office:value="0.0283616069523748" calcext:value-type="float">
            <text:p>0.028361607</text:p>
          </table:table-cell>
          <table:table-cell table:formula="of:=[.S4]/[.S34]" office:value-type="float" office:value="0.051049478104172" calcext:value-type="float">
            <text:p>0.0510494781</text:p>
          </table:table-cell>
          <table:table-cell table:formula="of:=[.T4]/[.T34]" office:value-type="float" office:value="0.0325379207357758" calcext:value-type="float">
            <text:p>0.0325379207</text:p>
          </table:table-cell>
          <table:table-cell table:formula="of:=[.U4]/[.U34]" office:value-type="float" office:value="0.0350633499855726" calcext:value-type="float">
            <text:p>0.03506335</text:p>
          </table:table-cell>
          <table:table-cell table:formula="of:=[.V4]/[.V34]" office:value-type="float" office:value="0.0443938754519742" calcext:value-type="float">
            <text:p>0.0443938755</text:p>
          </table:table-cell>
          <table:table-cell table:formula="of:=[.W4]/[.W34]" office:value-type="float" office:value="0.0389937752451061" calcext:value-type="float">
            <text:p>0.0389937752</text:p>
          </table:table-cell>
          <table:table-cell table:formula="of:=[.X4]/[.X34]" office:value-type="float" office:value="0.0113746701736632" calcext:value-type="float">
            <text:p>0.0113746702</text:p>
          </table:table-cell>
          <table:table-cell table:formula="of:=[.Y4]/[.Y34]" office:value-type="float" office:value="0.0246299939841307" calcext:value-type="float">
            <text:p>0.024629994</text:p>
          </table:table-cell>
          <table:table-cell table:formula="of:=[.Z4]/[.Z34]" office:value-type="float" office:value="0.0128541439360686" calcext:value-type="float">
            <text:p>0.0128541439</text:p>
          </table:table-cell>
          <table:table-cell table:formula="of:=[.AA4]/[.AA34]" office:value-type="float" office:value="0.0113297766229403" calcext:value-type="float">
            <text:p>0.0113297766</text:p>
          </table:table-cell>
          <table:table-cell table:formula="of:=[.AB4]/[.AB34]" office:value-type="float" office:value="0.012568351466509" calcext:value-type="float">
            <text:p>0.0125683515</text:p>
          </table:table-cell>
          <table:table-cell table:formula="of:=[.AC4]/[.AC34]" office:value-type="float" office:value="0.0147155565393705" calcext:value-type="float">
            <text:p>0.0147155565</text:p>
          </table:table-cell>
          <table:table-cell table:formula="of:=[.AD4]/[.AD34]" office:value-type="float" office:value="0.0105918647088503" calcext:value-type="float">
            <text:p>0.0105918647</text:p>
          </table:table-cell>
          <table:table-cell table:formula="of:=[.AE4]/[.AE34]" office:value-type="float" office:value="0.0242674731151458" calcext:value-type="float">
            <text:p>0.0242674731</text:p>
          </table:table-cell>
          <table:table-cell table:formula="of:=[.AF4]/[.AF34]" office:value-type="float" office:value="0.0235021245785835" calcext:value-type="float">
            <text:p>0.0235021246</text:p>
          </table:table-cell>
          <table:table-cell table:formula="of:=[.AG4]/[.AG34]" office:value-type="float" office:value="0.0136822710230963" calcext:value-type="float">
            <text:p>0.01368227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5]/[.B35]" office:value-type="float" office:value="0.168530109705991" calcext:value-type="float">
            <text:p>0.1685301097</text:p>
          </table:table-cell>
          <table:table-cell table:formula="of:=[.C5]/[.C35]" office:value-type="float" office:value="0.0853714471750677" calcext:value-type="float">
            <text:p>0.0853714472</text:p>
          </table:table-cell>
          <table:table-cell table:formula="of:=[.D5]/[.D35]" office:value-type="float" office:value="0.136643555717219" calcext:value-type="float">
            <text:p>0.1366435557</text:p>
          </table:table-cell>
          <table:table-cell table:formula="of:=[.E5]/[.E35]" office:value-type="float" office:value="0.143027033672221" calcext:value-type="float">
            <text:p>0.1430270337</text:p>
          </table:table-cell>
          <table:table-cell table:formula="of:=[.F5]/[.F35]" office:value-type="float" office:value="0.165584443855794" calcext:value-type="float">
            <text:p>0.1655844439</text:p>
          </table:table-cell>
          <table:table-cell table:formula="of:=[.G5]/[.G35]" office:value-type="float" office:value="0.131131858771966" calcext:value-type="float">
            <text:p>0.1311318588</text:p>
          </table:table-cell>
          <table:table-cell table:formula="of:=[.H5]/[.H35]" office:value-type="float" office:value="0.0924509280524541" calcext:value-type="float">
            <text:p>0.0924509281</text:p>
          </table:table-cell>
          <table:table-cell table:formula="of:=[.I5]/[.I35]" office:value-type="float" office:value="0.104576984127962" calcext:value-type="float">
            <text:p>0.1045769841</text:p>
          </table:table-cell>
          <table:table-cell table:formula="of:=[.J5]/[.J35]" office:value-type="float" office:value="0.117146710764509" calcext:value-type="float">
            <text:p>0.1171467108</text:p>
          </table:table-cell>
          <table:table-cell table:formula="of:=[.K5]/[.K35]" office:value-type="float" office:value="0.0920331294499956" calcext:value-type="float">
            <text:p>0.0920331294</text:p>
          </table:table-cell>
          <table:table-cell table:formula="of:=[.L5]/[.L35]" office:value-type="float" office:value="0.0496953641110218" calcext:value-type="float">
            <text:p>0.0496953641</text:p>
          </table:table-cell>
          <table:table-cell table:formula="of:=[.M5]/[.M35]" office:value-type="float" office:value="0.0753801718452983" calcext:value-type="float">
            <text:p>0.0753801718</text:p>
          </table:table-cell>
          <table:table-cell table:formula="of:=[.N5]/[.N35]" office:value-type="float" office:value="0.0874572696739565" calcext:value-type="float">
            <text:p>0.0874572697</text:p>
          </table:table-cell>
          <table:table-cell table:formula="of:=[.O5]/[.O35]" office:value-type="float" office:value="0.0246317568673648" calcext:value-type="float">
            <text:p>0.0246317569</text:p>
          </table:table-cell>
          <table:table-cell table:formula="of:=[.P5]/[.P35]" office:value-type="float" office:value="0.0335791415958253" calcext:value-type="float">
            <text:p>0.0335791416</text:p>
          </table:table-cell>
          <table:table-cell table:formula="of:=[.Q5]/[.Q35]" office:value-type="float" office:value="0.0587015644287482" calcext:value-type="float">
            <text:p>0.0587015644</text:p>
          </table:table-cell>
          <table:table-cell table:formula="of:=[.R5]/[.R35]" office:value-type="float" office:value="0.0469412968709137" calcext:value-type="float">
            <text:p>0.0469412969</text:p>
          </table:table-cell>
          <table:table-cell table:formula="of:=[.S5]/[.S35]" office:value-type="float" office:value="0.0232517451963843" calcext:value-type="float">
            <text:p>0.0232517452</text:p>
          </table:table-cell>
          <table:table-cell table:formula="of:=[.T5]/[.T35]" office:value-type="float" office:value="0.0319012513899065" calcext:value-type="float">
            <text:p>0.0319012514</text:p>
          </table:table-cell>
          <table:table-cell table:formula="of:=[.U5]/[.U35]" office:value-type="float" office:value="0.0465610704295923" calcext:value-type="float">
            <text:p>0.0465610704</text:p>
          </table:table-cell>
          <table:table-cell table:formula="of:=[.V5]/[.V35]" office:value-type="float" office:value="0.0387985056072093" calcext:value-type="float">
            <text:p>0.0387985056</text:p>
          </table:table-cell>
          <table:table-cell table:formula="of:=[.W5]/[.W35]" office:value-type="float" office:value="0.059367525376048" calcext:value-type="float">
            <text:p>0.0593675254</text:p>
          </table:table-cell>
          <table:table-cell table:formula="of:=[.X5]/[.X35]" office:value-type="float" office:value="0.0506130674592179" calcext:value-type="float">
            <text:p>0.0506130675</text:p>
          </table:table-cell>
          <table:table-cell table:formula="of:=[.Y5]/[.Y35]" office:value-type="float" office:value="0.0523595564648656" calcext:value-type="float">
            <text:p>0.0523595565</text:p>
          </table:table-cell>
          <table:table-cell table:formula="of:=[.Z5]/[.Z35]" office:value-type="float" office:value="0.0416022114660853" calcext:value-type="float">
            <text:p>0.0416022115</text:p>
          </table:table-cell>
          <table:table-cell table:formula="of:=[.AA5]/[.AA35]" office:value-type="float" office:value="0.0782960181787592" calcext:value-type="float">
            <text:p>0.0782960182</text:p>
          </table:table-cell>
          <table:table-cell table:formula="of:=[.AB5]/[.AB35]" office:value-type="float" office:value="0.0794240684828046" calcext:value-type="float">
            <text:p>0.0794240685</text:p>
          </table:table-cell>
          <table:table-cell table:formula="of:=[.AC5]/[.AC35]" office:value-type="float" office:value="0.0792623724585101" calcext:value-type="float">
            <text:p>0.0792623725</text:p>
          </table:table-cell>
          <table:table-cell table:formula="of:=[.AD5]/[.AD35]" office:value-type="float" office:value="0.0483296415824794" calcext:value-type="float">
            <text:p>0.0483296416</text:p>
          </table:table-cell>
          <table:table-cell table:formula="of:=[.AE5]/[.AE35]" office:value-type="float" office:value="0.0421123548240583" calcext:value-type="float">
            <text:p>0.0421123548</text:p>
          </table:table-cell>
          <table:table-cell table:formula="of:=[.AF5]/[.AF35]" office:value-type="float" office:value="0.026440834595702" calcext:value-type="float">
            <text:p>0.0264408346</text:p>
          </table:table-cell>
          <table:table-cell table:formula="of:=[.AG5]/[.AG35]" office:value-type="float" office:value="0.0370924914422677" calcext:value-type="float">
            <text:p>0.037092491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B6]/[.B36]" office:value-type="float" office:value="0.266242463653918" calcext:value-type="float">
            <text:p>0.2662424637</text:p>
          </table:table-cell>
          <table:table-cell table:formula="of:=[.C6]/[.C36]" office:value-type="float" office:value="0.155443037309958" calcext:value-type="float">
            <text:p>0.1554430373</text:p>
          </table:table-cell>
          <table:table-cell table:formula="of:=[.D6]/[.D36]" office:value-type="float" office:value="0.160964695560848" calcext:value-type="float">
            <text:p>0.1609646956</text:p>
          </table:table-cell>
          <table:table-cell table:formula="of:=[.E6]/[.E36]" office:value-type="float" office:value="0.188935611566504" calcext:value-type="float">
            <text:p>0.1889356116</text:p>
          </table:table-cell>
          <table:table-cell table:formula="of:=[.F6]/[.F36]" office:value-type="float" office:value="0.313476321816387" calcext:value-type="float">
            <text:p>0.3134763218</text:p>
          </table:table-cell>
          <table:table-cell table:formula="of:=[.G6]/[.G36]" office:value-type="float" office:value="0.259077790057892" calcext:value-type="float">
            <text:p>0.2590777901</text:p>
          </table:table-cell>
          <table:table-cell table:formula="of:=[.H6]/[.H36]" office:value-type="float" office:value="0.267068856694275" calcext:value-type="float">
            <text:p>0.2670688567</text:p>
          </table:table-cell>
          <table:table-cell table:formula="of:=[.I6]/[.I36]" office:value-type="float" office:value="0.0584551177356956" calcext:value-type="float">
            <text:p>0.0584551177</text:p>
          </table:table-cell>
          <table:table-cell table:formula="of:=[.J6]/[.J36]" office:value-type="float" office:value="0.219310232424206" calcext:value-type="float">
            <text:p>0.2193102324</text:p>
          </table:table-cell>
          <table:table-cell table:formula="of:=[.K6]/[.K36]" office:value-type="float" office:value="0.217562973734039" calcext:value-type="float">
            <text:p>0.2175629737</text:p>
          </table:table-cell>
          <table:table-cell table:formula="of:=[.L6]/[.L36]" office:value-type="float" office:value="0.0926876932295211" calcext:value-type="float">
            <text:p>0.0926876932</text:p>
          </table:table-cell>
          <table:table-cell table:formula="of:=[.M6]/[.M36]" office:value-type="float" office:value="0.193399607677109" calcext:value-type="float">
            <text:p>0.1933996077</text:p>
          </table:table-cell>
          <table:table-cell table:formula="of:=[.N6]/[.N36]" office:value-type="float" office:value="0.222733562598382" calcext:value-type="float">
            <text:p>0.2227335626</text:p>
          </table:table-cell>
          <table:table-cell table:formula="of:=[.O6]/[.O36]" office:value-type="float" office:value="0.129404404486832" calcext:value-type="float">
            <text:p>0.1294044045</text:p>
          </table:table-cell>
          <table:table-cell table:formula="of:=[.P6]/[.P36]" office:value-type="float" office:value="0.0908880643723174" calcext:value-type="float">
            <text:p>0.0908880644</text:p>
          </table:table-cell>
          <table:table-cell table:formula="of:=[.Q6]/[.Q36]" office:value-type="float" office:value="0.215324664724809" calcext:value-type="float">
            <text:p>0.2153246647</text:p>
          </table:table-cell>
          <table:table-cell table:formula="of:=[.R6]/[.R36]" office:value-type="float" office:value="0.117250407356802" calcext:value-type="float">
            <text:p>0.1172504074</text:p>
          </table:table-cell>
          <table:table-cell table:formula="of:=[.S6]/[.S36]" office:value-type="float" office:value="0.231496841461802" calcext:value-type="float">
            <text:p>0.2314968415</text:p>
          </table:table-cell>
          <table:table-cell table:formula="of:=[.T6]/[.T36]" office:value-type="float" office:value="0.101639919253925" calcext:value-type="float">
            <text:p>0.1016399193</text:p>
          </table:table-cell>
          <table:table-cell table:formula="of:=[.U6]/[.U36]" office:value-type="float" office:value="0.087517065029344" calcext:value-type="float">
            <text:p>0.087517065</text:p>
          </table:table-cell>
          <table:table-cell table:formula="of:=[.V6]/[.V36]" office:value-type="float" office:value="0.148480318794796" calcext:value-type="float">
            <text:p>0.1484803188</text:p>
          </table:table-cell>
          <table:table-cell table:formula="of:=[.W6]/[.W36]" office:value-type="float" office:value="0.0663418764864677" calcext:value-type="float">
            <text:p>0.0663418765</text:p>
          </table:table-cell>
          <table:table-cell table:formula="of:=[.X6]/[.X36]" office:value-type="float" office:value="0.101042955362297" calcext:value-type="float">
            <text:p>0.1010429554</text:p>
          </table:table-cell>
          <table:table-cell table:formula="of:=[.Y6]/[.Y36]" office:value-type="float" office:value="0.0500417569206922" calcext:value-type="float">
            <text:p>0.0500417569</text:p>
          </table:table-cell>
          <table:table-cell table:formula="of:=[.Z6]/[.Z36]" office:value-type="float" office:value="0.108862428915913" calcext:value-type="float">
            <text:p>0.1088624289</text:p>
          </table:table-cell>
          <table:table-cell table:formula="of:=[.AA6]/[.AA36]" office:value-type="float" office:value="0.154414270773547" calcext:value-type="float">
            <text:p>0.1544142708</text:p>
          </table:table-cell>
          <table:table-cell table:formula="of:=[.AB6]/[.AB36]" office:value-type="float" office:value="0.102139868903077" calcext:value-type="float">
            <text:p>0.1021398689</text:p>
          </table:table-cell>
          <table:table-cell table:formula="of:=[.AC6]/[.AC36]" office:value-type="float" office:value="0.0713663401196978" calcext:value-type="float">
            <text:p>0.0713663401</text:p>
          </table:table-cell>
          <table:table-cell table:formula="of:=[.AD6]/[.AD36]" office:value-type="float" office:value="0.16561575500277" calcext:value-type="float">
            <text:p>0.165615755</text:p>
          </table:table-cell>
          <table:table-cell table:formula="of:=[.AE6]/[.AE36]" office:value-type="float" office:value="0.0373191995183627" calcext:value-type="float">
            <text:p>0.0373191995</text:p>
          </table:table-cell>
          <table:table-cell table:formula="of:=[.AF6]/[.AF36]" office:value-type="float" office:value="0.058473673677384" calcext:value-type="float">
            <text:p>0.0584736737</text:p>
          </table:table-cell>
          <table:table-cell table:formula="of:=[.AG6]/[.AG36]" office:value-type="float" office:value="0.141291055909074" calcext:value-type="float">
            <text:p>0.141291055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B7]/[.B37]" office:value-type="float" office:value="0.288094019974296" calcext:value-type="float">
            <text:p>0.28809402</text:p>
          </table:table-cell>
          <table:table-cell table:formula="of:=[.C7]/[.C37]" office:value-type="float" office:value="0.15464639135885" calcext:value-type="float">
            <text:p>0.1546463914</text:p>
          </table:table-cell>
          <table:table-cell table:formula="of:=[.D7]/[.D37]" office:value-type="float" office:value="0.246738863611837" calcext:value-type="float">
            <text:p>0.2467388636</text:p>
          </table:table-cell>
          <table:table-cell table:formula="of:=[.E7]/[.E37]" office:value-type="float" office:value="0.303684458261349" calcext:value-type="float">
            <text:p>0.3036844583</text:p>
          </table:table-cell>
          <table:table-cell table:formula="of:=[.F7]/[.F37]" office:value-type="float" office:value="0.378158382657906" calcext:value-type="float">
            <text:p>0.3781583827</text:p>
          </table:table-cell>
          <table:table-cell table:formula="of:=[.G7]/[.G37]" office:value-type="float" office:value="0.306725834036271" calcext:value-type="float">
            <text:p>0.306725834</text:p>
          </table:table-cell>
          <table:table-cell table:formula="of:=[.H7]/[.H37]" office:value-type="float" office:value="0.186621712457121" calcext:value-type="float">
            <text:p>0.1866217125</text:p>
          </table:table-cell>
          <table:table-cell table:formula="of:=[.I7]/[.I37]" office:value-type="float" office:value="0.103513147252202" calcext:value-type="float">
            <text:p>0.1035131473</text:p>
          </table:table-cell>
          <table:table-cell table:formula="of:=[.J7]/[.J37]" office:value-type="float" office:value="0.358185387592485" calcext:value-type="float">
            <text:p>0.3581853876</text:p>
          </table:table-cell>
          <table:table-cell table:formula="of:=[.K7]/[.K37]" office:value-type="float" office:value="0.356928388028374" calcext:value-type="float">
            <text:p>0.356928388</text:p>
          </table:table-cell>
          <table:table-cell table:formula="of:=[.L7]/[.L37]" office:value-type="float" office:value="0.304139867657178" calcext:value-type="float">
            <text:p>0.3041398677</text:p>
          </table:table-cell>
          <table:table-cell table:formula="of:=[.M7]/[.M37]" office:value-type="float" office:value="0.318079071760709" calcext:value-type="float">
            <text:p>0.3180790718</text:p>
          </table:table-cell>
          <table:table-cell table:formula="of:=[.N7]/[.N37]" office:value-type="float" office:value="0.201150481993103" calcext:value-type="float">
            <text:p>0.201150482</text:p>
          </table:table-cell>
          <table:table-cell table:formula="of:=[.O7]/[.O37]" office:value-type="float" office:value="0.159645461782142" calcext:value-type="float">
            <text:p>0.1596454618</text:p>
          </table:table-cell>
          <table:table-cell table:formula="of:=[.P7]/[.P37]" office:value-type="float" office:value="0.200047775167387" calcext:value-type="float">
            <text:p>0.2000477752</text:p>
          </table:table-cell>
          <table:table-cell table:formula="of:=[.Q7]/[.Q37]" office:value-type="float" office:value="0.205413877495657" calcext:value-type="float">
            <text:p>0.2054138775</text:p>
          </table:table-cell>
          <table:table-cell table:formula="of:=[.R7]/[.R37]" office:value-type="float" office:value="0.234611573985688" calcext:value-type="float">
            <text:p>0.234611574</text:p>
          </table:table-cell>
          <table:table-cell table:formula="of:=[.S7]/[.S37]" office:value-type="float" office:value="0.167365692843711" calcext:value-type="float">
            <text:p>0.1673656928</text:p>
          </table:table-cell>
          <table:table-cell table:formula="of:=[.T7]/[.T37]" office:value-type="float" office:value="0.345570871754847" calcext:value-type="float">
            <text:p>0.3455708718</text:p>
          </table:table-cell>
          <table:table-cell table:formula="of:=[.U7]/[.U37]" office:value-type="float" office:value="0.203874093808204" calcext:value-type="float">
            <text:p>0.2038740938</text:p>
          </table:table-cell>
          <table:table-cell table:formula="of:=[.V7]/[.V37]" office:value-type="float" office:value="0.272233387410156" calcext:value-type="float">
            <text:p>0.2722333874</text:p>
          </table:table-cell>
          <table:table-cell table:formula="of:=[.W7]/[.W37]" office:value-type="float" office:value="0.108127708215244" calcext:value-type="float">
            <text:p>0.1081277082</text:p>
          </table:table-cell>
          <table:table-cell table:formula="of:=[.X7]/[.X37]" office:value-type="float" office:value="0.12074741430621" calcext:value-type="float">
            <text:p>0.1207474143</text:p>
          </table:table-cell>
          <table:table-cell table:formula="of:=[.Y7]/[.Y37]" office:value-type="float" office:value="0.294600045241607" calcext:value-type="float">
            <text:p>0.2946000452</text:p>
          </table:table-cell>
          <table:table-cell table:formula="of:=[.Z7]/[.Z37]" office:value-type="float" office:value="0.19294738552348" calcext:value-type="float">
            <text:p>0.1929473855</text:p>
          </table:table-cell>
          <table:table-cell table:formula="of:=[.AA7]/[.AA37]" office:value-type="float" office:value="0.162594878465143" calcext:value-type="float">
            <text:p>0.1625948785</text:p>
          </table:table-cell>
          <table:table-cell table:formula="of:=[.AB7]/[.AB37]" office:value-type="float" office:value="0.121667010355475" calcext:value-type="float">
            <text:p>0.1216670104</text:p>
          </table:table-cell>
          <table:table-cell table:formula="of:=[.AC7]/[.AC37]" office:value-type="float" office:value="0.168527996898033" calcext:value-type="float">
            <text:p>0.1685279969</text:p>
          </table:table-cell>
          <table:table-cell table:formula="of:=[.AD7]/[.AD37]" office:value-type="float" office:value="0.123578719670762" calcext:value-type="float">
            <text:p>0.1235787197</text:p>
          </table:table-cell>
          <table:table-cell table:formula="of:=[.AE7]/[.AE37]" office:value-type="float" office:value="0.187347669419099" calcext:value-type="float">
            <text:p>0.1873476694</text:p>
          </table:table-cell>
          <table:table-cell table:formula="of:=[.AF7]/[.AF37]" office:value-type="float" office:value="0.190385683853549" calcext:value-type="float">
            <text:p>0.1903856839</text:p>
          </table:table-cell>
          <table:table-cell table:formula="of:=[.AG7]/[.AG37]" office:value-type="float" office:value="0.10468074051929" calcext:value-type="float">
            <text:p>0.104680740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B8]/[.B38]" office:value-type="float" office:value="0.426826001042975" calcext:value-type="float">
            <text:p>0.426826001</text:p>
          </table:table-cell>
          <table:table-cell table:formula="of:=[.C8]/[.C38]" office:value-type="float" office:value="0.230552135197388" calcext:value-type="float">
            <text:p>0.2305521352</text:p>
          </table:table-cell>
          <table:table-cell table:formula="of:=[.D8]/[.D38]" office:value-type="float" office:value="0.433880574398751" calcext:value-type="float">
            <text:p>0.4338805744</text:p>
          </table:table-cell>
          <table:table-cell table:formula="of:=[.E8]/[.E38]" office:value-type="float" office:value="0.213366727552465" calcext:value-type="float">
            <text:p>0.2133667276</text:p>
          </table:table-cell>
          <table:table-cell table:formula="of:=[.F8]/[.F38]" office:value-type="float" office:value="0.490076849091518" calcext:value-type="float">
            <text:p>0.4900768491</text:p>
          </table:table-cell>
          <table:table-cell table:formula="of:=[.G8]/[.G38]" office:value-type="float" office:value="0.419427782583276" calcext:value-type="float">
            <text:p>0.4194277826</text:p>
          </table:table-cell>
          <table:table-cell table:formula="of:=[.H8]/[.H38]" office:value-type="float" office:value="0.484602114850869" calcext:value-type="float">
            <text:p>0.4846021149</text:p>
          </table:table-cell>
          <table:table-cell table:formula="of:=[.I8]/[.I38]" office:value-type="float" office:value="0.220211158948592" calcext:value-type="float">
            <text:p>0.2202111589</text:p>
          </table:table-cell>
          <table:table-cell table:formula="of:=[.J8]/[.J38]" office:value-type="float" office:value="0.42779881620628" calcext:value-type="float">
            <text:p>0.4277988162</text:p>
          </table:table-cell>
          <table:table-cell table:formula="of:=[.K8]/[.K38]" office:value-type="float" office:value="0.4255498947441" calcext:value-type="float">
            <text:p>0.4255498947</text:p>
          </table:table-cell>
          <table:table-cell table:formula="of:=[.L8]/[.L38]" office:value-type="float" office:value="0.605446068189549" calcext:value-type="float">
            <text:p>0.6054460682</text:p>
          </table:table-cell>
          <table:table-cell table:formula="of:=[.M8]/[.M38]" office:value-type="float" office:value="0.629669077085056" calcext:value-type="float">
            <text:p>0.6296690771</text:p>
          </table:table-cell>
          <table:table-cell table:formula="of:=[.N8]/[.N38]" office:value-type="float" office:value="0.725117381533036" calcext:value-type="float">
            <text:p>0.7251173815</text:p>
          </table:table-cell>
          <table:table-cell table:formula="of:=[.O8]/[.O38]" office:value-type="float" office:value="0.418769993546264" calcext:value-type="float">
            <text:p>0.4187699935</text:p>
          </table:table-cell>
          <table:table-cell table:formula="of:=[.P8]/[.P38]" office:value-type="float" office:value="0.364354580592942" calcext:value-type="float">
            <text:p>0.3643545806</text:p>
          </table:table-cell>
          <table:table-cell table:formula="of:=[.Q8]/[.Q38]" office:value-type="float" office:value="0.343901079068893" calcext:value-type="float">
            <text:p>0.3439010791</text:p>
          </table:table-cell>
          <table:table-cell table:formula="of:=[.R8]/[.R38]" office:value-type="float" office:value="0.231632812886282" calcext:value-type="float">
            <text:p>0.2316328129</text:p>
          </table:table-cell>
          <table:table-cell table:formula="of:=[.S8]/[.S38]" office:value-type="float" office:value="0.597112262759316" calcext:value-type="float">
            <text:p>0.5971122628</text:p>
          </table:table-cell>
          <table:table-cell table:formula="of:=[.T8]/[.T38]" office:value-type="float" office:value="0.277337799280303" calcext:value-type="float">
            <text:p>0.2773377993</text:p>
          </table:table-cell>
          <table:table-cell table:formula="of:=[.U8]/[.U38]" office:value-type="float" office:value="0.31783423466982" calcext:value-type="float">
            <text:p>0.3178342347</text:p>
          </table:table-cell>
          <table:table-cell table:formula="of:=[.V8]/[.V38]" office:value-type="float" office:value="0.363525572386114" calcext:value-type="float">
            <text:p>0.3635255724</text:p>
          </table:table-cell>
          <table:table-cell table:formula="of:=[.W8]/[.W38]" office:value-type="float" office:value="0.218882765045214" calcext:value-type="float">
            <text:p>0.218882765</text:p>
          </table:table-cell>
          <table:table-cell table:formula="of:=[.X8]/[.X38]" office:value-type="float" office:value="0.520294738382019" calcext:value-type="float">
            <text:p>0.5202947384</text:p>
          </table:table-cell>
          <table:table-cell table:formula="of:=[.Y8]/[.Y38]" office:value-type="float" office:value="0.285712326117595" calcext:value-type="float">
            <text:p>0.2857123261</text:p>
          </table:table-cell>
          <table:table-cell table:formula="of:=[.Z8]/[.Z38]" office:value-type="float" office:value="0.512946845484665" calcext:value-type="float">
            <text:p>0.5129468455</text:p>
          </table:table-cell>
          <table:table-cell table:formula="of:=[.AA8]/[.AA38]" office:value-type="float" office:value="0.336109417250587" calcext:value-type="float">
            <text:p>0.3361094173</text:p>
          </table:table-cell>
          <table:table-cell table:formula="of:=[.AB8]/[.AB38]" office:value-type="float" office:value="0.238954104162562" calcext:value-type="float">
            <text:p>0.2389541042</text:p>
          </table:table-cell>
          <table:table-cell table:formula="of:=[.AC8]/[.AC38]" office:value-type="float" office:value="0.444918770458777" calcext:value-type="float">
            <text:p>0.4449187705</text:p>
          </table:table-cell>
          <table:table-cell table:formula="of:=[.AD8]/[.AD38]" office:value-type="float" office:value="0.215803508405782" calcext:value-type="float">
            <text:p>0.2158035084</text:p>
          </table:table-cell>
          <table:table-cell table:formula="of:=[.AE8]/[.AE38]" office:value-type="float" office:value="0.611257639054399" calcext:value-type="float">
            <text:p>0.6112576391</text:p>
          </table:table-cell>
          <table:table-cell table:formula="of:=[.AF8]/[.AF38]" office:value-type="float" office:value="0.16117502184619" calcext:value-type="float">
            <text:p>0.1611750218</text:p>
          </table:table-cell>
          <table:table-cell table:formula="of:=[.AG8]/[.AG38]" office:value-type="float" office:value="0.343759116394715" calcext:value-type="float">
            <text:p>0.3437591164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9]/[.B39]" office:value-type="float" office:value="0.439862836642073" calcext:value-type="float">
            <text:p>0.4398628366</text:p>
          </table:table-cell>
          <table:table-cell table:formula="of:=[.C9]/[.C39]" office:value-type="float" office:value="0.259346329115027" calcext:value-type="float">
            <text:p>0.2593463291</text:p>
          </table:table-cell>
          <table:table-cell table:formula="of:=[.D9]/[.D39]" office:value-type="float" office:value="0.463692389260282" calcext:value-type="float">
            <text:p>0.4636923893</text:p>
          </table:table-cell>
          <table:table-cell table:formula="of:=[.E9]/[.E39]" office:value-type="float" office:value="0.385994739894653" calcext:value-type="float">
            <text:p>0.3859947399</text:p>
          </table:table-cell>
          <table:table-cell table:formula="of:=[.F9]/[.F39]" office:value-type="float" office:value="0.576836972607422" calcext:value-type="float">
            <text:p>0.5768369726</text:p>
          </table:table-cell>
          <table:table-cell table:formula="of:=[.G9]/[.G39]" office:value-type="float" office:value="0.61538108752816" calcext:value-type="float">
            <text:p>0.6153810875</text:p>
          </table:table-cell>
          <table:table-cell table:formula="of:=[.H9]/[.H39]" office:value-type="float" office:value="0.62137162802938" calcext:value-type="float">
            <text:p>0.621371628</text:p>
          </table:table-cell>
          <table:table-cell table:formula="of:=[.I9]/[.I39]" office:value-type="float" office:value="0.745656196852978" calcext:value-type="float">
            <text:p>0.7456561969</text:p>
          </table:table-cell>
          <table:table-cell table:formula="of:=[.J9]/[.J39]" office:value-type="float" office:value="0.647968480839705" calcext:value-type="float">
            <text:p>0.6479684808</text:p>
          </table:table-cell>
          <table:table-cell table:formula="of:=[.K9]/[.K39]" office:value-type="float" office:value="0.264543553594849" calcext:value-type="float">
            <text:p>0.2645435536</text:p>
          </table:table-cell>
          <table:table-cell table:formula="of:=[.L9]/[.L39]" office:value-type="float" office:value="0.389930469254653" calcext:value-type="float">
            <text:p>0.3899304693</text:p>
          </table:table-cell>
          <table:table-cell table:formula="of:=[.M9]/[.M39]" office:value-type="float" office:value="0.470179510061589" calcext:value-type="float">
            <text:p>0.4701795101</text:p>
          </table:table-cell>
          <table:table-cell table:formula="of:=[.N9]/[.N39]" office:value-type="float" office:value="0.714839650414245" calcext:value-type="float">
            <text:p>0.7148396504</text:p>
          </table:table-cell>
          <table:table-cell table:formula="of:=[.O9]/[.O39]" office:value-type="float" office:value="0.284816280476955" calcext:value-type="float">
            <text:p>0.2848162805</text:p>
          </table:table-cell>
          <table:table-cell table:formula="of:=[.P9]/[.P39]" office:value-type="float" office:value="0.547528014933864" calcext:value-type="float">
            <text:p>0.5475280149</text:p>
          </table:table-cell>
          <table:table-cell table:formula="of:=[.Q9]/[.Q39]" office:value-type="float" office:value="0.31503609255956" calcext:value-type="float">
            <text:p>0.3150360926</text:p>
          </table:table-cell>
          <table:table-cell table:formula="of:=[.R9]/[.R39]" office:value-type="float" office:value="0.301146384208199" calcext:value-type="float">
            <text:p>0.3011463842</text:p>
          </table:table-cell>
          <table:table-cell table:formula="of:=[.S9]/[.S39]" office:value-type="float" office:value="0.454644323780365" calcext:value-type="float">
            <text:p>0.4546443238</text:p>
          </table:table-cell>
          <table:table-cell table:formula="of:=[.T9]/[.T39]" office:value-type="float" office:value="0.440654829757654" calcext:value-type="float">
            <text:p>0.4406548298</text:p>
          </table:table-cell>
          <table:table-cell table:formula="of:=[.U9]/[.U39]" office:value-type="float" office:value="0.350734450014601" calcext:value-type="float">
            <text:p>0.35073445</text:p>
          </table:table-cell>
          <table:table-cell table:formula="of:=[.V9]/[.V39]" office:value-type="float" office:value="0.457536953094603" calcext:value-type="float">
            <text:p>0.4575369531</text:p>
          </table:table-cell>
          <table:table-cell table:formula="of:=[.W9]/[.W39]" office:value-type="float" office:value="0.301202156311201" calcext:value-type="float">
            <text:p>0.3012021563</text:p>
          </table:table-cell>
          <table:table-cell table:formula="of:=[.X9]/[.X39]" office:value-type="float" office:value="0.317993705024154" calcext:value-type="float">
            <text:p>0.317993705</text:p>
          </table:table-cell>
          <table:table-cell table:formula="of:=[.Y9]/[.Y39]" office:value-type="float" office:value="0.395592018199224" calcext:value-type="float">
            <text:p>0.3955920182</text:p>
          </table:table-cell>
          <table:table-cell table:formula="of:=[.Z9]/[.Z39]" office:value-type="float" office:value="0.387126274522171" calcext:value-type="float">
            <text:p>0.3871262745</text:p>
          </table:table-cell>
          <table:table-cell table:formula="of:=[.AA9]/[.AA39]" office:value-type="float" office:value="0.319147652470477" calcext:value-type="float">
            <text:p>0.3191476525</text:p>
          </table:table-cell>
          <table:table-cell table:formula="of:=[.AB9]/[.AB39]" office:value-type="float" office:value="0.463577112624527" calcext:value-type="float">
            <text:p>0.4635771126</text:p>
          </table:table-cell>
          <table:table-cell table:formula="of:=[.AC9]/[.AC39]" office:value-type="float" office:value="0.69994560277937" calcext:value-type="float">
            <text:p>0.6999456028</text:p>
          </table:table-cell>
          <table:table-cell table:formula="of:=[.AD9]/[.AD39]" office:value-type="float" office:value="0.760463861487719" calcext:value-type="float">
            <text:p>0.7604638615</text:p>
          </table:table-cell>
          <table:table-cell table:formula="of:=[.AE9]/[.AE39]" office:value-type="float" office:value="0.590923011510882" calcext:value-type="float">
            <text:p>0.5909230115</text:p>
          </table:table-cell>
          <table:table-cell table:formula="of:=[.AF9]/[.AF39]" office:value-type="float" office:value="0.678881748411197" calcext:value-type="float">
            <text:p>0.6788817484</text:p>
          </table:table-cell>
          <table:table-cell table:formula="of:=[.AG9]/[.AG39]" office:value-type="float" office:value="0.308910871021775" calcext:value-type="float">
            <text:p>0.30891087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B10]/[.B40]" office:value-type="float" office:value="0.57462745897774" calcext:value-type="float">
            <text:p>0.574627459</text:p>
          </table:table-cell>
          <table:table-cell table:formula="of:=[.C10]/[.C40]" office:value-type="float" office:value="0.334403144079432" calcext:value-type="float">
            <text:p>0.3344031441</text:p>
          </table:table-cell>
          <table:table-cell table:formula="of:=[.D10]/[.D40]" office:value-type="float" office:value="0.601996514227117" calcext:value-type="float">
            <text:p>0.6019965142</text:p>
          </table:table-cell>
          <table:table-cell table:formula="of:=[.E10]/[.E40]" office:value-type="float" office:value="0.651918915169608" calcext:value-type="float">
            <text:p>0.6519189152</text:p>
          </table:table-cell>
          <table:table-cell table:formula="of:=[.F10]/[.F40]" office:value-type="float" office:value="0.480343424667568" calcext:value-type="float">
            <text:p>0.4803434247</text:p>
          </table:table-cell>
          <table:table-cell table:formula="of:=[.G10]/[.G40]" office:value-type="float" office:value="0.941570506320465" calcext:value-type="float">
            <text:p>0.9415705063</text:p>
          </table:table-cell>
          <table:table-cell table:formula="of:=[.H10]/[.H40]" office:value-type="float" office:value="0.99889233604018" calcext:value-type="float">
            <text:p>0.998892336</text:p>
          </table:table-cell>
          <table:table-cell table:formula="of:=[.I10]/[.I40]" office:value-type="float" office:value="0.663045435381654" calcext:value-type="float">
            <text:p>0.6630454354</text:p>
          </table:table-cell>
          <table:table-cell table:formula="of:=[.J10]/[.J40]" office:value-type="float" office:value="0.97269672311469" calcext:value-type="float">
            <text:p>0.9726967231</text:p>
          </table:table-cell>
          <table:table-cell table:formula="of:=[.K10]/[.K40]" office:value-type="float" office:value="0.688856318983616" calcext:value-type="float">
            <text:p>0.688856319</text:p>
          </table:table-cell>
          <table:table-cell table:formula="of:=[.L10]/[.L40]" office:value-type="float" office:value="0.791783911346053" calcext:value-type="float">
            <text:p>0.7917839113</text:p>
          </table:table-cell>
          <table:table-cell table:formula="of:=[.M10]/[.M40]" office:value-type="float" office:value="0.603180071059466" calcext:value-type="float">
            <text:p>0.6031800711</text:p>
          </table:table-cell>
          <table:table-cell table:formula="of:=[.N10]/[.N40]" office:value-type="float" office:value="0.701934651002059" calcext:value-type="float">
            <text:p>0.701934651</text:p>
          </table:table-cell>
          <table:table-cell table:formula="of:=[.O10]/[.O40]" office:value-type="float" office:value="0.709779861262674" calcext:value-type="float">
            <text:p>0.7097798613</text:p>
          </table:table-cell>
          <table:table-cell table:formula="of:=[.P10]/[.P40]" office:value-type="float" office:value="0.820498656287794" calcext:value-type="float">
            <text:p>0.8204986563</text:p>
          </table:table-cell>
          <table:table-cell table:formula="of:=[.Q10]/[.Q40]" office:value-type="float" office:value="1.34051622964326" calcext:value-type="float">
            <text:p>1.3405162296</text:p>
          </table:table-cell>
          <table:table-cell table:formula="of:=[.R10]/[.R40]" office:value-type="float" office:value="1.04235558366185" calcext:value-type="float">
            <text:p>1.0423555837</text:p>
          </table:table-cell>
          <table:table-cell table:formula="of:=[.S10]/[.S40]" office:value-type="float" office:value="0.886934883730262" calcext:value-type="float">
            <text:p>0.8869348837</text:p>
          </table:table-cell>
          <table:table-cell table:formula="of:=[.T10]/[.T40]" office:value-type="float" office:value="0.416621532639029" calcext:value-type="float">
            <text:p>0.4166215326</text:p>
          </table:table-cell>
          <table:table-cell table:formula="of:=[.U10]/[.U40]" office:value-type="float" office:value="0.903347168525689" calcext:value-type="float">
            <text:p>0.9033471685</text:p>
          </table:table-cell>
          <table:table-cell table:formula="of:=[.V10]/[.V40]" office:value-type="float" office:value="0.561459442364677" calcext:value-type="float">
            <text:p>0.5614594424</text:p>
          </table:table-cell>
          <table:table-cell table:formula="of:=[.W10]/[.W40]" office:value-type="float" office:value="0.547181410615627" calcext:value-type="float">
            <text:p>0.5471814106</text:p>
          </table:table-cell>
          <table:table-cell table:formula="of:=[.X10]/[.X40]" office:value-type="float" office:value="0.506198050934699" calcext:value-type="float">
            <text:p>0.5061980509</text:p>
          </table:table-cell>
          <table:table-cell table:formula="of:=[.Y10]/[.Y40]" office:value-type="float" office:value="0.695302964894312" calcext:value-type="float">
            <text:p>0.6953029649</text:p>
          </table:table-cell>
          <table:table-cell table:formula="of:=[.Z10]/[.Z40]" office:value-type="float" office:value="1.2544849935135" calcext:value-type="float">
            <text:p>1.2544849935</text:p>
          </table:table-cell>
          <table:table-cell table:formula="of:=[.AA10]/[.AA40]" office:value-type="float" office:value="1.26002747845179" calcext:value-type="float">
            <text:p>1.2600274785</text:p>
          </table:table-cell>
          <table:table-cell table:formula="of:=[.AB10]/[.AB40]" office:value-type="float" office:value="0.733266656632464" calcext:value-type="float">
            <text:p>0.7332666566</text:p>
          </table:table-cell>
          <table:table-cell table:formula="of:=[.AC10]/[.AC40]" office:value-type="float" office:value="1.28940725855693" calcext:value-type="float">
            <text:p>1.2894072586</text:p>
          </table:table-cell>
          <table:table-cell table:formula="of:=[.AD10]/[.AD40]" office:value-type="float" office:value="1.34498735746649" calcext:value-type="float">
            <text:p>1.3449873575</text:p>
          </table:table-cell>
          <table:table-cell table:formula="of:=[.AE10]/[.AE40]" office:value-type="float" office:value="1.18906134101835" calcext:value-type="float">
            <text:p>1.189061341</text:p>
          </table:table-cell>
          <table:table-cell table:formula="of:=[.AF10]/[.AF40]" office:value-type="float" office:value="1.23041201579409" calcext:value-type="float">
            <text:p>1.2304120158</text:p>
          </table:table-cell>
          <table:table-cell table:formula="of:=[.AG10]/[.AG40]" office:value-type="float" office:value="0.791915225875645" calcext:value-type="float">
            <text:p>0.791915225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1]/[.B41]" office:value-type="float" office:value="0.537740120721552" calcext:value-type="float">
            <text:p>0.5377401207</text:p>
          </table:table-cell>
          <table:table-cell table:formula="of:=[.C11]/[.C41]" office:value-type="float" office:value="0.309320601954835" calcext:value-type="float">
            <text:p>0.309320602</text:p>
          </table:table-cell>
          <table:table-cell table:formula="of:=[.D11]/[.D41]" office:value-type="float" office:value="0.60780489877888" calcext:value-type="float">
            <text:p>0.6078048988</text:p>
          </table:table-cell>
          <table:table-cell table:formula="of:=[.E11]/[.E41]" office:value-type="float" office:value="0.627625935987081" calcext:value-type="float">
            <text:p>0.627625936</text:p>
          </table:table-cell>
          <table:table-cell table:formula="of:=[.F11]/[.F41]" office:value-type="float" office:value="0.542184884723444" calcext:value-type="float">
            <text:p>0.5421848847</text:p>
          </table:table-cell>
          <table:table-cell table:formula="of:=[.G11]/[.G41]" office:value-type="float" office:value="0.559187960340863" calcext:value-type="float">
            <text:p>0.5591879603</text:p>
          </table:table-cell>
          <table:table-cell table:formula="of:=[.H11]/[.H41]" office:value-type="float" office:value="0.925611510362075" calcext:value-type="float">
            <text:p>0.9256115104</text:p>
          </table:table-cell>
          <table:table-cell table:formula="of:=[.I11]/[.I41]" office:value-type="float" office:value="0.452942584619918" calcext:value-type="float">
            <text:p>0.4529425846</text:p>
          </table:table-cell>
          <table:table-cell table:formula="of:=[.J11]/[.J41]" office:value-type="float" office:value="0.707438353600715" calcext:value-type="float">
            <text:p>0.7074383536</text:p>
          </table:table-cell>
          <table:table-cell table:formula="of:=[.K11]/[.K41]" office:value-type="float" office:value="0.592203070696585" calcext:value-type="float">
            <text:p>0.5922030707</text:p>
          </table:table-cell>
          <table:table-cell table:formula="of:=[.L11]/[.L41]" office:value-type="float" office:value="0.937320047495338" calcext:value-type="float">
            <text:p>0.9373200475</text:p>
          </table:table-cell>
          <table:table-cell table:formula="of:=[.M11]/[.M41]" office:value-type="float" office:value="1.24015384472403" calcext:value-type="float">
            <text:p>1.2401538447</text:p>
          </table:table-cell>
          <table:table-cell table:formula="of:=[.N11]/[.N41]" office:value-type="float" office:value="1.20740215935099" calcext:value-type="float">
            <text:p>1.2074021594</text:p>
          </table:table-cell>
          <table:table-cell table:formula="of:=[.O11]/[.O41]" office:value-type="float" office:value="0.860570263095182" calcext:value-type="float">
            <text:p>0.8605702631</text:p>
          </table:table-cell>
          <table:table-cell table:formula="of:=[.P11]/[.P41]" office:value-type="float" office:value="0.699679474705667" calcext:value-type="float">
            <text:p>0.6996794747</text:p>
          </table:table-cell>
          <table:table-cell table:formula="of:=[.Q11]/[.Q41]" office:value-type="float" office:value="0.943099570943956" calcext:value-type="float">
            <text:p>0.9430995709</text:p>
          </table:table-cell>
          <table:table-cell table:formula="of:=[.R11]/[.R41]" office:value-type="float" office:value="0.794394343976214" calcext:value-type="float">
            <text:p>0.794394344</text:p>
          </table:table-cell>
          <table:table-cell table:formula="of:=[.S11]/[.S41]" office:value-type="float" office:value="0.735362343488493" calcext:value-type="float">
            <text:p>0.7353623435</text:p>
          </table:table-cell>
          <table:table-cell table:formula="of:=[.T11]/[.T41]" office:value-type="float" office:value="1.00495791619533" calcext:value-type="float">
            <text:p>1.0049579162</text:p>
          </table:table-cell>
          <table:table-cell table:formula="of:=[.U11]/[.U41]" office:value-type="float" office:value="0.860516592951076" calcext:value-type="float">
            <text:p>0.860516593</text:p>
          </table:table-cell>
          <table:table-cell table:formula="of:=[.V11]/[.V41]" office:value-type="float" office:value="0.821897215916354" calcext:value-type="float">
            <text:p>0.8218972159</text:p>
          </table:table-cell>
          <table:table-cell table:formula="of:=[.W11]/[.W41]" office:value-type="float" office:value="0.891909559768189" calcext:value-type="float">
            <text:p>0.8919095598</text:p>
          </table:table-cell>
          <table:table-cell table:formula="of:=[.X11]/[.X41]" office:value-type="float" office:value="1.37808550393848" calcext:value-type="float">
            <text:p>1.3780855039</text:p>
          </table:table-cell>
          <table:table-cell table:formula="of:=[.Y11]/[.Y41]" office:value-type="float" office:value="0.96479811752799" calcext:value-type="float">
            <text:p>0.9647981175</text:p>
          </table:table-cell>
          <table:table-cell table:formula="of:=[.Z11]/[.Z41]" office:value-type="float" office:value="1.3397933062885" calcext:value-type="float">
            <text:p>1.3397933063</text:p>
          </table:table-cell>
          <table:table-cell table:formula="of:=[.AA11]/[.AA41]" office:value-type="float" office:value="0.760393476784521" calcext:value-type="float">
            <text:p>0.7603934768</text:p>
          </table:table-cell>
          <table:table-cell table:formula="of:=[.AB11]/[.AB41]" office:value-type="float" office:value="1.47144141288512" calcext:value-type="float">
            <text:p>1.4714414129</text:p>
          </table:table-cell>
          <table:table-cell table:formula="of:=[.AC11]/[.AC41]" office:value-type="float" office:value="1.35113079128635" calcext:value-type="float">
            <text:p>1.3511307913</text:p>
          </table:table-cell>
          <table:table-cell table:formula="of:=[.AD11]/[.AD41]" office:value-type="float" office:value="1.02761096809421" calcext:value-type="float">
            <text:p>1.0276109681</text:p>
          </table:table-cell>
          <table:table-cell table:formula="of:=[.AE11]/[.AE41]" office:value-type="float" office:value="1.04745612456791" calcext:value-type="float">
            <text:p>1.0474561246</text:p>
          </table:table-cell>
          <table:table-cell table:formula="of:=[.AF11]/[.AF41]" office:value-type="float" office:value="1.47466802429311" calcext:value-type="float">
            <text:p>1.4746680243</text:p>
          </table:table-cell>
          <table:table-cell table:formula="of:=[.AG11]/[.AG41]" office:value-type="float" office:value="1.5926082751941" calcext:value-type="float">
            <text:p>1.592608275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table:formula="of:=[.B12]/[.B42]" office:value-type="float" office:value="0.501982449314661" calcext:value-type="float">
            <text:p>0.5019824493</text:p>
          </table:table-cell>
          <table:table-cell table:formula="of:=[.C12]/[.C42]" office:value-type="float" office:value="0.283694808100714" calcext:value-type="float">
            <text:p>0.2836948081</text:p>
          </table:table-cell>
          <table:table-cell table:formula="of:=[.D12]/[.D42]" office:value-type="float" office:value="0.545962529981302" calcext:value-type="float">
            <text:p>0.54596253</text:p>
          </table:table-cell>
          <table:table-cell table:formula="of:=[.E12]/[.E42]" office:value-type="float" office:value="0.537668397068176" calcext:value-type="float">
            <text:p>0.5376683971</text:p>
          </table:table-cell>
          <table:table-cell table:formula="of:=[.F12]/[.F42]" office:value-type="float" office:value="0.751062804327213" calcext:value-type="float">
            <text:p>0.7510628043</text:p>
          </table:table-cell>
          <table:table-cell table:formula="of:=[.G12]/[.G42]" office:value-type="float" office:value="0.577286425656395" calcext:value-type="float">
            <text:p>0.5772864257</text:p>
          </table:table-cell>
          <table:table-cell table:formula="of:=[.H12]/[.H42]" office:value-type="float" office:value="0.901758784152044" calcext:value-type="float">
            <text:p>0.9017587842</text:p>
          </table:table-cell>
          <table:table-cell table:formula="of:=[.I12]/[.I42]" office:value-type="float" office:value="0.77769303266426" calcext:value-type="float">
            <text:p>0.7776930327</text:p>
          </table:table-cell>
          <table:table-cell table:formula="of:=[.J12]/[.J42]" office:value-type="float" office:value="0.820775649875853" calcext:value-type="float">
            <text:p>0.8207756499</text:p>
          </table:table-cell>
          <table:table-cell table:formula="of:=[.K12]/[.K42]" office:value-type="float" office:value="0.864926228901382" calcext:value-type="float">
            <text:p>0.8649262289</text:p>
          </table:table-cell>
          <table:table-cell table:formula="of:=[.L12]/[.L42]" office:value-type="float" office:value="0.660497893814876" calcext:value-type="float">
            <text:p>0.6604978938</text:p>
          </table:table-cell>
          <table:table-cell table:formula="of:=[.M12]/[.M42]" office:value-type="float" office:value="1.00779411056651" calcext:value-type="float">
            <text:p>1.0077941106</text:p>
          </table:table-cell>
          <table:table-cell table:formula="of:=[.N12]/[.N42]" office:value-type="float" office:value="0.746371985596026" calcext:value-type="float">
            <text:p>0.7463719856</text:p>
          </table:table-cell>
          <table:table-cell table:formula="of:=[.O12]/[.O42]" office:value-type="float" office:value="1.027079830325" calcext:value-type="float">
            <text:p>1.0270798303</text:p>
          </table:table-cell>
          <table:table-cell table:formula="of:=[.P12]/[.P42]" office:value-type="float" office:value="0.801970648111263" calcext:value-type="float">
            <text:p>0.8019706481</text:p>
          </table:table-cell>
          <table:table-cell table:formula="of:=[.Q12]/[.Q42]" office:value-type="float" office:value="0.631515737661803" calcext:value-type="float">
            <text:p>0.6315157377</text:p>
          </table:table-cell>
          <table:table-cell table:formula="of:=[.R12]/[.R42]" office:value-type="float" office:value="1.4216601627307" calcext:value-type="float">
            <text:p>1.4216601627</text:p>
          </table:table-cell>
          <table:table-cell table:formula="of:=[.S12]/[.S42]" office:value-type="float" office:value="1.36785933779222" calcext:value-type="float">
            <text:p>1.3678593378</text:p>
          </table:table-cell>
          <table:table-cell table:formula="of:=[.T12]/[.T42]" office:value-type="float" office:value="0.872817047161715" calcext:value-type="float">
            <text:p>0.8728170472</text:p>
          </table:table-cell>
          <table:table-cell table:formula="of:=[.U12]/[.U42]" office:value-type="float" office:value="1.05216680422902" calcext:value-type="float">
            <text:p>1.0521668042</text:p>
          </table:table-cell>
          <table:table-cell table:formula="of:=[.V12]/[.V42]" office:value-type="float" office:value="1.01132665020837" calcext:value-type="float">
            <text:p>1.0113266502</text:p>
          </table:table-cell>
          <table:table-cell table:formula="of:=[.W12]/[.W42]" office:value-type="float" office:value="1.00740302924513" calcext:value-type="float">
            <text:p>1.0074030292</text:p>
          </table:table-cell>
          <table:table-cell table:formula="of:=[.X12]/[.X42]" office:value-type="float" office:value="1.5262172028407" calcext:value-type="float">
            <text:p>1.5262172028</text:p>
          </table:table-cell>
          <table:table-cell table:formula="of:=[.Y12]/[.Y42]" office:value-type="float" office:value="1.1082056341341" calcext:value-type="float">
            <text:p>1.1082056341</text:p>
          </table:table-cell>
          <table:table-cell table:formula="of:=[.Z12]/[.Z42]" office:value-type="float" office:value="1.23639791987424" calcext:value-type="float">
            <text:p>1.2363979199</text:p>
          </table:table-cell>
          <table:table-cell table:formula="of:=[.AA12]/[.AA42]" office:value-type="float" office:value="1.21300249549382" calcext:value-type="float">
            <text:p>1.2130024955</text:p>
          </table:table-cell>
          <table:table-cell table:formula="of:=[.AB12]/[.AB42]" office:value-type="float" office:value="1.43296603469308" calcext:value-type="float">
            <text:p>1.4329660347</text:p>
          </table:table-cell>
          <table:table-cell table:formula="of:=[.AC12]/[.AC42]" office:value-type="float" office:value="1.11535181289689" calcext:value-type="float">
            <text:p>1.1153518129</text:p>
          </table:table-cell>
          <table:table-cell table:formula="of:=[.AD12]/[.AD42]" office:value-type="float" office:value="1.65419646943719" calcext:value-type="float">
            <text:p>1.6541964694</text:p>
          </table:table-cell>
          <table:table-cell table:formula="of:=[.AE12]/[.AE42]" office:value-type="float" office:value="1.51764403891818" calcext:value-type="float">
            <text:p>1.5176440389</text:p>
          </table:table-cell>
          <table:table-cell table:formula="of:=[.AF12]/[.AF42]" office:value-type="float" office:value="1.64782726930563" calcext:value-type="float">
            <text:p>1.6478272693</text:p>
          </table:table-cell>
          <table:table-cell table:formula="of:=[.AG12]/[.AG42]" office:value-type="float" office:value="1.16700215618907" calcext:value-type="float">
            <text:p>1.167002156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[.B13]/[.B43]" office:value-type="float" office:value="0.490354646824392" calcext:value-type="float">
            <text:p>0.4903546468</text:p>
          </table:table-cell>
          <table:table-cell table:formula="of:=[.C13]/[.C43]" office:value-type="float" office:value="0.268653996020171" calcext:value-type="float">
            <text:p>0.268653996</text:p>
          </table:table-cell>
          <table:table-cell table:formula="of:=[.D13]/[.D43]" office:value-type="float" office:value="0.469201283484852" calcext:value-type="float">
            <text:p>0.4692012835</text:p>
          </table:table-cell>
          <table:table-cell table:formula="of:=[.E13]/[.E43]" office:value-type="float" office:value="0.466233186969345" calcext:value-type="float">
            <text:p>0.466233187</text:p>
          </table:table-cell>
          <table:table-cell table:formula="of:=[.F13]/[.F43]" office:value-type="float" office:value="0.631281962618093" calcext:value-type="float">
            <text:p>0.6312819626</text:p>
          </table:table-cell>
          <table:table-cell table:formula="of:=[.G13]/[.G43]" office:value-type="float" office:value="0.723803466389776" calcext:value-type="float">
            <text:p>0.7238034664</text:p>
          </table:table-cell>
          <table:table-cell table:formula="of:=[.H13]/[.H43]" office:value-type="float" office:value="0.817470978675932" calcext:value-type="float">
            <text:p>0.8174709787</text:p>
          </table:table-cell>
          <table:table-cell table:formula="of:=[.I13]/[.I43]" office:value-type="float" office:value="0.875813612135954" calcext:value-type="float">
            <text:p>0.8758136121</text:p>
          </table:table-cell>
          <table:table-cell table:formula="of:=[.J13]/[.J43]" office:value-type="float" office:value="1.01941615072256" calcext:value-type="float">
            <text:p>1.0194161507</text:p>
          </table:table-cell>
          <table:table-cell table:formula="of:=[.K13]/[.K43]" office:value-type="float" office:value="0.909591617090543" calcext:value-type="float">
            <text:p>0.9095916171</text:p>
          </table:table-cell>
          <table:table-cell table:formula="of:=[.L13]/[.L43]" office:value-type="float" office:value="0.921009098741446" calcext:value-type="float">
            <text:p>0.9210090987</text:p>
          </table:table-cell>
          <table:table-cell table:formula="of:=[.M13]/[.M43]" office:value-type="float" office:value="1.03044637438974" calcext:value-type="float">
            <text:p>1.0304463744</text:p>
          </table:table-cell>
          <table:table-cell table:formula="of:=[.N13]/[.N43]" office:value-type="float" office:value="0.957571342788731" calcext:value-type="float">
            <text:p>0.9575713428</text:p>
          </table:table-cell>
          <table:table-cell table:formula="of:=[.O13]/[.O43]" office:value-type="float" office:value="1.28514942639498" calcext:value-type="float">
            <text:p>1.2851494264</text:p>
          </table:table-cell>
          <table:table-cell table:formula="of:=[.P13]/[.P43]" office:value-type="float" office:value="1.18736236445613" calcext:value-type="float">
            <text:p>1.1873623645</text:p>
          </table:table-cell>
          <table:table-cell table:formula="of:=[.Q13]/[.Q43]" office:value-type="float" office:value="1.26078165318288" calcext:value-type="float">
            <text:p>1.2607816532</text:p>
          </table:table-cell>
          <table:table-cell table:formula="of:=[.R13]/[.R43]" office:value-type="float" office:value="1.27927791269609" calcext:value-type="float">
            <text:p>1.2792779127</text:p>
          </table:table-cell>
          <table:table-cell table:formula="of:=[.S13]/[.S43]" office:value-type="float" office:value="1.08771040380461" calcext:value-type="float">
            <text:p>1.0877104038</text:p>
          </table:table-cell>
          <table:table-cell table:formula="of:=[.T13]/[.T43]" office:value-type="float" office:value="1.12172693845095" calcext:value-type="float">
            <text:p>1.1217269385</text:p>
          </table:table-cell>
          <table:table-cell table:formula="of:=[.U13]/[.U43]" office:value-type="float" office:value="1.50852356450464" calcext:value-type="float">
            <text:p>1.5085235645</text:p>
          </table:table-cell>
          <table:table-cell table:formula="of:=[.V13]/[.V43]" office:value-type="float" office:value="1.59566478088635" calcext:value-type="float">
            <text:p>1.5956647809</text:p>
          </table:table-cell>
          <table:table-cell table:formula="of:=[.W13]/[.W43]" office:value-type="float" office:value="1.67568081496744" calcext:value-type="float">
            <text:p>1.675680815</text:p>
          </table:table-cell>
          <table:table-cell table:formula="of:=[.X13]/[.X43]" office:value-type="float" office:value="1.74365556837464" calcext:value-type="float">
            <text:p>1.7436555684</text:p>
          </table:table-cell>
          <table:table-cell table:formula="of:=[.Y13]/[.Y43]" office:value-type="float" office:value="1.32780591909533" calcext:value-type="float">
            <text:p>1.3278059191</text:p>
          </table:table-cell>
          <table:table-cell table:formula="of:=[.Z13]/[.Z43]" office:value-type="float" office:value="1.28844906377933" calcext:value-type="float">
            <text:p>1.2884490638</text:p>
          </table:table-cell>
          <table:table-cell table:formula="of:=[.AA13]/[.AA43]" office:value-type="float" office:value="1.49148247784826" calcext:value-type="float">
            <text:p>1.4914824778</text:p>
          </table:table-cell>
          <table:table-cell table:formula="of:=[.AB13]/[.AB43]" office:value-type="float" office:value="1.66726252804417" calcext:value-type="float">
            <text:p>1.667262528</text:p>
          </table:table-cell>
          <table:table-cell table:formula="of:=[.AC13]/[.AC43]" office:value-type="float" office:value="1.63182427447959" calcext:value-type="float">
            <text:p>1.6318242745</text:p>
          </table:table-cell>
          <table:table-cell table:formula="of:=[.AD13]/[.AD43]" office:value-type="float" office:value="1.792579962409" calcext:value-type="float">
            <text:p>1.7925799624</text:p>
          </table:table-cell>
          <table:table-cell table:formula="of:=[.AE13]/[.AE43]" office:value-type="float" office:value="1.77808464234844" calcext:value-type="float">
            <text:p>1.7780846423</text:p>
          </table:table-cell>
          <table:table-cell table:formula="of:=[.AF13]/[.AF43]" office:value-type="float" office:value="1.69784817200314" calcext:value-type="float">
            <text:p>1.697848172</text:p>
          </table:table-cell>
          <table:table-cell table:formula="of:=[.AG13]/[.AG43]" office:value-type="float" office:value="1.48822891296389" calcext:value-type="float">
            <text:p>1.488228913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[.B14]/[.B44]" office:value-type="float" office:value="0.512995287522784" calcext:value-type="float">
            <text:p>0.5129952875</text:p>
          </table:table-cell>
          <table:table-cell table:formula="of:=[.C14]/[.C44]" office:value-type="float" office:value="0.261150746498153" calcext:value-type="float">
            <text:p>0.2611507465</text:p>
          </table:table-cell>
          <table:table-cell table:formula="of:=[.D14]/[.D44]" office:value-type="float" office:value="0.432551139289437" calcext:value-type="float">
            <text:p>0.4325511393</text:p>
          </table:table-cell>
          <table:table-cell table:formula="of:=[.E14]/[.E44]" office:value-type="float" office:value="0.489002972584899" calcext:value-type="float">
            <text:p>0.4890029726</text:p>
          </table:table-cell>
          <table:table-cell table:formula="of:=[.F14]/[.F44]" office:value-type="float" office:value="0.576949720196285" calcext:value-type="float">
            <text:p>0.5769497202</text:p>
          </table:table-cell>
          <table:table-cell table:formula="of:=[.G14]/[.G44]" office:value-type="float" office:value="0.62862132926187" calcext:value-type="float">
            <text:p>0.6286213293</text:p>
          </table:table-cell>
          <table:table-cell table:formula="of:=[.H14]/[.H44]" office:value-type="float" office:value="0.732557541399062" calcext:value-type="float">
            <text:p>0.7325575414</text:p>
          </table:table-cell>
          <table:table-cell table:formula="of:=[.I14]/[.I44]" office:value-type="float" office:value="0.802416315956007" calcext:value-type="float">
            <text:p>0.802416316</text:p>
          </table:table-cell>
          <table:table-cell table:formula="of:=[.J14]/[.J44]" office:value-type="float" office:value="0.880936984951243" calcext:value-type="float">
            <text:p>0.880936985</text:p>
          </table:table-cell>
          <table:table-cell table:formula="of:=[.K14]/[.K44]" office:value-type="float" office:value="0.994519882931345" calcext:value-type="float">
            <text:p>0.9945198829</text:p>
          </table:table-cell>
          <table:table-cell table:formula="of:=[.L14]/[.L44]" office:value-type="float" office:value="0.941069835620649" calcext:value-type="float">
            <text:p>0.9410698356</text:p>
          </table:table-cell>
          <table:table-cell table:formula="of:=[.M14]/[.M44]" office:value-type="float" office:value="1.10979113995742" calcext:value-type="float">
            <text:p>1.10979114</text:p>
          </table:table-cell>
          <table:table-cell table:formula="of:=[.N14]/[.N44]" office:value-type="float" office:value="1.0755506174387" calcext:value-type="float">
            <text:p>1.0755506174</text:p>
          </table:table-cell>
          <table:table-cell table:formula="of:=[.O14]/[.O44]" office:value-type="float" office:value="1.12722817744261" calcext:value-type="float">
            <text:p>1.1272281774</text:p>
          </table:table-cell>
          <table:table-cell table:formula="of:=[.P14]/[.P44]" office:value-type="float" office:value="1.21782428653254" calcext:value-type="float">
            <text:p>1.2178242865</text:p>
          </table:table-cell>
          <table:table-cell table:formula="of:=[.Q14]/[.Q44]" office:value-type="float" office:value="1.36569398435524" calcext:value-type="float">
            <text:p>1.3656939844</text:p>
          </table:table-cell>
          <table:table-cell table:formula="of:=[.R14]/[.R44]" office:value-type="float" office:value="1.30475147051365" calcext:value-type="float">
            <text:p>1.3047514705</text:p>
          </table:table-cell>
          <table:table-cell table:formula="of:=[.S14]/[.S44]" office:value-type="float" office:value="1.39419214197789" calcext:value-type="float">
            <text:p>1.394192142</text:p>
          </table:table-cell>
          <table:table-cell table:formula="of:=[.T14]/[.T44]" office:value-type="float" office:value="1.34413330167224" calcext:value-type="float">
            <text:p>1.3441333017</text:p>
          </table:table-cell>
          <table:table-cell table:formula="of:=[.U14]/[.U44]" office:value-type="float" office:value="1.52882717458711" calcext:value-type="float">
            <text:p>1.5288271746</text:p>
          </table:table-cell>
          <table:table-cell table:formula="of:=[.V14]/[.V44]" office:value-type="float" office:value="1.55003051374566" calcext:value-type="float">
            <text:p>1.5500305137</text:p>
          </table:table-cell>
          <table:table-cell table:formula="of:=[.W14]/[.W44]" office:value-type="float" office:value="1.5834841095692" calcext:value-type="float">
            <text:p>1.5834841096</text:p>
          </table:table-cell>
          <table:table-cell table:formula="of:=[.X14]/[.X44]" office:value-type="float" office:value="1.68460560897321" calcext:value-type="float">
            <text:p>1.684605609</text:p>
          </table:table-cell>
          <table:table-cell table:formula="of:=[.Y14]/[.Y44]" office:value-type="float" office:value="1.79484647016973" calcext:value-type="float">
            <text:p>1.7948464702</text:p>
          </table:table-cell>
          <table:table-cell table:formula="of:=[.Z14]/[.Z44]" office:value-type="float" office:value="1.86087864392415" calcext:value-type="float">
            <text:p>1.8608786439</text:p>
          </table:table-cell>
          <table:table-cell table:formula="of:=[.AA14]/[.AA44]" office:value-type="float" office:value="1.69977325798605" calcext:value-type="float">
            <text:p>1.699773258</text:p>
          </table:table-cell>
          <table:table-cell table:formula="of:=[.AB14]/[.AB44]" office:value-type="float" office:value="1.67961878581243" calcext:value-type="float">
            <text:p>1.6796187858</text:p>
          </table:table-cell>
          <table:table-cell table:formula="of:=[.AC14]/[.AC44]" office:value-type="float" office:value="1.94684762008619" calcext:value-type="float">
            <text:p>1.9468476201</text:p>
          </table:table-cell>
          <table:table-cell table:formula="of:=[.AD14]/[.AD44]" office:value-type="float" office:value="1.85001432319178" calcext:value-type="float">
            <text:p>1.8500143232</text:p>
          </table:table-cell>
          <table:table-cell table:formula="of:=[.AE14]/[.AE44]" office:value-type="float" office:value="2.15623044308131" calcext:value-type="float">
            <text:p>2.1562304431</text:p>
          </table:table-cell>
          <table:table-cell table:formula="of:=[.AF14]/[.AF44]" office:value-type="float" office:value="1.66402226064529" calcext:value-type="float">
            <text:p>1.6640222606</text:p>
          </table:table-cell>
          <table:table-cell table:formula="of:=[.AG14]/[.AG44]" office:value-type="float" office:value="1.9379903254889" calcext:value-type="float">
            <text:p>1.9379903255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]/[.B47]" office:value-type="float" office:value="0.0627293645389307" calcext:value-type="float">
            <text:p>0.0627293645</text:p>
          </table:table-cell>
          <table:table-cell table:formula="of:=[.C2]/[.C47]" office:value-type="float" office:value="0.0491015590904406" calcext:value-type="float">
            <text:p>0.0491015591</text:p>
          </table:table-cell>
          <table:table-cell table:formula="of:=[.D2]/[.D47]" office:value-type="float" office:value="0.0488399180158166" calcext:value-type="float">
            <text:p>0.048839918</text:p>
          </table:table-cell>
          <table:table-cell table:formula="of:=[.E2]/[.E47]" office:value-type="float" office:value="0.0477803983449572" calcext:value-type="float">
            <text:p>0.0477803983</text:p>
          </table:table-cell>
          <table:table-cell table:formula="of:=[.F2]/[.F47]" office:value-type="float" office:value="0.045844871502977" calcext:value-type="float">
            <text:p>0.0458448715</text:p>
          </table:table-cell>
          <table:table-cell table:formula="of:=[.G2]/[.G47]" office:value-type="float" office:value="0.0447521301559471" calcext:value-type="float">
            <text:p>0.0447521302</text:p>
          </table:table-cell>
          <table:table-cell table:formula="of:=[.H2]/[.H47]" office:value-type="float" office:value="0.0388086499624603" calcext:value-type="float">
            <text:p>0.03880865</text:p>
          </table:table-cell>
          <table:table-cell table:formula="of:=[.I2]/[.I47]" office:value-type="float" office:value="0.0383416304800212" calcext:value-type="float">
            <text:p>0.0383416305</text:p>
          </table:table-cell>
          <table:table-cell table:formula="of:=[.J2]/[.J47]" office:value-type="float" office:value="0.0331233215994913" calcext:value-type="float">
            <text:p>0.0331233216</text:p>
          </table:table-cell>
          <table:table-cell table:formula="of:=[.K2]/[.K47]" office:value-type="float" office:value="0.032324514042869" calcext:value-type="float">
            <text:p>0.032324514</text:p>
          </table:table-cell>
          <table:table-cell table:formula="of:=[.L2]/[.L47]" office:value-type="float" office:value="0.0284063910166781" calcext:value-type="float">
            <text:p>0.028406391</text:p>
          </table:table-cell>
          <table:table-cell table:formula="of:=[.M2]/[.M47]" office:value-type="float" office:value="0.0265345860780826" calcext:value-type="float">
            <text:p>0.0265345861</text:p>
          </table:table-cell>
          <table:table-cell table:formula="of:=[.N2]/[.N47]" office:value-type="float" office:value="0.0180494817793303" calcext:value-type="float">
            <text:p>0.0180494818</text:p>
          </table:table-cell>
          <table:table-cell table:formula="of:=[.O2]/[.O47]" office:value-type="float" office:value="0.0221627880268143" calcext:value-type="float">
            <text:p>0.022162788</text:p>
          </table:table-cell>
          <table:table-cell table:formula="of:=[.P2]/[.P47]" office:value-type="float" office:value="0.0145803167849115" calcext:value-type="float">
            <text:p>0.0145803168</text:p>
          </table:table-cell>
          <table:table-cell table:formula="of:=[.Q2]/[.Q47]" office:value-type="float" office:value="0.024345276827003" calcext:value-type="float">
            <text:p>0.0243452768</text:p>
          </table:table-cell>
          <table:table-cell table:formula="of:=[.R2]/[.R47]" office:value-type="float" office:value="0.0179725613882028" calcext:value-type="float">
            <text:p>0.0179725614</text:p>
          </table:table-cell>
          <table:table-cell table:formula="of:=[.S2]/[.S47]" office:value-type="float" office:value="0.0190936671281018" calcext:value-type="float">
            <text:p>0.0190936671</text:p>
          </table:table-cell>
          <table:table-cell table:formula="of:=[.T2]/[.T47]" office:value-type="float" office:value="0.0113224822047438" calcext:value-type="float">
            <text:p>0.0113224822</text:p>
          </table:table-cell>
          <table:table-cell table:formula="of:=[.U2]/[.U47]" office:value-type="float" office:value="0.0113881178919184" calcext:value-type="float">
            <text:p>0.0113881179</text:p>
          </table:table-cell>
          <table:table-cell table:formula="of:=[.V2]/[.V47]" office:value-type="float" office:value="0.00364335540995259" calcext:value-type="float">
            <text:p>0.0036433554</text:p>
          </table:table-cell>
          <table:table-cell table:formula="of:=[.W2]/[.W47]" office:value-type="float" office:value="0.0164486777215675" calcext:value-type="float">
            <text:p>0.0164486777</text:p>
          </table:table-cell>
          <table:table-cell table:formula="of:=[.X2]/[.X47]" office:value-type="float" office:value="0.00309056729820393" calcext:value-type="float">
            <text:p>0.0030905673</text:p>
          </table:table-cell>
          <table:table-cell table:formula="of:=[.Y2]/[.Y47]" office:value-type="float" office:value="0.00252712267281947" calcext:value-type="float">
            <text:p>0.0025271227</text:p>
          </table:table-cell>
          <table:table-cell table:formula="of:=[.Z2]/[.Z47]" office:value-type="float" office:value="0.00423524527220012" calcext:value-type="float">
            <text:p>0.0042352453</text:p>
          </table:table-cell>
          <table:table-cell table:formula="of:=[.AA2]/[.AA47]" office:value-type="float" office:value="0.00244621387542315" calcext:value-type="float">
            <text:p>0.0024462139</text:p>
          </table:table-cell>
          <table:table-cell table:formula="of:=[.AB2]/[.AB47]" office:value-type="float" office:value="0.00221391110567135" calcext:value-type="float">
            <text:p>0.0022139111</text:p>
          </table:table-cell>
          <table:table-cell table:formula="of:=[.AC2]/[.AC47]" office:value-type="float" office:value="0.00231693768048737" calcext:value-type="float">
            <text:p>0.0023169377</text:p>
          </table:table-cell>
          <table:table-cell table:formula="of:=[.AD2]/[.AD47]" office:value-type="float" office:value="0.00210197407179556" calcext:value-type="float">
            <text:p>0.0021019741</text:p>
          </table:table-cell>
          <table:table-cell table:formula="of:=[.AE2]/[.AE47]" office:value-type="float" office:value="0.00219592366807533" calcext:value-type="float">
            <text:p>0.0021959237</text:p>
          </table:table-cell>
          <table:table-cell table:formula="of:=[.AF2]/[.AF47]" office:value-type="float" office:value="0.0036953695116422" calcext:value-type="float">
            <text:p>0.0036953695</text:p>
          </table:table-cell>
          <table:table-cell table:formula="of:=[.AG2]/[.AG47]" office:value-type="float" office:value="0.00195206204356425" calcext:value-type="float">
            <text:p>0.00195206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]/[.B48]" office:value-type="float" office:value="0.0865244119826123" calcext:value-type="float">
            <text:p>0.086524412</text:p>
          </table:table-cell>
          <table:table-cell table:formula="of:=[.C3]/[.C48]" office:value-type="float" office:value="0.0642733576815029" calcext:value-type="float">
            <text:p>0.0642733577</text:p>
          </table:table-cell>
          <table:table-cell table:formula="of:=[.D3]/[.D48]" office:value-type="float" office:value="0.0672138929650845" calcext:value-type="float">
            <text:p>0.067213893</text:p>
          </table:table-cell>
          <table:table-cell table:formula="of:=[.E3]/[.E48]" office:value-type="float" office:value="0.0624675612457364" calcext:value-type="float">
            <text:p>0.0624675612</text:p>
          </table:table-cell>
          <table:table-cell table:formula="of:=[.F3]/[.F48]" office:value-type="float" office:value="0.0534355684754683" calcext:value-type="float">
            <text:p>0.0534355685</text:p>
          </table:table-cell>
          <table:table-cell table:formula="of:=[.G3]/[.G48]" office:value-type="float" office:value="0.0600113617606891" calcext:value-type="float">
            <text:p>0.0600113618</text:p>
          </table:table-cell>
          <table:table-cell table:formula="of:=[.H3]/[.H48]" office:value-type="float" office:value="0.0570574235406226" calcext:value-type="float">
            <text:p>0.0570574235</text:p>
          </table:table-cell>
          <table:table-cell table:formula="of:=[.I3]/[.I48]" office:value-type="float" office:value="0.0557578559661493" calcext:value-type="float">
            <text:p>0.055757856</text:p>
          </table:table-cell>
          <table:table-cell table:formula="of:=[.J3]/[.J48]" office:value-type="float" office:value="0.0504825182975937" calcext:value-type="float">
            <text:p>0.0504825183</text:p>
          </table:table-cell>
          <table:table-cell table:formula="of:=[.K3]/[.K48]" office:value-type="float" office:value="0.050762485695934" calcext:value-type="float">
            <text:p>0.0507624857</text:p>
          </table:table-cell>
          <table:table-cell table:formula="of:=[.L3]/[.L48]" office:value-type="float" office:value="0.0462787803411008" calcext:value-type="float">
            <text:p>0.0462787803</text:p>
          </table:table-cell>
          <table:table-cell table:formula="of:=[.M3]/[.M48]" office:value-type="float" office:value="0.0439619835246284" calcext:value-type="float">
            <text:p>0.0439619835</text:p>
          </table:table-cell>
          <table:table-cell table:formula="of:=[.N3]/[.N48]" office:value-type="float" office:value="0.0487357320783488" calcext:value-type="float">
            <text:p>0.0487357321</text:p>
          </table:table-cell>
          <table:table-cell table:formula="of:=[.O3]/[.O48]" office:value-type="float" office:value="0.044570443659238" calcext:value-type="float">
            <text:p>0.0445704437</text:p>
          </table:table-cell>
          <table:table-cell table:formula="of:=[.P3]/[.P48]" office:value-type="float" office:value="0.0352175348423617" calcext:value-type="float">
            <text:p>0.0352175348</text:p>
          </table:table-cell>
          <table:table-cell table:formula="of:=[.Q3]/[.Q48]" office:value-type="float" office:value="0.0368073498963748" calcext:value-type="float">
            <text:p>0.0368073499</text:p>
          </table:table-cell>
          <table:table-cell table:formula="of:=[.R3]/[.R48]" office:value-type="float" office:value="0.024359557320684" calcext:value-type="float">
            <text:p>0.0243595573</text:p>
          </table:table-cell>
          <table:table-cell table:formula="of:=[.S3]/[.S48]" office:value-type="float" office:value="0.0270905377827409" calcext:value-type="float">
            <text:p>0.0270905378</text:p>
          </table:table-cell>
          <table:table-cell table:formula="of:=[.T3]/[.T48]" office:value-type="float" office:value="0.0200781714029562" calcext:value-type="float">
            <text:p>0.0200781714</text:p>
          </table:table-cell>
          <table:table-cell table:formula="of:=[.U3]/[.U48]" office:value-type="float" office:value="0.0267663286975873" calcext:value-type="float">
            <text:p>0.0267663287</text:p>
          </table:table-cell>
          <table:table-cell table:formula="of:=[.V3]/[.V48]" office:value-type="float" office:value="0.0182317491087639" calcext:value-type="float">
            <text:p>0.0182317491</text:p>
          </table:table-cell>
          <table:table-cell table:formula="of:=[.W3]/[.W48]" office:value-type="float" office:value="0.00888513304966086" calcext:value-type="float">
            <text:p>0.008885133</text:p>
          </table:table-cell>
          <table:table-cell table:formula="of:=[.X3]/[.X48]" office:value-type="float" office:value="0.0105664849605106" calcext:value-type="float">
            <text:p>0.010566485</text:p>
          </table:table-cell>
          <table:table-cell table:formula="of:=[.Y3]/[.Y48]" office:value-type="float" office:value="0.00594768850475361" calcext:value-type="float">
            <text:p>0.0059476885</text:p>
          </table:table-cell>
          <table:table-cell table:formula="of:=[.Z3]/[.Z48]" office:value-type="float" office:value="0.00620787199338503" calcext:value-type="float">
            <text:p>0.006207872</text:p>
          </table:table-cell>
          <table:table-cell table:formula="of:=[.AA3]/[.AA48]" office:value-type="float" office:value="0.0129009910326612" calcext:value-type="float">
            <text:p>0.012900991</text:p>
          </table:table-cell>
          <table:table-cell table:formula="of:=[.AB3]/[.AB48]" office:value-type="float" office:value="0.013761171048259" calcext:value-type="float">
            <text:p>0.013761171</text:p>
          </table:table-cell>
          <table:table-cell table:formula="of:=[.AC3]/[.AC48]" office:value-type="float" office:value="0.00448377160630467" calcext:value-type="float">
            <text:p>0.0044837716</text:p>
          </table:table-cell>
          <table:table-cell table:formula="of:=[.AD3]/[.AD48]" office:value-type="float" office:value="0.0130512880591375" calcext:value-type="float">
            <text:p>0.0130512881</text:p>
          </table:table-cell>
          <table:table-cell table:formula="of:=[.AE3]/[.AE48]" office:value-type="float" office:value="0.00514763849596663" calcext:value-type="float">
            <text:p>0.0051476385</text:p>
          </table:table-cell>
          <table:table-cell table:formula="of:=[.AF3]/[.AF48]" office:value-type="float" office:value="0.00346931038967208" calcext:value-type="float">
            <text:p>0.0034693104</text:p>
          </table:table-cell>
          <table:table-cell table:formula="of:=[.AG3]/[.AG48]" office:value-type="float" office:value="0.00383361950971922" calcext:value-type="float">
            <text:p>0.003833619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B4]/[.B49]" office:value-type="float" office:value="0.124785555767523" calcext:value-type="float">
            <text:p>0.1247855558</text:p>
          </table:table-cell>
          <table:table-cell table:formula="of:=[.C4]/[.C49]" office:value-type="float" office:value="0.11034883114781" calcext:value-type="float">
            <text:p>0.1103488311</text:p>
          </table:table-cell>
          <table:table-cell table:formula="of:=[.D4]/[.D49]" office:value-type="float" office:value="0.102853841344537" calcext:value-type="float">
            <text:p>0.1028538413</text:p>
          </table:table-cell>
          <table:table-cell table:formula="of:=[.E4]/[.E49]" office:value-type="float" office:value="0.111077150056342" calcext:value-type="float">
            <text:p>0.1110771501</text:p>
          </table:table-cell>
          <table:table-cell table:formula="of:=[.F4]/[.F49]" office:value-type="float" office:value="0.113262187505205" calcext:value-type="float">
            <text:p>0.1132621875</text:p>
          </table:table-cell>
          <table:table-cell table:formula="of:=[.G4]/[.G49]" office:value-type="float" office:value="0.113570035864442" calcext:value-type="float">
            <text:p>0.1135700359</text:p>
          </table:table-cell>
          <table:table-cell table:formula="of:=[.H4]/[.H49]" office:value-type="float" office:value="0.115245227190128" calcext:value-type="float">
            <text:p>0.1152452272</text:p>
          </table:table-cell>
          <table:table-cell table:formula="of:=[.I4]/[.I49]" office:value-type="float" office:value="0.10744575111703" calcext:value-type="float">
            <text:p>0.1074457511</text:p>
          </table:table-cell>
          <table:table-cell table:formula="of:=[.J4]/[.J49]" office:value-type="float" office:value="0.102955882052373" calcext:value-type="float">
            <text:p>0.1029558821</text:p>
          </table:table-cell>
          <table:table-cell table:formula="of:=[.K4]/[.K49]" office:value-type="float" office:value="0.0821031865447542" calcext:value-type="float">
            <text:p>0.0821031865</text:p>
          </table:table-cell>
          <table:table-cell table:formula="of:=[.L4]/[.L49]" office:value-type="float" office:value="0.0910400145655991" calcext:value-type="float">
            <text:p>0.0910400146</text:p>
          </table:table-cell>
          <table:table-cell table:formula="of:=[.M4]/[.M49]" office:value-type="float" office:value="0.092936191206633" calcext:value-type="float">
            <text:p>0.0929361912</text:p>
          </table:table-cell>
          <table:table-cell table:formula="of:=[.N4]/[.N49]" office:value-type="float" office:value="0.0854557201203037" calcext:value-type="float">
            <text:p>0.0854557201</text:p>
          </table:table-cell>
          <table:table-cell table:formula="of:=[.O4]/[.O49]" office:value-type="float" office:value="0.0811468399374369" calcext:value-type="float">
            <text:p>0.0811468399</text:p>
          </table:table-cell>
          <table:table-cell table:formula="of:=[.P4]/[.P49]" office:value-type="float" office:value="0.0798999112973469" calcext:value-type="float">
            <text:p>0.0798999113</text:p>
          </table:table-cell>
          <table:table-cell table:formula="of:=[.Q4]/[.Q49]" office:value-type="float" office:value="0.0782321618457852" calcext:value-type="float">
            <text:p>0.0782321618</text:p>
          </table:table-cell>
          <table:table-cell table:formula="of:=[.R4]/[.R49]" office:value-type="float" office:value="0.0610860980910266" calcext:value-type="float">
            <text:p>0.0610860981</text:p>
          </table:table-cell>
          <table:table-cell table:formula="of:=[.S4]/[.S49]" office:value-type="float" office:value="0.0400945018533843" calcext:value-type="float">
            <text:p>0.0400945019</text:p>
          </table:table-cell>
          <table:table-cell table:formula="of:=[.T4]/[.T49]" office:value-type="float" office:value="0.039306438567027" calcext:value-type="float">
            <text:p>0.0393064386</text:p>
          </table:table-cell>
          <table:table-cell table:formula="of:=[.U4]/[.U49]" office:value-type="float" office:value="0.0404668757092005" calcext:value-type="float">
            <text:p>0.0404668757</text:p>
          </table:table-cell>
          <table:table-cell table:formula="of:=[.V4]/[.V49]" office:value-type="float" office:value="0.0307630268862119" calcext:value-type="float">
            <text:p>0.0307630269</text:p>
          </table:table-cell>
          <table:table-cell table:formula="of:=[.W4]/[.W49]" office:value-type="float" office:value="0.0285332305167532" calcext:value-type="float">
            <text:p>0.0285332305</text:p>
          </table:table-cell>
          <table:table-cell table:formula="of:=[.X4]/[.X49]" office:value-type="float" office:value="0.0259131183277683" calcext:value-type="float">
            <text:p>0.0259131183</text:p>
          </table:table-cell>
          <table:table-cell table:formula="of:=[.Y4]/[.Y49]" office:value-type="float" office:value="0.00800173683025381" calcext:value-type="float">
            <text:p>0.0080017368</text:p>
          </table:table-cell>
          <table:table-cell table:formula="of:=[.Z4]/[.Z49]" office:value-type="float" office:value="0.0136077408634821" calcext:value-type="float">
            <text:p>0.0136077409</text:p>
          </table:table-cell>
          <table:table-cell table:formula="of:=[.AA4]/[.AA49]" office:value-type="float" office:value="0.00790877862604126" calcext:value-type="float">
            <text:p>0.0079087786</text:p>
          </table:table-cell>
          <table:table-cell table:formula="of:=[.AB4]/[.AB49]" office:value-type="float" office:value="0.0094205537771489" calcext:value-type="float">
            <text:p>0.0094205538</text:p>
          </table:table-cell>
          <table:table-cell table:formula="of:=[.AC4]/[.AC49]" office:value-type="float" office:value="0.0225477334892136" calcext:value-type="float">
            <text:p>0.0225477335</text:p>
          </table:table-cell>
          <table:table-cell table:formula="of:=[.AD4]/[.AD49]" office:value-type="float" office:value="0.0136259042140121" calcext:value-type="float">
            <text:p>0.0136259042</text:p>
          </table:table-cell>
          <table:table-cell table:formula="of:=[.AE4]/[.AE49]" office:value-type="float" office:value="0.0204819174595631" calcext:value-type="float">
            <text:p>0.0204819175</text:p>
          </table:table-cell>
          <table:table-cell table:formula="of:=[.AF4]/[.AF49]" office:value-type="float" office:value="0.00602415186271066" calcext:value-type="float">
            <text:p>0.0060241519</text:p>
          </table:table-cell>
          <table:table-cell table:formula="of:=[.AG4]/[.AG49]" office:value-type="float" office:value="0.00689808088347574" calcext:value-type="float">
            <text:p>0.0068980809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5]/[.B50]" office:value-type="float" office:value="0.167681418410229" calcext:value-type="float">
            <text:p>0.1676814184</text:p>
          </table:table-cell>
          <table:table-cell table:formula="of:=[.C5]/[.C50]" office:value-type="float" office:value="0.154394391169728" calcext:value-type="float">
            <text:p>0.1543943912</text:p>
          </table:table-cell>
          <table:table-cell table:formula="of:=[.D5]/[.D50]" office:value-type="float" office:value="0.156911731454373" calcext:value-type="float">
            <text:p>0.1569117315</text:p>
          </table:table-cell>
          <table:table-cell table:formula="of:=[.E5]/[.E50]" office:value-type="float" office:value="0.15329740687648" calcext:value-type="float">
            <text:p>0.1532974069</text:p>
          </table:table-cell>
          <table:table-cell table:formula="of:=[.F5]/[.F50]" office:value-type="float" office:value="0.161574094578671" calcext:value-type="float">
            <text:p>0.1615740946</text:p>
          </table:table-cell>
          <table:table-cell table:formula="of:=[.G5]/[.G50]" office:value-type="float" office:value="0.161385061136703" calcext:value-type="float">
            <text:p>0.1613850611</text:p>
          </table:table-cell>
          <table:table-cell table:formula="of:=[.H5]/[.H50]" office:value-type="float" office:value="0.156629699853433" calcext:value-type="float">
            <text:p>0.1566296999</text:p>
          </table:table-cell>
          <table:table-cell table:formula="of:=[.I5]/[.I50]" office:value-type="float" office:value="0.196574492464429" calcext:value-type="float">
            <text:p>0.1965744925</text:p>
          </table:table-cell>
          <table:table-cell table:formula="of:=[.J5]/[.J50]" office:value-type="float" office:value="0.15711724131243" calcext:value-type="float">
            <text:p>0.1571172413</text:p>
          </table:table-cell>
          <table:table-cell table:formula="of:=[.K5]/[.K50]" office:value-type="float" office:value="0.167109379060158" calcext:value-type="float">
            <text:p>0.1671093791</text:p>
          </table:table-cell>
          <table:table-cell table:formula="of:=[.L5]/[.L50]" office:value-type="float" office:value="0.15989612594697" calcext:value-type="float">
            <text:p>0.1598961259</text:p>
          </table:table-cell>
          <table:table-cell table:formula="of:=[.M5]/[.M50]" office:value-type="float" office:value="0.150250583837387" calcext:value-type="float">
            <text:p>0.1502505838</text:p>
          </table:table-cell>
          <table:table-cell table:formula="of:=[.N5]/[.N50]" office:value-type="float" office:value="0.101292344393861" calcext:value-type="float">
            <text:p>0.1012923444</text:p>
          </table:table-cell>
          <table:table-cell table:formula="of:=[.O5]/[.O50]" office:value-type="float" office:value="0.147537187681464" calcext:value-type="float">
            <text:p>0.1475371877</text:p>
          </table:table-cell>
          <table:table-cell table:formula="of:=[.P5]/[.P50]" office:value-type="float" office:value="0.159458548759931" calcext:value-type="float">
            <text:p>0.1594585488</text:p>
          </table:table-cell>
          <table:table-cell table:formula="of:=[.Q5]/[.Q50]" office:value-type="float" office:value="0.142443564058303" calcext:value-type="float">
            <text:p>0.1424435641</text:p>
          </table:table-cell>
          <table:table-cell table:formula="of:=[.R5]/[.R50]" office:value-type="float" office:value="0.137456078777079" calcext:value-type="float">
            <text:p>0.1374560788</text:p>
          </table:table-cell>
          <table:table-cell table:formula="of:=[.S5]/[.S50]" office:value-type="float" office:value="0.0412617060017637" calcext:value-type="float">
            <text:p>0.041261706</text:p>
          </table:table-cell>
          <table:table-cell table:formula="of:=[.T5]/[.T50]" office:value-type="float" office:value="0.0465044887577006" calcext:value-type="float">
            <text:p>0.0465044888</text:p>
          </table:table-cell>
          <table:table-cell table:formula="of:=[.U5]/[.U50]" office:value-type="float" office:value="0.105870840936601" calcext:value-type="float">
            <text:p>0.1058708409</text:p>
          </table:table-cell>
          <table:table-cell table:formula="of:=[.V5]/[.V50]" office:value-type="float" office:value="0.0630190087555198" calcext:value-type="float">
            <text:p>0.0630190088</text:p>
          </table:table-cell>
          <table:table-cell table:formula="of:=[.W5]/[.W50]" office:value-type="float" office:value="0.0817178678841487" calcext:value-type="float">
            <text:p>0.0817178679</text:p>
          </table:table-cell>
          <table:table-cell table:formula="of:=[.X5]/[.X50]" office:value-type="float" office:value="0.0348696444304722" calcext:value-type="float">
            <text:p>0.0348696444</text:p>
          </table:table-cell>
          <table:table-cell table:formula="of:=[.Y5]/[.Y50]" office:value-type="float" office:value="0.0229556630048279" calcext:value-type="float">
            <text:p>0.022955663</text:p>
          </table:table-cell>
          <table:table-cell table:formula="of:=[.Z5]/[.Z50]" office:value-type="float" office:value="0.0661894622934427" calcext:value-type="float">
            <text:p>0.0661894623</text:p>
          </table:table-cell>
          <table:table-cell table:formula="of:=[.AA5]/[.AA50]" office:value-type="float" office:value="0.0667799224171065" calcext:value-type="float">
            <text:p>0.0667799224</text:p>
          </table:table-cell>
          <table:table-cell table:formula="of:=[.AB5]/[.AB50]" office:value-type="float" office:value="0.0508852485598067" calcext:value-type="float">
            <text:p>0.0508852486</text:p>
          </table:table-cell>
          <table:table-cell table:formula="of:=[.AC5]/[.AC50]" office:value-type="float" office:value="0.0202522322593018" calcext:value-type="float">
            <text:p>0.0202522323</text:p>
          </table:table-cell>
          <table:table-cell table:formula="of:=[.AD5]/[.AD50]" office:value-type="float" office:value="0.0635193884778461" calcext:value-type="float">
            <text:p>0.0635193885</text:p>
          </table:table-cell>
          <table:table-cell table:formula="of:=[.AE5]/[.AE50]" office:value-type="float" office:value="0.0132539315317484" calcext:value-type="float">
            <text:p>0.0132539315</text:p>
          </table:table-cell>
          <table:table-cell table:formula="of:=[.AF5]/[.AF50]" office:value-type="float" office:value="0.0410589180199406" calcext:value-type="float">
            <text:p>0.041058918</text:p>
          </table:table-cell>
          <table:table-cell table:formula="of:=[.AG5]/[.AG50]" office:value-type="float" office:value="0.0253090636798416" calcext:value-type="float">
            <text:p>0.025309063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B6]/[.B51]" office:value-type="float" office:value="0.257908773374005" calcext:value-type="float">
            <text:p>0.2579087734</text:p>
          </table:table-cell>
          <table:table-cell table:formula="of:=[.C6]/[.C51]" office:value-type="float" office:value="0.238191853603234" calcext:value-type="float">
            <text:p>0.2381918536</text:p>
          </table:table-cell>
          <table:table-cell table:formula="of:=[.D6]/[.D51]" office:value-type="float" office:value="0.258773663857654" calcext:value-type="float">
            <text:p>0.2587736639</text:p>
          </table:table-cell>
          <table:table-cell table:formula="of:=[.E6]/[.E51]" office:value-type="float" office:value="0.24996557543735" calcext:value-type="float">
            <text:p>0.2499655754</text:p>
          </table:table-cell>
          <table:table-cell table:formula="of:=[.F6]/[.F51]" office:value-type="float" office:value="0.294212243000639" calcext:value-type="float">
            <text:p>0.294212243</text:p>
          </table:table-cell>
          <table:table-cell table:formula="of:=[.G6]/[.G51]" office:value-type="float" office:value="0.309117143902225" calcext:value-type="float">
            <text:p>0.3091171439</text:p>
          </table:table-cell>
          <table:table-cell table:formula="of:=[.H6]/[.H51]" office:value-type="float" office:value="0.317431310003178" calcext:value-type="float">
            <text:p>0.31743131</text:p>
          </table:table-cell>
          <table:table-cell table:formula="of:=[.I6]/[.I51]" office:value-type="float" office:value="0.372797152883703" calcext:value-type="float">
            <text:p>0.3727971529</text:p>
          </table:table-cell>
          <table:table-cell table:formula="of:=[.J6]/[.J51]" office:value-type="float" office:value="0.286431479493154" calcext:value-type="float">
            <text:p>0.2864314795</text:p>
          </table:table-cell>
          <table:table-cell table:formula="of:=[.K6]/[.K51]" office:value-type="float" office:value="0.194369793818745" calcext:value-type="float">
            <text:p>0.1943697938</text:p>
          </table:table-cell>
          <table:table-cell table:formula="of:=[.L6]/[.L51]" office:value-type="float" office:value="0.316379662460761" calcext:value-type="float">
            <text:p>0.3163796625</text:p>
          </table:table-cell>
          <table:table-cell table:formula="of:=[.M6]/[.M51]" office:value-type="float" office:value="0.298367934946367" calcext:value-type="float">
            <text:p>0.2983679349</text:p>
          </table:table-cell>
          <table:table-cell table:formula="of:=[.N6]/[.N51]" office:value-type="float" office:value="0.31007147124241" calcext:value-type="float">
            <text:p>0.3100714712</text:p>
          </table:table-cell>
          <table:table-cell table:formula="of:=[.O6]/[.O51]" office:value-type="float" office:value="0.29846896905724" calcext:value-type="float">
            <text:p>0.2984689691</text:p>
          </table:table-cell>
          <table:table-cell table:formula="of:=[.P6]/[.P51]" office:value-type="float" office:value="0.306298338215753" calcext:value-type="float">
            <text:p>0.3062983382</text:p>
          </table:table-cell>
          <table:table-cell table:formula="of:=[.Q6]/[.Q51]" office:value-type="float" office:value="0.285322652058811" calcext:value-type="float">
            <text:p>0.2853226521</text:p>
          </table:table-cell>
          <table:table-cell table:formula="of:=[.R6]/[.R51]" office:value-type="float" office:value="0.261468009064884" calcext:value-type="float">
            <text:p>0.2614680091</text:p>
          </table:table-cell>
          <table:table-cell table:formula="of:=[.S6]/[.S51]" office:value-type="float" office:value="0.234473528667491" calcext:value-type="float">
            <text:p>0.2344735287</text:p>
          </table:table-cell>
          <table:table-cell table:formula="of:=[.T6]/[.T51]" office:value-type="float" office:value="0.217633333501003" calcext:value-type="float">
            <text:p>0.2176333335</text:p>
          </table:table-cell>
          <table:table-cell table:formula="of:=[.U6]/[.U51]" office:value-type="float" office:value="0.277732414555493" calcext:value-type="float">
            <text:p>0.2777324146</text:p>
          </table:table-cell>
          <table:table-cell table:formula="of:=[.V6]/[.V51]" office:value-type="float" office:value="0.212990626267431" calcext:value-type="float">
            <text:p>0.2129906263</text:p>
          </table:table-cell>
          <table:table-cell table:formula="of:=[.W6]/[.W51]" office:value-type="float" office:value="0.144832925006956" calcext:value-type="float">
            <text:p>0.144832925</text:p>
          </table:table-cell>
          <table:table-cell table:formula="of:=[.X6]/[.X51]" office:value-type="float" office:value="0.0965465099319633" calcext:value-type="float">
            <text:p>0.0965465099</text:p>
          </table:table-cell>
          <table:table-cell table:formula="of:=[.Y6]/[.Y51]" office:value-type="float" office:value="0.15270488026389" calcext:value-type="float">
            <text:p>0.1527048803</text:p>
          </table:table-cell>
          <table:table-cell table:formula="of:=[.Z6]/[.Z51]" office:value-type="float" office:value="0.151166054348042" calcext:value-type="float">
            <text:p>0.1511660543</text:p>
          </table:table-cell>
          <table:table-cell table:formula="of:=[.AA6]/[.AA51]" office:value-type="float" office:value="0.108858165429454" calcext:value-type="float">
            <text:p>0.1088581654</text:p>
          </table:table-cell>
          <table:table-cell table:formula="of:=[.AB6]/[.AB51]" office:value-type="float" office:value="0.0935736240607149" calcext:value-type="float">
            <text:p>0.0935736241</text:p>
          </table:table-cell>
          <table:table-cell table:formula="of:=[.AC6]/[.AC51]" office:value-type="float" office:value="0.118125157747261" calcext:value-type="float">
            <text:p>0.1181251577</text:p>
          </table:table-cell>
          <table:table-cell table:formula="of:=[.AD6]/[.AD51]" office:value-type="float" office:value="0.0917253213594558" calcext:value-type="float">
            <text:p>0.0917253214</text:p>
          </table:table-cell>
          <table:table-cell table:formula="of:=[.AE6]/[.AE51]" office:value-type="float" office:value="0.0608965846379172" calcext:value-type="float">
            <text:p>0.0608965846</text:p>
          </table:table-cell>
          <table:table-cell table:formula="of:=[.AF6]/[.AF51]" office:value-type="float" office:value="0.0669379035429625" calcext:value-type="float">
            <text:p>0.0669379035</text:p>
          </table:table-cell>
          <table:table-cell table:formula="of:=[.AG6]/[.AG51]" office:value-type="float" office:value="0.040886365100609" calcext:value-type="float">
            <text:p>0.040886365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B7]/[.B52]" office:value-type="float" office:value="0.266439530279004" calcext:value-type="float">
            <text:p>0.2664395303</text:p>
          </table:table-cell>
          <table:table-cell table:formula="of:=[.C7]/[.C52]" office:value-type="float" office:value="0.260364042381147" calcext:value-type="float">
            <text:p>0.2603640424</text:p>
          </table:table-cell>
          <table:table-cell table:formula="of:=[.D7]/[.D52]" office:value-type="float" office:value="0.266889011390118" calcext:value-type="float">
            <text:p>0.2668890114</text:p>
          </table:table-cell>
          <table:table-cell table:formula="of:=[.E7]/[.E52]" office:value-type="float" office:value="0.325695472641159" calcext:value-type="float">
            <text:p>0.3256954726</text:p>
          </table:table-cell>
          <table:table-cell table:formula="of:=[.F7]/[.F52]" office:value-type="float" office:value="0.368003261696839" calcext:value-type="float">
            <text:p>0.3680032617</text:p>
          </table:table-cell>
          <table:table-cell table:formula="of:=[.G7]/[.G52]" office:value-type="float" office:value="0.40197036307363" calcext:value-type="float">
            <text:p>0.4019703631</text:p>
          </table:table-cell>
          <table:table-cell table:formula="of:=[.H7]/[.H52]" office:value-type="float" office:value="0.359371641998649" calcext:value-type="float">
            <text:p>0.359371642</text:p>
          </table:table-cell>
          <table:table-cell table:formula="of:=[.I7]/[.I52]" office:value-type="float" office:value="0.449241288906694" calcext:value-type="float">
            <text:p>0.4492412889</text:p>
          </table:table-cell>
          <table:table-cell table:formula="of:=[.J7]/[.J52]" office:value-type="float" office:value="0.366254631695869" calcext:value-type="float">
            <text:p>0.3662546317</text:p>
          </table:table-cell>
          <table:table-cell table:formula="of:=[.K7]/[.K52]" office:value-type="float" office:value="0.41538717521455" calcext:value-type="float">
            <text:p>0.4153871752</text:p>
          </table:table-cell>
          <table:table-cell table:formula="of:=[.L7]/[.L52]" office:value-type="float" office:value="0.425423686442956" calcext:value-type="float">
            <text:p>0.4254236864</text:p>
          </table:table-cell>
          <table:table-cell table:formula="of:=[.M7]/[.M52]" office:value-type="float" office:value="0.422584649814567" calcext:value-type="float">
            <text:p>0.4225846498</text:p>
          </table:table-cell>
          <table:table-cell table:formula="of:=[.N7]/[.N52]" office:value-type="float" office:value="0.405379111053948" calcext:value-type="float">
            <text:p>0.4053791111</text:p>
          </table:table-cell>
          <table:table-cell table:formula="of:=[.O7]/[.O52]" office:value-type="float" office:value="0.372465627090396" calcext:value-type="float">
            <text:p>0.3724656271</text:p>
          </table:table-cell>
          <table:table-cell table:formula="of:=[.P7]/[.P52]" office:value-type="float" office:value="0.324978192282028" calcext:value-type="float">
            <text:p>0.3249781923</text:p>
          </table:table-cell>
          <table:table-cell table:formula="of:=[.Q7]/[.Q52]" office:value-type="float" office:value="0.429566089423187" calcext:value-type="float">
            <text:p>0.4295660894</text:p>
          </table:table-cell>
          <table:table-cell table:formula="of:=[.R7]/[.R52]" office:value-type="float" office:value="0.448565539479917" calcext:value-type="float">
            <text:p>0.4485655395</text:p>
          </table:table-cell>
          <table:table-cell table:formula="of:=[.S7]/[.S52]" office:value-type="float" office:value="0.207940109491362" calcext:value-type="float">
            <text:p>0.2079401095</text:p>
          </table:table-cell>
          <table:table-cell table:formula="of:=[.T7]/[.T52]" office:value-type="float" office:value="0.330849462776239" calcext:value-type="float">
            <text:p>0.3308494628</text:p>
          </table:table-cell>
          <table:table-cell table:formula="of:=[.U7]/[.U52]" office:value-type="float" office:value="0.235622222814682" calcext:value-type="float">
            <text:p>0.2356222228</text:p>
          </table:table-cell>
          <table:table-cell table:formula="of:=[.V7]/[.V52]" office:value-type="float" office:value="0.32933156164089" calcext:value-type="float">
            <text:p>0.3293315616</text:p>
          </table:table-cell>
          <table:table-cell table:formula="of:=[.W7]/[.W52]" office:value-type="float" office:value="0.111415159525947" calcext:value-type="float">
            <text:p>0.1114151595</text:p>
          </table:table-cell>
          <table:table-cell table:formula="of:=[.X7]/[.X52]" office:value-type="float" office:value="0.11908742474449" calcext:value-type="float">
            <text:p>0.1190874247</text:p>
          </table:table-cell>
          <table:table-cell table:formula="of:=[.Y7]/[.Y52]" office:value-type="float" office:value="0.264256028135599" calcext:value-type="float">
            <text:p>0.2642560281</text:p>
          </table:table-cell>
          <table:table-cell table:formula="of:=[.Z7]/[.Z52]" office:value-type="float" office:value="0.17902853622387" calcext:value-type="float">
            <text:p>0.1790285362</text:p>
          </table:table-cell>
          <table:table-cell table:formula="of:=[.AA7]/[.AA52]" office:value-type="float" office:value="0.0937711400599585" calcext:value-type="float">
            <text:p>0.0937711401</text:p>
          </table:table-cell>
          <table:table-cell table:formula="of:=[.AB7]/[.AB52]" office:value-type="float" office:value="0.12531145805742" calcext:value-type="float">
            <text:p>0.1253114581</text:p>
          </table:table-cell>
          <table:table-cell table:formula="of:=[.AC7]/[.AC52]" office:value-type="float" office:value="0.142360844649296" calcext:value-type="float">
            <text:p>0.1423608446</text:p>
          </table:table-cell>
          <table:table-cell table:formula="of:=[.AD7]/[.AD52]" office:value-type="float" office:value="0.184277984729647" calcext:value-type="float">
            <text:p>0.1842779847</text:p>
          </table:table-cell>
          <table:table-cell table:formula="of:=[.AE7]/[.AE52]" office:value-type="float" office:value="0.2220639001309" calcext:value-type="float">
            <text:p>0.2220639001</text:p>
          </table:table-cell>
          <table:table-cell table:formula="of:=[.AF7]/[.AF52]" office:value-type="float" office:value="0.239775428025583" calcext:value-type="float">
            <text:p>0.239775428</text:p>
          </table:table-cell>
          <table:table-cell table:formula="of:=[.AG7]/[.AG52]" office:value-type="float" office:value="0.0871100747989263" calcext:value-type="float">
            <text:p>0.0871100748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B8]/[.B53]" office:value-type="float" office:value="0.388699767365151" calcext:value-type="float">
            <text:p>0.3886997674</text:p>
          </table:table-cell>
          <table:table-cell table:formula="of:=[.C8]/[.C53]" office:value-type="float" office:value="0.385751873390951" calcext:value-type="float">
            <text:p>0.3857518734</text:p>
          </table:table-cell>
          <table:table-cell table:formula="of:=[.D8]/[.D53]" office:value-type="float" office:value="0.472987804940338" calcext:value-type="float">
            <text:p>0.4729878049</text:p>
          </table:table-cell>
          <table:table-cell table:formula="of:=[.E8]/[.E53]" office:value-type="float" office:value="0.464513604834241" calcext:value-type="float">
            <text:p>0.4645136048</text:p>
          </table:table-cell>
          <table:table-cell table:formula="of:=[.F8]/[.F53]" office:value-type="float" office:value="0.514210984970105" calcext:value-type="float">
            <text:p>0.514210985</text:p>
          </table:table-cell>
          <table:table-cell table:formula="of:=[.G8]/[.G53]" office:value-type="float" office:value="0.527103349601794" calcext:value-type="float">
            <text:p>0.5271033496</text:p>
          </table:table-cell>
          <table:table-cell table:formula="of:=[.H8]/[.H53]" office:value-type="float" office:value="0.612214420595172" calcext:value-type="float">
            <text:p>0.6122144206</text:p>
          </table:table-cell>
          <table:table-cell table:formula="of:=[.I8]/[.I53]" office:value-type="float" office:value="0.487846381850069" calcext:value-type="float">
            <text:p>0.4878463819</text:p>
          </table:table-cell>
          <table:table-cell table:formula="of:=[.J8]/[.J53]" office:value-type="float" office:value="0.554564290671483" calcext:value-type="float">
            <text:p>0.5545642907</text:p>
          </table:table-cell>
          <table:table-cell table:formula="of:=[.K8]/[.K53]" office:value-type="float" office:value="0.619992840594868" calcext:value-type="float">
            <text:p>0.6199928406</text:p>
          </table:table-cell>
          <table:table-cell table:formula="of:=[.L8]/[.L53]" office:value-type="float" office:value="0.742261373027471" calcext:value-type="float">
            <text:p>0.742261373</text:p>
          </table:table-cell>
          <table:table-cell table:formula="of:=[.M8]/[.M53]" office:value-type="float" office:value="0.757547369118048" calcext:value-type="float">
            <text:p>0.7575473691</text:p>
          </table:table-cell>
          <table:table-cell table:formula="of:=[.N8]/[.N53]" office:value-type="float" office:value="0.740142224444967" calcext:value-type="float">
            <text:p>0.7401422244</text:p>
          </table:table-cell>
          <table:table-cell table:formula="of:=[.O8]/[.O53]" office:value-type="float" office:value="0.659683012731356" calcext:value-type="float">
            <text:p>0.6596830127</text:p>
          </table:table-cell>
          <table:table-cell table:formula="of:=[.P8]/[.P53]" office:value-type="float" office:value="0.734293089022418" calcext:value-type="float">
            <text:p>0.734293089</text:p>
          </table:table-cell>
          <table:table-cell table:formula="of:=[.Q8]/[.Q53]" office:value-type="float" office:value="0.734026591806624" calcext:value-type="float">
            <text:p>0.7340265918</text:p>
          </table:table-cell>
          <table:table-cell table:formula="of:=[.R8]/[.R53]" office:value-type="float" office:value="0.626088869928128" calcext:value-type="float">
            <text:p>0.6260888699</text:p>
          </table:table-cell>
          <table:table-cell table:formula="of:=[.S8]/[.S53]" office:value-type="float" office:value="0.681288036538658" calcext:value-type="float">
            <text:p>0.6812880365</text:p>
          </table:table-cell>
          <table:table-cell table:formula="of:=[.T8]/[.T53]" office:value-type="float" office:value="0.646374591607282" calcext:value-type="float">
            <text:p>0.6463745916</text:p>
          </table:table-cell>
          <table:table-cell table:formula="of:=[.U8]/[.U53]" office:value-type="float" office:value="0.376359149671821" calcext:value-type="float">
            <text:p>0.3763591497</text:p>
          </table:table-cell>
          <table:table-cell table:formula="of:=[.V8]/[.V53]" office:value-type="float" office:value="0.511612031191382" calcext:value-type="float">
            <text:p>0.5116120312</text:p>
          </table:table-cell>
          <table:table-cell table:formula="of:=[.W8]/[.W53]" office:value-type="float" office:value="0.395663727916829" calcext:value-type="float">
            <text:p>0.3956637279</text:p>
          </table:table-cell>
          <table:table-cell table:formula="of:=[.X8]/[.X53]" office:value-type="float" office:value="0.492390101678376" calcext:value-type="float">
            <text:p>0.4923901017</text:p>
          </table:table-cell>
          <table:table-cell table:formula="of:=[.Y8]/[.Y53]" office:value-type="float" office:value="0.613091241820507" calcext:value-type="float">
            <text:p>0.6130912418</text:p>
          </table:table-cell>
          <table:table-cell table:formula="of:=[.Z8]/[.Z53]" office:value-type="float" office:value="0.333040022999698" calcext:value-type="float">
            <text:p>0.333040023</text:p>
          </table:table-cell>
          <table:table-cell table:formula="of:=[.AA8]/[.AA53]" office:value-type="float" office:value="0.243587734417873" calcext:value-type="float">
            <text:p>0.2435877344</text:p>
          </table:table-cell>
          <table:table-cell table:formula="of:=[.AB8]/[.AB53]" office:value-type="float" office:value="0.137034203183198" calcext:value-type="float">
            <text:p>0.1370342032</text:p>
          </table:table-cell>
          <table:table-cell table:formula="of:=[.AC8]/[.AC53]" office:value-type="float" office:value="0.172485382529809" calcext:value-type="float">
            <text:p>0.1724853825</text:p>
          </table:table-cell>
          <table:table-cell table:formula="of:=[.AD8]/[.AD53]" office:value-type="float" office:value="0.314654002871992" calcext:value-type="float">
            <text:p>0.3146540029</text:p>
          </table:table-cell>
          <table:table-cell table:formula="of:=[.AE8]/[.AE53]" office:value-type="float" office:value="0.532068483541555" calcext:value-type="float">
            <text:p>0.5320684835</text:p>
          </table:table-cell>
          <table:table-cell table:formula="of:=[.AF8]/[.AF53]" office:value-type="float" office:value="0.13372772523733" calcext:value-type="float">
            <text:p>0.1337277252</text:p>
          </table:table-cell>
          <table:table-cell table:formula="of:=[.AG8]/[.AG53]" office:value-type="float" office:value="0.204378786883591" calcext:value-type="float">
            <text:p>0.2043787869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9]/[.B54]" office:value-type="float" office:value="0.399736487931076" calcext:value-type="float">
            <text:p>0.3997364879</text:p>
          </table:table-cell>
          <table:table-cell table:formula="of:=[.C9]/[.C54]" office:value-type="float" office:value="0.44305385945436" calcext:value-type="float">
            <text:p>0.4430538595</text:p>
          </table:table-cell>
          <table:table-cell table:formula="of:=[.D9]/[.D54]" office:value-type="float" office:value="0.497832730606605" calcext:value-type="float">
            <text:p>0.4978327306</text:p>
          </table:table-cell>
          <table:table-cell table:formula="of:=[.E9]/[.E54]" office:value-type="float" office:value="0.531175699221522" calcext:value-type="float">
            <text:p>0.5311756992</text:p>
          </table:table-cell>
          <table:table-cell table:formula="of:=[.F9]/[.F54]" office:value-type="float" office:value="0.564375671411348" calcext:value-type="float">
            <text:p>0.5643756714</text:p>
          </table:table-cell>
          <table:table-cell table:formula="of:=[.G9]/[.G54]" office:value-type="float" office:value="0.635815074588267" calcext:value-type="float">
            <text:p>0.6358150746</text:p>
          </table:table-cell>
          <table:table-cell table:formula="of:=[.H9]/[.H54]" office:value-type="float" office:value="0.714873615362363" calcext:value-type="float">
            <text:p>0.7148736154</text:p>
          </table:table-cell>
          <table:table-cell table:formula="of:=[.I9]/[.I54]" office:value-type="float" office:value="0.739042344654292" calcext:value-type="float">
            <text:p>0.7390423447</text:p>
          </table:table-cell>
          <table:table-cell table:formula="of:=[.J9]/[.J54]" office:value-type="float" office:value="0.772694586277485" calcext:value-type="float">
            <text:p>0.7726945863</text:p>
          </table:table-cell>
          <table:table-cell table:formula="of:=[.K9]/[.K54]" office:value-type="float" office:value="0.757970221367165" calcext:value-type="float">
            <text:p>0.7579702214</text:p>
          </table:table-cell>
          <table:table-cell table:formula="of:=[.L9]/[.L54]" office:value-type="float" office:value="0.783260177639544" calcext:value-type="float">
            <text:p>0.7832601776</text:p>
          </table:table-cell>
          <table:table-cell table:formula="of:=[.M9]/[.M54]" office:value-type="float" office:value="0.873832913087034" calcext:value-type="float">
            <text:p>0.8738329131</text:p>
          </table:table-cell>
          <table:table-cell table:formula="of:=[.N9]/[.N54]" office:value-type="float" office:value="0.835380552203411" calcext:value-type="float">
            <text:p>0.8353805522</text:p>
          </table:table-cell>
          <table:table-cell table:formula="of:=[.O9]/[.O54]" office:value-type="float" office:value="0.884674388829168" calcext:value-type="float">
            <text:p>0.8846743888</text:p>
          </table:table-cell>
          <table:table-cell table:formula="of:=[.P9]/[.P54]" office:value-type="float" office:value="0.838892603490971" calcext:value-type="float">
            <text:p>0.8388926035</text:p>
          </table:table-cell>
          <table:table-cell table:formula="of:=[.Q9]/[.Q54]" office:value-type="float" office:value="0.934496869440679" calcext:value-type="float">
            <text:p>0.9344968694</text:p>
          </table:table-cell>
          <table:table-cell table:formula="of:=[.R9]/[.R54]" office:value-type="float" office:value="0.402349082162305" calcext:value-type="float">
            <text:p>0.4023490822</text:p>
          </table:table-cell>
          <table:table-cell table:formula="of:=[.S9]/[.S54]" office:value-type="float" office:value="0.371865010222382" calcext:value-type="float">
            <text:p>0.3718650102</text:p>
          </table:table-cell>
          <table:table-cell table:formula="of:=[.T9]/[.T54]" office:value-type="float" office:value="0.895552636377459" calcext:value-type="float">
            <text:p>0.8955526364</text:p>
          </table:table-cell>
          <table:table-cell table:formula="of:=[.U9]/[.U54]" office:value-type="float" office:value="0.37713201150574" calcext:value-type="float">
            <text:p>0.3771320115</text:p>
          </table:table-cell>
          <table:table-cell table:formula="of:=[.V9]/[.V54]" office:value-type="float" office:value="0.298625757831519" calcext:value-type="float">
            <text:p>0.2986257578</text:p>
          </table:table-cell>
          <table:table-cell table:formula="of:=[.W9]/[.W54]" office:value-type="float" office:value="0.411861452457265" calcext:value-type="float">
            <text:p>0.4118614525</text:p>
          </table:table-cell>
          <table:table-cell table:formula="of:=[.X9]/[.X54]" office:value-type="float" office:value="0.403664447931828" calcext:value-type="float">
            <text:p>0.4036644479</text:p>
          </table:table-cell>
          <table:table-cell table:formula="of:=[.Y9]/[.Y54]" office:value-type="float" office:value="0.299092546998721" calcext:value-type="float">
            <text:p>0.299092547</text:p>
          </table:table-cell>
          <table:table-cell table:formula="of:=[.Z9]/[.Z54]" office:value-type="float" office:value="0.226868455239089" calcext:value-type="float">
            <text:p>0.2268684552</text:p>
          </table:table-cell>
          <table:table-cell table:formula="of:=[.AA9]/[.AA54]" office:value-type="float" office:value="0.431310671339118" calcext:value-type="float">
            <text:p>0.4313106713</text:p>
          </table:table-cell>
          <table:table-cell table:formula="of:=[.AB9]/[.AB54]" office:value-type="float" office:value="0.422229860807219" calcext:value-type="float">
            <text:p>0.4222298608</text:p>
          </table:table-cell>
          <table:table-cell table:formula="of:=[.AC9]/[.AC54]" office:value-type="float" office:value="0.690979466752698" calcext:value-type="float">
            <text:p>0.6909794668</text:p>
          </table:table-cell>
          <table:table-cell table:formula="of:=[.AD9]/[.AD54]" office:value-type="float" office:value="0.388573583753892" calcext:value-type="float">
            <text:p>0.3885735838</text:p>
          </table:table-cell>
          <table:table-cell table:formula="of:=[.AE9]/[.AE54]" office:value-type="float" office:value="0.72321646732592" calcext:value-type="float">
            <text:p>0.7232164673</text:p>
          </table:table-cell>
          <table:table-cell table:formula="of:=[.AF9]/[.AF54]" office:value-type="float" office:value="0.289369479781337" calcext:value-type="float">
            <text:p>0.2893694798</text:p>
          </table:table-cell>
          <table:table-cell table:formula="of:=[.AG9]/[.AG54]" office:value-type="float" office:value="0.389775085657059" calcext:value-type="float">
            <text:p>0.3897750857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B10]/[.B55]" office:value-type="float" office:value="0.556966275244797" calcext:value-type="float">
            <text:p>0.5569662752</text:p>
          </table:table-cell>
          <table:table-cell table:formula="of:=[.C10]/[.C55]" office:value-type="float" office:value="0.510022973617547" calcext:value-type="float">
            <text:p>0.5100229736</text:p>
          </table:table-cell>
          <table:table-cell table:formula="of:=[.D10]/[.D55]" office:value-type="float" office:value="0.630670752223543" calcext:value-type="float">
            <text:p>0.6306707522</text:p>
          </table:table-cell>
          <table:table-cell table:formula="of:=[.E10]/[.E55]" office:value-type="float" office:value="0.667677472943908" calcext:value-type="float">
            <text:p>0.6676774729</text:p>
          </table:table-cell>
          <table:table-cell table:formula="of:=[.F10]/[.F55]" office:value-type="float" office:value="0.722163615414294" calcext:value-type="float">
            <text:p>0.7221636154</text:p>
          </table:table-cell>
          <table:table-cell table:formula="of:=[.G10]/[.G55]" office:value-type="float" office:value="0.83482065470468" calcext:value-type="float">
            <text:p>0.8348206547</text:p>
          </table:table-cell>
          <table:table-cell table:formula="of:=[.H10]/[.H55]" office:value-type="float" office:value="0.918237443473196" calcext:value-type="float">
            <text:p>0.9182374435</text:p>
          </table:table-cell>
          <table:table-cell table:formula="of:=[.I10]/[.I55]" office:value-type="float" office:value="0.996984987571335" calcext:value-type="float">
            <text:p>0.9969849876</text:p>
          </table:table-cell>
          <table:table-cell table:formula="of:=[.J10]/[.J55]" office:value-type="float" office:value="0.991368705006698" calcext:value-type="float">
            <text:p>0.991368705</text:p>
          </table:table-cell>
          <table:table-cell table:formula="of:=[.K10]/[.K55]" office:value-type="float" office:value="1.19870960452966" calcext:value-type="float">
            <text:p>1.1987096045</text:p>
          </table:table-cell>
          <table:table-cell table:formula="of:=[.L10]/[.L55]" office:value-type="float" office:value="1.13492367772338" calcext:value-type="float">
            <text:p>1.1349236777</text:p>
          </table:table-cell>
          <table:table-cell table:formula="of:=[.M10]/[.M55]" office:value-type="float" office:value="1.23965071629413" calcext:value-type="float">
            <text:p>1.2396507163</text:p>
          </table:table-cell>
          <table:table-cell table:formula="of:=[.N10]/[.N55]" office:value-type="float" office:value="1.21614205870875" calcext:value-type="float">
            <text:p>1.2161420587</text:p>
          </table:table-cell>
          <table:table-cell table:formula="of:=[.O10]/[.O55]" office:value-type="float" office:value="1.39149894140348" calcext:value-type="float">
            <text:p>1.3914989414</text:p>
          </table:table-cell>
          <table:table-cell table:formula="of:=[.P10]/[.P55]" office:value-type="float" office:value="1.18349509733834" calcext:value-type="float">
            <text:p>1.1834950973</text:p>
          </table:table-cell>
          <table:table-cell table:formula="of:=[.Q10]/[.Q55]" office:value-type="float" office:value="1.26328037656696" calcext:value-type="float">
            <text:p>1.2632803766</text:p>
          </table:table-cell>
          <table:table-cell table:formula="of:=[.R10]/[.R55]" office:value-type="float" office:value="1.28694444824438" calcext:value-type="float">
            <text:p>1.2869444482</text:p>
          </table:table-cell>
          <table:table-cell table:formula="of:=[.S10]/[.S55]" office:value-type="float" office:value="1.41887668315829" calcext:value-type="float">
            <text:p>1.4188766832</text:p>
          </table:table-cell>
          <table:table-cell table:formula="of:=[.T10]/[.T55]" office:value-type="float" office:value="0.833753062183142" calcext:value-type="float">
            <text:p>0.8337530622</text:p>
          </table:table-cell>
          <table:table-cell table:formula="of:=[.U10]/[.U55]" office:value-type="float" office:value="0.854750264441379" calcext:value-type="float">
            <text:p>0.8547502644</text:p>
          </table:table-cell>
          <table:table-cell table:formula="of:=[.V10]/[.V55]" office:value-type="float" office:value="0.677254948426253" calcext:value-type="float">
            <text:p>0.6772549484</text:p>
          </table:table-cell>
          <table:table-cell table:formula="of:=[.W10]/[.W55]" office:value-type="float" office:value="0.677898415993925" calcext:value-type="float">
            <text:p>0.677898416</text:p>
          </table:table-cell>
          <table:table-cell table:formula="of:=[.X10]/[.X55]" office:value-type="float" office:value="0.593493371523167" calcext:value-type="float">
            <text:p>0.5934933715</text:p>
          </table:table-cell>
          <table:table-cell table:formula="of:=[.Y10]/[.Y55]" office:value-type="float" office:value="0.765477221451837" calcext:value-type="float">
            <text:p>0.7654772215</text:p>
          </table:table-cell>
          <table:table-cell table:formula="of:=[.Z10]/[.Z55]" office:value-type="float" office:value="0.724299563136296" calcext:value-type="float">
            <text:p>0.7242995631</text:p>
          </table:table-cell>
          <table:table-cell table:formula="of:=[.AA10]/[.AA55]" office:value-type="float" office:value="1.40115027367633" calcext:value-type="float">
            <text:p>1.4011502737</text:p>
          </table:table-cell>
          <table:table-cell table:formula="of:=[.AB10]/[.AB55]" office:value-type="float" office:value="1.31133267175142" calcext:value-type="float">
            <text:p>1.3113326718</text:p>
          </table:table-cell>
          <table:table-cell table:formula="of:=[.AC10]/[.AC55]" office:value-type="float" office:value="1.18604079350211" calcext:value-type="float">
            <text:p>1.1860407935</text:p>
          </table:table-cell>
          <table:table-cell table:formula="of:=[.AD10]/[.AD55]" office:value-type="float" office:value="0.601410842302629" calcext:value-type="float">
            <text:p>0.6014108423</text:p>
          </table:table-cell>
          <table:table-cell table:formula="of:=[.AE10]/[.AE55]" office:value-type="float" office:value="1.11661086550641" calcext:value-type="float">
            <text:p>1.1166108655</text:p>
          </table:table-cell>
          <table:table-cell table:formula="of:=[.AF10]/[.AF55]" office:value-type="float" office:value="1.24402577697147" calcext:value-type="float">
            <text:p>1.244025777</text:p>
          </table:table-cell>
          <table:table-cell table:formula="of:=[.AG10]/[.AG55]" office:value-type="float" office:value="0.743029107324433" calcext:value-type="float">
            <text:p>0.743029107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1]/[.B56]" office:value-type="float" office:value="0.529086841309469" calcext:value-type="float">
            <text:p>0.5290868413</text:p>
          </table:table-cell>
          <table:table-cell table:formula="of:=[.C11]/[.C56]" office:value-type="float" office:value="0.565370701947476" calcext:value-type="float">
            <text:p>0.5653707019</text:p>
          </table:table-cell>
          <table:table-cell table:formula="of:=[.D11]/[.D56]" office:value-type="float" office:value="0.616052153763172" calcext:value-type="float">
            <text:p>0.6160521538</text:p>
          </table:table-cell>
          <table:table-cell table:formula="of:=[.E11]/[.E56]" office:value-type="float" office:value="0.668048355266167" calcext:value-type="float">
            <text:p>0.6680483553</text:p>
          </table:table-cell>
          <table:table-cell table:formula="of:=[.F11]/[.F56]" office:value-type="float" office:value="0.724626051034045" calcext:value-type="float">
            <text:p>0.724626051</text:p>
          </table:table-cell>
          <table:table-cell table:formula="of:=[.G11]/[.G56]" office:value-type="float" office:value="0.784114147766385" calcext:value-type="float">
            <text:p>0.7841141478</text:p>
          </table:table-cell>
          <table:table-cell table:formula="of:=[.H11]/[.H56]" office:value-type="float" office:value="0.890044814648329" calcext:value-type="float">
            <text:p>0.8900448146</text:p>
          </table:table-cell>
          <table:table-cell table:formula="of:=[.I11]/[.I56]" office:value-type="float" office:value="1.03774944245227" calcext:value-type="float">
            <text:p>1.0377494425</text:p>
          </table:table-cell>
          <table:table-cell table:formula="of:=[.J11]/[.J56]" office:value-type="float" office:value="1.04868951152918" calcext:value-type="float">
            <text:p>1.0486895115</text:p>
          </table:table-cell>
          <table:table-cell table:formula="of:=[.K11]/[.K56]" office:value-type="float" office:value="1.16642987844476" calcext:value-type="float">
            <text:p>1.1664298784</text:p>
          </table:table-cell>
          <table:table-cell table:formula="of:=[.L11]/[.L56]" office:value-type="float" office:value="1.28325988080142" calcext:value-type="float">
            <text:p>1.2832598808</text:p>
          </table:table-cell>
          <table:table-cell table:formula="of:=[.M11]/[.M56]" office:value-type="float" office:value="1.32387767840337" calcext:value-type="float">
            <text:p>1.3238776784</text:p>
          </table:table-cell>
          <table:table-cell table:formula="of:=[.N11]/[.N56]" office:value-type="float" office:value="1.37549474150176" calcext:value-type="float">
            <text:p>1.3754947415</text:p>
          </table:table-cell>
          <table:table-cell table:formula="of:=[.O11]/[.O56]" office:value-type="float" office:value="1.27866081493994" calcext:value-type="float">
            <text:p>1.2786608149</text:p>
          </table:table-cell>
          <table:table-cell table:formula="of:=[.P11]/[.P56]" office:value-type="float" office:value="1.40703025847817" calcext:value-type="float">
            <text:p>1.4070302585</text:p>
          </table:table-cell>
          <table:table-cell table:formula="of:=[.Q11]/[.Q56]" office:value-type="float" office:value="1.39706246813113" calcext:value-type="float">
            <text:p>1.3970624681</text:p>
          </table:table-cell>
          <table:table-cell table:formula="of:=[.R11]/[.R56]" office:value-type="float" office:value="1.47472530370928" calcext:value-type="float">
            <text:p>1.4747253037</text:p>
          </table:table-cell>
          <table:table-cell table:formula="of:=[.S11]/[.S56]" office:value-type="float" office:value="0.973955040025099" calcext:value-type="float">
            <text:p>0.97395504</text:p>
          </table:table-cell>
          <table:table-cell table:formula="of:=[.T11]/[.T56]" office:value-type="float" office:value="1.03335189663081" calcext:value-type="float">
            <text:p>1.0333518966</text:p>
          </table:table-cell>
          <table:table-cell table:formula="of:=[.U11]/[.U56]" office:value-type="float" office:value="0.993939120572426" calcext:value-type="float">
            <text:p>0.9939391206</text:p>
          </table:table-cell>
          <table:table-cell table:formula="of:=[.V11]/[.V56]" office:value-type="float" office:value="0.985517045475215" calcext:value-type="float">
            <text:p>0.9855170455</text:p>
          </table:table-cell>
          <table:table-cell table:formula="of:=[.W11]/[.W56]" office:value-type="float" office:value="1.37643135673743" calcext:value-type="float">
            <text:p>1.3764313567</text:p>
          </table:table-cell>
          <table:table-cell table:formula="of:=[.X11]/[.X56]" office:value-type="float" office:value="1.51405624496361" calcext:value-type="float">
            <text:p>1.514056245</text:p>
          </table:table-cell>
          <table:table-cell table:formula="of:=[.Y11]/[.Y56]" office:value-type="float" office:value="0.995963328042208" calcext:value-type="float">
            <text:p>0.995963328</text:p>
          </table:table-cell>
          <table:table-cell table:formula="of:=[.Z11]/[.Z56]" office:value-type="float" office:value="0.464556717454818" calcext:value-type="float">
            <text:p>0.4645567175</text:p>
          </table:table-cell>
          <table:table-cell table:formula="of:=[.AA11]/[.AA56]" office:value-type="float" office:value="0.807764658769909" calcext:value-type="float">
            <text:p>0.8077646588</text:p>
          </table:table-cell>
          <table:table-cell table:formula="of:=[.AB11]/[.AB56]" office:value-type="float" office:value="1.15106813912575" calcext:value-type="float">
            <text:p>1.1510681391</text:p>
          </table:table-cell>
          <table:table-cell table:formula="of:=[.AC11]/[.AC56]" office:value-type="float" office:value="1.38653610714419" calcext:value-type="float">
            <text:p>1.3865361071</text:p>
          </table:table-cell>
          <table:table-cell table:formula="of:=[.AD11]/[.AD56]" office:value-type="float" office:value="1.5338319748493" calcext:value-type="float">
            <text:p>1.5338319748</text:p>
          </table:table-cell>
          <table:table-cell table:formula="of:=[.AE11]/[.AE56]" office:value-type="float" office:value="0.699996339211499" calcext:value-type="float">
            <text:p>0.6999963392</text:p>
          </table:table-cell>
          <table:table-cell table:formula="of:=[.AF11]/[.AF56]" office:value-type="float" office:value="0.739506206472139" calcext:value-type="float">
            <text:p>0.7395062065</text:p>
          </table:table-cell>
          <table:table-cell table:formula="of:=[.AG11]/[.AG56]" office:value-type="float" office:value="1.33006070486866" calcext:value-type="float">
            <text:p>1.3300607049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table:formula="of:=[.B12]/[.B57]" office:value-type="float" office:value="0.492624869020677" calcext:value-type="float">
            <text:p>0.492624869</text:p>
          </table:table-cell>
          <table:table-cell table:formula="of:=[.C12]/[.C57]" office:value-type="float" office:value="0.45894057867185" calcext:value-type="float">
            <text:p>0.4589405787</text:p>
          </table:table-cell>
          <table:table-cell table:formula="of:=[.D12]/[.D57]" office:value-type="float" office:value="0.578915955543543" calcext:value-type="float">
            <text:p>0.5789159555</text:p>
          </table:table-cell>
          <table:table-cell table:formula="of:=[.E12]/[.E57]" office:value-type="float" office:value="0.613118915874453" calcext:value-type="float">
            <text:p>0.6131189159</text:p>
          </table:table-cell>
          <table:table-cell table:formula="of:=[.F12]/[.F57]" office:value-type="float" office:value="0.719146383861922" calcext:value-type="float">
            <text:p>0.7191463839</text:p>
          </table:table-cell>
          <table:table-cell table:formula="of:=[.G12]/[.G57]" office:value-type="float" office:value="0.796626639827798" calcext:value-type="float">
            <text:p>0.7966266398</text:p>
          </table:table-cell>
          <table:table-cell table:formula="of:=[.H12]/[.H57]" office:value-type="float" office:value="0.974431649640395" calcext:value-type="float">
            <text:p>0.9744316496</text:p>
          </table:table-cell>
          <table:table-cell table:formula="of:=[.I12]/[.I57]" office:value-type="float" office:value="0.972569367724853" calcext:value-type="float">
            <text:p>0.9725693677</text:p>
          </table:table-cell>
          <table:table-cell table:formula="of:=[.J12]/[.J57]" office:value-type="float" office:value="0.976295022009829" calcext:value-type="float">
            <text:p>0.976295022</text:p>
          </table:table-cell>
          <table:table-cell table:formula="of:=[.K12]/[.K57]" office:value-type="float" office:value="1.14519691485071" calcext:value-type="float">
            <text:p>1.1451969149</text:p>
          </table:table-cell>
          <table:table-cell table:formula="of:=[.L12]/[.L57]" office:value-type="float" office:value="1.24424767441046" calcext:value-type="float">
            <text:p>1.2442476744</text:p>
          </table:table-cell>
          <table:table-cell table:formula="of:=[.M12]/[.M57]" office:value-type="float" office:value="1.3344148129835" calcext:value-type="float">
            <text:p>1.334414813</text:p>
          </table:table-cell>
          <table:table-cell table:formula="of:=[.N12]/[.N57]" office:value-type="float" office:value="1.3803079991482" calcext:value-type="float">
            <text:p>1.3803079991</text:p>
          </table:table-cell>
          <table:table-cell table:formula="of:=[.O12]/[.O57]" office:value-type="float" office:value="1.40387161558079" calcext:value-type="float">
            <text:p>1.4038716156</text:p>
          </table:table-cell>
          <table:table-cell table:formula="of:=[.P12]/[.P57]" office:value-type="float" office:value="1.38702040310445" calcext:value-type="float">
            <text:p>1.3870204031</text:p>
          </table:table-cell>
          <table:table-cell table:formula="of:=[.Q12]/[.Q57]" office:value-type="float" office:value="1.40592953056169" calcext:value-type="float">
            <text:p>1.4059295306</text:p>
          </table:table-cell>
          <table:table-cell table:formula="of:=[.R12]/[.R57]" office:value-type="float" office:value="0.912422322017314" calcext:value-type="float">
            <text:p>0.912422322</text:p>
          </table:table-cell>
          <table:table-cell table:formula="of:=[.S12]/[.S57]" office:value-type="float" office:value="1.41134404851149" calcext:value-type="float">
            <text:p>1.4113440485</text:p>
          </table:table-cell>
          <table:table-cell table:formula="of:=[.T12]/[.T57]" office:value-type="float" office:value="1.10434248067815" calcext:value-type="float">
            <text:p>1.1043424807</text:p>
          </table:table-cell>
          <table:table-cell table:formula="of:=[.U12]/[.U57]" office:value-type="float" office:value="1.49212457620669" calcext:value-type="float">
            <text:p>1.4921245762</text:p>
          </table:table-cell>
          <table:table-cell table:formula="of:=[.V12]/[.V57]" office:value-type="float" office:value="1.18467858228884" calcext:value-type="float">
            <text:p>1.1846785823</text:p>
          </table:table-cell>
          <table:table-cell table:formula="of:=[.W12]/[.W57]" office:value-type="float" office:value="1.2107765442216" calcext:value-type="float">
            <text:p>1.2107765442</text:p>
          </table:table-cell>
          <table:table-cell table:formula="of:=[.X12]/[.X57]" office:value-type="float" office:value="1.59026271860113" calcext:value-type="float">
            <text:p>1.5902627186</text:p>
          </table:table-cell>
          <table:table-cell table:formula="of:=[.Y12]/[.Y57]" office:value-type="float" office:value="1.04198931379727" calcext:value-type="float">
            <text:p>1.0419893138</text:p>
          </table:table-cell>
          <table:table-cell table:formula="of:=[.Z12]/[.Z57]" office:value-type="float" office:value="1.27126183239294" calcext:value-type="float">
            <text:p>1.2712618324</text:p>
          </table:table-cell>
          <table:table-cell table:formula="of:=[.AA12]/[.AA57]" office:value-type="float" office:value="0.739045617985551" calcext:value-type="float">
            <text:p>0.739045618</text:p>
          </table:table-cell>
          <table:table-cell table:formula="of:=[.AB12]/[.AB57]" office:value-type="float" office:value="1.51062483297459" calcext:value-type="float">
            <text:p>1.510624833</text:p>
          </table:table-cell>
          <table:table-cell table:formula="of:=[.AC12]/[.AC57]" office:value-type="float" office:value="1.52241302459641" calcext:value-type="float">
            <text:p>1.5224130246</text:p>
          </table:table-cell>
          <table:table-cell table:formula="of:=[.AD12]/[.AD57]" office:value-type="float" office:value="1.12693318270864" calcext:value-type="float">
            <text:p>1.1269331827</text:p>
          </table:table-cell>
          <table:table-cell table:formula="of:=[.AE12]/[.AE57]" office:value-type="float" office:value="1.62213613321291" calcext:value-type="float">
            <text:p>1.6221361332</text:p>
          </table:table-cell>
          <table:table-cell table:formula="of:=[.AF12]/[.AF57]" office:value-type="float" office:value="1.06416158660004" calcext:value-type="float">
            <text:p>1.0641615866</text:p>
          </table:table-cell>
          <table:table-cell table:formula="of:=[.AG12]/[.AG57]" office:value-type="float" office:value="0.827570512103223" calcext:value-type="float">
            <text:p>0.827570512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[.B13]/[.B58]" office:value-type="float" office:value="0.523403200868803" calcext:value-type="float">
            <text:p>0.5234032009</text:p>
          </table:table-cell>
          <table:table-cell table:formula="of:=[.C13]/[.C58]" office:value-type="float" office:value="0.40195281677029" calcext:value-type="float">
            <text:p>0.4019528168</text:p>
          </table:table-cell>
          <table:table-cell table:formula="of:=[.D13]/[.D58]" office:value-type="float" office:value="0.518382190135329" calcext:value-type="float">
            <text:p>0.5183821901</text:p>
          </table:table-cell>
          <table:table-cell table:formula="of:=[.E13]/[.E58]" office:value-type="float" office:value="0.550679102799897" calcext:value-type="float">
            <text:p>0.5506791028</text:p>
          </table:table-cell>
          <table:table-cell table:formula="of:=[.F13]/[.F58]" office:value-type="float" office:value="0.666466274731426" calcext:value-type="float">
            <text:p>0.6664662747</text:p>
          </table:table-cell>
          <table:table-cell table:formula="of:=[.G13]/[.G58]" office:value-type="float" office:value="0.684159285118188" calcext:value-type="float">
            <text:p>0.6841592851</text:p>
          </table:table-cell>
          <table:table-cell table:formula="of:=[.H13]/[.H58]" office:value-type="float" office:value="0.866128138734514" calcext:value-type="float">
            <text:p>0.8661281387</text:p>
          </table:table-cell>
          <table:table-cell table:formula="of:=[.I13]/[.I58]" office:value-type="float" office:value="1.04327516713347" calcext:value-type="float">
            <text:p>1.0432751671</text:p>
          </table:table-cell>
          <table:table-cell table:formula="of:=[.J13]/[.J58]" office:value-type="float" office:value="0.959711327780024" calcext:value-type="float">
            <text:p>0.9597113278</text:p>
          </table:table-cell>
          <table:table-cell table:formula="of:=[.K13]/[.K58]" office:value-type="float" office:value="1.31661231046277" calcext:value-type="float">
            <text:p>1.3166123105</text:p>
          </table:table-cell>
          <table:table-cell table:formula="of:=[.L13]/[.L58]" office:value-type="float" office:value="1.26397829693965" calcext:value-type="float">
            <text:p>1.2639782969</text:p>
          </table:table-cell>
          <table:table-cell table:formula="of:=[.M13]/[.M58]" office:value-type="float" office:value="1.31706658865736" calcext:value-type="float">
            <text:p>1.3170665887</text:p>
          </table:table-cell>
          <table:table-cell table:formula="of:=[.N13]/[.N58]" office:value-type="float" office:value="1.31798339932058" calcext:value-type="float">
            <text:p>1.3179833993</text:p>
          </table:table-cell>
          <table:table-cell table:formula="of:=[.O13]/[.O58]" office:value-type="float" office:value="1.36317755366276" calcext:value-type="float">
            <text:p>1.3631775537</text:p>
          </table:table-cell>
          <table:table-cell table:formula="of:=[.P13]/[.P58]" office:value-type="float" office:value="1.4688539870469" calcext:value-type="float">
            <text:p>1.468853987</text:p>
          </table:table-cell>
          <table:table-cell table:formula="of:=[.Q13]/[.Q58]" office:value-type="float" office:value="1.45516681196541" calcext:value-type="float">
            <text:p>1.455166812</text:p>
          </table:table-cell>
          <table:table-cell table:formula="of:=[.R13]/[.R58]" office:value-type="float" office:value="1.59902896979009" calcext:value-type="float">
            <text:p>1.5990289698</text:p>
          </table:table-cell>
          <table:table-cell table:formula="of:=[.S13]/[.S58]" office:value-type="float" office:value="1.44188425755985" calcext:value-type="float">
            <text:p>1.4418842576</text:p>
          </table:table-cell>
          <table:table-cell table:formula="of:=[.T13]/[.T58]" office:value-type="float" office:value="1.59163611460067" calcext:value-type="float">
            <text:p>1.5916361146</text:p>
          </table:table-cell>
          <table:table-cell table:formula="of:=[.U13]/[.U58]" office:value-type="float" office:value="1.69429840718903" calcext:value-type="float">
            <text:p>1.6942984072</text:p>
          </table:table-cell>
          <table:table-cell table:formula="of:=[.V13]/[.V58]" office:value-type="float" office:value="1.72212303647237" calcext:value-type="float">
            <text:p>1.7221230365</text:p>
          </table:table-cell>
          <table:table-cell table:formula="of:=[.W13]/[.W58]" office:value-type="float" office:value="1.53252855943241" calcext:value-type="float">
            <text:p>1.5325285594</text:p>
          </table:table-cell>
          <table:table-cell table:formula="of:=[.X13]/[.X58]" office:value-type="float" office:value="1.59922356756762" calcext:value-type="float">
            <text:p>1.5992235676</text:p>
          </table:table-cell>
          <table:table-cell table:formula="of:=[.Y13]/[.Y58]" office:value-type="float" office:value="1.33317773410741" calcext:value-type="float">
            <text:p>1.3331777341</text:p>
          </table:table-cell>
          <table:table-cell table:formula="of:=[.Z13]/[.Z58]" office:value-type="float" office:value="1.32675313243893" calcext:value-type="float">
            <text:p>1.3267531324</text:p>
          </table:table-cell>
          <table:table-cell table:formula="of:=[.AA13]/[.AA58]" office:value-type="float" office:value="1.41015484168597" calcext:value-type="float">
            <text:p>1.4101548417</text:p>
          </table:table-cell>
          <table:table-cell table:formula="of:=[.AB13]/[.AB58]" office:value-type="float" office:value="1.72380323425067" calcext:value-type="float">
            <text:p>1.7238032343</text:p>
          </table:table-cell>
          <table:table-cell table:formula="of:=[.AC13]/[.AC58]" office:value-type="float" office:value="1.35016590928899" calcext:value-type="float">
            <text:p>1.3501659093</text:p>
          </table:table-cell>
          <table:table-cell table:formula="of:=[.AD13]/[.AD58]" office:value-type="float" office:value="1.83909621769309" calcext:value-type="float">
            <text:p>1.8390962177</text:p>
          </table:table-cell>
          <table:table-cell table:formula="of:=[.AE13]/[.AE58]" office:value-type="float" office:value="1.44505980298902" calcext:value-type="float">
            <text:p>1.445059803</text:p>
          </table:table-cell>
          <table:table-cell table:formula="of:=[.AF13]/[.AF58]" office:value-type="float" office:value="1.49694886387829" calcext:value-type="float">
            <text:p>1.4969488639</text:p>
          </table:table-cell>
          <table:table-cell table:formula="of:=[.AG13]/[.AG58]" office:value-type="float" office:value="1.19971899630508" calcext:value-type="float">
            <text:p>1.1997189963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[.B14]/[.B59]" office:value-type="float" office:value="0.539356970713651" calcext:value-type="float">
            <text:p>0.5393569707</text:p>
          </table:table-cell>
          <table:table-cell table:formula="of:=[.C14]/[.C59]" office:value-type="float" office:value="0.404165605635498" calcext:value-type="float">
            <text:p>0.4041656056</text:p>
          </table:table-cell>
          <table:table-cell table:formula="of:=[.D14]/[.D59]" office:value-type="float" office:value="0.482462882690051" calcext:value-type="float">
            <text:p>0.4824628827</text:p>
          </table:table-cell>
          <table:table-cell table:formula="of:=[.E14]/[.E59]" office:value-type="float" office:value="0.505331706131693" calcext:value-type="float">
            <text:p>0.5053317061</text:p>
          </table:table-cell>
          <table:table-cell table:formula="of:=[.F14]/[.F59]" office:value-type="float" office:value="0.512104036052283" calcext:value-type="float">
            <text:p>0.5121040361</text:p>
          </table:table-cell>
          <table:table-cell table:formula="of:=[.G14]/[.G59]" office:value-type="float" office:value="0.683360324507643" calcext:value-type="float">
            <text:p>0.6833603245</text:p>
          </table:table-cell>
          <table:table-cell table:formula="of:=[.H14]/[.H59]" office:value-type="float" office:value="0.780583449766194" calcext:value-type="float">
            <text:p>0.7805834498</text:p>
          </table:table-cell>
          <table:table-cell table:formula="of:=[.I14]/[.I59]" office:value-type="float" office:value="0.920933632161194" calcext:value-type="float">
            <text:p>0.9209336322</text:p>
          </table:table-cell>
          <table:table-cell table:formula="of:=[.J14]/[.J59]" office:value-type="float" office:value="0.840777235895076" calcext:value-type="float">
            <text:p>0.8407772359</text:p>
          </table:table-cell>
          <table:table-cell table:formula="of:=[.K14]/[.K59]" office:value-type="float" office:value="1.13379726851652" calcext:value-type="float">
            <text:p>1.1337972685</text:p>
          </table:table-cell>
          <table:table-cell table:formula="of:=[.L14]/[.L59]" office:value-type="float" office:value="1.28266398543327" calcext:value-type="float">
            <text:p>1.2826639854</text:p>
          </table:table-cell>
          <table:table-cell table:formula="of:=[.M14]/[.M59]" office:value-type="float" office:value="1.31585651794636" calcext:value-type="float">
            <text:p>1.3158565179</text:p>
          </table:table-cell>
          <table:table-cell table:formula="of:=[.N14]/[.N59]" office:value-type="float" office:value="1.44105268096091" calcext:value-type="float">
            <text:p>1.441052681</text:p>
          </table:table-cell>
          <table:table-cell table:formula="of:=[.O14]/[.O59]" office:value-type="float" office:value="1.40490831779945" calcext:value-type="float">
            <text:p>1.4049083178</text:p>
          </table:table-cell>
          <table:table-cell table:formula="of:=[.P14]/[.P59]" office:value-type="float" office:value="1.51901772550736" calcext:value-type="float">
            <text:p>1.5190177255</text:p>
          </table:table-cell>
          <table:table-cell table:formula="of:=[.Q14]/[.Q59]" office:value-type="float" office:value="1.42838334325622" calcext:value-type="float">
            <text:p>1.4283833433</text:p>
          </table:table-cell>
          <table:table-cell table:formula="of:=[.R14]/[.R59]" office:value-type="float" office:value="1.43231205753844" calcext:value-type="float">
            <text:p>1.4323120575</text:p>
          </table:table-cell>
          <table:table-cell table:formula="of:=[.S14]/[.S59]" office:value-type="float" office:value="1.54161929646218" calcext:value-type="float">
            <text:p>1.5416192965</text:p>
          </table:table-cell>
          <table:table-cell table:formula="of:=[.T14]/[.T59]" office:value-type="float" office:value="1.46698796693138" calcext:value-type="float">
            <text:p>1.4669879669</text:p>
          </table:table-cell>
          <table:table-cell table:formula="of:=[.U14]/[.U59]" office:value-type="float" office:value="1.55639354654143" calcext:value-type="float">
            <text:p>1.5563935465</text:p>
          </table:table-cell>
          <table:table-cell table:formula="of:=[.V14]/[.V59]" office:value-type="float" office:value="1.55800420587801" calcext:value-type="float">
            <text:p>1.5580042059</text:p>
          </table:table-cell>
          <table:table-cell table:formula="of:=[.W14]/[.W59]" office:value-type="float" office:value="1.63718409394337" calcext:value-type="float">
            <text:p>1.6371840939</text:p>
          </table:table-cell>
          <table:table-cell table:formula="of:=[.X14]/[.X59]" office:value-type="float" office:value="1.58031811288789" calcext:value-type="float">
            <text:p>1.5803181129</text:p>
          </table:table-cell>
          <table:table-cell table:formula="of:=[.Y14]/[.Y59]" office:value-type="float" office:value="1.84741149328066" calcext:value-type="float">
            <text:p>1.8474114933</text:p>
          </table:table-cell>
          <table:table-cell table:formula="of:=[.Z14]/[.Z59]" office:value-type="float" office:value="1.754948348439" calcext:value-type="float">
            <text:p>1.7549483484</text:p>
          </table:table-cell>
          <table:table-cell table:formula="of:=[.AA14]/[.AA59]" office:value-type="float" office:value="1.65677597990367" calcext:value-type="float">
            <text:p>1.6567759799</text:p>
          </table:table-cell>
          <table:table-cell table:formula="of:=[.AB14]/[.AB59]" office:value-type="float" office:value="1.70741240767394" calcext:value-type="float">
            <text:p>1.7074124077</text:p>
          </table:table-cell>
          <table:table-cell table:formula="of:=[.AC14]/[.AC59]" office:value-type="float" office:value="1.64743155521782" calcext:value-type="float">
            <text:p>1.6474315552</text:p>
          </table:table-cell>
          <table:table-cell table:formula="of:=[.AD14]/[.AD59]" office:value-type="float" office:value="1.5928195830002" calcext:value-type="float">
            <text:p>1.592819583</text:p>
          </table:table-cell>
          <table:table-cell table:formula="of:=[.AE14]/[.AE59]" office:value-type="float" office:value="1.92344119804205" calcext:value-type="float">
            <text:p>1.923441198</text:p>
          </table:table-cell>
          <table:table-cell table:formula="of:=[.AF14]/[.AF59]" office:value-type="float" office:value="2.03933057645579" calcext:value-type="float">
            <text:p>2.0393305765</text:p>
          </table:table-cell>
          <table:table-cell table:formula="of:=[.AG14]/[.AG59]" office:value-type="float" office:value="1.64085747626854" calcext:value-type="float">
            <text:p>1.6408574763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]/[.B62]" office:value-type="float" office:value="0.0623442837710374" calcext:value-type="float">
            <text:p>0.0623442838</text:p>
          </table:table-cell>
          <table:table-cell table:formula="of:=[.C2]/[.C62]" office:value-type="float" office:value="0.0516411941612457" calcext:value-type="float">
            <text:p>0.0516411942</text:p>
          </table:table-cell>
          <table:table-cell table:formula="of:=[.D2]/[.D62]" office:value-type="float" office:value="0.0479870722424424" calcext:value-type="float">
            <text:p>0.0479870722</text:p>
          </table:table-cell>
          <table:table-cell table:formula="of:=[.E2]/[.E62]" office:value-type="float" office:value="0.0425523522252792" calcext:value-type="float">
            <text:p>0.0425523522</text:p>
          </table:table-cell>
          <table:table-cell table:formula="of:=[.F2]/[.F62]" office:value-type="float" office:value="0.0437587330749047" calcext:value-type="float">
            <text:p>0.0437587331</text:p>
          </table:table-cell>
          <table:table-cell table:formula="of:=[.G2]/[.G62]" office:value-type="float" office:value="0.0401201075707057" calcext:value-type="float">
            <text:p>0.0401201076</text:p>
          </table:table-cell>
          <table:table-cell table:formula="of:=[.H2]/[.H62]" office:value-type="float" office:value="0.0336655085842551" calcext:value-type="float">
            <text:p>0.0336655086</text:p>
          </table:table-cell>
          <table:table-cell table:formula="of:=[.I2]/[.I62]" office:value-type="float" office:value="0.0345047361610764" calcext:value-type="float">
            <text:p>0.0345047362</text:p>
          </table:table-cell>
          <table:table-cell table:formula="of:=[.J2]/[.J62]" office:value-type="float" office:value="0.0350062964889137" calcext:value-type="float">
            <text:p>0.0350062965</text:p>
          </table:table-cell>
          <table:table-cell table:formula="of:=[.K2]/[.K62]" office:value-type="float" office:value="0.0230132439144898" calcext:value-type="float">
            <text:p>0.0230132439</text:p>
          </table:table-cell>
          <table:table-cell table:formula="of:=[.L2]/[.L62]" office:value-type="float" office:value="0.0281295162202979" calcext:value-type="float">
            <text:p>0.0281295162</text:p>
          </table:table-cell>
          <table:table-cell table:formula="of:=[.M2]/[.M62]" office:value-type="float" office:value="0.0282645388650695" calcext:value-type="float">
            <text:p>0.0282645389</text:p>
          </table:table-cell>
          <table:table-cell table:formula="of:=[.N2]/[.N62]" office:value-type="float" office:value="0.00759398335272827" calcext:value-type="float">
            <text:p>0.0075939834</text:p>
          </table:table-cell>
          <table:table-cell table:formula="of:=[.O2]/[.O62]" office:value-type="float" office:value="0.00549496719979837" calcext:value-type="float">
            <text:p>0.0054949672</text:p>
          </table:table-cell>
          <table:table-cell table:formula="of:=[.P2]/[.P62]" office:value-type="float" office:value="0.0190139193492417" calcext:value-type="float">
            <text:p>0.0190139193</text:p>
          </table:table-cell>
          <table:table-cell table:formula="of:=[.Q2]/[.Q62]" office:value-type="float" office:value="0.0110370574155534" calcext:value-type="float">
            <text:p>0.0110370574</text:p>
          </table:table-cell>
          <table:table-cell table:formula="of:=[.R2]/[.R62]" office:value-type="float" office:value="0.00607768374121871" calcext:value-type="float">
            <text:p>0.0060776837</text:p>
          </table:table-cell>
          <table:table-cell table:formula="of:=[.S2]/[.S62]" office:value-type="float" office:value="0.0142421639545941" calcext:value-type="float">
            <text:p>0.014242164</text:p>
          </table:table-cell>
          <table:table-cell table:formula="of:=[.T2]/[.T62]" office:value-type="float" office:value="0.00863089476811695" calcext:value-type="float">
            <text:p>0.0086308948</text:p>
          </table:table-cell>
          <table:table-cell table:formula="of:=[.U2]/[.U62]" office:value-type="float" office:value="0.0060060679871906" calcext:value-type="float">
            <text:p>0.006006068</text:p>
          </table:table-cell>
          <table:table-cell table:formula="of:=[.V2]/[.V62]" office:value-type="float" office:value="0.00241331507458423" calcext:value-type="float">
            <text:p>0.0024133151</text:p>
          </table:table-cell>
          <table:table-cell table:formula="of:=[.W2]/[.W62]" office:value-type="float" office:value="0.00847274651348831" calcext:value-type="float">
            <text:p>0.0084727465</text:p>
          </table:table-cell>
          <table:table-cell table:formula="of:=[.X2]/[.X62]" office:value-type="float" office:value="0.00454636940070308" calcext:value-type="float">
            <text:p>0.0045463694</text:p>
          </table:table-cell>
          <table:table-cell table:formula="of:=[.Y2]/[.Y62]" office:value-type="float" office:value="0.00409181625230018" calcext:value-type="float">
            <text:p>0.0040918163</text:p>
          </table:table-cell>
          <table:table-cell table:formula="of:=[.Z2]/[.Z62]" office:value-type="float" office:value="0.00322666624622312" calcext:value-type="float">
            <text:p>0.0032266662</text:p>
          </table:table-cell>
          <table:table-cell table:formula="of:=[.AA2]/[.AA62]" office:value-type="float" office:value="0.00512561683444467" calcext:value-type="float">
            <text:p>0.0051256168</text:p>
          </table:table-cell>
          <table:table-cell table:formula="of:=[.AB2]/[.AB62]" office:value-type="float" office:value="0.00573732568224011" calcext:value-type="float">
            <text:p>0.0057373257</text:p>
          </table:table-cell>
          <table:table-cell table:formula="of:=[.AC2]/[.AC62]" office:value-type="float" office:value="0.00257224563352087" calcext:value-type="float">
            <text:p>0.0025722456</text:p>
          </table:table-cell>
          <table:table-cell table:formula="of:=[.AD2]/[.AD62]" office:value-type="float" office:value="0.00288573657396968" calcext:value-type="float">
            <text:p>0.0028857366</text:p>
          </table:table-cell>
          <table:table-cell table:formula="of:=[.AE2]/[.AE62]" office:value-type="float" office:value="0.00270157081975944" calcext:value-type="float">
            <text:p>0.0027015708</text:p>
          </table:table-cell>
          <table:table-cell table:formula="of:=[.AF2]/[.AF62]" office:value-type="float" office:value="0.00288305432587283" calcext:value-type="float">
            <text:p>0.0028830543</text:p>
          </table:table-cell>
          <table:table-cell table:formula="of:=[.AG2]/[.AG62]" office:value-type="float" office:value="0.00318071783407462" calcext:value-type="float">
            <text:p>0.003180717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]/[.B63]" office:value-type="float" office:value="0.0823213895320708" calcext:value-type="float">
            <text:p>0.0823213895</text:p>
          </table:table-cell>
          <table:table-cell table:formula="of:=[.C3]/[.C63]" office:value-type="float" office:value="0.0720858918334003" calcext:value-type="float">
            <text:p>0.0720858918</text:p>
          </table:table-cell>
          <table:table-cell table:formula="of:=[.D3]/[.D63]" office:value-type="float" office:value="0.0670283736415731" calcext:value-type="float">
            <text:p>0.0670283736</text:p>
          </table:table-cell>
          <table:table-cell table:formula="of:=[.E3]/[.E63]" office:value-type="float" office:value="0.0644517151556974" calcext:value-type="float">
            <text:p>0.0644517152</text:p>
          </table:table-cell>
          <table:table-cell table:formula="of:=[.F3]/[.F63]" office:value-type="float" office:value="0.0557316951883752" calcext:value-type="float">
            <text:p>0.0557316952</text:p>
          </table:table-cell>
          <table:table-cell table:formula="of:=[.G3]/[.G63]" office:value-type="float" office:value="0.0602592889172807" calcext:value-type="float">
            <text:p>0.0602592889</text:p>
          </table:table-cell>
          <table:table-cell table:formula="of:=[.H3]/[.H63]" office:value-type="float" office:value="0.0580943721325181" calcext:value-type="float">
            <text:p>0.0580943721</text:p>
          </table:table-cell>
          <table:table-cell table:formula="of:=[.I3]/[.I63]" office:value-type="float" office:value="0.0364617727824982" calcext:value-type="float">
            <text:p>0.0364617728</text:p>
          </table:table-cell>
          <table:table-cell table:formula="of:=[.J3]/[.J63]" office:value-type="float" office:value="0.0539363763311367" calcext:value-type="float">
            <text:p>0.0539363763</text:p>
          </table:table-cell>
          <table:table-cell table:formula="of:=[.K3]/[.K63]" office:value-type="float" office:value="0.0457192463020945" calcext:value-type="float">
            <text:p>0.0457192463</text:p>
          </table:table-cell>
          <table:table-cell table:formula="of:=[.L3]/[.L63]" office:value-type="float" office:value="0.0449909194217898" calcext:value-type="float">
            <text:p>0.0449909194</text:p>
          </table:table-cell>
          <table:table-cell table:formula="of:=[.M3]/[.M63]" office:value-type="float" office:value="0.0352294606164939" calcext:value-type="float">
            <text:p>0.0352294606</text:p>
          </table:table-cell>
          <table:table-cell table:formula="of:=[.N3]/[.N63]" office:value-type="float" office:value="0.0202588174150876" calcext:value-type="float">
            <text:p>0.0202588174</text:p>
          </table:table-cell>
          <table:table-cell table:formula="of:=[.O3]/[.O63]" office:value-type="float" office:value="0.0321214188704371" calcext:value-type="float">
            <text:p>0.0321214189</text:p>
          </table:table-cell>
          <table:table-cell table:formula="of:=[.P3]/[.P63]" office:value-type="float" office:value="0.0166991417357021" calcext:value-type="float">
            <text:p>0.0166991417</text:p>
          </table:table-cell>
          <table:table-cell table:formula="of:=[.Q3]/[.Q63]" office:value-type="float" office:value="0.018351060764279" calcext:value-type="float">
            <text:p>0.0183510608</text:p>
          </table:table-cell>
          <table:table-cell table:formula="of:=[.R3]/[.R63]" office:value-type="float" office:value="0.0273082306621364" calcext:value-type="float">
            <text:p>0.0273082307</text:p>
          </table:table-cell>
          <table:table-cell table:formula="of:=[.S3]/[.S63]" office:value-type="float" office:value="0.014141007470881" calcext:value-type="float">
            <text:p>0.0141410075</text:p>
          </table:table-cell>
          <table:table-cell table:formula="of:=[.T3]/[.T63]" office:value-type="float" office:value="0.0126786253275656" calcext:value-type="float">
            <text:p>0.0126786253</text:p>
          </table:table-cell>
          <table:table-cell table:formula="of:=[.U3]/[.U63]" office:value-type="float" office:value="0.0270966866190237" calcext:value-type="float">
            <text:p>0.0270966866</text:p>
          </table:table-cell>
          <table:table-cell table:formula="of:=[.V3]/[.V63]" office:value-type="float" office:value="0.00704754712646726" calcext:value-type="float">
            <text:p>0.0070475471</text:p>
          </table:table-cell>
          <table:table-cell table:formula="of:=[.W3]/[.W63]" office:value-type="float" office:value="0.00679093485769956" calcext:value-type="float">
            <text:p>0.0067909349</text:p>
          </table:table-cell>
          <table:table-cell table:formula="of:=[.X3]/[.X63]" office:value-type="float" office:value="0.0107816056924691" calcext:value-type="float">
            <text:p>0.0107816057</text:p>
          </table:table-cell>
          <table:table-cell table:formula="of:=[.Y3]/[.Y63]" office:value-type="float" office:value="0.0146500049925589" calcext:value-type="float">
            <text:p>0.014650005</text:p>
          </table:table-cell>
          <table:table-cell table:formula="of:=[.Z3]/[.Z63]" office:value-type="float" office:value="0.0115835562481029" calcext:value-type="float">
            <text:p>0.0115835562</text:p>
          </table:table-cell>
          <table:table-cell table:formula="of:=[.AA3]/[.AA63]" office:value-type="float" office:value="0.0142704195367849" calcext:value-type="float">
            <text:p>0.0142704195</text:p>
          </table:table-cell>
          <table:table-cell table:formula="of:=[.AB3]/[.AB63]" office:value-type="float" office:value="0.00668038430149186" calcext:value-type="float">
            <text:p>0.0066803843</text:p>
          </table:table-cell>
          <table:table-cell table:formula="of:=[.AC3]/[.AC63]" office:value-type="float" office:value="0.00583180378325374" calcext:value-type="float">
            <text:p>0.0058318038</text:p>
          </table:table-cell>
          <table:table-cell table:formula="of:=[.AD3]/[.AD63]" office:value-type="float" office:value="0.00557543535860184" calcext:value-type="float">
            <text:p>0.0055754354</text:p>
          </table:table-cell>
          <table:table-cell table:formula="of:=[.AE3]/[.AE63]" office:value-type="float" office:value="0.00491981455678412" calcext:value-type="float">
            <text:p>0.0049198146</text:p>
          </table:table-cell>
          <table:table-cell table:formula="of:=[.AF3]/[.AF63]" office:value-type="float" office:value="0.00197287685695646" calcext:value-type="float">
            <text:p>0.0019728769</text:p>
          </table:table-cell>
          <table:table-cell table:formula="of:=[.AG3]/[.AG63]" office:value-type="float" office:value="0.00847072185267104" calcext:value-type="float">
            <text:p>0.008470721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B4]/[.B64]" office:value-type="float" office:value="0.131691965272249" calcext:value-type="float">
            <text:p>0.1316919653</text:p>
          </table:table-cell>
          <table:table-cell table:formula="of:=[.C4]/[.C64]" office:value-type="float" office:value="0.105400196426269" calcext:value-type="float">
            <text:p>0.1054001964</text:p>
          </table:table-cell>
          <table:table-cell table:formula="of:=[.D4]/[.D64]" office:value-type="float" office:value="0.114335453069451" calcext:value-type="float">
            <text:p>0.1143354531</text:p>
          </table:table-cell>
          <table:table-cell table:formula="of:=[.E4]/[.E64]" office:value-type="float" office:value="0.104611698558015" calcext:value-type="float">
            <text:p>0.1046116986</text:p>
          </table:table-cell>
          <table:table-cell table:formula="of:=[.F4]/[.F64]" office:value-type="float" office:value="0.0964651320533631" calcext:value-type="float">
            <text:p>0.0964651321</text:p>
          </table:table-cell>
          <table:table-cell table:formula="of:=[.G4]/[.G64]" office:value-type="float" office:value="0.0921296178694507" calcext:value-type="float">
            <text:p>0.0921296179</text:p>
          </table:table-cell>
          <table:table-cell table:formula="of:=[.H4]/[.H64]" office:value-type="float" office:value="0.108286779331415" calcext:value-type="float">
            <text:p>0.1082867793</text:p>
          </table:table-cell>
          <table:table-cell table:formula="of:=[.I4]/[.I64]" office:value-type="float" office:value="0.101024300203894" calcext:value-type="float">
            <text:p>0.1010243002</text:p>
          </table:table-cell>
          <table:table-cell table:formula="of:=[.J4]/[.J64]" office:value-type="float" office:value="0.043027717786857" calcext:value-type="float">
            <text:p>0.0430277178</text:p>
          </table:table-cell>
          <table:table-cell table:formula="of:=[.K4]/[.K64]" office:value-type="float" office:value="0.0327864307821091" calcext:value-type="float">
            <text:p>0.0327864308</text:p>
          </table:table-cell>
          <table:table-cell table:formula="of:=[.L4]/[.L64]" office:value-type="float" office:value="0.0889982328935689" calcext:value-type="float">
            <text:p>0.0889982329</text:p>
          </table:table-cell>
          <table:table-cell table:formula="of:=[.M4]/[.M64]" office:value-type="float" office:value="0.0685100248103985" calcext:value-type="float">
            <text:p>0.0685100248</text:p>
          </table:table-cell>
          <table:table-cell table:formula="of:=[.N4]/[.N64]" office:value-type="float" office:value="0.0625268295990746" calcext:value-type="float">
            <text:p>0.0625268296</text:p>
          </table:table-cell>
          <table:table-cell table:formula="of:=[.O4]/[.O64]" office:value-type="float" office:value="0.0755526776346296" calcext:value-type="float">
            <text:p>0.0755526776</text:p>
          </table:table-cell>
          <table:table-cell table:formula="of:=[.P4]/[.P64]" office:value-type="float" office:value="0.0541141512868855" calcext:value-type="float">
            <text:p>0.0541141513</text:p>
          </table:table-cell>
          <table:table-cell table:formula="of:=[.Q4]/[.Q64]" office:value-type="float" office:value="0.0528812143788045" calcext:value-type="float">
            <text:p>0.0528812144</text:p>
          </table:table-cell>
          <table:table-cell table:formula="of:=[.R4]/[.R64]" office:value-type="float" office:value="0.0356637850955887" calcext:value-type="float">
            <text:p>0.0356637851</text:p>
          </table:table-cell>
          <table:table-cell table:formula="of:=[.S4]/[.S64]" office:value-type="float" office:value="0.0650804526685781" calcext:value-type="float">
            <text:p>0.0650804527</text:p>
          </table:table-cell>
          <table:table-cell table:formula="of:=[.T4]/[.T64]" office:value-type="float" office:value="0.0216081978252474" calcext:value-type="float">
            <text:p>0.0216081978</text:p>
          </table:table-cell>
          <table:table-cell table:formula="of:=[.U4]/[.U64]" office:value-type="float" office:value="0.0289236200507381" calcext:value-type="float">
            <text:p>0.0289236201</text:p>
          </table:table-cell>
          <table:table-cell table:formula="of:=[.V4]/[.V64]" office:value-type="float" office:value="0.0367652930622767" calcext:value-type="float">
            <text:p>0.0367652931</text:p>
          </table:table-cell>
          <table:table-cell table:formula="of:=[.W4]/[.W64]" office:value-type="float" office:value="0.0149178105499711" calcext:value-type="float">
            <text:p>0.0149178105</text:p>
          </table:table-cell>
          <table:table-cell table:formula="of:=[.X4]/[.X64]" office:value-type="float" office:value="0.0163857339250095" calcext:value-type="float">
            <text:p>0.0163857339</text:p>
          </table:table-cell>
          <table:table-cell table:formula="of:=[.Y4]/[.Y64]" office:value-type="float" office:value="0.011262207746299" calcext:value-type="float">
            <text:p>0.0112622077</text:p>
          </table:table-cell>
          <table:table-cell table:formula="of:=[.Z4]/[.Z64]" office:value-type="float" office:value="0.0114885870560497" calcext:value-type="float">
            <text:p>0.0114885871</text:p>
          </table:table-cell>
          <table:table-cell table:formula="of:=[.AA4]/[.AA64]" office:value-type="float" office:value="0.00794988780097803" calcext:value-type="float">
            <text:p>0.0079498878</text:p>
          </table:table-cell>
          <table:table-cell table:formula="of:=[.AB4]/[.AB64]" office:value-type="float" office:value="0.0216953162422064" calcext:value-type="float">
            <text:p>0.0216953162</text:p>
          </table:table-cell>
          <table:table-cell table:formula="of:=[.AC4]/[.AC64]" office:value-type="float" office:value="0.00926342172518511" calcext:value-type="float">
            <text:p>0.0092634217</text:p>
          </table:table-cell>
          <table:table-cell table:formula="of:=[.AD4]/[.AD64]" office:value-type="float" office:value="0.0116364375060454" calcext:value-type="float">
            <text:p>0.0116364375</text:p>
          </table:table-cell>
          <table:table-cell table:formula="of:=[.AE4]/[.AE64]" office:value-type="float" office:value="0.0127710338126401" calcext:value-type="float">
            <text:p>0.0127710338</text:p>
          </table:table-cell>
          <table:table-cell table:formula="of:=[.AF4]/[.AF64]" office:value-type="float" office:value="0.00590620155505837" calcext:value-type="float">
            <text:p>0.0059062016</text:p>
          </table:table-cell>
          <table:table-cell table:formula="of:=[.AG4]/[.AG64]" office:value-type="float" office:value="0.00735774626049981" calcext:value-type="float">
            <text:p>0.0073577463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5]/[.B65]" office:value-type="float" office:value="0.167572931494843" calcext:value-type="float">
            <text:p>0.1675729315</text:p>
          </table:table-cell>
          <table:table-cell table:formula="of:=[.C5]/[.C65]" office:value-type="float" office:value="0.173137546964132" calcext:value-type="float">
            <text:p>0.173137547</text:p>
          </table:table-cell>
          <table:table-cell table:formula="of:=[.D5]/[.D65]" office:value-type="float" office:value="0.151176777941588" calcext:value-type="float">
            <text:p>0.1511767779</text:p>
          </table:table-cell>
          <table:table-cell table:formula="of:=[.E5]/[.E65]" office:value-type="float" office:value="0.15228617455607" calcext:value-type="float">
            <text:p>0.1522861746</text:p>
          </table:table-cell>
          <table:table-cell table:formula="of:=[.F5]/[.F65]" office:value-type="float" office:value="0.160973649044291" calcext:value-type="float">
            <text:p>0.160973649</text:p>
          </table:table-cell>
          <table:table-cell table:formula="of:=[.G5]/[.G65]" office:value-type="float" office:value="0.16110252320014" calcext:value-type="float">
            <text:p>0.1611025232</text:p>
          </table:table-cell>
          <table:table-cell table:formula="of:=[.H5]/[.H65]" office:value-type="float" office:value="0.143947577688098" calcext:value-type="float">
            <text:p>0.1439475777</text:p>
          </table:table-cell>
          <table:table-cell table:formula="of:=[.I5]/[.I65]" office:value-type="float" office:value="0.17430899246311" calcext:value-type="float">
            <text:p>0.1743089925</text:p>
          </table:table-cell>
          <table:table-cell table:formula="of:=[.J5]/[.J65]" office:value-type="float" office:value="0.172200203747868" calcext:value-type="float">
            <text:p>0.1722002037</text:p>
          </table:table-cell>
          <table:table-cell table:formula="of:=[.K5]/[.K65]" office:value-type="float" office:value="0.149869702505664" calcext:value-type="float">
            <text:p>0.1498697025</text:p>
          </table:table-cell>
          <table:table-cell table:formula="of:=[.L5]/[.L65]" office:value-type="float" office:value="0.142917656272656" calcext:value-type="float">
            <text:p>0.1429176563</text:p>
          </table:table-cell>
          <table:table-cell table:formula="of:=[.M5]/[.M65]" office:value-type="float" office:value="0.0616342855504635" calcext:value-type="float">
            <text:p>0.0616342856</text:p>
          </table:table-cell>
          <table:table-cell table:formula="of:=[.N5]/[.N65]" office:value-type="float" office:value="0.0586135609644264" calcext:value-type="float">
            <text:p>0.058613561</text:p>
          </table:table-cell>
          <table:table-cell table:formula="of:=[.O5]/[.O65]" office:value-type="float" office:value="0.0535363594527632" calcext:value-type="float">
            <text:p>0.0535363595</text:p>
          </table:table-cell>
          <table:table-cell table:formula="of:=[.P5]/[.P65]" office:value-type="float" office:value="0.0727194015918334" calcext:value-type="float">
            <text:p>0.0727194016</text:p>
          </table:table-cell>
          <table:table-cell table:formula="of:=[.Q5]/[.Q65]" office:value-type="float" office:value="0.102275907505057" calcext:value-type="float">
            <text:p>0.1022759075</text:p>
          </table:table-cell>
          <table:table-cell table:formula="of:=[.R5]/[.R65]" office:value-type="float" office:value="0.0855866888635019" calcext:value-type="float">
            <text:p>0.0855866889</text:p>
          </table:table-cell>
          <table:table-cell table:formula="of:=[.S5]/[.S65]" office:value-type="float" office:value="0.0318999473491129" calcext:value-type="float">
            <text:p>0.0318999473</text:p>
          </table:table-cell>
          <table:table-cell table:formula="of:=[.T5]/[.T65]" office:value-type="float" office:value="0.0282325405411255" calcext:value-type="float">
            <text:p>0.0282325405</text:p>
          </table:table-cell>
          <table:table-cell table:formula="of:=[.U5]/[.U65]" office:value-type="float" office:value="0.0279694962015577" calcext:value-type="float">
            <text:p>0.0279694962</text:p>
          </table:table-cell>
          <table:table-cell table:formula="of:=[.V5]/[.V65]" office:value-type="float" office:value="0.0565052871019304" calcext:value-type="float">
            <text:p>0.0565052871</text:p>
          </table:table-cell>
          <table:table-cell table:formula="of:=[.W5]/[.W65]" office:value-type="float" office:value="0.0740067739353441" calcext:value-type="float">
            <text:p>0.0740067739</text:p>
          </table:table-cell>
          <table:table-cell table:formula="of:=[.X5]/[.X65]" office:value-type="float" office:value="0.0171963575932001" calcext:value-type="float">
            <text:p>0.0171963576</text:p>
          </table:table-cell>
          <table:table-cell table:formula="of:=[.Y5]/[.Y65]" office:value-type="float" office:value="0.0428194162817926" calcext:value-type="float">
            <text:p>0.0428194163</text:p>
          </table:table-cell>
          <table:table-cell table:formula="of:=[.Z5]/[.Z65]" office:value-type="float" office:value="0.0239733316361956" calcext:value-type="float">
            <text:p>0.0239733316</text:p>
          </table:table-cell>
          <table:table-cell table:formula="of:=[.AA5]/[.AA65]" office:value-type="float" office:value="0.0247431664136089" calcext:value-type="float">
            <text:p>0.0247431664</text:p>
          </table:table-cell>
          <table:table-cell table:formula="of:=[.AB5]/[.AB65]" office:value-type="float" office:value="0.0556841433997277" calcext:value-type="float">
            <text:p>0.0556841434</text:p>
          </table:table-cell>
          <table:table-cell table:formula="of:=[.AC5]/[.AC65]" office:value-type="float" office:value="0.03730794671801" calcext:value-type="float">
            <text:p>0.0373079467</text:p>
          </table:table-cell>
          <table:table-cell table:formula="of:=[.AD5]/[.AD65]" office:value-type="float" office:value="0.0305541343918852" calcext:value-type="float">
            <text:p>0.0305541344</text:p>
          </table:table-cell>
          <table:table-cell table:formula="of:=[.AE5]/[.AE65]" office:value-type="float" office:value="0.0281325540345261" calcext:value-type="float">
            <text:p>0.028132554</text:p>
          </table:table-cell>
          <table:table-cell table:formula="of:=[.AF5]/[.AF65]" office:value-type="float" office:value="0.0504267095349549" calcext:value-type="float">
            <text:p>0.0504267095</text:p>
          </table:table-cell>
          <table:table-cell table:formula="of:=[.AG5]/[.AG65]" office:value-type="float" office:value="0.0254970634886216" calcext:value-type="float">
            <text:p>0.0254970635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B6]/[.B66]" office:value-type="float" office:value="0.306481364160352" calcext:value-type="float">
            <text:p>0.3064813642</text:p>
          </table:table-cell>
          <table:table-cell table:formula="of:=[.C6]/[.C66]" office:value-type="float" office:value="0.310217376237529" calcext:value-type="float">
            <text:p>0.3102173762</text:p>
          </table:table-cell>
          <table:table-cell table:formula="of:=[.D6]/[.D66]" office:value-type="float" office:value="0.291586147262681" calcext:value-type="float">
            <text:p>0.2915861473</text:p>
          </table:table-cell>
          <table:table-cell table:formula="of:=[.E6]/[.E66]" office:value-type="float" office:value="0.242684474163959" calcext:value-type="float">
            <text:p>0.2426844742</text:p>
          </table:table-cell>
          <table:table-cell table:formula="of:=[.F6]/[.F66]" office:value-type="float" office:value="0.25829378063697" calcext:value-type="float">
            <text:p>0.2582937806</text:p>
          </table:table-cell>
          <table:table-cell table:formula="of:=[.G6]/[.G66]" office:value-type="float" office:value="0.283005380471922" calcext:value-type="float">
            <text:p>0.2830053805</text:p>
          </table:table-cell>
          <table:table-cell table:formula="of:=[.H6]/[.H66]" office:value-type="float" office:value="0.299814295346633" calcext:value-type="float">
            <text:p>0.2998142953</text:p>
          </table:table-cell>
          <table:table-cell table:formula="of:=[.I6]/[.I66]" office:value-type="float" office:value="0.272804943725602" calcext:value-type="float">
            <text:p>0.2728049437</text:p>
          </table:table-cell>
          <table:table-cell table:formula="of:=[.J6]/[.J66]" office:value-type="float" office:value="0.263503340122741" calcext:value-type="float">
            <text:p>0.2635033401</text:p>
          </table:table-cell>
          <table:table-cell table:formula="of:=[.K6]/[.K66]" office:value-type="float" office:value="0.281271271254638" calcext:value-type="float">
            <text:p>0.2812712713</text:p>
          </table:table-cell>
          <table:table-cell table:formula="of:=[.L6]/[.L66]" office:value-type="float" office:value="0.30595543286391" calcext:value-type="float">
            <text:p>0.3059554329</text:p>
          </table:table-cell>
          <table:table-cell table:formula="of:=[.M6]/[.M66]" office:value-type="float" office:value="0.29738244276251" calcext:value-type="float">
            <text:p>0.2973824428</text:p>
          </table:table-cell>
          <table:table-cell table:formula="of:=[.N6]/[.N66]" office:value-type="float" office:value="0.234096438021263" calcext:value-type="float">
            <text:p>0.234096438</text:p>
          </table:table-cell>
          <table:table-cell table:formula="of:=[.O6]/[.O66]" office:value-type="float" office:value="0.172195916320163" calcext:value-type="float">
            <text:p>0.1721959163</text:p>
          </table:table-cell>
          <table:table-cell table:formula="of:=[.P6]/[.P66]" office:value-type="float" office:value="0.155617894414737" calcext:value-type="float">
            <text:p>0.1556178944</text:p>
          </table:table-cell>
          <table:table-cell table:formula="of:=[.Q6]/[.Q66]" office:value-type="float" office:value="0.156571279322452" calcext:value-type="float">
            <text:p>0.1565712793</text:p>
          </table:table-cell>
          <table:table-cell table:formula="of:=[.R6]/[.R66]" office:value-type="float" office:value="0.178148519380142" calcext:value-type="float">
            <text:p>0.1781485194</text:p>
          </table:table-cell>
          <table:table-cell table:formula="of:=[.S6]/[.S66]" office:value-type="float" office:value="0.160816091392349" calcext:value-type="float">
            <text:p>0.1608160914</text:p>
          </table:table-cell>
          <table:table-cell table:formula="of:=[.T6]/[.T66]" office:value-type="float" office:value="0.111804007359271" calcext:value-type="float">
            <text:p>0.1118040074</text:p>
          </table:table-cell>
          <table:table-cell table:formula="of:=[.U6]/[.U66]" office:value-type="float" office:value="0.181671360660116" calcext:value-type="float">
            <text:p>0.1816713607</text:p>
          </table:table-cell>
          <table:table-cell table:formula="of:=[.V6]/[.V66]" office:value-type="float" office:value="0.2405028476847" calcext:value-type="float">
            <text:p>0.2405028477</text:p>
          </table:table-cell>
          <table:table-cell table:formula="of:=[.W6]/[.W66]" office:value-type="float" office:value="0.0919615734453594" calcext:value-type="float">
            <text:p>0.0919615734</text:p>
          </table:table-cell>
          <table:table-cell table:formula="of:=[.X6]/[.X66]" office:value-type="float" office:value="0.100026050378811" calcext:value-type="float">
            <text:p>0.1000260504</text:p>
          </table:table-cell>
          <table:table-cell table:formula="of:=[.Y6]/[.Y66]" office:value-type="float" office:value="0.139598966678962" calcext:value-type="float">
            <text:p>0.1395989667</text:p>
          </table:table-cell>
          <table:table-cell table:formula="of:=[.Z6]/[.Z66]" office:value-type="float" office:value="0.101195181617106" calcext:value-type="float">
            <text:p>0.1011951816</text:p>
          </table:table-cell>
          <table:table-cell table:formula="of:=[.AA6]/[.AA66]" office:value-type="float" office:value="0.0731154461296249" calcext:value-type="float">
            <text:p>0.0731154461</text:p>
          </table:table-cell>
          <table:table-cell table:formula="of:=[.AB6]/[.AB66]" office:value-type="float" office:value="0.0913993447657531" calcext:value-type="float">
            <text:p>0.0913993448</text:p>
          </table:table-cell>
          <table:table-cell table:formula="of:=[.AC6]/[.AC66]" office:value-type="float" office:value="0.110758084556562" calcext:value-type="float">
            <text:p>0.1107580846</text:p>
          </table:table-cell>
          <table:table-cell table:formula="of:=[.AD6]/[.AD66]" office:value-type="float" office:value="0.0670128787725755" calcext:value-type="float">
            <text:p>0.0670128788</text:p>
          </table:table-cell>
          <table:table-cell table:formula="of:=[.AE6]/[.AE66]" office:value-type="float" office:value="0.0373313904964516" calcext:value-type="float">
            <text:p>0.0373313905</text:p>
          </table:table-cell>
          <table:table-cell table:formula="of:=[.AF6]/[.AF66]" office:value-type="float" office:value="0.0259086544104586" calcext:value-type="float">
            <text:p>0.0259086544</text:p>
          </table:table-cell>
          <table:table-cell table:formula="of:=[.AG6]/[.AG66]" office:value-type="float" office:value="0.0296285980254575" calcext:value-type="float">
            <text:p>0.02962859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B7]/[.B67]" office:value-type="float" office:value="0.311495035077259" calcext:value-type="float">
            <text:p>0.3114950351</text:p>
          </table:table-cell>
          <table:table-cell table:formula="of:=[.C7]/[.C67]" office:value-type="float" office:value="0.306900450990206" calcext:value-type="float">
            <text:p>0.306900451</text:p>
          </table:table-cell>
          <table:table-cell table:formula="of:=[.D7]/[.D67]" office:value-type="float" office:value="0.295996752919167" calcext:value-type="float">
            <text:p>0.2959967529</text:p>
          </table:table-cell>
          <table:table-cell table:formula="of:=[.E7]/[.E67]" office:value-type="float" office:value="0.298967251151472" calcext:value-type="float">
            <text:p>0.2989672512</text:p>
          </table:table-cell>
          <table:table-cell table:formula="of:=[.F7]/[.F67]" office:value-type="float" office:value="0.329087778767905" calcext:value-type="float">
            <text:p>0.3290877788</text:p>
          </table:table-cell>
          <table:table-cell table:formula="of:=[.G7]/[.G67]" office:value-type="float" office:value="0.359235608334126" calcext:value-type="float">
            <text:p>0.3592356083</text:p>
          </table:table-cell>
          <table:table-cell table:formula="of:=[.H7]/[.H67]" office:value-type="float" office:value="0.334462551861629" calcext:value-type="float">
            <text:p>0.3344625519</text:p>
          </table:table-cell>
          <table:table-cell table:formula="of:=[.I7]/[.I67]" office:value-type="float" office:value="0.353878680028847" calcext:value-type="float">
            <text:p>0.35387868</text:p>
          </table:table-cell>
          <table:table-cell table:formula="of:=[.J7]/[.J67]" office:value-type="float" office:value="0.281286694328911" calcext:value-type="float">
            <text:p>0.2812866943</text:p>
          </table:table-cell>
          <table:table-cell table:formula="of:=[.K7]/[.K67]" office:value-type="float" office:value="0.377268379152922" calcext:value-type="float">
            <text:p>0.3772683792</text:p>
          </table:table-cell>
          <table:table-cell table:formula="of:=[.L7]/[.L67]" office:value-type="float" office:value="0.383586576145217" calcext:value-type="float">
            <text:p>0.3835865761</text:p>
          </table:table-cell>
          <table:table-cell table:formula="of:=[.M7]/[.M67]" office:value-type="float" office:value="0.313268233357558" calcext:value-type="float">
            <text:p>0.3132682334</text:p>
          </table:table-cell>
          <table:table-cell table:formula="of:=[.N7]/[.N67]" office:value-type="float" office:value="0.441900501106124" calcext:value-type="float">
            <text:p>0.4419005011</text:p>
          </table:table-cell>
          <table:table-cell table:formula="of:=[.O7]/[.O67]" office:value-type="float" office:value="0.181643077125309" calcext:value-type="float">
            <text:p>0.1816430771</text:p>
          </table:table-cell>
          <table:table-cell table:formula="of:=[.P7]/[.P67]" office:value-type="float" office:value="0.323867065395443" calcext:value-type="float">
            <text:p>0.3238670654</text:p>
          </table:table-cell>
          <table:table-cell table:formula="of:=[.Q7]/[.Q67]" office:value-type="float" office:value="0.245004529046501" calcext:value-type="float">
            <text:p>0.245004529</text:p>
          </table:table-cell>
          <table:table-cell table:formula="of:=[.R7]/[.R67]" office:value-type="float" office:value="0.137662674576677" calcext:value-type="float">
            <text:p>0.1376626746</text:p>
          </table:table-cell>
          <table:table-cell table:formula="of:=[.S7]/[.S67]" office:value-type="float" office:value="0.121783056474283" calcext:value-type="float">
            <text:p>0.1217830565</text:p>
          </table:table-cell>
          <table:table-cell table:formula="of:=[.T7]/[.T67]" office:value-type="float" office:value="0.280654027456813" calcext:value-type="float">
            <text:p>0.2806540275</text:p>
          </table:table-cell>
          <table:table-cell table:formula="of:=[.U7]/[.U67]" office:value-type="float" office:value="0.332790013407476" calcext:value-type="float">
            <text:p>0.3327900134</text:p>
          </table:table-cell>
          <table:table-cell table:formula="of:=[.V7]/[.V67]" office:value-type="float" office:value="0.0943412414605036" calcext:value-type="float">
            <text:p>0.0943412415</text:p>
          </table:table-cell>
          <table:table-cell table:formula="of:=[.W7]/[.W67]" office:value-type="float" office:value="0.112979916714018" calcext:value-type="float">
            <text:p>0.1129799167</text:p>
          </table:table-cell>
          <table:table-cell table:formula="of:=[.X7]/[.X67]" office:value-type="float" office:value="0.14082189326501" calcext:value-type="float">
            <text:p>0.1408218933</text:p>
          </table:table-cell>
          <table:table-cell table:formula="of:=[.Y7]/[.Y67]" office:value-type="float" office:value="0.166114789306993" calcext:value-type="float">
            <text:p>0.1661147893</text:p>
          </table:table-cell>
          <table:table-cell table:formula="of:=[.Z7]/[.Z67]" office:value-type="float" office:value="0.302685425625081" calcext:value-type="float">
            <text:p>0.3026854256</text:p>
          </table:table-cell>
          <table:table-cell table:formula="of:=[.AA7]/[.AA67]" office:value-type="float" office:value="0.163078197391533" calcext:value-type="float">
            <text:p>0.1630781974</text:p>
          </table:table-cell>
          <table:table-cell table:formula="of:=[.AB7]/[.AB67]" office:value-type="float" office:value="0.17001677165238" calcext:value-type="float">
            <text:p>0.1700167717</text:p>
          </table:table-cell>
          <table:table-cell table:formula="of:=[.AC7]/[.AC67]" office:value-type="float" office:value="0.113357565856436" calcext:value-type="float">
            <text:p>0.1133575659</text:p>
          </table:table-cell>
          <table:table-cell table:formula="of:=[.AD7]/[.AD67]" office:value-type="float" office:value="0.15728066566028" calcext:value-type="float">
            <text:p>0.1572806657</text:p>
          </table:table-cell>
          <table:table-cell table:formula="of:=[.AE7]/[.AE67]" office:value-type="float" office:value="0.077834805086137" calcext:value-type="float">
            <text:p>0.0778348051</text:p>
          </table:table-cell>
          <table:table-cell table:formula="of:=[.AF7]/[.AF67]" office:value-type="float" office:value="0.0623579613962478" calcext:value-type="float">
            <text:p>0.0623579614</text:p>
          </table:table-cell>
          <table:table-cell table:formula="of:=[.AG7]/[.AG67]" office:value-type="float" office:value="0.107683143160416" calcext:value-type="float">
            <text:p>0.107683143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B8]/[.B68]" office:value-type="float" office:value="0.43372651564653" calcext:value-type="float">
            <text:p>0.4337265156</text:p>
          </table:table-cell>
          <table:table-cell table:formula="of:=[.C8]/[.C68]" office:value-type="float" office:value="0.447476322420984" calcext:value-type="float">
            <text:p>0.4474763224</text:p>
          </table:table-cell>
          <table:table-cell table:formula="of:=[.D8]/[.D68]" office:value-type="float" office:value="0.418153432864253" calcext:value-type="float">
            <text:p>0.4181534329</text:p>
          </table:table-cell>
          <table:table-cell table:formula="of:=[.E8]/[.E68]" office:value-type="float" office:value="0.468618504738072" calcext:value-type="float">
            <text:p>0.4686185047</text:p>
          </table:table-cell>
          <table:table-cell table:formula="of:=[.F8]/[.F68]" office:value-type="float" office:value="0.45722123669495" calcext:value-type="float">
            <text:p>0.4572212367</text:p>
          </table:table-cell>
          <table:table-cell table:formula="of:=[.G8]/[.G68]" office:value-type="float" office:value="0.527401916682029" calcext:value-type="float">
            <text:p>0.5274019167</text:p>
          </table:table-cell>
          <table:table-cell table:formula="of:=[.H8]/[.H68]" office:value-type="float" office:value="0.539020064901235" calcext:value-type="float">
            <text:p>0.5390200649</text:p>
          </table:table-cell>
          <table:table-cell table:formula="of:=[.I8]/[.I68]" office:value-type="float" office:value="0.672703935573748" calcext:value-type="float">
            <text:p>0.6727039356</text:p>
          </table:table-cell>
          <table:table-cell table:formula="of:=[.J8]/[.J68]" office:value-type="float" office:value="0.490941673290099" calcext:value-type="float">
            <text:p>0.4909416733</text:p>
          </table:table-cell>
          <table:table-cell table:formula="of:=[.K8]/[.K68]" office:value-type="float" office:value="0.586528010010484" calcext:value-type="float">
            <text:p>0.58652801</text:p>
          </table:table-cell>
          <table:table-cell table:formula="of:=[.L8]/[.L68]" office:value-type="float" office:value="0.392129623186771" calcext:value-type="float">
            <text:p>0.3921296232</text:p>
          </table:table-cell>
          <table:table-cell table:formula="of:=[.M8]/[.M68]" office:value-type="float" office:value="0.662760127223663" calcext:value-type="float">
            <text:p>0.6627601272</text:p>
          </table:table-cell>
          <table:table-cell table:formula="of:=[.N8]/[.N68]" office:value-type="float" office:value="0.266075132142189" calcext:value-type="float">
            <text:p>0.2660751321</text:p>
          </table:table-cell>
          <table:table-cell table:formula="of:=[.O8]/[.O68]" office:value-type="float" office:value="0.572390520399192" calcext:value-type="float">
            <text:p>0.5723905204</text:p>
          </table:table-cell>
          <table:table-cell table:formula="of:=[.P8]/[.P68]" office:value-type="float" office:value="0.424268333082363" calcext:value-type="float">
            <text:p>0.4242683331</text:p>
          </table:table-cell>
          <table:table-cell table:formula="of:=[.Q8]/[.Q68]" office:value-type="float" office:value="0.290505970343957" calcext:value-type="float">
            <text:p>0.2905059703</text:p>
          </table:table-cell>
          <table:table-cell table:formula="of:=[.R8]/[.R68]" office:value-type="float" office:value="0.134333283982828" calcext:value-type="float">
            <text:p>0.134333284</text:p>
          </table:table-cell>
          <table:table-cell table:formula="of:=[.S8]/[.S68]" office:value-type="float" office:value="0.563808787458104" calcext:value-type="float">
            <text:p>0.5638087875</text:p>
          </table:table-cell>
          <table:table-cell table:formula="of:=[.T8]/[.T68]" office:value-type="float" office:value="0.430415975028319" calcext:value-type="float">
            <text:p>0.430415975</text:p>
          </table:table-cell>
          <table:table-cell table:formula="of:=[.U8]/[.U68]" office:value-type="float" office:value="0.243287901608327" calcext:value-type="float">
            <text:p>0.2432879016</text:p>
          </table:table-cell>
          <table:table-cell table:formula="of:=[.V8]/[.V68]" office:value-type="float" office:value="0.254092743471033" calcext:value-type="float">
            <text:p>0.2540927435</text:p>
          </table:table-cell>
          <table:table-cell table:formula="of:=[.W8]/[.W68]" office:value-type="float" office:value="0.395395276204944" calcext:value-type="float">
            <text:p>0.3953952762</text:p>
          </table:table-cell>
          <table:table-cell table:formula="of:=[.X8]/[.X68]" office:value-type="float" office:value="0.433208527012065" calcext:value-type="float">
            <text:p>0.433208527</text:p>
          </table:table-cell>
          <table:table-cell table:formula="of:=[.Y8]/[.Y68]" office:value-type="float" office:value="0.542335086566094" calcext:value-type="float">
            <text:p>0.5423350866</text:p>
          </table:table-cell>
          <table:table-cell table:formula="of:=[.Z8]/[.Z68]" office:value-type="float" office:value="0.243778274231724" calcext:value-type="float">
            <text:p>0.2437782742</text:p>
          </table:table-cell>
          <table:table-cell table:formula="of:=[.AA8]/[.AA68]" office:value-type="float" office:value="0.379991402061229" calcext:value-type="float">
            <text:p>0.3799914021</text:p>
          </table:table-cell>
          <table:table-cell table:formula="of:=[.AB8]/[.AB68]" office:value-type="float" office:value="0.297909032009873" calcext:value-type="float">
            <text:p>0.297909032</text:p>
          </table:table-cell>
          <table:table-cell table:formula="of:=[.AC8]/[.AC68]" office:value-type="float" office:value="0.207049726253437" calcext:value-type="float">
            <text:p>0.2070497263</text:p>
          </table:table-cell>
          <table:table-cell table:formula="of:=[.AD8]/[.AD68]" office:value-type="float" office:value="0.338281759757027" calcext:value-type="float">
            <text:p>0.3382817598</text:p>
          </table:table-cell>
          <table:table-cell table:formula="of:=[.AE8]/[.AE68]" office:value-type="float" office:value="0.241816377317209" calcext:value-type="float">
            <text:p>0.2418163773</text:p>
          </table:table-cell>
          <table:table-cell table:formula="of:=[.AF8]/[.AF68]" office:value-type="float" office:value="0.223417788904276" calcext:value-type="float">
            <text:p>0.2234177889</text:p>
          </table:table-cell>
          <table:table-cell table:formula="of:=[.AG8]/[.AG68]" office:value-type="float" office:value="0.133591511066951" calcext:value-type="float">
            <text:p>0.133591511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9]/[.B69]" office:value-type="float" office:value="0.461749668757824" calcext:value-type="float">
            <text:p>0.4617496688</text:p>
          </table:table-cell>
          <table:table-cell table:formula="of:=[.C9]/[.C69]" office:value-type="float" office:value="0.477940270900785" calcext:value-type="float">
            <text:p>0.4779402709</text:p>
          </table:table-cell>
          <table:table-cell table:formula="of:=[.D9]/[.D69]" office:value-type="float" office:value="0.477591844826894" calcext:value-type="float">
            <text:p>0.4775918448</text:p>
          </table:table-cell>
          <table:table-cell table:formula="of:=[.E9]/[.E69]" office:value-type="float" office:value="0.487256725500003" calcext:value-type="float">
            <text:p>0.4872567255</text:p>
          </table:table-cell>
          <table:table-cell table:formula="of:=[.F9]/[.F69]" office:value-type="float" office:value="0.454897428268959" calcext:value-type="float">
            <text:p>0.4548974283</text:p>
          </table:table-cell>
          <table:table-cell table:formula="of:=[.G9]/[.G69]" office:value-type="float" office:value="0.685346057304217" calcext:value-type="float">
            <text:p>0.6853460573</text:p>
          </table:table-cell>
          <table:table-cell table:formula="of:=[.H9]/[.H69]" office:value-type="float" office:value="0.691358706290719" calcext:value-type="float">
            <text:p>0.6913587063</text:p>
          </table:table-cell>
          <table:table-cell table:formula="of:=[.I9]/[.I69]" office:value-type="float" office:value="0.677115596416889" calcext:value-type="float">
            <text:p>0.6771155964</text:p>
          </table:table-cell>
          <table:table-cell table:formula="of:=[.J9]/[.J69]" office:value-type="float" office:value="0.647313547895606" calcext:value-type="float">
            <text:p>0.6473135479</text:p>
          </table:table-cell>
          <table:table-cell table:formula="of:=[.K9]/[.K69]" office:value-type="float" office:value="0.762394581156033" calcext:value-type="float">
            <text:p>0.7623945812</text:p>
          </table:table-cell>
          <table:table-cell table:formula="of:=[.L9]/[.L69]" office:value-type="float" office:value="0.489669831406151" calcext:value-type="float">
            <text:p>0.4896698314</text:p>
          </table:table-cell>
          <table:table-cell table:formula="of:=[.M9]/[.M69]" office:value-type="float" office:value="0.763621162992199" calcext:value-type="float">
            <text:p>0.763621163</text:p>
          </table:table-cell>
          <table:table-cell table:formula="of:=[.N9]/[.N69]" office:value-type="float" office:value="0.854014643662902" calcext:value-type="float">
            <text:p>0.8540146437</text:p>
          </table:table-cell>
          <table:table-cell table:formula="of:=[.O9]/[.O69]" office:value-type="float" office:value="0.597142173474535" calcext:value-type="float">
            <text:p>0.5971421735</text:p>
          </table:table-cell>
          <table:table-cell table:formula="of:=[.P9]/[.P69]" office:value-type="float" office:value="0.3049529495466" calcext:value-type="float">
            <text:p>0.3049529495</text:p>
          </table:table-cell>
          <table:table-cell table:formula="of:=[.Q9]/[.Q69]" office:value-type="float" office:value="0.403689975435848" calcext:value-type="float">
            <text:p>0.4036899754</text:p>
          </table:table-cell>
          <table:table-cell table:formula="of:=[.R9]/[.R69]" office:value-type="float" office:value="0.473822166225946" calcext:value-type="float">
            <text:p>0.4738221662</text:p>
          </table:table-cell>
          <table:table-cell table:formula="of:=[.S9]/[.S69]" office:value-type="float" office:value="0.418725885137491" calcext:value-type="float">
            <text:p>0.4187258851</text:p>
          </table:table-cell>
          <table:table-cell table:formula="of:=[.T9]/[.T69]" office:value-type="float" office:value="0.283566942098666" calcext:value-type="float">
            <text:p>0.2835669421</text:p>
          </table:table-cell>
          <table:table-cell table:formula="of:=[.U9]/[.U69]" office:value-type="float" office:value="0.346281667391374" calcext:value-type="float">
            <text:p>0.3462816674</text:p>
          </table:table-cell>
          <table:table-cell table:formula="of:=[.V9]/[.V69]" office:value-type="float" office:value="0.650543335595749" calcext:value-type="float">
            <text:p>0.6505433356</text:p>
          </table:table-cell>
          <table:table-cell table:formula="of:=[.W9]/[.W69]" office:value-type="float" office:value="0.340828193194143" calcext:value-type="float">
            <text:p>0.3408281932</text:p>
          </table:table-cell>
          <table:table-cell table:formula="of:=[.X9]/[.X69]" office:value-type="float" office:value="0.453182098723282" calcext:value-type="float">
            <text:p>0.4531820987</text:p>
          </table:table-cell>
          <table:table-cell table:formula="of:=[.Y9]/[.Y69]" office:value-type="float" office:value="0.801529878002325" calcext:value-type="float">
            <text:p>0.801529878</text:p>
          </table:table-cell>
          <table:table-cell table:formula="of:=[.Z9]/[.Z69]" office:value-type="float" office:value="0.39972089443527" calcext:value-type="float">
            <text:p>0.3997208944</text:p>
          </table:table-cell>
          <table:table-cell table:formula="of:=[.AA9]/[.AA69]" office:value-type="float" office:value="0.36065974348326" calcext:value-type="float">
            <text:p>0.3606597435</text:p>
          </table:table-cell>
          <table:table-cell table:formula="of:=[.AB9]/[.AB69]" office:value-type="float" office:value="0.221853067281833" calcext:value-type="float">
            <text:p>0.2218530673</text:p>
          </table:table-cell>
          <table:table-cell table:formula="of:=[.AC9]/[.AC69]" office:value-type="float" office:value="0.441303085939208" calcext:value-type="float">
            <text:p>0.4413030859</text:p>
          </table:table-cell>
          <table:table-cell table:formula="of:=[.AD9]/[.AD69]" office:value-type="float" office:value="0.146718397377433" calcext:value-type="float">
            <text:p>0.1467183974</text:p>
          </table:table-cell>
          <table:table-cell table:formula="of:=[.AE9]/[.AE69]" office:value-type="float" office:value="0.325873053360549" calcext:value-type="float">
            <text:p>0.3258730534</text:p>
          </table:table-cell>
          <table:table-cell table:formula="of:=[.AF9]/[.AF69]" office:value-type="float" office:value="0.200564633090961" calcext:value-type="float">
            <text:p>0.2005646331</text:p>
          </table:table-cell>
          <table:table-cell table:formula="of:=[.AG9]/[.AG69]" office:value-type="float" office:value="0.259804438415147" calcext:value-type="float">
            <text:p>0.2598044384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B10]/[.B70]" office:value-type="float" office:value="0.486313051058786" calcext:value-type="float">
            <text:p>0.4863130511</text:p>
          </table:table-cell>
          <table:table-cell table:formula="of:=[.C10]/[.C70]" office:value-type="float" office:value="0.521126887760071" calcext:value-type="float">
            <text:p>0.5211268878</text:p>
          </table:table-cell>
          <table:table-cell table:formula="of:=[.D10]/[.D70]" office:value-type="float" office:value="0.56648944582826" calcext:value-type="float">
            <text:p>0.5664894458</text:p>
          </table:table-cell>
          <table:table-cell table:formula="of:=[.E10]/[.E70]" office:value-type="float" office:value="0.627399494670695" calcext:value-type="float">
            <text:p>0.6273994947</text:p>
          </table:table-cell>
          <table:table-cell table:formula="of:=[.F10]/[.F70]" office:value-type="float" office:value="0.704905794026487" calcext:value-type="float">
            <text:p>0.704905794</text:p>
          </table:table-cell>
          <table:table-cell table:formula="of:=[.G10]/[.G70]" office:value-type="float" office:value="0.837840735057546" calcext:value-type="float">
            <text:p>0.8378407351</text:p>
          </table:table-cell>
          <table:table-cell table:formula="of:=[.H10]/[.H70]" office:value-type="float" office:value="0.939898368956132" calcext:value-type="float">
            <text:p>0.939898369</text:p>
          </table:table-cell>
          <table:table-cell table:formula="of:=[.I10]/[.I70]" office:value-type="float" office:value="1.07583437327145" calcext:value-type="float">
            <text:p>1.0758343733</text:p>
          </table:table-cell>
          <table:table-cell table:formula="of:=[.J10]/[.J70]" office:value-type="float" office:value="0.809379783971372" calcext:value-type="float">
            <text:p>0.809379784</text:p>
          </table:table-cell>
          <table:table-cell table:formula="of:=[.K10]/[.K70]" office:value-type="float" office:value="1.0739553167107" calcext:value-type="float">
            <text:p>1.0739553167</text:p>
          </table:table-cell>
          <table:table-cell table:formula="of:=[.L10]/[.L70]" office:value-type="float" office:value="1.08659030768539" calcext:value-type="float">
            <text:p>1.0865903077</text:p>
          </table:table-cell>
          <table:table-cell table:formula="of:=[.M10]/[.M70]" office:value-type="float" office:value="0.752733684739571" calcext:value-type="float">
            <text:p>0.7527336847</text:p>
          </table:table-cell>
          <table:table-cell table:formula="of:=[.N10]/[.N70]" office:value-type="float" office:value="1.04275948356509" calcext:value-type="float">
            <text:p>1.0427594836</text:p>
          </table:table-cell>
          <table:table-cell table:formula="of:=[.O10]/[.O70]" office:value-type="float" office:value="1.09510905931396" calcext:value-type="float">
            <text:p>1.0951090593</text:p>
          </table:table-cell>
          <table:table-cell table:formula="of:=[.P10]/[.P70]" office:value-type="float" office:value="1.03647315883278" calcext:value-type="float">
            <text:p>1.0364731588</text:p>
          </table:table-cell>
          <table:table-cell table:formula="of:=[.Q10]/[.Q70]" office:value-type="float" office:value="0.577672047936465" calcext:value-type="float">
            <text:p>0.5776720479</text:p>
          </table:table-cell>
          <table:table-cell table:formula="of:=[.R10]/[.R70]" office:value-type="float" office:value="0.803771987849255" calcext:value-type="float">
            <text:p>0.8037719878</text:p>
          </table:table-cell>
          <table:table-cell table:formula="of:=[.S10]/[.S70]" office:value-type="float" office:value="0.712815280902258" calcext:value-type="float">
            <text:p>0.7128152809</text:p>
          </table:table-cell>
          <table:table-cell table:formula="of:=[.T10]/[.T70]" office:value-type="float" office:value="0.527909420460227" calcext:value-type="float">
            <text:p>0.5279094205</text:p>
          </table:table-cell>
          <table:table-cell table:formula="of:=[.U10]/[.U70]" office:value-type="float" office:value="0.612957111888862" calcext:value-type="float">
            <text:p>0.6129571119</text:p>
          </table:table-cell>
          <table:table-cell table:formula="of:=[.V10]/[.V70]" office:value-type="float" office:value="0.780756497062804" calcext:value-type="float">
            <text:p>0.7807564971</text:p>
          </table:table-cell>
          <table:table-cell table:formula="of:=[.W10]/[.W70]" office:value-type="float" office:value="0.653635726690693" calcext:value-type="float">
            <text:p>0.6536357267</text:p>
          </table:table-cell>
          <table:table-cell table:formula="of:=[.X10]/[.X70]" office:value-type="float" office:value="0.736734228829624" calcext:value-type="float">
            <text:p>0.7367342288</text:p>
          </table:table-cell>
          <table:table-cell table:formula="of:=[.Y10]/[.Y70]" office:value-type="float" office:value="1.11625114220769" calcext:value-type="float">
            <text:p>1.1162511422</text:p>
          </table:table-cell>
          <table:table-cell table:formula="of:=[.Z10]/[.Z70]" office:value-type="float" office:value="0.668157678971007" calcext:value-type="float">
            <text:p>0.668157679</text:p>
          </table:table-cell>
          <table:table-cell table:formula="of:=[.AA10]/[.AA70]" office:value-type="float" office:value="0.513449293329291" calcext:value-type="float">
            <text:p>0.5134492933</text:p>
          </table:table-cell>
          <table:table-cell table:formula="of:=[.AB10]/[.AB70]" office:value-type="float" office:value="0.683973901981958" calcext:value-type="float">
            <text:p>0.683973902</text:p>
          </table:table-cell>
          <table:table-cell table:formula="of:=[.AC10]/[.AC70]" office:value-type="float" office:value="0.477274366225266" calcext:value-type="float">
            <text:p>0.4772743662</text:p>
          </table:table-cell>
          <table:table-cell table:formula="of:=[.AD10]/[.AD70]" office:value-type="float" office:value="0.419114756108907" calcext:value-type="float">
            <text:p>0.4191147561</text:p>
          </table:table-cell>
          <table:table-cell table:formula="of:=[.AE10]/[.AE70]" office:value-type="float" office:value="0.450211938323731" calcext:value-type="float">
            <text:p>0.4502119383</text:p>
          </table:table-cell>
          <table:table-cell table:formula="of:=[.AF10]/[.AF70]" office:value-type="float" office:value="0.465268132224686" calcext:value-type="float">
            <text:p>0.4652681322</text:p>
          </table:table-cell>
          <table:table-cell table:formula="of:=[.AG10]/[.AG70]" office:value-type="float" office:value="0.407914743564925" calcext:value-type="float">
            <text:p>0.407914743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1]/[.B71]" office:value-type="float" office:value="0.493807501548721" calcext:value-type="float">
            <text:p>0.4938075015</text:p>
          </table:table-cell>
          <table:table-cell table:formula="of:=[.C11]/[.C71]" office:value-type="float" office:value="0.567691894057968" calcext:value-type="float">
            <text:p>0.5676918941</text:p>
          </table:table-cell>
          <table:table-cell table:formula="of:=[.D11]/[.D71]" office:value-type="float" office:value="0.644059960419938" calcext:value-type="float">
            <text:p>0.6440599604</text:p>
          </table:table-cell>
          <table:table-cell table:formula="of:=[.E11]/[.E71]" office:value-type="float" office:value="0.657680432459832" calcext:value-type="float">
            <text:p>0.6576804325</text:p>
          </table:table-cell>
          <table:table-cell table:formula="of:=[.F11]/[.F71]" office:value-type="float" office:value="0.663077552047605" calcext:value-type="float">
            <text:p>0.663077552</text:p>
          </table:table-cell>
          <table:table-cell table:formula="of:=[.G11]/[.G71]" office:value-type="float" office:value="0.71583041300477" calcext:value-type="float">
            <text:p>0.715830413</text:p>
          </table:table-cell>
          <table:table-cell table:formula="of:=[.H11]/[.H71]" office:value-type="float" office:value="0.87036352808111" calcext:value-type="float">
            <text:p>0.8703635281</text:p>
          </table:table-cell>
          <table:table-cell table:formula="of:=[.I11]/[.I71]" office:value-type="float" office:value="0.989336945134007" calcext:value-type="float">
            <text:p>0.9893369451</text:p>
          </table:table-cell>
          <table:table-cell table:formula="of:=[.J11]/[.J71]" office:value-type="float" office:value="0.795372007956641" calcext:value-type="float">
            <text:p>0.795372008</text:p>
          </table:table-cell>
          <table:table-cell table:formula="of:=[.K11]/[.K71]" office:value-type="float" office:value="0.990882536711932" calcext:value-type="float">
            <text:p>0.9908825367</text:p>
          </table:table-cell>
          <table:table-cell table:formula="of:=[.L11]/[.L71]" office:value-type="float" office:value="1.0828755012502" calcext:value-type="float">
            <text:p>1.0828755013</text:p>
          </table:table-cell>
          <table:table-cell table:formula="of:=[.M11]/[.M71]" office:value-type="float" office:value="1.18386677007167" calcext:value-type="float">
            <text:p>1.1838667701</text:p>
          </table:table-cell>
          <table:table-cell table:formula="of:=[.N11]/[.N71]" office:value-type="float" office:value="0.891778742625713" calcext:value-type="float">
            <text:p>0.8917787426</text:p>
          </table:table-cell>
          <table:table-cell table:formula="of:=[.O11]/[.O71]" office:value-type="float" office:value="0.763557068988146" calcext:value-type="float">
            <text:p>0.763557069</text:p>
          </table:table-cell>
          <table:table-cell table:formula="of:=[.P11]/[.P71]" office:value-type="float" office:value="1.04103336527267" calcext:value-type="float">
            <text:p>1.0410333653</text:p>
          </table:table-cell>
          <table:table-cell table:formula="of:=[.Q11]/[.Q71]" office:value-type="float" office:value="0.922242350676311" calcext:value-type="float">
            <text:p>0.9222423507</text:p>
          </table:table-cell>
          <table:table-cell table:formula="of:=[.R11]/[.R71]" office:value-type="float" office:value="0.531218198728695" calcext:value-type="float">
            <text:p>0.5312181987</text:p>
          </table:table-cell>
          <table:table-cell table:formula="of:=[.S11]/[.S71]" office:value-type="float" office:value="0.569178611668214" calcext:value-type="float">
            <text:p>0.5691786117</text:p>
          </table:table-cell>
          <table:table-cell table:formula="of:=[.T11]/[.T71]" office:value-type="float" office:value="0.974183228304968" calcext:value-type="float">
            <text:p>0.9741832283</text:p>
          </table:table-cell>
          <table:table-cell table:formula="of:=[.U11]/[.U71]" office:value-type="float" office:value="1.16459198695854" calcext:value-type="float">
            <text:p>1.164591987</text:p>
          </table:table-cell>
          <table:table-cell table:formula="of:=[.V11]/[.V71]" office:value-type="float" office:value="0.72159456279358" calcext:value-type="float">
            <text:p>0.7215945628</text:p>
          </table:table-cell>
          <table:table-cell table:formula="of:=[.W11]/[.W71]" office:value-type="float" office:value="0.791884881915198" calcext:value-type="float">
            <text:p>0.7918848819</text:p>
          </table:table-cell>
          <table:table-cell table:formula="of:=[.X11]/[.X71]" office:value-type="float" office:value="1.43830692638482" calcext:value-type="float">
            <text:p>1.4383069264</text:p>
          </table:table-cell>
          <table:table-cell table:formula="of:=[.Y11]/[.Y71]" office:value-type="float" office:value="0.840540699049815" calcext:value-type="float">
            <text:p>0.840540699</text:p>
          </table:table-cell>
          <table:table-cell table:formula="of:=[.Z11]/[.Z71]" office:value-type="float" office:value="0.578619276168046" calcext:value-type="float">
            <text:p>0.5786192762</text:p>
          </table:table-cell>
          <table:table-cell table:formula="of:=[.AA11]/[.AA71]" office:value-type="float" office:value="0.856462739193556" calcext:value-type="float">
            <text:p>0.8564627392</text:p>
          </table:table-cell>
          <table:table-cell table:formula="of:=[.AB11]/[.AB71]" office:value-type="float" office:value="1.36700171848908" calcext:value-type="float">
            <text:p>1.3670017185</text:p>
          </table:table-cell>
          <table:table-cell table:formula="of:=[.AC11]/[.AC71]" office:value-type="float" office:value="0.728323332339322" calcext:value-type="float">
            <text:p>0.7283233323</text:p>
          </table:table-cell>
          <table:table-cell table:formula="of:=[.AD11]/[.AD71]" office:value-type="float" office:value="0.604252812492562" calcext:value-type="float">
            <text:p>0.6042528125</text:p>
          </table:table-cell>
          <table:table-cell table:formula="of:=[.AE11]/[.AE71]" office:value-type="float" office:value="0.523323271426264" calcext:value-type="float">
            <text:p>0.5233232714</text:p>
          </table:table-cell>
          <table:table-cell table:formula="of:=[.AF11]/[.AF71]" office:value-type="float" office:value="0.830755969899071" calcext:value-type="float">
            <text:p>0.8307559699</text:p>
          </table:table-cell>
          <table:table-cell table:formula="of:=[.AG11]/[.AG71]" office:value-type="float" office:value="0.532523148688334" calcext:value-type="float">
            <text:p>0.5325231487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table:formula="of:=[.B12]/[.B72]" office:value-type="float" office:value="0.492749353209573" calcext:value-type="float">
            <text:p>0.4927493532</text:p>
          </table:table-cell>
          <table:table-cell table:formula="of:=[.C12]/[.C72]" office:value-type="float" office:value="0.495880593845785" calcext:value-type="float">
            <text:p>0.4958805938</text:p>
          </table:table-cell>
          <table:table-cell table:formula="of:=[.D12]/[.D72]" office:value-type="float" office:value="0.573178813515042" calcext:value-type="float">
            <text:p>0.5731788135</text:p>
          </table:table-cell>
          <table:table-cell table:formula="of:=[.E12]/[.E72]" office:value-type="float" office:value="0.601979409563425" calcext:value-type="float">
            <text:p>0.6019794096</text:p>
          </table:table-cell>
          <table:table-cell table:formula="of:=[.F12]/[.F72]" office:value-type="float" office:value="0.687503992853116" calcext:value-type="float">
            <text:p>0.6875039929</text:p>
          </table:table-cell>
          <table:table-cell table:formula="of:=[.G12]/[.G72]" office:value-type="float" office:value="0.754541319232813" calcext:value-type="float">
            <text:p>0.7545413192</text:p>
          </table:table-cell>
          <table:table-cell table:formula="of:=[.H12]/[.H72]" office:value-type="float" office:value="0.846362129398141" calcext:value-type="float">
            <text:p>0.8463621294</text:p>
          </table:table-cell>
          <table:table-cell table:formula="of:=[.I12]/[.I72]" office:value-type="float" office:value="0.834065949007845" calcext:value-type="float">
            <text:p>0.834065949</text:p>
          </table:table-cell>
          <table:table-cell table:formula="of:=[.J12]/[.J72]" office:value-type="float" office:value="0.852278229735234" calcext:value-type="float">
            <text:p>0.8522782297</text:p>
          </table:table-cell>
          <table:table-cell table:formula="of:=[.K12]/[.K72]" office:value-type="float" office:value="0.905028061510454" calcext:value-type="float">
            <text:p>0.9050280615</text:p>
          </table:table-cell>
          <table:table-cell table:formula="of:=[.L12]/[.L72]" office:value-type="float" office:value="1.09323281219419" calcext:value-type="float">
            <text:p>1.0932328122</text:p>
          </table:table-cell>
          <table:table-cell table:formula="of:=[.M12]/[.M72]" office:value-type="float" office:value="0.939270830516184" calcext:value-type="float">
            <text:p>0.9392708305</text:p>
          </table:table-cell>
          <table:table-cell table:formula="of:=[.N12]/[.N72]" office:value-type="float" office:value="0.794187462266671" calcext:value-type="float">
            <text:p>0.7941874623</text:p>
          </table:table-cell>
          <table:table-cell table:formula="of:=[.O12]/[.O72]" office:value-type="float" office:value="1.28253445254624" calcext:value-type="float">
            <text:p>1.2825344525</text:p>
          </table:table-cell>
          <table:table-cell table:formula="of:=[.P12]/[.P72]" office:value-type="float" office:value="0.865476946592916" calcext:value-type="float">
            <text:p>0.8654769466</text:p>
          </table:table-cell>
          <table:table-cell table:formula="of:=[.Q12]/[.Q72]" office:value-type="float" office:value="1.34014567321" calcext:value-type="float">
            <text:p>1.3401456732</text:p>
          </table:table-cell>
          <table:table-cell table:formula="of:=[.R12]/[.R72]" office:value-type="float" office:value="1.05013665611467" calcext:value-type="float">
            <text:p>1.0501366561</text:p>
          </table:table-cell>
          <table:table-cell table:formula="of:=[.S12]/[.S72]" office:value-type="float" office:value="1.09800285587973" calcext:value-type="float">
            <text:p>1.0980028559</text:p>
          </table:table-cell>
          <table:table-cell table:formula="of:=[.T12]/[.T72]" office:value-type="float" office:value="0.982149517401442" calcext:value-type="float">
            <text:p>0.9821495174</text:p>
          </table:table-cell>
          <table:table-cell table:formula="of:=[.U12]/[.U72]" office:value-type="float" office:value="0.991109274312289" calcext:value-type="float">
            <text:p>0.9911092743</text:p>
          </table:table-cell>
          <table:table-cell table:formula="of:=[.V12]/[.V72]" office:value-type="float" office:value="0.97727572326217" calcext:value-type="float">
            <text:p>0.9772757233</text:p>
          </table:table-cell>
          <table:table-cell table:formula="of:=[.W12]/[.W72]" office:value-type="float" office:value="1.37838804935929" calcext:value-type="float">
            <text:p>1.3783880494</text:p>
          </table:table-cell>
          <table:table-cell table:formula="of:=[.X12]/[.X72]" office:value-type="float" office:value="1.13996577468899" calcext:value-type="float">
            <text:p>1.1399657747</text:p>
          </table:table-cell>
          <table:table-cell table:formula="of:=[.Y12]/[.Y72]" office:value-type="float" office:value="1.27228803521439" calcext:value-type="float">
            <text:p>1.2722880352</text:p>
          </table:table-cell>
          <table:table-cell table:formula="of:=[.Z12]/[.Z72]" office:value-type="float" office:value="0.914959665994063" calcext:value-type="float">
            <text:p>0.914959666</text:p>
          </table:table-cell>
          <table:table-cell table:formula="of:=[.AA12]/[.AA72]" office:value-type="float" office:value="1.11383255485812" calcext:value-type="float">
            <text:p>1.1138325549</text:p>
          </table:table-cell>
          <table:table-cell table:formula="of:=[.AB12]/[.AB72]" office:value-type="float" office:value="1.35857855985675" calcext:value-type="float">
            <text:p>1.3585785599</text:p>
          </table:table-cell>
          <table:table-cell table:formula="of:=[.AC12]/[.AC72]" office:value-type="float" office:value="1.09416000761433" calcext:value-type="float">
            <text:p>1.0941600076</text:p>
          </table:table-cell>
          <table:table-cell table:formula="of:=[.AD12]/[.AD72]" office:value-type="float" office:value="0.978741586369341" calcext:value-type="float">
            <text:p>0.9787415864</text:p>
          </table:table-cell>
          <table:table-cell table:formula="of:=[.AE12]/[.AE72]" office:value-type="float" office:value="1.36362697041933" calcext:value-type="float">
            <text:p>1.3636269704</text:p>
          </table:table-cell>
          <table:table-cell table:formula="of:=[.AF12]/[.AF72]" office:value-type="float" office:value="1.03085419774555" calcext:value-type="float">
            <text:p>1.0308541977</text:p>
          </table:table-cell>
          <table:table-cell table:formula="of:=[.AG12]/[.AG72]" office:value-type="float" office:value="0.603149817592429" calcext:value-type="float">
            <text:p>0.6031498176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[.B13]/[.B73]" office:value-type="float" office:value="0.485778597562717" calcext:value-type="float">
            <text:p>0.4857785976</text:p>
          </table:table-cell>
          <table:table-cell table:formula="of:=[.C13]/[.C73]" office:value-type="float" office:value="0.436110363082309" calcext:value-type="float">
            <text:p>0.4361103631</text:p>
          </table:table-cell>
          <table:table-cell table:formula="of:=[.D13]/[.D73]" office:value-type="float" office:value="0.541071496376863" calcext:value-type="float">
            <text:p>0.5410714964</text:p>
          </table:table-cell>
          <table:table-cell table:formula="of:=[.E13]/[.E73]" office:value-type="float" office:value="0.511257985987014" calcext:value-type="float">
            <text:p>0.511257986</text:p>
          </table:table-cell>
          <table:table-cell table:formula="of:=[.F13]/[.F73]" office:value-type="float" office:value="0.586883835771005" calcext:value-type="float">
            <text:p>0.5868838358</text:p>
          </table:table-cell>
          <table:table-cell table:formula="of:=[.G13]/[.G73]" office:value-type="float" office:value="0.798228659421203" calcext:value-type="float">
            <text:p>0.7982286594</text:p>
          </table:table-cell>
          <table:table-cell table:formula="of:=[.H13]/[.H73]" office:value-type="float" office:value="1.07170073586426" calcext:value-type="float">
            <text:p>1.0717007359</text:p>
          </table:table-cell>
          <table:table-cell table:formula="of:=[.I13]/[.I73]" office:value-type="float" office:value="0.847885484572813" calcext:value-type="float">
            <text:p>0.8478854846</text:p>
          </table:table-cell>
          <table:table-cell table:formula="of:=[.J13]/[.J73]" office:value-type="float" office:value="0.882412444698931" calcext:value-type="float">
            <text:p>0.8824124447</text:p>
          </table:table-cell>
          <table:table-cell table:formula="of:=[.K13]/[.K73]" office:value-type="float" office:value="1.0158986117283" calcext:value-type="float">
            <text:p>1.0158986117</text:p>
          </table:table-cell>
          <table:table-cell table:formula="of:=[.L13]/[.L73]" office:value-type="float" office:value="1.16058397380923" calcext:value-type="float">
            <text:p>1.1605839738</text:p>
          </table:table-cell>
          <table:table-cell table:formula="of:=[.M13]/[.M73]" office:value-type="float" office:value="1.2892174435523" calcext:value-type="float">
            <text:p>1.2892174436</text:p>
          </table:table-cell>
          <table:table-cell table:formula="of:=[.N13]/[.N73]" office:value-type="float" office:value="1.25792125168627" calcext:value-type="float">
            <text:p>1.2579212517</text:p>
          </table:table-cell>
          <table:table-cell table:formula="of:=[.O13]/[.O73]" office:value-type="float" office:value="1.31877202221461" calcext:value-type="float">
            <text:p>1.3187720222</text:p>
          </table:table-cell>
          <table:table-cell table:formula="of:=[.P13]/[.P73]" office:value-type="float" office:value="1.26748646218568" calcext:value-type="float">
            <text:p>1.2674864622</text:p>
          </table:table-cell>
          <table:table-cell table:formula="of:=[.Q13]/[.Q73]" office:value-type="float" office:value="1.29014066518528" calcext:value-type="float">
            <text:p>1.2901406652</text:p>
          </table:table-cell>
          <table:table-cell table:formula="of:=[.R13]/[.R73]" office:value-type="float" office:value="1.26263819118165" calcext:value-type="float">
            <text:p>1.2626381912</text:p>
          </table:table-cell>
          <table:table-cell table:formula="of:=[.S13]/[.S73]" office:value-type="float" office:value="1.41631335324322" calcext:value-type="float">
            <text:p>1.4163133532</text:p>
          </table:table-cell>
          <table:table-cell table:formula="of:=[.T13]/[.T73]" office:value-type="float" office:value="1.58939265116109" calcext:value-type="float">
            <text:p>1.5893926512</text:p>
          </table:table-cell>
          <table:table-cell table:formula="of:=[.U13]/[.U73]" office:value-type="float" office:value="1.32537656778834" calcext:value-type="float">
            <text:p>1.3253765678</text:p>
          </table:table-cell>
          <table:table-cell table:formula="of:=[.V13]/[.V73]" office:value-type="float" office:value="1.56625676724013" calcext:value-type="float">
            <text:p>1.5662567672</text:p>
          </table:table-cell>
          <table:table-cell table:formula="of:=[.W13]/[.W73]" office:value-type="float" office:value="1.55643207927808" calcext:value-type="float">
            <text:p>1.5564320793</text:p>
          </table:table-cell>
          <table:table-cell table:formula="of:=[.X13]/[.X73]" office:value-type="float" office:value="1.27495961432844" calcext:value-type="float">
            <text:p>1.2749596143</text:p>
          </table:table-cell>
          <table:table-cell table:formula="of:=[.Y13]/[.Y73]" office:value-type="float" office:value="1.4619722586912" calcext:value-type="float">
            <text:p>1.4619722587</text:p>
          </table:table-cell>
          <table:table-cell table:formula="of:=[.Z13]/[.Z73]" office:value-type="float" office:value="1.59519220174151" calcext:value-type="float">
            <text:p>1.5951922017</text:p>
          </table:table-cell>
          <table:table-cell table:formula="of:=[.AA13]/[.AA73]" office:value-type="float" office:value="1.71086927284127" calcext:value-type="float">
            <text:p>1.7108692728</text:p>
          </table:table-cell>
          <table:table-cell table:formula="of:=[.AB13]/[.AB73]" office:value-type="float" office:value="1.45762431271919" calcext:value-type="float">
            <text:p>1.4576243127</text:p>
          </table:table-cell>
          <table:table-cell table:formula="of:=[.AC13]/[.AC73]" office:value-type="float" office:value="1.45929933694951" calcext:value-type="float">
            <text:p>1.4592993369</text:p>
          </table:table-cell>
          <table:table-cell table:formula="of:=[.AD13]/[.AD73]" office:value-type="float" office:value="1.62572242482151" calcext:value-type="float">
            <text:p>1.6257224248</text:p>
          </table:table-cell>
          <table:table-cell table:formula="of:=[.AE13]/[.AE73]" office:value-type="float" office:value="1.55806384822181" calcext:value-type="float">
            <text:p>1.5580638482</text:p>
          </table:table-cell>
          <table:table-cell table:formula="of:=[.AF13]/[.AF73]" office:value-type="float" office:value="1.70240311946148" calcext:value-type="float">
            <text:p>1.7024031195</text:p>
          </table:table-cell>
          <table:table-cell table:formula="of:=[.AG13]/[.AG73]" office:value-type="float" office:value="1.27365243022735" calcext:value-type="float">
            <text:p>1.2736524302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[.B14]/[.B74]" office:value-type="float" office:value="0.504862641100228" calcext:value-type="float">
            <text:p>0.5048626411</text:p>
          </table:table-cell>
          <table:table-cell table:formula="of:=[.C14]/[.C74]" office:value-type="float" office:value="0.418649403155945" calcext:value-type="float">
            <text:p>0.4186494032</text:p>
          </table:table-cell>
          <table:table-cell table:formula="of:=[.D14]/[.D74]" office:value-type="float" office:value="0.497826277260178" calcext:value-type="float">
            <text:p>0.4978262773</text:p>
          </table:table-cell>
          <table:table-cell table:formula="of:=[.E14]/[.E74]" office:value-type="float" office:value="0.50803310384692" calcext:value-type="float">
            <text:p>0.5080331038</text:p>
          </table:table-cell>
          <table:table-cell table:formula="of:=[.F14]/[.F74]" office:value-type="float" office:value="0.527395877513187" calcext:value-type="float">
            <text:p>0.5273958775</text:p>
          </table:table-cell>
          <table:table-cell table:formula="of:=[.G14]/[.G74]" office:value-type="float" office:value="0.596790711370997" calcext:value-type="float">
            <text:p>0.5967907114</text:p>
          </table:table-cell>
          <table:table-cell table:formula="of:=[.H14]/[.H74]" office:value-type="float" office:value="0.773393253972929" calcext:value-type="float">
            <text:p>0.773393254</text:p>
          </table:table-cell>
          <table:table-cell table:formula="of:=[.I14]/[.I74]" office:value-type="float" office:value="0.848314042942152" calcext:value-type="float">
            <text:p>0.8483140429</text:p>
          </table:table-cell>
          <table:table-cell table:formula="of:=[.J14]/[.J74]" office:value-type="float" office:value="0.86674729516895" calcext:value-type="float">
            <text:p>0.8667472952</text:p>
          </table:table-cell>
          <table:table-cell table:formula="of:=[.K14]/[.K74]" office:value-type="float" office:value="1.07284696300178" calcext:value-type="float">
            <text:p>1.072846963</text:p>
          </table:table-cell>
          <table:table-cell table:formula="of:=[.L14]/[.L74]" office:value-type="float" office:value="1.05960566978562" calcext:value-type="float">
            <text:p>1.0596056698</text:p>
          </table:table-cell>
          <table:table-cell table:formula="of:=[.M14]/[.M74]" office:value-type="float" office:value="1.18694346091504" calcext:value-type="float">
            <text:p>1.1869434609</text:p>
          </table:table-cell>
          <table:table-cell table:formula="of:=[.N14]/[.N74]" office:value-type="float" office:value="1.20146672140338" calcext:value-type="float">
            <text:p>1.2014667214</text:p>
          </table:table-cell>
          <table:table-cell table:formula="of:=[.O14]/[.O74]" office:value-type="float" office:value="1.39959528778839" calcext:value-type="float">
            <text:p>1.3995952878</text:p>
          </table:table-cell>
          <table:table-cell table:formula="of:=[.P14]/[.P74]" office:value-type="float" office:value="1.10978938043458" calcext:value-type="float">
            <text:p>1.1097893804</text:p>
          </table:table-cell>
          <table:table-cell table:formula="of:=[.Q14]/[.Q74]" office:value-type="float" office:value="1.68644613336811" calcext:value-type="float">
            <text:p>1.6864461334</text:p>
          </table:table-cell>
          <table:table-cell table:formula="of:=[.R14]/[.R74]" office:value-type="float" office:value="1.3825178179342" calcext:value-type="float">
            <text:p>1.3825178179</text:p>
          </table:table-cell>
          <table:table-cell table:formula="of:=[.S14]/[.S74]" office:value-type="float" office:value="1.54366208607279" calcext:value-type="float">
            <text:p>1.5436620861</text:p>
          </table:table-cell>
          <table:table-cell table:formula="of:=[.T14]/[.T74]" office:value-type="float" office:value="1.38907498437623" calcext:value-type="float">
            <text:p>1.3890749844</text:p>
          </table:table-cell>
          <table:table-cell table:formula="of:=[.U14]/[.U74]" office:value-type="float" office:value="1.66181124069616" calcext:value-type="float">
            <text:p>1.6618112407</text:p>
          </table:table-cell>
          <table:table-cell table:formula="of:=[.V14]/[.V74]" office:value-type="float" office:value="1.4152242303693" calcext:value-type="float">
            <text:p>1.4152242304</text:p>
          </table:table-cell>
          <table:table-cell table:formula="of:=[.W14]/[.W74]" office:value-type="float" office:value="1.74423946343381" calcext:value-type="float">
            <text:p>1.7442394634</text:p>
          </table:table-cell>
          <table:table-cell table:formula="of:=[.X14]/[.X74]" office:value-type="float" office:value="1.57786928701354" calcext:value-type="float">
            <text:p>1.577869287</text:p>
          </table:table-cell>
          <table:table-cell table:formula="of:=[.Y14]/[.Y74]" office:value-type="float" office:value="1.74565654961109" calcext:value-type="float">
            <text:p>1.7456565496</text:p>
          </table:table-cell>
          <table:table-cell table:formula="of:=[.Z14]/[.Z74]" office:value-type="float" office:value="1.8472638434927" calcext:value-type="float">
            <text:p>1.8472638435</text:p>
          </table:table-cell>
          <table:table-cell table:formula="of:=[.AA14]/[.AA74]" office:value-type="float" office:value="1.87018914347871" calcext:value-type="float">
            <text:p>1.8701891435</text:p>
          </table:table-cell>
          <table:table-cell table:formula="of:=[.AB14]/[.AB74]" office:value-type="float" office:value="1.69095088404707" calcext:value-type="float">
            <text:p>1.690950884</text:p>
          </table:table-cell>
          <table:table-cell table:formula="of:=[.AC14]/[.AC74]" office:value-type="float" office:value="1.70948723348245" calcext:value-type="float">
            <text:p>1.7094872335</text:p>
          </table:table-cell>
          <table:table-cell table:formula="of:=[.AD14]/[.AD74]" office:value-type="float" office:value="1.87952971913476" calcext:value-type="float">
            <text:p>1.8795297191</text:p>
          </table:table-cell>
          <table:table-cell table:formula="of:=[.AE14]/[.AE74]" office:value-type="float" office:value="1.87146703897099" calcext:value-type="float">
            <text:p>1.871467039</text:p>
          </table:table-cell>
          <table:table-cell table:formula="of:=[.AF14]/[.AF74]" office:value-type="float" office:value="2.07674394379213" calcext:value-type="float">
            <text:p>2.0767439438</text:p>
          </table:table-cell>
          <table:table-cell table:formula="of:=[.AG14]/[.AG74]" office:value-type="float" office:value="1.79264155517719" calcext:value-type="float">
            <text:p>1.7926415552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msort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]/[.B77]" office:value-type="float" office:value="0.0647015170236816" calcext:value-type="float">
            <text:p>0.064701517</text:p>
          </table:table-cell>
          <table:table-cell table:formula="of:=[.C2]/[.C77]" office:value-type="float" office:value="0.0550928764701679" calcext:value-type="float">
            <text:p>0.0550928765</text:p>
          </table:table-cell>
          <table:table-cell table:formula="of:=[.D2]/[.D77]" office:value-type="float" office:value="0.0506894447807634" calcext:value-type="float">
            <text:p>0.0506894448</text:p>
          </table:table-cell>
          <table:table-cell table:formula="of:=[.E2]/[.E77]" office:value-type="float" office:value="0.0525756086710015" calcext:value-type="float">
            <text:p>0.0525756087</text:p>
          </table:table-cell>
          <table:table-cell table:formula="of:=[.F2]/[.F77]" office:value-type="float" office:value="0.0412226023509865" calcext:value-type="float">
            <text:p>0.0412226024</text:p>
          </table:table-cell>
          <table:table-cell table:formula="of:=[.G2]/[.G77]" office:value-type="float" office:value="0.0406891158489636" calcext:value-type="float">
            <text:p>0.0406891158</text:p>
          </table:table-cell>
          <table:table-cell table:formula="of:=[.H2]/[.H77]" office:value-type="float" office:value="0.038837593802945" calcext:value-type="float">
            <text:p>0.0388375938</text:p>
          </table:table-cell>
          <table:table-cell table:formula="of:=[.I2]/[.I77]" office:value-type="float" office:value="0.0383821950069816" calcext:value-type="float">
            <text:p>0.038382195</text:p>
          </table:table-cell>
          <table:table-cell table:formula="of:=[.J2]/[.J77]" office:value-type="float" office:value="0.0180711499908313" calcext:value-type="float">
            <text:p>0.01807115</text:p>
          </table:table-cell>
          <table:table-cell table:formula="of:=[.K2]/[.K77]" office:value-type="float" office:value="0.0174205924222204" calcext:value-type="float">
            <text:p>0.0174205924</text:p>
          </table:table-cell>
          <table:table-cell table:formula="of:=[.L2]/[.L77]" office:value-type="float" office:value="0.0275014452731837" calcext:value-type="float">
            <text:p>0.0275014453</text:p>
          </table:table-cell>
          <table:table-cell table:formula="of:=[.M2]/[.M77]" office:value-type="float" office:value="0.0265142073927773" calcext:value-type="float">
            <text:p>0.0265142074</text:p>
          </table:table-cell>
          <table:table-cell table:formula="of:=[.N2]/[.N77]" office:value-type="float" office:value="0.0250152600777126" calcext:value-type="float">
            <text:p>0.0250152601</text:p>
          </table:table-cell>
          <table:table-cell table:formula="of:=[.O2]/[.O77]" office:value-type="float" office:value="0.0139977153801232" calcext:value-type="float">
            <text:p>0.0139977154</text:p>
          </table:table-cell>
          <table:table-cell table:formula="of:=[.P2]/[.P77]" office:value-type="float" office:value="0.0206170877508602" calcext:value-type="float">
            <text:p>0.0206170878</text:p>
          </table:table-cell>
          <table:table-cell table:formula="of:=[.Q2]/[.Q77]" office:value-type="float" office:value="0.00432644846733205" calcext:value-type="float">
            <text:p>0.0043264485</text:p>
          </table:table-cell>
          <table:table-cell table:formula="of:=[.R2]/[.R77]" office:value-type="float" office:value="0.0144836365757351" calcext:value-type="float">
            <text:p>0.0144836366</text:p>
          </table:table-cell>
          <table:table-cell table:formula="of:=[.S2]/[.S77]" office:value-type="float" office:value="0.0068582957802898" calcext:value-type="float">
            <text:p>0.0068582958</text:p>
          </table:table-cell>
          <table:table-cell table:formula="of:=[.T2]/[.T77]" office:value-type="float" office:value="0.0179337521725306" calcext:value-type="float">
            <text:p>0.0179337522</text:p>
          </table:table-cell>
          <table:table-cell table:formula="of:=[.U2]/[.U77]" office:value-type="float" office:value="0.00436702593037999" calcext:value-type="float">
            <text:p>0.0043670259</text:p>
          </table:table-cell>
          <table:table-cell table:formula="of:=[.V2]/[.V77]" office:value-type="float" office:value="0.00856723391652155" calcext:value-type="float">
            <text:p>0.0085672339</text:p>
          </table:table-cell>
          <table:table-cell table:formula="of:=[.W2]/[.W77]" office:value-type="float" office:value="0.00666798038929069" calcext:value-type="float">
            <text:p>0.0066679804</text:p>
          </table:table-cell>
          <table:table-cell table:formula="of:=[.X2]/[.X77]" office:value-type="float" office:value="0.00306392673023117" calcext:value-type="float">
            <text:p>0.0030639267</text:p>
          </table:table-cell>
          <table:table-cell table:formula="of:=[.Y2]/[.Y77]" office:value-type="float" office:value="0.0056770006912249" calcext:value-type="float">
            <text:p>0.0056770007</text:p>
          </table:table-cell>
          <table:table-cell table:formula="of:=[.Z2]/[.Z77]" office:value-type="float" office:value="0.00300164218727997" calcext:value-type="float">
            <text:p>0.0030016422</text:p>
          </table:table-cell>
          <table:table-cell table:formula="of:=[.AA2]/[.AA77]" office:value-type="float" office:value="0.00438285998933788" calcext:value-type="float">
            <text:p>0.00438286</text:p>
          </table:table-cell>
          <table:table-cell table:formula="of:=[.AB2]/[.AB77]" office:value-type="float" office:value="0.00519646790940637" calcext:value-type="float">
            <text:p>0.0051964679</text:p>
          </table:table-cell>
          <table:table-cell table:formula="of:=[.AC2]/[.AC77]" office:value-type="float" office:value="0.00448703266766825" calcext:value-type="float">
            <text:p>0.0044870327</text:p>
          </table:table-cell>
          <table:table-cell table:formula="of:=[.AD2]/[.AD77]" office:value-type="float" office:value="0.00163178406436759" calcext:value-type="float">
            <text:p>0.0016317841</text:p>
          </table:table-cell>
          <table:table-cell table:formula="of:=[.AE2]/[.AE77]" office:value-type="float" office:value="0.00309296445695046" calcext:value-type="float">
            <text:p>0.0030929645</text:p>
          </table:table-cell>
          <table:table-cell table:formula="of:=[.AF2]/[.AF77]" office:value-type="float" office:value="0.00254745307581381" calcext:value-type="float">
            <text:p>0.0025474531</text:p>
          </table:table-cell>
          <table:table-cell table:formula="of:=[.AG2]/[.AG77]" office:value-type="float" office:value="0.00235746839945261" calcext:value-type="float">
            <text:p>0.002357468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]/[.B78]" office:value-type="float" office:value="0.0858203437326045" calcext:value-type="float">
            <text:p>0.0858203437</text:p>
          </table:table-cell>
          <table:table-cell table:formula="of:=[.C3]/[.C78]" office:value-type="float" office:value="0.0751405743163241" calcext:value-type="float">
            <text:p>0.0751405743</text:p>
          </table:table-cell>
          <table:table-cell table:formula="of:=[.D3]/[.D78]" office:value-type="float" office:value="0.0689606835611795" calcext:value-type="float">
            <text:p>0.0689606836</text:p>
          </table:table-cell>
          <table:table-cell table:formula="of:=[.E3]/[.E78]" office:value-type="float" office:value="0.0643963645552683" calcext:value-type="float">
            <text:p>0.0643963646</text:p>
          </table:table-cell>
          <table:table-cell table:formula="of:=[.F3]/[.F78]" office:value-type="float" office:value="0.0567126282643464" calcext:value-type="float">
            <text:p>0.0567126283</text:p>
          </table:table-cell>
          <table:table-cell table:formula="of:=[.G3]/[.G78]" office:value-type="float" office:value="0.0561323531459644" calcext:value-type="float">
            <text:p>0.0561323531</text:p>
          </table:table-cell>
          <table:table-cell table:formula="of:=[.H3]/[.H78]" office:value-type="float" office:value="0.0466882856340854" calcext:value-type="float">
            <text:p>0.0466882856</text:p>
          </table:table-cell>
          <table:table-cell table:formula="of:=[.I3]/[.I78]" office:value-type="float" office:value="0.0518064084928641" calcext:value-type="float">
            <text:p>0.0518064085</text:p>
          </table:table-cell>
          <table:table-cell table:formula="of:=[.J3]/[.J78]" office:value-type="float" office:value="0.049441597852832" calcext:value-type="float">
            <text:p>0.0494415979</text:p>
          </table:table-cell>
          <table:table-cell table:formula="of:=[.K3]/[.K78]" office:value-type="float" office:value="0.0232268766049967" calcext:value-type="float">
            <text:p>0.0232268766</text:p>
          </table:table-cell>
          <table:table-cell table:formula="of:=[.L3]/[.L78]" office:value-type="float" office:value="0.024924224607926" calcext:value-type="float">
            <text:p>0.0249242246</text:p>
          </table:table-cell>
          <table:table-cell table:formula="of:=[.M3]/[.M78]" office:value-type="float" office:value="0.0201016390000291" calcext:value-type="float">
            <text:p>0.020101639</text:p>
          </table:table-cell>
          <table:table-cell table:formula="of:=[.N3]/[.N78]" office:value-type="float" office:value="0.0334147417915204" calcext:value-type="float">
            <text:p>0.0334147418</text:p>
          </table:table-cell>
          <table:table-cell table:formula="of:=[.O3]/[.O78]" office:value-type="float" office:value="0.0181641818581672" calcext:value-type="float">
            <text:p>0.0181641819</text:p>
          </table:table-cell>
          <table:table-cell table:formula="of:=[.P3]/[.P78]" office:value-type="float" office:value="0.0130850811909423" calcext:value-type="float">
            <text:p>0.0130850812</text:p>
          </table:table-cell>
          <table:table-cell table:formula="of:=[.Q3]/[.Q78]" office:value-type="float" office:value="0.0283939782392513" calcext:value-type="float">
            <text:p>0.0283939782</text:p>
          </table:table-cell>
          <table:table-cell table:formula="of:=[.R3]/[.R78]" office:value-type="float" office:value="0.00879842063621947" calcext:value-type="float">
            <text:p>0.0087984206</text:p>
          </table:table-cell>
          <table:table-cell table:formula="of:=[.S3]/[.S78]" office:value-type="float" office:value="0.0242361485222565" calcext:value-type="float">
            <text:p>0.0242361485</text:p>
          </table:table-cell>
          <table:table-cell table:formula="of:=[.T3]/[.T78]" office:value-type="float" office:value="0.0180266860176376" calcext:value-type="float">
            <text:p>0.018026686</text:p>
          </table:table-cell>
          <table:table-cell table:formula="of:=[.U3]/[.U78]" office:value-type="float" office:value="0.0144370129703131" calcext:value-type="float">
            <text:p>0.014437013</text:p>
          </table:table-cell>
          <table:table-cell table:formula="of:=[.V3]/[.V78]" office:value-type="float" office:value="0.0124235188291244" calcext:value-type="float">
            <text:p>0.0124235188</text:p>
          </table:table-cell>
          <table:table-cell table:formula="of:=[.W3]/[.W78]" office:value-type="float" office:value="0.0104432533608428" calcext:value-type="float">
            <text:p>0.0104432534</text:p>
          </table:table-cell>
          <table:table-cell table:formula="of:=[.X3]/[.X78]" office:value-type="float" office:value="0.0100312567521901" calcext:value-type="float">
            <text:p>0.0100312568</text:p>
          </table:table-cell>
          <table:table-cell table:formula="of:=[.Y3]/[.Y78]" office:value-type="float" office:value="0.0103515792336634" calcext:value-type="float">
            <text:p>0.0103515792</text:p>
          </table:table-cell>
          <table:table-cell table:formula="of:=[.Z3]/[.Z78]" office:value-type="float" office:value="0.00598587489824465" calcext:value-type="float">
            <text:p>0.0059858749</text:p>
          </table:table-cell>
          <table:table-cell table:formula="of:=[.AA3]/[.AA78]" office:value-type="float" office:value="0.00707964212258784" calcext:value-type="float">
            <text:p>0.0070796421</text:p>
          </table:table-cell>
          <table:table-cell table:formula="of:=[.AB3]/[.AB78]" office:value-type="float" office:value="0.0158585394673904" calcext:value-type="float">
            <text:p>0.0158585395</text:p>
          </table:table-cell>
          <table:table-cell table:formula="of:=[.AC3]/[.AC78]" office:value-type="float" office:value="0.0114611729065436" calcext:value-type="float">
            <text:p>0.0114611729</text:p>
          </table:table-cell>
          <table:table-cell table:formula="of:=[.AD3]/[.AD78]" office:value-type="float" office:value="0.00625870676504912" calcext:value-type="float">
            <text:p>0.0062587068</text:p>
          </table:table-cell>
          <table:table-cell table:formula="of:=[.AE3]/[.AE78]" office:value-type="float" office:value="0.0059217984021886" calcext:value-type="float">
            <text:p>0.0059217984</text:p>
          </table:table-cell>
          <table:table-cell table:formula="of:=[.AF3]/[.AF78]" office:value-type="float" office:value="0.00287688345605256" calcext:value-type="float">
            <text:p>0.0028768835</text:p>
          </table:table-cell>
          <table:table-cell table:formula="of:=[.AG3]/[.AG78]" office:value-type="float" office:value="0.00542811772996246" calcext:value-type="float">
            <text:p>0.0054281177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[.B4]/[.B79]" office:value-type="float" office:value="0.132791186796575" calcext:value-type="float">
            <text:p>0.1327911868</text:p>
          </table:table-cell>
          <table:table-cell table:formula="of:=[.C4]/[.C79]" office:value-type="float" office:value="0.116761071944892" calcext:value-type="float">
            <text:p>0.1167610719</text:p>
          </table:table-cell>
          <table:table-cell table:formula="of:=[.D4]/[.D79]" office:value-type="float" office:value="0.110349301186676" calcext:value-type="float">
            <text:p>0.1103493012</text:p>
          </table:table-cell>
          <table:table-cell table:formula="of:=[.E4]/[.E79]" office:value-type="float" office:value="0.099533450481912" calcext:value-type="float">
            <text:p>0.0995334505</text:p>
          </table:table-cell>
          <table:table-cell table:formula="of:=[.F4]/[.F79]" office:value-type="float" office:value="0.113850114126273" calcext:value-type="float">
            <text:p>0.1138501141</text:p>
          </table:table-cell>
          <table:table-cell table:formula="of:=[.G4]/[.G79]" office:value-type="float" office:value="0.111401095956983" calcext:value-type="float">
            <text:p>0.111401096</text:p>
          </table:table-cell>
          <table:table-cell table:formula="of:=[.H4]/[.H79]" office:value-type="float" office:value="0.106743955842426" calcext:value-type="float">
            <text:p>0.1067439558</text:p>
          </table:table-cell>
          <table:table-cell table:formula="of:=[.I4]/[.I79]" office:value-type="float" office:value="0.0497327196556638" calcext:value-type="float">
            <text:p>0.0497327197</text:p>
          </table:table-cell>
          <table:table-cell table:formula="of:=[.J4]/[.J79]" office:value-type="float" office:value="0.0908158519676406" calcext:value-type="float">
            <text:p>0.090815852</text:p>
          </table:table-cell>
          <table:table-cell table:formula="of:=[.K4]/[.K79]" office:value-type="float" office:value="0.0281008184549595" calcext:value-type="float">
            <text:p>0.0281008185</text:p>
          </table:table-cell>
          <table:table-cell table:formula="of:=[.L4]/[.L79]" office:value-type="float" office:value="0.0319288617237254" calcext:value-type="float">
            <text:p>0.0319288617</text:p>
          </table:table-cell>
          <table:table-cell table:formula="of:=[.M4]/[.M79]" office:value-type="float" office:value="0.0296429017383284" calcext:value-type="float">
            <text:p>0.0296429017</text:p>
          </table:table-cell>
          <table:table-cell table:formula="of:=[.N4]/[.N79]" office:value-type="float" office:value="0.0425289387344161" calcext:value-type="float">
            <text:p>0.0425289387</text:p>
          </table:table-cell>
          <table:table-cell table:formula="of:=[.O4]/[.O79]" office:value-type="float" office:value="0.0570503870805816" calcext:value-type="float">
            <text:p>0.0570503871</text:p>
          </table:table-cell>
          <table:table-cell table:formula="of:=[.P4]/[.P79]" office:value-type="float" office:value="0.0683160425560075" calcext:value-type="float">
            <text:p>0.0683160426</text:p>
          </table:table-cell>
          <table:table-cell table:formula="of:=[.Q4]/[.Q79]" office:value-type="float" office:value="0.0434634565986991" calcext:value-type="float">
            <text:p>0.0434634566</text:p>
          </table:table-cell>
          <table:table-cell table:formula="of:=[.R4]/[.R79]" office:value-type="float" office:value="0.0574605020440129" calcext:value-type="float">
            <text:p>0.057460502</text:p>
          </table:table-cell>
          <table:table-cell table:formula="of:=[.S4]/[.S79]" office:value-type="float" office:value="0.0185468334562334" calcext:value-type="float">
            <text:p>0.0185468335</text:p>
          </table:table-cell>
          <table:table-cell table:formula="of:=[.T4]/[.T79]" office:value-type="float" office:value="0.0311415115897277" calcext:value-type="float">
            <text:p>0.0311415116</text:p>
          </table:table-cell>
          <table:table-cell table:formula="of:=[.U4]/[.U79]" office:value-type="float" office:value="0.0564808182234805" calcext:value-type="float">
            <text:p>0.0564808182</text:p>
          </table:table-cell>
          <table:table-cell table:formula="of:=[.V4]/[.V79]" office:value-type="float" office:value="0.0553889284655802" calcext:value-type="float">
            <text:p>0.0553889285</text:p>
          </table:table-cell>
          <table:table-cell table:formula="of:=[.W4]/[.W79]" office:value-type="float" office:value="0.0456529322599994" calcext:value-type="float">
            <text:p>0.0456529323</text:p>
          </table:table-cell>
          <table:table-cell table:formula="of:=[.X4]/[.X79]" office:value-type="float" office:value="0.0150206366368346" calcext:value-type="float">
            <text:p>0.0150206366</text:p>
          </table:table-cell>
          <table:table-cell table:formula="of:=[.Y4]/[.Y79]" office:value-type="float" office:value="0.013011090521905" calcext:value-type="float">
            <text:p>0.0130110905</text:p>
          </table:table-cell>
          <table:table-cell table:formula="of:=[.Z4]/[.Z79]" office:value-type="float" office:value="0.016922133416202" calcext:value-type="float">
            <text:p>0.0169221334</text:p>
          </table:table-cell>
          <table:table-cell table:formula="of:=[.AA4]/[.AA79]" office:value-type="float" office:value="0.00903923442791999" calcext:value-type="float">
            <text:p>0.0090392344</text:p>
          </table:table-cell>
          <table:table-cell table:formula="of:=[.AB4]/[.AB79]" office:value-type="float" office:value="0.00686364202165869" calcext:value-type="float">
            <text:p>0.006863642</text:p>
          </table:table-cell>
          <table:table-cell table:formula="of:=[.AC4]/[.AC79]" office:value-type="float" office:value="0.0170566393315125" calcext:value-type="float">
            <text:p>0.0170566393</text:p>
          </table:table-cell>
          <table:table-cell table:formula="of:=[.AD4]/[.AD79]" office:value-type="float" office:value="0.00961100648299683" calcext:value-type="float">
            <text:p>0.0096110065</text:p>
          </table:table-cell>
          <table:table-cell table:formula="of:=[.AE4]/[.AE79]" office:value-type="float" office:value="0.00698882230347308" calcext:value-type="float">
            <text:p>0.0069888223</text:p>
          </table:table-cell>
          <table:table-cell table:formula="of:=[.AF4]/[.AF79]" office:value-type="float" office:value="0.010582465696806" calcext:value-type="float">
            <text:p>0.0105824657</text:p>
          </table:table-cell>
          <table:table-cell table:formula="of:=[.AG4]/[.AG79]" office:value-type="float" office:value="0.00877624473398092" calcext:value-type="float">
            <text:p>0.0087762447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5]/[.B80]" office:value-type="float" office:value="0.173359810830709" calcext:value-type="float">
            <text:p>0.1733598108</text:p>
          </table:table-cell>
          <table:table-cell table:formula="of:=[.C5]/[.C80]" office:value-type="float" office:value="0.155770865265718" calcext:value-type="float">
            <text:p>0.1557708653</text:p>
          </table:table-cell>
          <table:table-cell table:formula="of:=[.D5]/[.D80]" office:value-type="float" office:value="0.14523074529939" calcext:value-type="float">
            <text:p>0.1452307453</text:p>
          </table:table-cell>
          <table:table-cell table:formula="of:=[.E5]/[.E80]" office:value-type="float" office:value="0.152595965152483" calcext:value-type="float">
            <text:p>0.1525959652</text:p>
          </table:table-cell>
          <table:table-cell table:formula="of:=[.F5]/[.F80]" office:value-type="float" office:value="0.157805893086503" calcext:value-type="float">
            <text:p>0.1578058931</text:p>
          </table:table-cell>
          <table:table-cell table:formula="of:=[.G5]/[.G80]" office:value-type="float" office:value="0.174986863348361" calcext:value-type="float">
            <text:p>0.1749868633</text:p>
          </table:table-cell>
          <table:table-cell table:formula="of:=[.H5]/[.H80]" office:value-type="float" office:value="0.154956244293965" calcext:value-type="float">
            <text:p>0.1549562443</text:p>
          </table:table-cell>
          <table:table-cell table:formula="of:=[.I5]/[.I80]" office:value-type="float" office:value="0.175379453637552" calcext:value-type="float">
            <text:p>0.1753794536</text:p>
          </table:table-cell>
          <table:table-cell table:formula="of:=[.J5]/[.J80]" office:value-type="float" office:value="0.158507525362989" calcext:value-type="float">
            <text:p>0.1585075254</text:p>
          </table:table-cell>
          <table:table-cell table:formula="of:=[.K5]/[.K80]" office:value-type="float" office:value="0.0810559531374716" calcext:value-type="float">
            <text:p>0.0810559531</text:p>
          </table:table-cell>
          <table:table-cell table:formula="of:=[.L5]/[.L80]" office:value-type="float" office:value="0.101621911149391" calcext:value-type="float">
            <text:p>0.1016219111</text:p>
          </table:table-cell>
          <table:table-cell table:formula="of:=[.M5]/[.M80]" office:value-type="float" office:value="0.139854831907359" calcext:value-type="float">
            <text:p>0.1398548319</text:p>
          </table:table-cell>
          <table:table-cell table:formula="of:=[.N5]/[.N80]" office:value-type="float" office:value="0.059374522343893" calcext:value-type="float">
            <text:p>0.0593745223</text:p>
          </table:table-cell>
          <table:table-cell table:formula="of:=[.O5]/[.O80]" office:value-type="float" office:value="0.0561534944387331" calcext:value-type="float">
            <text:p>0.0561534944</text:p>
          </table:table-cell>
          <table:table-cell table:formula="of:=[.P5]/[.P80]" office:value-type="float" office:value="0.044825224833296" calcext:value-type="float">
            <text:p>0.0448252248</text:p>
          </table:table-cell>
          <table:table-cell table:formula="of:=[.Q5]/[.Q80]" office:value-type="float" office:value="0.0328947452139055" calcext:value-type="float">
            <text:p>0.0328947452</text:p>
          </table:table-cell>
          <table:table-cell table:formula="of:=[.R5]/[.R80]" office:value-type="float" office:value="0.0734922383036158" calcext:value-type="float">
            <text:p>0.0734922383</text:p>
          </table:table-cell>
          <table:table-cell table:formula="of:=[.S5]/[.S80]" office:value-type="float" office:value="0.0342895835726563" calcext:value-type="float">
            <text:p>0.0342895836</text:p>
          </table:table-cell>
          <table:table-cell table:formula="of:=[.T5]/[.T80]" office:value-type="float" office:value="0.0454076163735134" calcext:value-type="float">
            <text:p>0.0454076164</text:p>
          </table:table-cell>
          <table:table-cell table:formula="of:=[.U5]/[.U80]" office:value-type="float" office:value="0.0353810185851087" calcext:value-type="float">
            <text:p>0.0353810186</text:p>
          </table:table-cell>
          <table:table-cell table:formula="of:=[.V5]/[.V80]" office:value-type="float" office:value="0.0415553944514445" calcext:value-type="float">
            <text:p>0.0415553945</text:p>
          </table:table-cell>
          <table:table-cell table:formula="of:=[.W5]/[.W80]" office:value-type="float" office:value="0.0682381854839007" calcext:value-type="float">
            <text:p>0.0682381855</text:p>
          </table:table-cell>
          <table:table-cell table:formula="of:=[.X5]/[.X80]" office:value-type="float" office:value="0.0676098218705577" calcext:value-type="float">
            <text:p>0.0676098219</text:p>
          </table:table-cell>
          <table:table-cell table:formula="of:=[.Y5]/[.Y80]" office:value-type="float" office:value="0.0386664451956292" calcext:value-type="float">
            <text:p>0.0386664452</text:p>
          </table:table-cell>
          <table:table-cell table:formula="of:=[.Z5]/[.Z80]" office:value-type="float" office:value="0.0398961974977854" calcext:value-type="float">
            <text:p>0.0398961975</text:p>
          </table:table-cell>
          <table:table-cell table:formula="of:=[.AA5]/[.AA80]" office:value-type="float" office:value="0.0606128051776247" calcext:value-type="float">
            <text:p>0.0606128052</text:p>
          </table:table-cell>
          <table:table-cell table:formula="of:=[.AB5]/[.AB80]" office:value-type="float" office:value="0.034240748302925" calcext:value-type="float">
            <text:p>0.0342407483</text:p>
          </table:table-cell>
          <table:table-cell table:formula="of:=[.AC5]/[.AC80]" office:value-type="float" office:value="0.0232545755422068" calcext:value-type="float">
            <text:p>0.0232545755</text:p>
          </table:table-cell>
          <table:table-cell table:formula="of:=[.AD5]/[.AD80]" office:value-type="float" office:value="0.0331835679774135" calcext:value-type="float">
            <text:p>0.033183568</text:p>
          </table:table-cell>
          <table:table-cell table:formula="of:=[.AE5]/[.AE80]" office:value-type="float" office:value="0.0244209490735692" calcext:value-type="float">
            <text:p>0.0244209491</text:p>
          </table:table-cell>
          <table:table-cell table:formula="of:=[.AF5]/[.AF80]" office:value-type="float" office:value="0.0148698083857491" calcext:value-type="float">
            <text:p>0.0148698084</text:p>
          </table:table-cell>
          <table:table-cell table:formula="of:=[.AG5]/[.AG80]" office:value-type="float" office:value="0.0158286079762998" calcext:value-type="float">
            <text:p>0.01582860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B6]/[.B81]" office:value-type="float" office:value="0.251756645007313" calcext:value-type="float">
            <text:p>0.251756645</text:p>
          </table:table-cell>
          <table:table-cell table:formula="of:=[.C6]/[.C81]" office:value-type="float" office:value="0.239863432762718" calcext:value-type="float">
            <text:p>0.2398634328</text:p>
          </table:table-cell>
          <table:table-cell table:formula="of:=[.D6]/[.D81]" office:value-type="float" office:value="0.262631046849518" calcext:value-type="float">
            <text:p>0.2626310468</text:p>
          </table:table-cell>
          <table:table-cell table:formula="of:=[.E6]/[.E81]" office:value-type="float" office:value="0.245892786716334" calcext:value-type="float">
            <text:p>0.2458927867</text:p>
          </table:table-cell>
          <table:table-cell table:formula="of:=[.F6]/[.F81]" office:value-type="float" office:value="0.260628025881209" calcext:value-type="float">
            <text:p>0.2606280259</text:p>
          </table:table-cell>
          <table:table-cell table:formula="of:=[.G6]/[.G81]" office:value-type="float" office:value="0.27320235611822" calcext:value-type="float">
            <text:p>0.2732023561</text:p>
          </table:table-cell>
          <table:table-cell table:formula="of:=[.H6]/[.H81]" office:value-type="float" office:value="0.277820531547904" calcext:value-type="float">
            <text:p>0.2778205315</text:p>
          </table:table-cell>
          <table:table-cell table:formula="of:=[.I6]/[.I81]" office:value-type="float" office:value="0.197939920571011" calcext:value-type="float">
            <text:p>0.1979399206</text:p>
          </table:table-cell>
          <table:table-cell table:formula="of:=[.J6]/[.J81]" office:value-type="float" office:value="0.222993779343448" calcext:value-type="float">
            <text:p>0.2229937793</text:p>
          </table:table-cell>
          <table:table-cell table:formula="of:=[.K6]/[.K81]" office:value-type="float" office:value="0.330963551460338" calcext:value-type="float">
            <text:p>0.3309635515</text:p>
          </table:table-cell>
          <table:table-cell table:formula="of:=[.L6]/[.L81]" office:value-type="float" office:value="0.160275262773985" calcext:value-type="float">
            <text:p>0.1602752628</text:p>
          </table:table-cell>
          <table:table-cell table:formula="of:=[.M6]/[.M81]" office:value-type="float" office:value="0.309708852386918" calcext:value-type="float">
            <text:p>0.3097088524</text:p>
          </table:table-cell>
          <table:table-cell table:formula="of:=[.N6]/[.N81]" office:value-type="float" office:value="0.312925469841204" calcext:value-type="float">
            <text:p>0.3129254698</text:p>
          </table:table-cell>
          <table:table-cell table:formula="of:=[.O6]/[.O81]" office:value-type="float" office:value="0.173892356799411" calcext:value-type="float">
            <text:p>0.1738923568</text:p>
          </table:table-cell>
          <table:table-cell table:formula="of:=[.P6]/[.P81]" office:value-type="float" office:value="0.12898843538342" calcext:value-type="float">
            <text:p>0.1289884354</text:p>
          </table:table-cell>
          <table:table-cell table:formula="of:=[.Q6]/[.Q81]" office:value-type="float" office:value="0.19879752254588" calcext:value-type="float">
            <text:p>0.1987975225</text:p>
          </table:table-cell>
          <table:table-cell table:formula="of:=[.R6]/[.R81]" office:value-type="float" office:value="0.0952875822304465" calcext:value-type="float">
            <text:p>0.0952875822</text:p>
          </table:table-cell>
          <table:table-cell table:formula="of:=[.S6]/[.S81]" office:value-type="float" office:value="0.123298373494956" calcext:value-type="float">
            <text:p>0.1232983735</text:p>
          </table:table-cell>
          <table:table-cell table:formula="of:=[.T6]/[.T81]" office:value-type="float" office:value="0.0926216156126149" calcext:value-type="float">
            <text:p>0.0926216156</text:p>
          </table:table-cell>
          <table:table-cell table:formula="of:=[.U6]/[.U81]" office:value-type="float" office:value="0.199393096779611" calcext:value-type="float">
            <text:p>0.1993930968</text:p>
          </table:table-cell>
          <table:table-cell table:formula="of:=[.V6]/[.V81]" office:value-type="float" office:value="0.141357129473146" calcext:value-type="float">
            <text:p>0.1413571295</text:p>
          </table:table-cell>
          <table:table-cell table:formula="of:=[.W6]/[.W81]" office:value-type="float" office:value="0.175043562667656" calcext:value-type="float">
            <text:p>0.1750435627</text:p>
          </table:table-cell>
          <table:table-cell table:formula="of:=[.X6]/[.X81]" office:value-type="float" office:value="0.0888094115316998" calcext:value-type="float">
            <text:p>0.0888094115</text:p>
          </table:table-cell>
          <table:table-cell table:formula="of:=[.Y6]/[.Y81]" office:value-type="float" office:value="0.072144471779947" calcext:value-type="float">
            <text:p>0.0721444718</text:p>
          </table:table-cell>
          <table:table-cell table:formula="of:=[.Z6]/[.Z81]" office:value-type="float" office:value="0.108158079064267" calcext:value-type="float">
            <text:p>0.1081580791</text:p>
          </table:table-cell>
          <table:table-cell table:formula="of:=[.AA6]/[.AA81]" office:value-type="float" office:value="0.0995486651568167" calcext:value-type="float">
            <text:p>0.0995486652</text:p>
          </table:table-cell>
          <table:table-cell table:formula="of:=[.AB6]/[.AB81]" office:value-type="float" office:value="0.0848658941203537" calcext:value-type="float">
            <text:p>0.0848658941</text:p>
          </table:table-cell>
          <table:table-cell table:formula="of:=[.AC6]/[.AC81]" office:value-type="float" office:value="0.058443174925752" calcext:value-type="float">
            <text:p>0.0584431749</text:p>
          </table:table-cell>
          <table:table-cell table:formula="of:=[.AD6]/[.AD81]" office:value-type="float" office:value="0.10767277556279" calcext:value-type="float">
            <text:p>0.1076727756</text:p>
          </table:table-cell>
          <table:table-cell table:formula="of:=[.AE6]/[.AE81]" office:value-type="float" office:value="0.056269825692315" calcext:value-type="float">
            <text:p>0.0562698257</text:p>
          </table:table-cell>
          <table:table-cell table:formula="of:=[.AF6]/[.AF81]" office:value-type="float" office:value="0.0456253469516207" calcext:value-type="float">
            <text:p>0.045625347</text:p>
          </table:table-cell>
          <table:table-cell table:formula="of:=[.AG6]/[.AG81]" office:value-type="float" office:value="0.0335991693955945" calcext:value-type="float">
            <text:p>0.033599169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[.B7]/[.B82]" office:value-type="float" office:value="0.289101109184575" calcext:value-type="float">
            <text:p>0.2891011092</text:p>
          </table:table-cell>
          <table:table-cell table:formula="of:=[.C7]/[.C82]" office:value-type="float" office:value="0.299944252136623" calcext:value-type="float">
            <text:p>0.2999442521</text:p>
          </table:table-cell>
          <table:table-cell table:formula="of:=[.D7]/[.D82]" office:value-type="float" office:value="0.282314200532182" calcext:value-type="float">
            <text:p>0.2823142005</text:p>
          </table:table-cell>
          <table:table-cell table:formula="of:=[.E7]/[.E82]" office:value-type="float" office:value="0.33320980811722" calcext:value-type="float">
            <text:p>0.3332098081</text:p>
          </table:table-cell>
          <table:table-cell table:formula="of:=[.F7]/[.F82]" office:value-type="float" office:value="0.299703488966835" calcext:value-type="float">
            <text:p>0.299703489</text:p>
          </table:table-cell>
          <table:table-cell table:formula="of:=[.G7]/[.G82]" office:value-type="float" office:value="0.32488162077875" calcext:value-type="float">
            <text:p>0.3248816208</text:p>
          </table:table-cell>
          <table:table-cell table:formula="of:=[.H7]/[.H82]" office:value-type="float" office:value="0.345217072245348" calcext:value-type="float">
            <text:p>0.3452170722</text:p>
          </table:table-cell>
          <table:table-cell table:formula="of:=[.I7]/[.I82]" office:value-type="float" office:value="0.321705193974487" calcext:value-type="float">
            <text:p>0.321705194</text:p>
          </table:table-cell>
          <table:table-cell table:formula="of:=[.J7]/[.J82]" office:value-type="float" office:value="0.28081878492685" calcext:value-type="float">
            <text:p>0.2808187849</text:p>
          </table:table-cell>
          <table:table-cell table:formula="of:=[.K7]/[.K82]" office:value-type="float" office:value="0.28409859413913" calcext:value-type="float">
            <text:p>0.2840985941</text:p>
          </table:table-cell>
          <table:table-cell table:formula="of:=[.L7]/[.L82]" office:value-type="float" office:value="0.354909926393141" calcext:value-type="float">
            <text:p>0.3549099264</text:p>
          </table:table-cell>
          <table:table-cell table:formula="of:=[.M7]/[.M82]" office:value-type="float" office:value="0.336981670297808" calcext:value-type="float">
            <text:p>0.3369816703</text:p>
          </table:table-cell>
          <table:table-cell table:formula="of:=[.N7]/[.N82]" office:value-type="float" office:value="0.35488511537136" calcext:value-type="float">
            <text:p>0.3548851154</text:p>
          </table:table-cell>
          <table:table-cell table:formula="of:=[.O7]/[.O82]" office:value-type="float" office:value="0.348303123802144" calcext:value-type="float">
            <text:p>0.3483031238</text:p>
          </table:table-cell>
          <table:table-cell table:formula="of:=[.P7]/[.P82]" office:value-type="float" office:value="0.227246996181526" calcext:value-type="float">
            <text:p>0.2272469962</text:p>
          </table:table-cell>
          <table:table-cell table:formula="of:=[.Q7]/[.Q82]" office:value-type="float" office:value="0.195989747209466" calcext:value-type="float">
            <text:p>0.1959897472</text:p>
          </table:table-cell>
          <table:table-cell table:formula="of:=[.R7]/[.R82]" office:value-type="float" office:value="0.203753757941778" calcext:value-type="float">
            <text:p>0.2037537579</text:p>
          </table:table-cell>
          <table:table-cell table:formula="of:=[.S7]/[.S82]" office:value-type="float" office:value="0.168198179409125" calcext:value-type="float">
            <text:p>0.1681981794</text:p>
          </table:table-cell>
          <table:table-cell table:formula="of:=[.T7]/[.T82]" office:value-type="float" office:value="0.303325956106038" calcext:value-type="float">
            <text:p>0.3033259561</text:p>
          </table:table-cell>
          <table:table-cell table:formula="of:=[.U7]/[.U82]" office:value-type="float" office:value="0.18471211133199" calcext:value-type="float">
            <text:p>0.1847121113</text:p>
          </table:table-cell>
          <table:table-cell table:formula="of:=[.V7]/[.V82]" office:value-type="float" office:value="0.0953328494705659" calcext:value-type="float">
            <text:p>0.0953328495</text:p>
          </table:table-cell>
          <table:table-cell table:formula="of:=[.W7]/[.W82]" office:value-type="float" office:value="0.173654352460071" calcext:value-type="float">
            <text:p>0.1736543525</text:p>
          </table:table-cell>
          <table:table-cell table:formula="of:=[.X7]/[.X82]" office:value-type="float" office:value="0.184816849765189" calcext:value-type="float">
            <text:p>0.1848168498</text:p>
          </table:table-cell>
          <table:table-cell table:formula="of:=[.Y7]/[.Y82]" office:value-type="float" office:value="0.125168393924087" calcext:value-type="float">
            <text:p>0.1251683939</text:p>
          </table:table-cell>
          <table:table-cell table:formula="of:=[.Z7]/[.Z82]" office:value-type="float" office:value="0.225724798698481" calcext:value-type="float">
            <text:p>0.2257247987</text:p>
          </table:table-cell>
          <table:table-cell table:formula="of:=[.AA7]/[.AA82]" office:value-type="float" office:value="0.196898279099525" calcext:value-type="float">
            <text:p>0.1968982791</text:p>
          </table:table-cell>
          <table:table-cell table:formula="of:=[.AB7]/[.AB82]" office:value-type="float" office:value="0.06464000740529" calcext:value-type="float">
            <text:p>0.0646400074</text:p>
          </table:table-cell>
          <table:table-cell table:formula="of:=[.AC7]/[.AC82]" office:value-type="float" office:value="0.153415245555186" calcext:value-type="float">
            <text:p>0.1534152456</text:p>
          </table:table-cell>
          <table:table-cell table:formula="of:=[.AD7]/[.AD82]" office:value-type="float" office:value="0.097950419516319" calcext:value-type="float">
            <text:p>0.0979504195</text:p>
          </table:table-cell>
          <table:table-cell table:formula="of:=[.AE7]/[.AE82]" office:value-type="float" office:value="0.13837623293876" calcext:value-type="float">
            <text:p>0.1383762329</text:p>
          </table:table-cell>
          <table:table-cell table:formula="of:=[.AF7]/[.AF82]" office:value-type="float" office:value="0.0905633118208238" calcext:value-type="float">
            <text:p>0.0905633118</text:p>
          </table:table-cell>
          <table:table-cell table:formula="of:=[.AG7]/[.AG82]" office:value-type="float" office:value="0.0701515167386131" calcext:value-type="float">
            <text:p>0.0701515167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[.B8]/[.B83]" office:value-type="float" office:value="0.442343865246651" calcext:value-type="float">
            <text:p>0.4423438652</text:p>
          </table:table-cell>
          <table:table-cell table:formula="of:=[.C8]/[.C83]" office:value-type="float" office:value="0.423809113370768" calcext:value-type="float">
            <text:p>0.4238091134</text:p>
          </table:table-cell>
          <table:table-cell table:formula="of:=[.D8]/[.D83]" office:value-type="float" office:value="0.424168978003261" calcext:value-type="float">
            <text:p>0.424168978</text:p>
          </table:table-cell>
          <table:table-cell table:formula="of:=[.E8]/[.E83]" office:value-type="float" office:value="0.405600292027857" calcext:value-type="float">
            <text:p>0.405600292</text:p>
          </table:table-cell>
          <table:table-cell table:formula="of:=[.F8]/[.F83]" office:value-type="float" office:value="0.483234327598286" calcext:value-type="float">
            <text:p>0.4832343276</text:p>
          </table:table-cell>
          <table:table-cell table:formula="of:=[.G8]/[.G83]" office:value-type="float" office:value="0.471209177967541" calcext:value-type="float">
            <text:p>0.471209178</text:p>
          </table:table-cell>
          <table:table-cell table:formula="of:=[.H8]/[.H83]" office:value-type="float" office:value="0.537415279004658" calcext:value-type="float">
            <text:p>0.537415279</text:p>
          </table:table-cell>
          <table:table-cell table:formula="of:=[.I8]/[.I83]" office:value-type="float" office:value="0.548329343236421" calcext:value-type="float">
            <text:p>0.5483293432</text:p>
          </table:table-cell>
          <table:table-cell table:formula="of:=[.J8]/[.J83]" office:value-type="float" office:value="0.590459158619896" calcext:value-type="float">
            <text:p>0.5904591586</text:p>
          </table:table-cell>
          <table:table-cell table:formula="of:=[.K8]/[.K83]" office:value-type="float" office:value="0.526291111087727" calcext:value-type="float">
            <text:p>0.5262911111</text:p>
          </table:table-cell>
          <table:table-cell table:formula="of:=[.L8]/[.L83]" office:value-type="float" office:value="0.556989462513155" calcext:value-type="float">
            <text:p>0.5569894625</text:p>
          </table:table-cell>
          <table:table-cell table:formula="of:=[.M8]/[.M83]" office:value-type="float" office:value="0.466654143114656" calcext:value-type="float">
            <text:p>0.4666541431</text:p>
          </table:table-cell>
          <table:table-cell table:formula="of:=[.N8]/[.N83]" office:value-type="float" office:value="0.648417981543666" calcext:value-type="float">
            <text:p>0.6484179815</text:p>
          </table:table-cell>
          <table:table-cell table:formula="of:=[.O8]/[.O83]" office:value-type="float" office:value="0.473597646765112" calcext:value-type="float">
            <text:p>0.4735976468</text:p>
          </table:table-cell>
          <table:table-cell table:formula="of:=[.P8]/[.P83]" office:value-type="float" office:value="0.335242099148997" calcext:value-type="float">
            <text:p>0.3352420991</text:p>
          </table:table-cell>
          <table:table-cell table:formula="of:=[.Q8]/[.Q83]" office:value-type="float" office:value="0.608791657559854" calcext:value-type="float">
            <text:p>0.6087916576</text:p>
          </table:table-cell>
          <table:table-cell table:formula="of:=[.R8]/[.R83]" office:value-type="float" office:value="0.198291367414883" calcext:value-type="float">
            <text:p>0.1982913674</text:p>
          </table:table-cell>
          <table:table-cell table:formula="of:=[.S8]/[.S83]" office:value-type="float" office:value="0.522261299744852" calcext:value-type="float">
            <text:p>0.5222612997</text:p>
          </table:table-cell>
          <table:table-cell table:formula="of:=[.T8]/[.T83]" office:value-type="float" office:value="0.168575790768617" calcext:value-type="float">
            <text:p>0.1685757908</text:p>
          </table:table-cell>
          <table:table-cell table:formula="of:=[.U8]/[.U83]" office:value-type="float" office:value="0.28088873113454" calcext:value-type="float">
            <text:p>0.2808887311</text:p>
          </table:table-cell>
          <table:table-cell table:formula="of:=[.V8]/[.V83]" office:value-type="float" office:value="0.43292918638825" calcext:value-type="float">
            <text:p>0.4329291864</text:p>
          </table:table-cell>
          <table:table-cell table:formula="of:=[.W8]/[.W83]" office:value-type="float" office:value="0.23544794766643" calcext:value-type="float">
            <text:p>0.2354479477</text:p>
          </table:table-cell>
          <table:table-cell table:formula="of:=[.X8]/[.X83]" office:value-type="float" office:value="0.407056352812953" calcext:value-type="float">
            <text:p>0.4070563528</text:p>
          </table:table-cell>
          <table:table-cell table:formula="of:=[.Y8]/[.Y83]" office:value-type="float" office:value="0.434146850953203" calcext:value-type="float">
            <text:p>0.434146851</text:p>
          </table:table-cell>
          <table:table-cell table:formula="of:=[.Z8]/[.Z83]" office:value-type="float" office:value="0.255417752858476" calcext:value-type="float">
            <text:p>0.2554177529</text:p>
          </table:table-cell>
          <table:table-cell table:formula="of:=[.AA8]/[.AA83]" office:value-type="float" office:value="0.183630376340963" calcext:value-type="float">
            <text:p>0.1836303763</text:p>
          </table:table-cell>
          <table:table-cell table:formula="of:=[.AB8]/[.AB83]" office:value-type="float" office:value="0.174964578536711" calcext:value-type="float">
            <text:p>0.1749645785</text:p>
          </table:table-cell>
          <table:table-cell table:formula="of:=[.AC8]/[.AC83]" office:value-type="float" office:value="0.212413114490525" calcext:value-type="float">
            <text:p>0.2124131145</text:p>
          </table:table-cell>
          <table:table-cell table:formula="of:=[.AD8]/[.AD83]" office:value-type="float" office:value="0.231504711983364" calcext:value-type="float">
            <text:p>0.231504712</text:p>
          </table:table-cell>
          <table:table-cell table:formula="of:=[.AE8]/[.AE83]" office:value-type="float" office:value="0.230383674143106" calcext:value-type="float">
            <text:p>0.2303836741</text:p>
          </table:table-cell>
          <table:table-cell table:formula="of:=[.AF8]/[.AF83]" office:value-type="float" office:value="0.20952940811011" calcext:value-type="float">
            <text:p>0.2095294081</text:p>
          </table:table-cell>
          <table:table-cell table:formula="of:=[.AG8]/[.AG83]" office:value-type="float" office:value="0.222394048529313" calcext:value-type="float">
            <text:p>0.222394048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9]/[.B84]" office:value-type="float" office:value="0.476386616862427" calcext:value-type="float">
            <text:p>0.4763866169</text:p>
          </table:table-cell>
          <table:table-cell table:formula="of:=[.C9]/[.C84]" office:value-type="float" office:value="0.44101099271514" calcext:value-type="float">
            <text:p>0.4410109927</text:p>
          </table:table-cell>
          <table:table-cell table:formula="of:=[.D9]/[.D84]" office:value-type="float" office:value="0.474883037402152" calcext:value-type="float">
            <text:p>0.4748830374</text:p>
          </table:table-cell>
          <table:table-cell table:formula="of:=[.E9]/[.E84]" office:value-type="float" office:value="0.46991733660252" calcext:value-type="float">
            <text:p>0.4699173366</text:p>
          </table:table-cell>
          <table:table-cell table:formula="of:=[.F9]/[.F84]" office:value-type="float" office:value="0.524709846466709" calcext:value-type="float">
            <text:p>0.5247098465</text:p>
          </table:table-cell>
          <table:table-cell table:formula="of:=[.G9]/[.G84]" office:value-type="float" office:value="0.555981039707394" calcext:value-type="float">
            <text:p>0.5559810397</text:p>
          </table:table-cell>
          <table:table-cell table:formula="of:=[.H9]/[.H84]" office:value-type="float" office:value="0.63641171781249" calcext:value-type="float">
            <text:p>0.6364117178</text:p>
          </table:table-cell>
          <table:table-cell table:formula="of:=[.I9]/[.I84]" office:value-type="float" office:value="0.65011586953227" calcext:value-type="float">
            <text:p>0.6501158695</text:p>
          </table:table-cell>
          <table:table-cell table:formula="of:=[.J9]/[.J84]" office:value-type="float" office:value="0.644841597638362" calcext:value-type="float">
            <text:p>0.6448415976</text:p>
          </table:table-cell>
          <table:table-cell table:formula="of:=[.K9]/[.K84]" office:value-type="float" office:value="0.451411358073679" calcext:value-type="float">
            <text:p>0.4514113581</text:p>
          </table:table-cell>
          <table:table-cell table:formula="of:=[.L9]/[.L84]" office:value-type="float" office:value="0.724585200433216" calcext:value-type="float">
            <text:p>0.7245852004</text:p>
          </table:table-cell>
          <table:table-cell table:formula="of:=[.M9]/[.M84]" office:value-type="float" office:value="0.700798229719171" calcext:value-type="float">
            <text:p>0.7007982297</text:p>
          </table:table-cell>
          <table:table-cell table:formula="of:=[.N9]/[.N84]" office:value-type="float" office:value="0.287563813300398" calcext:value-type="float">
            <text:p>0.2875638133</text:p>
          </table:table-cell>
          <table:table-cell table:formula="of:=[.O9]/[.O84]" office:value-type="float" office:value="0.569268184344299" calcext:value-type="float">
            <text:p>0.5692681843</text:p>
          </table:table-cell>
          <table:table-cell table:formula="of:=[.P9]/[.P84]" office:value-type="float" office:value="0.762172088550948" calcext:value-type="float">
            <text:p>0.7621720886</text:p>
          </table:table-cell>
          <table:table-cell table:formula="of:=[.Q9]/[.Q84]" office:value-type="float" office:value="0.38619651336225" calcext:value-type="float">
            <text:p>0.3861965134</text:p>
          </table:table-cell>
          <table:table-cell table:formula="of:=[.R9]/[.R84]" office:value-type="float" office:value="0.24907879381509" calcext:value-type="float">
            <text:p>0.2490787938</text:p>
          </table:table-cell>
          <table:table-cell table:formula="of:=[.S9]/[.S84]" office:value-type="float" office:value="0.378094586561364" calcext:value-type="float">
            <text:p>0.3780945866</text:p>
          </table:table-cell>
          <table:table-cell table:formula="of:=[.T9]/[.T84]" office:value-type="float" office:value="0.248062729910931" calcext:value-type="float">
            <text:p>0.2480627299</text:p>
          </table:table-cell>
          <table:table-cell table:formula="of:=[.U9]/[.U84]" office:value-type="float" office:value="0.35524269664011" calcext:value-type="float">
            <text:p>0.3552426966</text:p>
          </table:table-cell>
          <table:table-cell table:formula="of:=[.V9]/[.V84]" office:value-type="float" office:value="0.440122582062929" calcext:value-type="float">
            <text:p>0.4401225821</text:p>
          </table:table-cell>
          <table:table-cell table:formula="of:=[.W9]/[.W84]" office:value-type="float" office:value="0.472373721573953" calcext:value-type="float">
            <text:p>0.4723737216</text:p>
          </table:table-cell>
          <table:table-cell table:formula="of:=[.X9]/[.X84]" office:value-type="float" office:value="0.187691665579974" calcext:value-type="float">
            <text:p>0.1876916656</text:p>
          </table:table-cell>
          <table:table-cell table:formula="of:=[.Y9]/[.Y84]" office:value-type="float" office:value="0.209085557949865" calcext:value-type="float">
            <text:p>0.2090855579</text:p>
          </table:table-cell>
          <table:table-cell table:formula="of:=[.Z9]/[.Z84]" office:value-type="float" office:value="0.231783139992374" calcext:value-type="float">
            <text:p>0.23178314</text:p>
          </table:table-cell>
          <table:table-cell table:formula="of:=[.AA9]/[.AA84]" office:value-type="float" office:value="0.444575201483845" calcext:value-type="float">
            <text:p>0.4445752015</text:p>
          </table:table-cell>
          <table:table-cell table:formula="of:=[.AB9]/[.AB84]" office:value-type="float" office:value="0.229457066217906" calcext:value-type="float">
            <text:p>0.2294570662</text:p>
          </table:table-cell>
          <table:table-cell table:formula="of:=[.AC9]/[.AC84]" office:value-type="float" office:value="0.488101158197773" calcext:value-type="float">
            <text:p>0.4881011582</text:p>
          </table:table-cell>
          <table:table-cell table:formula="of:=[.AD9]/[.AD84]" office:value-type="float" office:value="0.277865426401669" calcext:value-type="float">
            <text:p>0.2778654264</text:p>
          </table:table-cell>
          <table:table-cell table:formula="of:=[.AE9]/[.AE84]" office:value-type="float" office:value="0.163186408281183" calcext:value-type="float">
            <text:p>0.1631864083</text:p>
          </table:table-cell>
          <table:table-cell table:formula="of:=[.AF9]/[.AF84]" office:value-type="float" office:value="0.456925220946701" calcext:value-type="float">
            <text:p>0.4569252209</text:p>
          </table:table-cell>
          <table:table-cell table:formula="of:=[.AG9]/[.AG84]" office:value-type="float" office:value="0.446573528180635" calcext:value-type="float">
            <text:p>0.446573528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[.B10]/[.B85]" office:value-type="float" office:value="0.492604791575056" calcext:value-type="float">
            <text:p>0.4926047916</text:p>
          </table:table-cell>
          <table:table-cell table:formula="of:=[.C10]/[.C85]" office:value-type="float" office:value="0.526247140865388" calcext:value-type="float">
            <text:p>0.5262471409</text:p>
          </table:table-cell>
          <table:table-cell table:formula="of:=[.D10]/[.D85]" office:value-type="float" office:value="0.649906069254857" calcext:value-type="float">
            <text:p>0.6499060693</text:p>
          </table:table-cell>
          <table:table-cell table:formula="of:=[.E10]/[.E85]" office:value-type="float" office:value="0.59331236423645" calcext:value-type="float">
            <text:p>0.5933123642</text:p>
          </table:table-cell>
          <table:table-cell table:formula="of:=[.F10]/[.F85]" office:value-type="float" office:value="0.652113238654045" calcext:value-type="float">
            <text:p>0.6521132387</text:p>
          </table:table-cell>
          <table:table-cell table:formula="of:=[.G10]/[.G85]" office:value-type="float" office:value="0.946240869363458" calcext:value-type="float">
            <text:p>0.9462408694</text:p>
          </table:table-cell>
          <table:table-cell table:formula="of:=[.H10]/[.H85]" office:value-type="float" office:value="0.927397328035146" calcext:value-type="float">
            <text:p>0.927397328</text:p>
          </table:table-cell>
          <table:table-cell table:formula="of:=[.I10]/[.I85]" office:value-type="float" office:value="1.08522472542735" calcext:value-type="float">
            <text:p>1.0852247254</text:p>
          </table:table-cell>
          <table:table-cell table:formula="of:=[.J10]/[.J85]" office:value-type="float" office:value="1.01495295420864" calcext:value-type="float">
            <text:p>1.0149529542</text:p>
          </table:table-cell>
          <table:table-cell table:formula="of:=[.K10]/[.K85]" office:value-type="float" office:value="1.11474958633639" calcext:value-type="float">
            <text:p>1.1147495863</text:p>
          </table:table-cell>
          <table:table-cell table:formula="of:=[.L10]/[.L85]" office:value-type="float" office:value="1.08793950361585" calcext:value-type="float">
            <text:p>1.0879395036</text:p>
          </table:table-cell>
          <table:table-cell table:formula="of:=[.M10]/[.M85]" office:value-type="float" office:value="0.553177313002092" calcext:value-type="float">
            <text:p>0.553177313</text:p>
          </table:table-cell>
          <table:table-cell table:formula="of:=[.N10]/[.N85]" office:value-type="float" office:value="0.748841885358583" calcext:value-type="float">
            <text:p>0.7488418854</text:p>
          </table:table-cell>
          <table:table-cell table:formula="of:=[.O10]/[.O85]" office:value-type="float" office:value="0.698731924234626" calcext:value-type="float">
            <text:p>0.6987319242</text:p>
          </table:table-cell>
          <table:table-cell table:formula="of:=[.P10]/[.P85]" office:value-type="float" office:value="1.06728869884182" calcext:value-type="float">
            <text:p>1.0672886988</text:p>
          </table:table-cell>
          <table:table-cell table:formula="of:=[.Q10]/[.Q85]" office:value-type="float" office:value="1.24718205742972" calcext:value-type="float">
            <text:p>1.2471820574</text:p>
          </table:table-cell>
          <table:table-cell table:formula="of:=[.R10]/[.R85]" office:value-type="float" office:value="0.521510208639385" calcext:value-type="float">
            <text:p>0.5215102086</text:p>
          </table:table-cell>
          <table:table-cell table:formula="of:=[.S10]/[.S85]" office:value-type="float" office:value="0.443286168431964" calcext:value-type="float">
            <text:p>0.4432861684</text:p>
          </table:table-cell>
          <table:table-cell table:formula="of:=[.T10]/[.T85]" office:value-type="float" office:value="0.473008529146378" calcext:value-type="float">
            <text:p>0.4730085291</text:p>
          </table:table-cell>
          <table:table-cell table:formula="of:=[.U10]/[.U85]" office:value-type="float" office:value="0.315608899502823" calcext:value-type="float">
            <text:p>0.3156088995</text:p>
          </table:table-cell>
          <table:table-cell table:formula="of:=[.V10]/[.V85]" office:value-type="float" office:value="0.656278419059293" calcext:value-type="float">
            <text:p>0.6562784191</text:p>
          </table:table-cell>
          <table:table-cell table:formula="of:=[.W10]/[.W85]" office:value-type="float" office:value="0.476592440610842" calcext:value-type="float">
            <text:p>0.4765924406</text:p>
          </table:table-cell>
          <table:table-cell table:formula="of:=[.X10]/[.X85]" office:value-type="float" office:value="1.1187596139234" calcext:value-type="float">
            <text:p>1.1187596139</text:p>
          </table:table-cell>
          <table:table-cell table:formula="of:=[.Y10]/[.Y85]" office:value-type="float" office:value="0.754374874940504" calcext:value-type="float">
            <text:p>0.7543748749</text:p>
          </table:table-cell>
          <table:table-cell table:formula="of:=[.Z10]/[.Z85]" office:value-type="float" office:value="0.873725738786477" calcext:value-type="float">
            <text:p>0.8737257388</text:p>
          </table:table-cell>
          <table:table-cell table:formula="of:=[.AA10]/[.AA85]" office:value-type="float" office:value="0.981982069559738" calcext:value-type="float">
            <text:p>0.9819820696</text:p>
          </table:table-cell>
          <table:table-cell table:formula="of:=[.AB10]/[.AB85]" office:value-type="float" office:value="0.669049892206004" calcext:value-type="float">
            <text:p>0.6690498922</text:p>
          </table:table-cell>
          <table:table-cell table:formula="of:=[.AC10]/[.AC85]" office:value-type="float" office:value="0.72725752133244" calcext:value-type="float">
            <text:p>0.7272575213</text:p>
          </table:table-cell>
          <table:table-cell table:formula="of:=[.AD10]/[.AD85]" office:value-type="float" office:value="0.438648147062779" calcext:value-type="float">
            <text:p>0.4386481471</text:p>
          </table:table-cell>
          <table:table-cell table:formula="of:=[.AE10]/[.AE85]" office:value-type="float" office:value="1.05258368573579" calcext:value-type="float">
            <text:p>1.0525836857</text:p>
          </table:table-cell>
          <table:table-cell table:formula="of:=[.AF10]/[.AF85]" office:value-type="float" office:value="0.405352046488167" calcext:value-type="float">
            <text:p>0.4053520465</text:p>
          </table:table-cell>
          <table:table-cell table:formula="of:=[.AG10]/[.AG85]" office:value-type="float" office:value="0.493589776413904" calcext:value-type="float">
            <text:p>0.493589776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11]/[.B86]" office:value-type="float" office:value="0.500724882195408" calcext:value-type="float">
            <text:p>0.5007248822</text:p>
          </table:table-cell>
          <table:table-cell table:formula="of:=[.C11]/[.C86]" office:value-type="float" office:value="0.587886773663567" calcext:value-type="float">
            <text:p>0.5878867737</text:p>
          </table:table-cell>
          <table:table-cell table:formula="of:=[.D11]/[.D86]" office:value-type="float" office:value="0.613693064395498" calcext:value-type="float">
            <text:p>0.6136930644</text:p>
          </table:table-cell>
          <table:table-cell table:formula="of:=[.E11]/[.E86]" office:value-type="float" office:value="0.543693750815445" calcext:value-type="float">
            <text:p>0.5436937508</text:p>
          </table:table-cell>
          <table:table-cell table:formula="of:=[.F11]/[.F86]" office:value-type="float" office:value="0.724813121938337" calcext:value-type="float">
            <text:p>0.7248131219</text:p>
          </table:table-cell>
          <table:table-cell table:formula="of:=[.G11]/[.G86]" office:value-type="float" office:value="0.82542519622023" calcext:value-type="float">
            <text:p>0.8254251962</text:p>
          </table:table-cell>
          <table:table-cell table:formula="of:=[.H11]/[.H86]" office:value-type="float" office:value="0.815123872775958" calcext:value-type="float">
            <text:p>0.8151238728</text:p>
          </table:table-cell>
          <table:table-cell table:formula="of:=[.I11]/[.I86]" office:value-type="float" office:value="0.974007976494186" calcext:value-type="float">
            <text:p>0.9740079765</text:p>
          </table:table-cell>
          <table:table-cell table:formula="of:=[.J11]/[.J86]" office:value-type="float" office:value="0.889994272040167" calcext:value-type="float">
            <text:p>0.889994272</text:p>
          </table:table-cell>
          <table:table-cell table:formula="of:=[.K11]/[.K86]" office:value-type="float" office:value="1.19612788354746" calcext:value-type="float">
            <text:p>1.1961278835</text:p>
          </table:table-cell>
          <table:table-cell table:formula="of:=[.L11]/[.L86]" office:value-type="float" office:value="1.09121137161694" calcext:value-type="float">
            <text:p>1.0912113716</text:p>
          </table:table-cell>
          <table:table-cell table:formula="of:=[.M11]/[.M86]" office:value-type="float" office:value="1.1277329857707" calcext:value-type="float">
            <text:p>1.1277329858</text:p>
          </table:table-cell>
          <table:table-cell table:formula="of:=[.N11]/[.N86]" office:value-type="float" office:value="1.23057292097244" calcext:value-type="float">
            <text:p>1.230572921</text:p>
          </table:table-cell>
          <table:table-cell table:formula="of:=[.O11]/[.O86]" office:value-type="float" office:value="1.14028357493594" calcext:value-type="float">
            <text:p>1.1402835749</text:p>
          </table:table-cell>
          <table:table-cell table:formula="of:=[.P11]/[.P86]" office:value-type="float" office:value="0.961759540380798" calcext:value-type="float">
            <text:p>0.9617595404</text:p>
          </table:table-cell>
          <table:table-cell table:formula="of:=[.Q11]/[.Q86]" office:value-type="float" office:value="0.810230090927716" calcext:value-type="float">
            <text:p>0.8102300909</text:p>
          </table:table-cell>
          <table:table-cell table:formula="of:=[.R11]/[.R86]" office:value-type="float" office:value="0.846747193482021" calcext:value-type="float">
            <text:p>0.8467471935</text:p>
          </table:table-cell>
          <table:table-cell table:formula="of:=[.S11]/[.S86]" office:value-type="float" office:value="0.78269814101563" calcext:value-type="float">
            <text:p>0.782698141</text:p>
          </table:table-cell>
          <table:table-cell table:formula="of:=[.T11]/[.T86]" office:value-type="float" office:value="0.899799154678118" calcext:value-type="float">
            <text:p>0.8997991547</text:p>
          </table:table-cell>
          <table:table-cell table:formula="of:=[.U11]/[.U86]" office:value-type="float" office:value="0.767410161213249" calcext:value-type="float">
            <text:p>0.7674101612</text:p>
          </table:table-cell>
          <table:table-cell table:formula="of:=[.V11]/[.V86]" office:value-type="float" office:value="0.997690448619847" calcext:value-type="float">
            <text:p>0.9976904486</text:p>
          </table:table-cell>
          <table:table-cell table:formula="of:=[.W11]/[.W86]" office:value-type="float" office:value="0.667978429417318" calcext:value-type="float">
            <text:p>0.6679784294</text:p>
          </table:table-cell>
          <table:table-cell table:formula="of:=[.X11]/[.X86]" office:value-type="float" office:value="0.717839959596838" calcext:value-type="float">
            <text:p>0.7178399596</text:p>
          </table:table-cell>
          <table:table-cell table:formula="of:=[.Y11]/[.Y86]" office:value-type="float" office:value="0.681126930355003" calcext:value-type="float">
            <text:p>0.6811269304</text:p>
          </table:table-cell>
          <table:table-cell table:formula="of:=[.Z11]/[.Z86]" office:value-type="float" office:value="0.737495563181282" calcext:value-type="float">
            <text:p>0.7374955632</text:p>
          </table:table-cell>
          <table:table-cell table:formula="of:=[.AA11]/[.AA86]" office:value-type="float" office:value="0.901853008095179" calcext:value-type="float">
            <text:p>0.9018530081</text:p>
          </table:table-cell>
          <table:table-cell table:formula="of:=[.AB11]/[.AB86]" office:value-type="float" office:value="0.824763730819348" calcext:value-type="float">
            <text:p>0.8247637308</text:p>
          </table:table-cell>
          <table:table-cell table:formula="of:=[.AC11]/[.AC86]" office:value-type="float" office:value="0.843036327700628" calcext:value-type="float">
            <text:p>0.8430363277</text:p>
          </table:table-cell>
          <table:table-cell table:formula="of:=[.AD11]/[.AD86]" office:value-type="float" office:value="0.850616190132019" calcext:value-type="float">
            <text:p>0.8506161901</text:p>
          </table:table-cell>
          <table:table-cell table:formula="of:=[.AE11]/[.AE86]" office:value-type="float" office:value="0.708201578228056" calcext:value-type="float">
            <text:p>0.7082015782</text:p>
          </table:table-cell>
          <table:table-cell table:formula="of:=[.AF11]/[.AF86]" office:value-type="float" office:value="0.807168899827205" calcext:value-type="float">
            <text:p>0.8071688998</text:p>
          </table:table-cell>
          <table:table-cell table:formula="of:=[.AG11]/[.AG86]" office:value-type="float" office:value="0.748240228243457" calcext:value-type="float">
            <text:p>0.7482402282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table:formula="of:=[.B12]/[.B87]" office:value-type="float" office:value="0.514933482594969" calcext:value-type="float">
            <text:p>0.5149334826</text:p>
          </table:table-cell>
          <table:table-cell table:formula="of:=[.C12]/[.C87]" office:value-type="float" office:value="0.495335504946693" calcext:value-type="float">
            <text:p>0.4953355049</text:p>
          </table:table-cell>
          <table:table-cell table:formula="of:=[.D12]/[.D87]" office:value-type="float" office:value="0.57847108267685" calcext:value-type="float">
            <text:p>0.5784710827</text:p>
          </table:table-cell>
          <table:table-cell table:formula="of:=[.E12]/[.E87]" office:value-type="float" office:value="0.547008455070046" calcext:value-type="float">
            <text:p>0.5470084551</text:p>
          </table:table-cell>
          <table:table-cell table:formula="of:=[.F12]/[.F87]" office:value-type="float" office:value="0.709951494073074" calcext:value-type="float">
            <text:p>0.7099514941</text:p>
          </table:table-cell>
          <table:table-cell table:formula="of:=[.G12]/[.G87]" office:value-type="float" office:value="0.717214263559731" calcext:value-type="float">
            <text:p>0.7172142636</text:p>
          </table:table-cell>
          <table:table-cell table:formula="of:=[.H12]/[.H87]" office:value-type="float" office:value="0.877692042706724" calcext:value-type="float">
            <text:p>0.8776920427</text:p>
          </table:table-cell>
          <table:table-cell table:formula="of:=[.I12]/[.I87]" office:value-type="float" office:value="0.926935846622388" calcext:value-type="float">
            <text:p>0.9269358466</text:p>
          </table:table-cell>
          <table:table-cell table:formula="of:=[.J12]/[.J87]" office:value-type="float" office:value="0.692659663379784" calcext:value-type="float">
            <text:p>0.6926596634</text:p>
          </table:table-cell>
          <table:table-cell table:formula="of:=[.K12]/[.K87]" office:value-type="float" office:value="0.84931863898062" calcext:value-type="float">
            <text:p>0.849318639</text:p>
          </table:table-cell>
          <table:table-cell table:formula="of:=[.L12]/[.L87]" office:value-type="float" office:value="1.12972628019826" calcext:value-type="float">
            <text:p>1.1297262802</text:p>
          </table:table-cell>
          <table:table-cell table:formula="of:=[.M12]/[.M87]" office:value-type="float" office:value="0.854999228005213" calcext:value-type="float">
            <text:p>0.854999228</text:p>
          </table:table-cell>
          <table:table-cell table:formula="of:=[.N12]/[.N87]" office:value-type="float" office:value="0.969690444134706" calcext:value-type="float">
            <text:p>0.9696904441</text:p>
          </table:table-cell>
          <table:table-cell table:formula="of:=[.O12]/[.O87]" office:value-type="float" office:value="1.40504010960798" calcext:value-type="float">
            <text:p>1.4050401096</text:p>
          </table:table-cell>
          <table:table-cell table:formula="of:=[.P12]/[.P87]" office:value-type="float" office:value="0.870152462746396" calcext:value-type="float">
            <text:p>0.8701524627</text:p>
          </table:table-cell>
          <table:table-cell table:formula="of:=[.Q12]/[.Q87]" office:value-type="float" office:value="1.16244221452311" calcext:value-type="float">
            <text:p>1.1624422145</text:p>
          </table:table-cell>
          <table:table-cell table:formula="of:=[.R12]/[.R87]" office:value-type="float" office:value="1.25341292181167" calcext:value-type="float">
            <text:p>1.2534129218</text:p>
          </table:table-cell>
          <table:table-cell table:formula="of:=[.S12]/[.S87]" office:value-type="float" office:value="1.05179270968601" calcext:value-type="float">
            <text:p>1.0517927097</text:p>
          </table:table-cell>
          <table:table-cell table:formula="of:=[.T12]/[.T87]" office:value-type="float" office:value="1.13802031685461" calcext:value-type="float">
            <text:p>1.1380203169</text:p>
          </table:table-cell>
          <table:table-cell table:formula="of:=[.U12]/[.U87]" office:value-type="float" office:value="1.10001192519982" calcext:value-type="float">
            <text:p>1.1000119252</text:p>
          </table:table-cell>
          <table:table-cell table:formula="of:=[.V12]/[.V87]" office:value-type="float" office:value="1.0124946923195" calcext:value-type="float">
            <text:p>1.0124946923</text:p>
          </table:table-cell>
          <table:table-cell table:formula="of:=[.W12]/[.W87]" office:value-type="float" office:value="1.40293355676766" calcext:value-type="float">
            <text:p>1.4029335568</text:p>
          </table:table-cell>
          <table:table-cell table:formula="of:=[.X12]/[.X87]" office:value-type="float" office:value="0.861265662748874" calcext:value-type="float">
            <text:p>0.8612656627</text:p>
          </table:table-cell>
          <table:table-cell table:formula="of:=[.Y12]/[.Y87]" office:value-type="float" office:value="0.99416396080922" calcext:value-type="float">
            <text:p>0.9941639608</text:p>
          </table:table-cell>
          <table:table-cell table:formula="of:=[.Z12]/[.Z87]" office:value-type="float" office:value="1.38245375211447" calcext:value-type="float">
            <text:p>1.3824537521</text:p>
          </table:table-cell>
          <table:table-cell table:formula="of:=[.AA12]/[.AA87]" office:value-type="float" office:value="0.996884294344646" calcext:value-type="float">
            <text:p>0.9968842943</text:p>
          </table:table-cell>
          <table:table-cell table:formula="of:=[.AB12]/[.AB87]" office:value-type="float" office:value="1.44624856606083" calcext:value-type="float">
            <text:p>1.4462485661</text:p>
          </table:table-cell>
          <table:table-cell table:formula="of:=[.AC12]/[.AC87]" office:value-type="float" office:value="1.617148018028" calcext:value-type="float">
            <text:p>1.617148018</text:p>
          </table:table-cell>
          <table:table-cell table:formula="of:=[.AD12]/[.AD87]" office:value-type="float" office:value="1.33491458600118" calcext:value-type="float">
            <text:p>1.334914586</text:p>
          </table:table-cell>
          <table:table-cell table:formula="of:=[.AE12]/[.AE87]" office:value-type="float" office:value="0.844977536010643" calcext:value-type="float">
            <text:p>0.844977536</text:p>
          </table:table-cell>
          <table:table-cell table:formula="of:=[.AF12]/[.AF87]" office:value-type="float" office:value="0.895053076829946" calcext:value-type="float">
            <text:p>0.8950530768</text:p>
          </table:table-cell>
          <table:table-cell table:formula="of:=[.AG12]/[.AG87]" office:value-type="float" office:value="0.685342188206075" calcext:value-type="float">
            <text:p>0.685342188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table:formula="of:=[.B13]/[.B88]" office:value-type="float" office:value="0.522532142276002" calcext:value-type="float">
            <text:p>0.5225321423</text:p>
          </table:table-cell>
          <table:table-cell table:formula="of:=[.C13]/[.C88]" office:value-type="float" office:value="0.430014913982055" calcext:value-type="float">
            <text:p>0.430014914</text:p>
          </table:table-cell>
          <table:table-cell table:formula="of:=[.D13]/[.D88]" office:value-type="float" office:value="0.534543834385543" calcext:value-type="float">
            <text:p>0.5345438344</text:p>
          </table:table-cell>
          <table:table-cell table:formula="of:=[.E13]/[.E88]" office:value-type="float" office:value="0.556646482770497" calcext:value-type="float">
            <text:p>0.5566464828</text:p>
          </table:table-cell>
          <table:table-cell table:formula="of:=[.F13]/[.F88]" office:value-type="float" office:value="0.687524988872157" calcext:value-type="float">
            <text:p>0.6875249889</text:p>
          </table:table-cell>
          <table:table-cell table:formula="of:=[.G13]/[.G88]" office:value-type="float" office:value="0.810181292854443" calcext:value-type="float">
            <text:p>0.8101812929</text:p>
          </table:table-cell>
          <table:table-cell table:formula="of:=[.H13]/[.H88]" office:value-type="float" office:value="0.87516104009647" calcext:value-type="float">
            <text:p>0.8751610401</text:p>
          </table:table-cell>
          <table:table-cell table:formula="of:=[.I13]/[.I88]" office:value-type="float" office:value="0.881376330650062" calcext:value-type="float">
            <text:p>0.8813763307</text:p>
          </table:table-cell>
          <table:table-cell table:formula="of:=[.J13]/[.J88]" office:value-type="float" office:value="0.816868001466388" calcext:value-type="float">
            <text:p>0.8168680015</text:p>
          </table:table-cell>
          <table:table-cell table:formula="of:=[.K13]/[.K88]" office:value-type="float" office:value="1.14679346254373" calcext:value-type="float">
            <text:p>1.1467934625</text:p>
          </table:table-cell>
          <table:table-cell table:formula="of:=[.L13]/[.L88]" office:value-type="float" office:value="1.29565948287765" calcext:value-type="float">
            <text:p>1.2956594829</text:p>
          </table:table-cell>
          <table:table-cell table:formula="of:=[.M13]/[.M88]" office:value-type="float" office:value="1.23629394732426" calcext:value-type="float">
            <text:p>1.2362939473</text:p>
          </table:table-cell>
          <table:table-cell table:formula="of:=[.N13]/[.N88]" office:value-type="float" office:value="1.26031541874455" calcext:value-type="float">
            <text:p>1.2603154187</text:p>
          </table:table-cell>
          <table:table-cell table:formula="of:=[.O13]/[.O88]" office:value-type="float" office:value="1.27653186164747" calcext:value-type="float">
            <text:p>1.2765318616</text:p>
          </table:table-cell>
          <table:table-cell table:formula="of:=[.P13]/[.P88]" office:value-type="float" office:value="1.15278768849393" calcext:value-type="float">
            <text:p>1.1527876885</text:p>
          </table:table-cell>
          <table:table-cell table:formula="of:=[.Q13]/[.Q88]" office:value-type="float" office:value="1.37057535894721" calcext:value-type="float">
            <text:p>1.3705753589</text:p>
          </table:table-cell>
          <table:table-cell table:formula="of:=[.R13]/[.R88]" office:value-type="float" office:value="1.43973829250543" calcext:value-type="float">
            <text:p>1.4397382925</text:p>
          </table:table-cell>
          <table:table-cell table:formula="of:=[.S13]/[.S88]" office:value-type="float" office:value="1.50351953827138" calcext:value-type="float">
            <text:p>1.5035195383</text:p>
          </table:table-cell>
          <table:table-cell table:formula="of:=[.T13]/[.T88]" office:value-type="float" office:value="1.38400628942171" calcext:value-type="float">
            <text:p>1.3840062894</text:p>
          </table:table-cell>
          <table:table-cell table:formula="of:=[.U13]/[.U88]" office:value-type="float" office:value="1.48059162291883" calcext:value-type="float">
            <text:p>1.4805916229</text:p>
          </table:table-cell>
          <table:table-cell table:formula="of:=[.V13]/[.V88]" office:value-type="float" office:value="1.48072792391422" calcext:value-type="float">
            <text:p>1.4807279239</text:p>
          </table:table-cell>
          <table:table-cell table:formula="of:=[.W13]/[.W88]" office:value-type="float" office:value="1.68396861828123" calcext:value-type="float">
            <text:p>1.6839686183</text:p>
          </table:table-cell>
          <table:table-cell table:formula="of:=[.X13]/[.X88]" office:value-type="float" office:value="1.52782258798482" calcext:value-type="float">
            <text:p>1.527822588</text:p>
          </table:table-cell>
          <table:table-cell table:formula="of:=[.Y13]/[.Y88]" office:value-type="float" office:value="1.33007861678357" calcext:value-type="float">
            <text:p>1.3300786168</text:p>
          </table:table-cell>
          <table:table-cell table:formula="of:=[.Z13]/[.Z88]" office:value-type="float" office:value="1.40310773186335" calcext:value-type="float">
            <text:p>1.4031077319</text:p>
          </table:table-cell>
          <table:table-cell table:formula="of:=[.AA13]/[.AA88]" office:value-type="float" office:value="1.53127012875135" calcext:value-type="float">
            <text:p>1.5312701288</text:p>
          </table:table-cell>
          <table:table-cell table:formula="of:=[.AB13]/[.AB88]" office:value-type="float" office:value="1.35637471529872" calcext:value-type="float">
            <text:p>1.3563747153</text:p>
          </table:table-cell>
          <table:table-cell table:formula="of:=[.AC13]/[.AC88]" office:value-type="float" office:value="1.30716433069266" calcext:value-type="float">
            <text:p>1.3071643307</text:p>
          </table:table-cell>
          <table:table-cell table:formula="of:=[.AD13]/[.AD88]" office:value-type="float" office:value="1.55706800442357" calcext:value-type="float">
            <text:p>1.5570680044</text:p>
          </table:table-cell>
          <table:table-cell table:formula="of:=[.AE13]/[.AE88]" office:value-type="float" office:value="1.58796134727008" calcext:value-type="float">
            <text:p>1.5879613473</text:p>
          </table:table-cell>
          <table:table-cell table:formula="of:=[.AF13]/[.AF88]" office:value-type="float" office:value="1.30643968641617" calcext:value-type="float">
            <text:p>1.3064396864</text:p>
          </table:table-cell>
          <table:table-cell table:formula="of:=[.AG13]/[.AG88]" office:value-type="float" office:value="1.41056765638756" calcext:value-type="float">
            <text:p>1.4105676564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table:formula="of:=[.B14]/[.B89]" office:value-type="float" office:value="0.524864842761576" calcext:value-type="float">
            <text:p>0.5248648428</text:p>
          </table:table-cell>
          <table:table-cell table:formula="of:=[.C14]/[.C89]" office:value-type="float" office:value="0.417661411095615" calcext:value-type="float">
            <text:p>0.4176614111</text:p>
          </table:table-cell>
          <table:table-cell table:formula="of:=[.D14]/[.D89]" office:value-type="float" office:value="0.501007748820089" calcext:value-type="float">
            <text:p>0.5010077488</text:p>
          </table:table-cell>
          <table:table-cell table:formula="of:=[.E14]/[.E89]" office:value-type="float" office:value="0.530539595617899" calcext:value-type="float">
            <text:p>0.5305395956</text:p>
          </table:table-cell>
          <table:table-cell table:formula="of:=[.F14]/[.F89]" office:value-type="float" office:value="0.641646993417666" calcext:value-type="float">
            <text:p>0.6416469934</text:p>
          </table:table-cell>
          <table:table-cell table:formula="of:=[.G14]/[.G89]" office:value-type="float" office:value="0.727986711282739" calcext:value-type="float">
            <text:p>0.7279867113</text:p>
          </table:table-cell>
          <table:table-cell table:formula="of:=[.H14]/[.H89]" office:value-type="float" office:value="0.773940132626356" calcext:value-type="float">
            <text:p>0.7739401326</text:p>
          </table:table-cell>
          <table:table-cell table:formula="of:=[.I14]/[.I89]" office:value-type="float" office:value="0.909990565191732" calcext:value-type="float">
            <text:p>0.9099905652</text:p>
          </table:table-cell>
          <table:table-cell table:formula="of:=[.J14]/[.J89]" office:value-type="float" office:value="0.757953790268505" calcext:value-type="float">
            <text:p>0.7579537903</text:p>
          </table:table-cell>
          <table:table-cell table:formula="of:=[.K14]/[.K89]" office:value-type="float" office:value="1.08396099041733" calcext:value-type="float">
            <text:p>1.0839609904</text:p>
          </table:table-cell>
          <table:table-cell table:formula="of:=[.L14]/[.L89]" office:value-type="float" office:value="1.0137154932638" calcext:value-type="float">
            <text:p>1.0137154933</text:p>
          </table:table-cell>
          <table:table-cell table:formula="of:=[.M14]/[.M89]" office:value-type="float" office:value="1.27110940584021" calcext:value-type="float">
            <text:p>1.2711094058</text:p>
          </table:table-cell>
          <table:table-cell table:formula="of:=[.N14]/[.N89]" office:value-type="float" office:value="1.18025165059124" calcext:value-type="float">
            <text:p>1.1802516506</text:p>
          </table:table-cell>
          <table:table-cell table:formula="of:=[.O14]/[.O89]" office:value-type="float" office:value="1.18177357024604" calcext:value-type="float">
            <text:p>1.1817735702</text:p>
          </table:table-cell>
          <table:table-cell table:formula="of:=[.P14]/[.P89]" office:value-type="float" office:value="1.23219272542496" calcext:value-type="float">
            <text:p>1.2321927254</text:p>
          </table:table-cell>
          <table:table-cell table:formula="of:=[.Q14]/[.Q89]" office:value-type="float" office:value="1.19025260683746" calcext:value-type="float">
            <text:p>1.1902526068</text:p>
          </table:table-cell>
          <table:table-cell table:formula="of:=[.R14]/[.R89]" office:value-type="float" office:value="1.62377458641601" calcext:value-type="float">
            <text:p>1.6237745864</text:p>
          </table:table-cell>
          <table:table-cell table:formula="of:=[.S14]/[.S89]" office:value-type="float" office:value="1.25311615165629" calcext:value-type="float">
            <text:p>1.2531161517</text:p>
          </table:table-cell>
          <table:table-cell table:formula="of:=[.T14]/[.T89]" office:value-type="float" office:value="1.55598876529765" calcext:value-type="float">
            <text:p>1.5559887653</text:p>
          </table:table-cell>
          <table:table-cell table:formula="of:=[.U14]/[.U89]" office:value-type="float" office:value="1.32167690903475" calcext:value-type="float">
            <text:p>1.321676909</text:p>
          </table:table-cell>
          <table:table-cell table:formula="of:=[.V14]/[.V89]" office:value-type="float" office:value="1.5306437649432" calcext:value-type="float">
            <text:p>1.5306437649</text:p>
          </table:table-cell>
          <table:table-cell table:formula="of:=[.W14]/[.W89]" office:value-type="float" office:value="1.61942492208778" calcext:value-type="float">
            <text:p>1.6194249221</text:p>
          </table:table-cell>
          <table:table-cell table:formula="of:=[.X14]/[.X89]" office:value-type="float" office:value="1.83636421355578" calcext:value-type="float">
            <text:p>1.8363642136</text:p>
          </table:table-cell>
          <table:table-cell table:formula="of:=[.Y14]/[.Y89]" office:value-type="float" office:value="1.68673396788752" calcext:value-type="float">
            <text:p>1.6867339679</text:p>
          </table:table-cell>
          <table:table-cell table:formula="of:=[.Z14]/[.Z89]" office:value-type="float" office:value="1.72938319888505" calcext:value-type="float">
            <text:p>1.7293831989</text:p>
          </table:table-cell>
          <table:table-cell table:formula="of:=[.AA14]/[.AA89]" office:value-type="float" office:value="1.77644430106885" calcext:value-type="float">
            <text:p>1.7764443011</text:p>
          </table:table-cell>
          <table:table-cell table:formula="of:=[.AB14]/[.AB89]" office:value-type="float" office:value="1.93899449763826" calcext:value-type="float">
            <text:p>1.9389944976</text:p>
          </table:table-cell>
          <table:table-cell table:formula="of:=[.AC14]/[.AC89]" office:value-type="float" office:value="1.84770893391059" calcext:value-type="float">
            <text:p>1.8477089339</text:p>
          </table:table-cell>
          <table:table-cell table:formula="of:=[.AD14]/[.AD89]" office:value-type="float" office:value="1.7611794808882" calcext:value-type="float">
            <text:p>1.7611794809</text:p>
          </table:table-cell>
          <table:table-cell table:formula="of:=[.AE14]/[.AE89]" office:value-type="float" office:value="1.92417237883315" calcext:value-type="float">
            <text:p>1.9241723788</text:p>
          </table:table-cell>
          <table:table-cell table:formula="of:=[.AF14]/[.AF89]" office:value-type="float" office:value="1.70543104218821" calcext:value-type="float">
            <text:p>1.7054310422</text:p>
          </table:table-cell>
          <table:table-cell table:formula="of:=[.AG14]/[.AG89]" office:value-type="float" office:value="1.86241684965834" calcext:value-type="float">
            <text:p>1.86241684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8:11:08.308911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8:22:46.285260524</dc:date>
    <meta:editing-duration>PT5H6M49S</meta:editing-duration>
    <meta:editing-cycles>46</meta:editing-cycles>
    <meta:generator>LibreOffice/4.2.7.2$Linux_X86_64 LibreOffice_project/420m0$Build-2</meta:generator>
    <dc:creator>Farmer </dc:creator>
    <meta:document-statistic meta:table-count="1" meta:cell-count="50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257cm" svg:height="15.657cm" xlink:href=".." xlink:type="simple" chart:class="chart:line" chart:style-name="ch1">
        <chart:plot-area chart:style-name="ch2" table:cell-range-address="Sheet1.A1:Sheet1.AG1 Sheet1.B14:Sheet1.AG14 Sheet1.A76:Sheet1.A76 Sheet1.B89:Sheet1.AG89 Sheet1.A31:Sheet1.A31 Sheet1.B44:Sheet1.AG44 Sheet1.A46:Sheet1.A46 Sheet1.B59:Sheet1.AG59 Sheet1.A61:Sheet1.A61 Sheet1.B74:Sheet1.AG74 Sheet1.A16:Sheet1.A16 Sheet1.B29:Sheet1.AG29" chart:data-source-has-labels="both" svg:x="1.39cm" svg:y="0.313cm" svg:width="19.442cm" svg:height="14.096cm">
          <chartooo:coordinate-region svg:x="2.276cm" svg:y="0.486cm" svg:width="18.422cm" svg:height="13.382cm"/>
          <chart:axis chart:dimension="x" chart:name="primary-x" chart:style-name="ch3" chartooo:axis-type="auto">
            <chartooo:date-scale/>
            <chart:title svg:x="11.02cm" svg:y="14.722cm" chart:style-name="ch4">
              <text:p>t</text:p>
            </chart:title>
            <chart:categories table:cell-range-address="Sheet1.B1:Sheet1.AG1"/>
          </chart:axis>
          <chart:axis chart:dimension="y" chart:name="primary-y" chart:style-name="ch5">
            <chart:title svg:x="0.451cm" svg:y="8.55cm" chart:style-name="ch6">
              <text:p>msort 2^22 t (ms)</text:p>
            </chart:title>
          </chart:axis>
          <chart:series chart:style-name="ch7" chart:values-cell-range-address="Sheet1.B14:Sheet1.AG14" chart:label-cell-address="Sheet1.A1:Sheet1.A1" chart:class="chart:line">
            <chart:data-point chart:repeated="32"/>
          </chart:series>
          <chart:series chart:style-name="ch8" chart:values-cell-range-address="Sheet1.B89:Sheet1.AG89" chart:label-cell-address="Sheet1.A76:Sheet1.A76" chart:class="chart:line">
            <chart:data-point chart:repeated="32"/>
          </chart:series>
          <chart:series chart:style-name="ch9" chart:values-cell-range-address="Sheet1.B44:Sheet1.AG44" chart:label-cell-address="Sheet1.A31:Sheet1.A31" chart:class="chart:line">
            <chart:data-point chart:repeated="32"/>
          </chart:series>
          <chart:series chart:style-name="ch10" chart:values-cell-range-address="Sheet1.B59:Sheet1.AG59" chart:label-cell-address="Sheet1.A46:Sheet1.A46" chart:class="chart:line">
            <chart:data-point chart:repeated="32"/>
          </chart:series>
          <chart:series chart:style-name="ch11" chart:values-cell-range-address="Sheet1.B74:Sheet1.AG74" chart:label-cell-address="Sheet1.A61:Sheet1.A61" chart:class="chart:line">
            <chart:data-point chart:repeated="32"/>
          </chart:series>
          <chart:series chart:style-name="ch12" chart:values-cell-range-address="Sheet1.B29:Sheet1.AG29" chart:label-cell-address="Sheet1.A16:Sheet1.A16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serial</text:p>
                <draw:g>
                  <svg:desc>Sheet1.A1:Sheet1.A1</svg:desc>
                </draw:g>
              </table:table-cell>
              <table:table-cell office:value-type="float" office:value="583.785037">
                <text:p>583.785037</text:p>
                <draw:g>
                  <svg:desc>Sheet1.B14:Sheet1.AG14</svg:desc>
                </draw:g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  <table:table-cell office:value-type="float" office:value="583.785037">
                <text:p>583.785037</text:p>
              </table:table-cell>
            </table:table-row>
            <table:table-row>
              <table:table-cell office:value-type="string">
                <text:p>msort_omp_none</text:p>
                <draw:g>
                  <svg:desc>Sheet1.A76:Sheet1.A76</svg:desc>
                </draw:g>
              </table:table-cell>
              <table:table-cell office:value-type="float" office:value="1112.25784133">
                <text:p>1112.25784133</text:p>
                <draw:g>
                  <svg:desc>Sheet1.B89:Sheet1.AG89</svg:desc>
                </draw:g>
              </table:table-cell>
              <table:table-cell office:value-type="float" office:value="1397.747126">
                <text:p>1397.747126</text:p>
              </table:table-cell>
              <table:table-cell office:value-type="float" office:value="1165.22157267">
                <text:p>1165.22157267</text:p>
              </table:table-cell>
              <table:table-cell office:value-type="float" office:value="1100.360919">
                <text:p>1100.360919</text:p>
              </table:table-cell>
              <table:table-cell office:value-type="float" office:value="909.822757667">
                <text:p>909.822757667</text:p>
              </table:table-cell>
              <table:table-cell office:value-type="float" office:value="801.917161333">
                <text:p>801.917161333</text:p>
              </table:table-cell>
              <table:table-cell office:value-type="float" office:value="754.302577667">
                <text:p>754.302577667</text:p>
              </table:table-cell>
              <table:table-cell office:value-type="float" office:value="641.52867">
                <text:p>641.52867</text:p>
              </table:table-cell>
              <table:table-cell office:value-type="float" office:value="770.211910667">
                <text:p>770.211910667</text:p>
              </table:table-cell>
              <table:table-cell office:value-type="float" office:value="538.566463333">
                <text:p>538.566463333</text:p>
              </table:table-cell>
              <table:table-cell office:value-type="float" office:value="575.88647">
                <text:p>575.88647</text:p>
              </table:table-cell>
              <table:table-cell office:value-type="float" office:value="459.272061333">
                <text:p>459.272061333</text:p>
              </table:table-cell>
              <table:table-cell office:value-type="float" office:value="494.627596333">
                <text:p>494.627596333</text:p>
              </table:table-cell>
              <table:table-cell office:value-type="float" office:value="493.990601667">
                <text:p>493.990601667</text:p>
              </table:table-cell>
              <table:table-cell office:value-type="float" office:value="473.777376667">
                <text:p>473.777376667</text:p>
              </table:table-cell>
              <table:table-cell office:value-type="float" office:value="490.471546667">
                <text:p>490.471546667</text:p>
              </table:table-cell>
              <table:table-cell office:value-type="float" office:value="359.523447333">
                <text:p>359.523447333</text:p>
              </table:table-cell>
              <table:table-cell office:value-type="float" office:value="465.866660667">
                <text:p>465.866660667</text:p>
              </table:table-cell>
              <table:table-cell office:value-type="float" office:value="375.185894667">
                <text:p>375.185894667</text:p>
              </table:table-cell>
              <table:table-cell office:value-type="float" office:value="441.700262">
                <text:p>441.700262</text:p>
              </table:table-cell>
              <table:table-cell office:value-type="float" office:value="381.39837">
                <text:p>381.39837</text:p>
              </table:table-cell>
              <table:table-cell office:value-type="float" office:value="360.489102667">
                <text:p>360.489102667</text:p>
              </table:table-cell>
              <table:table-cell office:value-type="float" office:value="317.902643">
                <text:p>317.902643</text:p>
              </table:table-cell>
              <table:table-cell office:value-type="float" office:value="346.103800667">
                <text:p>346.103800667</text:p>
              </table:table-cell>
              <table:table-cell office:value-type="float" office:value="337.568352333">
                <text:p>337.568352333</text:p>
              </table:table-cell>
              <table:table-cell office:value-type="float" office:value="328.625579">
                <text:p>328.625579</text:p>
              </table:table-cell>
              <table:table-cell office:value-type="float" office:value="301.07617">
                <text:p>301.07617</text:p>
              </table:table-cell>
              <table:table-cell office:value-type="float" office:value="315.950757333">
                <text:p>315.950757333</text:p>
              </table:table-cell>
              <table:table-cell office:value-type="float" office:value="331.473903333">
                <text:p>331.473903333</text:p>
              </table:table-cell>
              <table:table-cell office:value-type="float" office:value="303.395394">
                <text:p>303.395394</text:p>
              </table:table-cell>
              <table:table-cell office:value-type="float" office:value="342.309376667">
                <text:p>342.309376667</text:p>
              </table:table-cell>
              <table:table-cell office:value-type="float" office:value="313.455624667">
                <text:p>313.455624667</text:p>
              </table:table-cell>
            </table:table-row>
            <table:table-row>
              <table:table-cell office:value-type="string">
                <text:p>msort_omp_compact</text:p>
                <draw:g>
                  <svg:desc>Sheet1.A31:Sheet1.A31</svg:desc>
                </draw:g>
              </table:table-cell>
              <table:table-cell office:value-type="float" office:value="1137.992982">
                <text:p>1137.992982</text:p>
                <draw:g>
                  <svg:desc>Sheet1.B44:Sheet1.AG44</svg:desc>
                </draw:g>
              </table:table-cell>
              <table:table-cell office:value-type="float" office:value="2235.43315433">
                <text:p>2235.43315433</text:p>
              </table:table-cell>
              <table:table-cell office:value-type="float" office:value="1349.632411">
                <text:p>1349.632411</text:p>
              </table:table-cell>
              <table:table-cell office:value-type="float" office:value="1193.82717433">
                <text:p>1193.82717433</text:p>
              </table:table-cell>
              <table:table-cell office:value-type="float" office:value="1011.84733533">
                <text:p>1011.84733533</text:p>
              </table:table-cell>
              <table:table-cell office:value-type="float" office:value="928.675197333">
                <text:p>928.675197333</text:p>
              </table:table-cell>
              <table:table-cell office:value-type="float" office:value="796.913558333">
                <text:p>796.913558333</text:p>
              </table:table-cell>
              <table:table-cell office:value-type="float" office:value="727.533856667">
                <text:p>727.533856667</text:p>
              </table:table-cell>
              <table:table-cell office:value-type="float" office:value="662.686488333">
                <text:p>662.686488333</text:p>
              </table:table-cell>
              <table:table-cell office:value-type="float" office:value="587.001876">
                <text:p>587.001876</text:p>
              </table:table-cell>
              <table:table-cell office:value-type="float" office:value="620.341886333">
                <text:p>620.341886333</text:p>
              </table:table-cell>
              <table:table-cell office:value-type="float" office:value="526.031445">
                <text:p>526.031445</text:p>
              </table:table-cell>
              <table:table-cell office:value-type="float" office:value="542.777836333">
                <text:p>542.777836333</text:p>
              </table:table-cell>
              <table:table-cell office:value-type="float" office:value="517.894290333">
                <text:p>517.894290333</text:p>
              </table:table-cell>
              <table:table-cell office:value-type="float" office:value="479.367215333">
                <text:p>479.367215333</text:p>
              </table:table-cell>
              <table:table-cell office:value-type="float" office:value="427.464017333">
                <text:p>427.464017333</text:p>
              </table:table-cell>
              <table:table-cell office:value-type="float" office:value="447.430066333">
                <text:p>447.430066333</text:p>
              </table:table-cell>
              <table:table-cell office:value-type="float" office:value="418.726386">
                <text:p>418.726386</text:p>
              </table:table-cell>
              <table:table-cell office:value-type="float" office:value="434.320789667">
                <text:p>434.320789667</text:p>
              </table:table-cell>
              <table:table-cell office:value-type="float" office:value="381.851557">
                <text:p>381.851557</text:p>
              </table:table-cell>
              <table:table-cell office:value-type="float" office:value="376.628093333">
                <text:p>376.628093333</text:p>
              </table:table-cell>
              <table:table-cell office:value-type="float" office:value="368.671231667">
                <text:p>368.671231667</text:p>
              </table:table-cell>
              <table:table-cell office:value-type="float" office:value="346.541074">
                <text:p>346.541074</text:p>
              </table:table-cell>
              <table:table-cell office:value-type="float" office:value="325.256252667">
                <text:p>325.256252667</text:p>
              </table:table-cell>
              <table:table-cell office:value-type="float" office:value="313.714727667">
                <text:p>313.714727667</text:p>
              </table:table-cell>
              <table:table-cell office:value-type="float" office:value="343.448771333">
                <text:p>343.448771333</text:p>
              </table:table-cell>
              <table:table-cell office:value-type="float" office:value="347.569961667">
                <text:p>347.569961667</text:p>
              </table:table-cell>
              <table:table-cell office:value-type="float" office:value="299.8617">
                <text:p>299.8617</text:p>
              </table:table-cell>
              <table:table-cell office:value-type="float" office:value="315.557036333">
                <text:p>315.557036333</text:p>
              </table:table-cell>
              <table:table-cell office:value-type="float" office:value="270.743342333">
                <text:p>270.743342333</text:p>
              </table:table-cell>
              <table:table-cell office:value-type="float" office:value="350.827660667">
                <text:p>350.827660667</text:p>
              </table:table-cell>
              <table:table-cell office:value-type="float" office:value="301.232173">
                <text:p>301.232173</text:p>
              </table:table-cell>
            </table:table-row>
            <table:table-row>
              <table:table-cell office:value-type="string">
                <text:p>msort_omp_scatter</text:p>
                <draw:g>
                  <svg:desc>Sheet1.A46:Sheet1.A46</svg:desc>
                </draw:g>
              </table:table-cell>
              <table:table-cell office:value-type="float" office:value="1082.37228533">
                <text:p>1082.37228533</text:p>
                <draw:g>
                  <svg:desc>Sheet1.B59:Sheet1.AG59</svg:desc>
                </draw:g>
              </table:table-cell>
              <table:table-cell office:value-type="float" office:value="1444.42037833">
                <text:p>1444.42037833</text:p>
              </table:table-cell>
              <table:table-cell office:value-type="float" office:value="1210.01025767">
                <text:p>1210.01025767</text:p>
              </table:table-cell>
              <table:table-cell office:value-type="float" office:value="1155.25115467">
                <text:p>1155.25115467</text:p>
              </table:table-cell>
              <table:table-cell office:value-type="float" office:value="1139.973513">
                <text:p>1139.973513</text:p>
              </table:table-cell>
              <table:table-cell office:value-type="float" office:value="854.285822667">
                <text:p>854.285822667</text:p>
              </table:table-cell>
              <table:table-cell office:value-type="float" office:value="747.882929333">
                <text:p>747.882929333</text:p>
              </table:table-cell>
              <table:table-cell office:value-type="float" office:value="633.905654667">
                <text:p>633.905654667</text:p>
              </table:table-cell>
              <table:table-cell office:value-type="float" office:value="694.339727667">
                <text:p>694.339727667</text:p>
              </table:table-cell>
              <table:table-cell office:value-type="float" office:value="514.893670333">
                <text:p>514.893670333</text:p>
              </table:table-cell>
              <table:table-cell office:value-type="float" office:value="455.134816">
                <text:p>455.134816</text:p>
              </table:table-cell>
              <table:table-cell office:value-type="float" office:value="443.654022333">
                <text:p>443.654022333</text:p>
              </table:table-cell>
              <table:table-cell office:value-type="float" office:value="405.110128667">
                <text:p>405.110128667</text:p>
              </table:table-cell>
              <table:table-cell office:value-type="float" office:value="415.532479667">
                <text:p>415.532479667</text:p>
              </table:table-cell>
              <table:table-cell office:value-type="float" office:value="384.317462">
                <text:p>384.317462</text:p>
              </table:table-cell>
              <table:table-cell office:value-type="float" office:value="408.703335667">
                <text:p>408.703335667</text:p>
              </table:table-cell>
              <table:table-cell office:value-type="float" office:value="407.582296">
                <text:p>407.582296</text:p>
              </table:table-cell>
              <table:table-cell office:value-type="float" office:value="378.683011">
                <text:p>378.683011</text:p>
              </table:table-cell>
              <table:table-cell office:value-type="float" office:value="397.948074667">
                <text:p>397.948074667</text:p>
              </table:table-cell>
              <table:table-cell office:value-type="float" office:value="375.088317667">
                <text:p>375.088317667</text:p>
              </table:table-cell>
              <table:table-cell office:value-type="float" office:value="374.700552667">
                <text:p>374.700552667</text:p>
              </table:table-cell>
              <table:table-cell office:value-type="float" office:value="356.578737333">
                <text:p>356.578737333</text:p>
              </table:table-cell>
              <table:table-cell office:value-type="float" office:value="369.409824667">
                <text:p>369.409824667</text:p>
              </table:table-cell>
              <table:table-cell office:value-type="float" office:value="316.001626667">
                <text:p>316.001626667</text:p>
              </table:table-cell>
              <table:table-cell office:value-type="float" office:value="332.650837">
                <text:p>332.650837</text:p>
              </table:table-cell>
              <table:table-cell office:value-type="float" office:value="352.362084">
                <text:p>352.362084</text:p>
              </table:table-cell>
              <table:table-cell office:value-type="float" office:value="341.912144">
                <text:p>341.912144</text:p>
              </table:table-cell>
              <table:table-cell office:value-type="float" office:value="354.360723">
                <text:p>354.360723</text:p>
              </table:table-cell>
              <table:table-cell office:value-type="float" office:value="366.510459333">
                <text:p>366.510459333</text:p>
              </table:table-cell>
              <table:table-cell office:value-type="float" office:value="303.510727333">
                <text:p>303.510727333</text:p>
              </table:table-cell>
              <table:table-cell office:value-type="float" office:value="286.263072667">
                <text:p>286.263072667</text:p>
              </table:table-cell>
              <table:table-cell office:value-type="float" office:value="355.780465667">
                <text:p>355.780465667</text:p>
              </table:table-cell>
            </table:table-row>
            <table:table-row>
              <table:table-cell office:value-type="string">
                <text:p>msort_omp_balanced</text:p>
                <draw:g>
                  <svg:desc>Sheet1.A61:Sheet1.A61</svg:desc>
                </draw:g>
              </table:table-cell>
              <table:table-cell office:value-type="float" office:value="1156.324492">
                <text:p>1156.324492</text:p>
                <draw:g>
                  <svg:desc>Sheet1.B74:Sheet1.AG74</svg:desc>
                </draw:g>
              </table:table-cell>
              <table:table-cell office:value-type="float" office:value="1394.44851133">
                <text:p>1394.44851133</text:p>
              </table:table-cell>
              <table:table-cell office:value-type="float" office:value="1172.668185">
                <text:p>1172.668185</text:p>
              </table:table-cell>
              <table:table-cell office:value-type="float" office:value="1149.108262">
                <text:p>1149.108262</text:p>
              </table:table-cell>
              <table:table-cell office:value-type="float" office:value="1106.91998533">
                <text:p>1106.91998533</text:p>
              </table:table-cell>
              <table:table-cell office:value-type="float" office:value="978.207311">
                <text:p>978.207311</text:p>
              </table:table-cell>
              <table:table-cell office:value-type="float" office:value="754.835957">
                <text:p>754.835957</text:p>
              </table:table-cell>
              <table:table-cell office:value-type="float" office:value="688.170898333">
                <text:p>688.170898333</text:p>
              </table:table-cell>
              <table:table-cell office:value-type="float" office:value="673.535458667">
                <text:p>673.535458667</text:p>
              </table:table-cell>
              <table:table-cell office:value-type="float" office:value="544.145677">
                <text:p>544.145677</text:p>
              </table:table-cell>
              <table:table-cell office:value-type="float" office:value="550.945558">
                <text:p>550.945558</text:p>
              </table:table-cell>
              <table:table-cell office:value-type="float" office:value="491.838959667">
                <text:p>491.838959667</text:p>
              </table:table-cell>
              <table:table-cell office:value-type="float" office:value="485.893638667">
                <text:p>485.893638667</text:p>
              </table:table-cell>
              <table:table-cell office:value-type="float" office:value="417.109890333">
                <text:p>417.109890333</text:p>
              </table:table-cell>
              <table:table-cell office:value-type="float" office:value="526.032279">
                <text:p>526.032279</text:p>
              </table:table-cell>
              <table:table-cell office:value-type="float" office:value="346.162872">
                <text:p>346.162872</text:p>
              </table:table-cell>
              <table:table-cell office:value-type="float" office:value="422.262215667">
                <text:p>422.262215667</text:p>
              </table:table-cell>
              <table:table-cell office:value-type="float" office:value="378.181884667">
                <text:p>378.181884667</text:p>
              </table:table-cell>
              <table:table-cell office:value-type="float" office:value="420.268915333">
                <text:p>420.268915333</text:p>
              </table:table-cell>
              <table:table-cell office:value-type="float" office:value="351.294432667">
                <text:p>351.294432667</text:p>
              </table:table-cell>
              <table:table-cell office:value-type="float" office:value="412.503562667">
                <text:p>412.503562667</text:p>
              </table:table-cell>
              <table:table-cell office:value-type="float" office:value="334.693171">
                <text:p>334.693171</text:p>
              </table:table-cell>
              <table:table-cell office:value-type="float" office:value="369.983142333">
                <text:p>369.983142333</text:p>
              </table:table-cell>
              <table:table-cell office:value-type="float" office:value="334.421474333">
                <text:p>334.421474333</text:p>
              </table:table-cell>
              <table:table-cell office:value-type="float" office:value="316.026884333">
                <text:p>316.026884333</text:p>
              </table:table-cell>
              <table:table-cell office:value-type="float" office:value="312.152938667">
                <text:p>312.152938667</text:p>
              </table:table-cell>
              <table:table-cell office:value-type="float" office:value="345.240682333">
                <text:p>345.240682333</text:p>
              </table:table-cell>
              <table:table-cell office:value-type="float" office:value="341.497161">
                <text:p>341.497161</text:p>
              </table:table-cell>
              <table:table-cell office:value-type="float" office:value="310.601652667">
                <text:p>310.601652667</text:p>
              </table:table-cell>
              <table:table-cell office:value-type="float" office:value="311.939791">
                <text:p>311.939791</text:p>
              </table:table-cell>
              <table:table-cell office:value-type="float" office:value="281.105929667">
                <text:p>281.105929667</text:p>
              </table:table-cell>
              <table:table-cell office:value-type="float" office:value="325.656311667">
                <text:p>325.656311667</text:p>
              </table:table-cell>
            </table:table-row>
            <table:table-row>
              <table:table-cell office:value-type="string">
                <text:p>msort_cilk</text:p>
                <draw:g>
                  <svg:desc>Sheet1.A16:Sheet1.A16</svg:desc>
                </draw:g>
              </table:table-cell>
              <table:table-cell office:value-type="float" office:value="819.556645333">
                <text:p>819.556645333</text:p>
                <draw:g>
                  <svg:desc>Sheet1.B29:Sheet1.AG29</svg:desc>
                </draw:g>
              </table:table-cell>
              <table:table-cell office:value-type="float" office:value="497.321149667">
                <text:p>497.321149667</text:p>
              </table:table-cell>
              <table:table-cell office:value-type="float" office:value="344.983987">
                <text:p>344.983987</text:p>
              </table:table-cell>
              <table:table-cell office:value-type="float" office:value="270.454453333">
                <text:p>270.454453333</text:p>
              </table:table-cell>
              <table:table-cell office:value-type="float" office:value="234.988058333">
                <text:p>234.988058333</text:p>
              </table:table-cell>
              <table:table-cell office:value-type="float" office:value="200.761563333">
                <text:p>200.761563333</text:p>
              </table:table-cell>
              <table:table-cell office:value-type="float" office:value="189.268018">
                <text:p>189.268018</text:p>
              </table:table-cell>
              <table:table-cell office:value-type="float" office:value="167.970909667">
                <text:p>167.970909667</text:p>
              </table:table-cell>
              <table:table-cell office:value-type="float" office:value="161.258236667">
                <text:p>161.258236667</text:p>
              </table:table-cell>
              <table:table-cell office:value-type="float" office:value="155.219579333">
                <text:p>155.219579333</text:p>
              </table:table-cell>
              <table:table-cell office:value-type="float" office:value="152.511884">
                <text:p>152.511884</text:p>
              </table:table-cell>
              <table:table-cell office:value-type="float" office:value="138.453719333">
                <text:p>138.453719333</text:p>
              </table:table-cell>
              <table:table-cell office:value-type="float" office:value="138.465683">
                <text:p>138.465683</text:p>
              </table:table-cell>
              <table:table-cell office:value-type="float" office:value="146.403854667">
                <text:p>146.403854667</text:p>
              </table:table-cell>
              <table:table-cell office:value-type="float" office:value="139.251637333">
                <text:p>139.251637333</text:p>
              </table:table-cell>
              <table:table-cell office:value-type="float" office:value="129.671233667">
                <text:p>129.671233667</text:p>
              </table:table-cell>
              <table:table-cell office:value-type="float" office:value="124.580679">
                <text:p>124.580679</text:p>
              </table:table-cell>
              <table:table-cell office:value-type="float" office:value="134.089739333">
                <text:p>134.089739333</text:p>
              </table:table-cell>
              <table:table-cell office:value-type="float" office:value="126.922739">
                <text:p>126.922739</text:p>
              </table:table-cell>
              <table:table-cell office:value-type="float" office:value="122.107102333">
                <text:p>122.107102333</text:p>
              </table:table-cell>
              <table:table-cell office:value-type="float" office:value="124.94973">
                <text:p>124.94973</text:p>
              </table:table-cell>
              <table:table-cell office:value-type="float" office:value="118.468379">
                <text:p>118.468379</text:p>
              </table:table-cell>
              <table:table-cell office:value-type="float" office:value="120.803247333">
                <text:p>120.803247333</text:p>
              </table:table-cell>
              <table:table-cell office:value-type="float" office:value="117.273255667">
                <text:p>117.273255667</text:p>
              </table:table-cell>
              <table:table-cell office:value-type="float" office:value="118.955838333">
                <text:p>118.955838333</text:p>
              </table:table-cell>
              <table:table-cell office:value-type="float" office:value="115.633426667">
                <text:p>115.633426667</text:p>
              </table:table-cell>
              <table:table-cell office:value-type="float" office:value="114.346541333">
                <text:p>114.346541333</text:p>
              </table:table-cell>
              <table:table-cell office:value-type="float" office:value="116.777576333">
                <text:p>116.777576333</text:p>
              </table:table-cell>
              <table:table-cell office:value-type="float" office:value="117.834357667">
                <text:p>117.834357667</text:p>
              </table:table-cell>
              <table:table-cell office:value-type="float" office:value="114.656509667">
                <text:p>114.656509667</text:p>
              </table:table-cell>
              <table:table-cell office:value-type="float" office:value="127.143442">
                <text:p>127.143442</text:p>
              </table:table-cell>
              <table:table-cell office:value-type="float" office:value="122.364809">
                <text:p>122.364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49cm" svg:height="8.936cm" xlink:href=".." xlink:type="simple" chart:class="chart:line" chart:style-name="ch1">
        <chart:plot-area chart:style-name="ch2" table:cell-range-address="Sheet1.A2:Sheet1.A14 Sheet1.A217:Sheet1.A217 Sheet1.AG218:Sheet1.AG230 Sheet1.A172:Sheet1.A172 Sheet1.AG173:Sheet1.AG185 Sheet1.A187:Sheet1.A187 Sheet1.AG188:Sheet1.AG200 Sheet1.A202:Sheet1.A202 Sheet1.AG203:Sheet1.AG215 Sheet1.A157:Sheet1.A157 Sheet1.AG158:Sheet1.AG170" chart:data-source-has-labels="both" svg:x="1.311cm" svg:y="0.178cm" svg:width="15.692cm" svg:height="7.645cm">
          <chartooo:coordinate-region svg:x="1.721cm" svg:y="0.351cm" svg:width="15.029cm" svg:height="6.931cm"/>
          <chart:axis chart:dimension="x" chart:name="primary-x" chart:style-name="ch3" chartooo:axis-type="auto">
            <chartooo:date-scale/>
            <chart:title svg:x="9.026cm" svg:y="8.001cm" chart:style-name="ch4">
              <text:p>n</text:p>
            </chart:title>
            <chart:categories table:cell-range-address="Sheet1.A2:Sheet1.A14"/>
          </chart:axis>
          <chart:axis chart:dimension="y" chart:name="primary-y" chart:style-name="ch5">
            <chart:title svg:x="0.451cm" svg:y="4.739cm" chart:style-name="ch6">
              <text:p>msort n 32</text:p>
            </chart:title>
          </chart:axis>
          <chart:series chart:style-name="ch7" chart:values-cell-range-address="Sheet1.AG218:Sheet1.AG230" chart:label-cell-address="Sheet1.A217:Sheet1.A217" chart:class="chart:line">
            <chart:data-point chart:repeated="13"/>
          </chart:series>
          <chart:series chart:style-name="ch8" chart:values-cell-range-address="Sheet1.AG173:Sheet1.AG185" chart:label-cell-address="Sheet1.A172:Sheet1.A172" chart:class="chart:line">
            <chart:data-point chart:repeated="13"/>
          </chart:series>
          <chart:series chart:style-name="ch9" chart:values-cell-range-address="Sheet1.AG188:Sheet1.AG200" chart:label-cell-address="Sheet1.A187:Sheet1.A187" chart:class="chart:line">
            <chart:data-point chart:repeated="13"/>
          </chart:series>
          <chart:series chart:style-name="ch10" chart:values-cell-range-address="Sheet1.AG203:Sheet1.AG215" chart:label-cell-address="Sheet1.A202:Sheet1.A202" chart:class="chart:line">
            <chart:data-point chart:repeated="13"/>
          </chart:series>
          <chart:series chart:style-name="ch11" chart:values-cell-range-address="Sheet1.AG158:Sheet1.AG170" chart:label-cell-address="Sheet1.A157:Sheet1.A157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omp_none</text:p>
                <draw:g>
                  <svg:desc>Sheet1.A217:Sheet1.A217</svg:desc>
                </draw:g>
              </table:table-cell>
              <table:table-cell office:value-type="string">
                <text:p>msort_omp_compact</text:p>
                <draw:g>
                  <svg:desc>Sheet1.A172:Sheet1.A172</svg:desc>
                </draw:g>
              </table:table-cell>
              <table:table-cell office:value-type="string">
                <text:p>msort_omp_scatter</text:p>
                <draw:g>
                  <svg:desc>Sheet1.A187:Sheet1.A187</svg:desc>
                </draw:g>
              </table:table-cell>
              <table:table-cell office:value-type="string">
                <text:p>msort_omp_balanced</text:p>
                <draw:g>
                  <svg:desc>Sheet1.A202:Sheet1.A202</svg:desc>
                </draw:g>
              </table:table-cell>
              <table:table-cell office:value-type="string">
                <text:p>msort_cilk</text:p>
                <draw:g>
                  <svg:desc>Sheet1.A157:Sheet1.A15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A2:Sheet1.A14</svg:desc>
                </draw:g>
              </table:table-cell>
              <table:table-cell office:value-type="float" office:value="0.00235746839945261">
                <text:p>0.00235746839945261</text:p>
                <draw:g>
                  <svg:desc>Sheet1.AG218:Sheet1.AG230</svg:desc>
                </draw:g>
              </table:table-cell>
              <table:table-cell office:value-type="float" office:value="0.0110980279421096">
                <text:p>0.0110980279421096</text:p>
                <draw:g>
                  <svg:desc>Sheet1.AG173:Sheet1.AG185</svg:desc>
                </draw:g>
              </table:table-cell>
              <table:table-cell office:value-type="float" office:value="0.00195206204356425">
                <text:p>0.00195206204356425</text:p>
                <draw:g>
                  <svg:desc>Sheet1.AG188:Sheet1.AG200</svg:desc>
                </draw:g>
              </table:table-cell>
              <table:table-cell office:value-type="float" office:value="0.00318071783407462">
                <text:p>0.00318071783407462</text:p>
                <draw:g>
                  <svg:desc>Sheet1.AG203:Sheet1.AG215</svg:desc>
                </draw:g>
              </table:table-cell>
              <table:table-cell office:value-type="float" office:value="0.0165817812499924">
                <text:p>0.0165817812499924</text:p>
                <draw:g>
                  <svg:desc>Sheet1.AG158:Sheet1.AG17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2811772996246">
                <text:p>0.00542811772996246</text:p>
              </table:table-cell>
              <table:table-cell office:value-type="float" office:value="0.00438714955345553">
                <text:p>0.00438714955345553</text:p>
              </table:table-cell>
              <table:table-cell office:value-type="float" office:value="0.00383361950971922">
                <text:p>0.00383361950971922</text:p>
              </table:table-cell>
              <table:table-cell office:value-type="float" office:value="0.00847072185267104">
                <text:p>0.00847072185267104</text:p>
              </table:table-cell>
              <table:table-cell office:value-type="float" office:value="0.0300073602227137">
                <text:p>0.0300073602227137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00877624473398092">
                <text:p>0.00877624473398092</text:p>
              </table:table-cell>
              <table:table-cell office:value-type="float" office:value="0.0136822710230963">
                <text:p>0.0136822710230963</text:p>
              </table:table-cell>
              <table:table-cell office:value-type="float" office:value="0.00689808088347574">
                <text:p>0.00689808088347574</text:p>
              </table:table-cell>
              <table:table-cell office:value-type="float" office:value="0.00735774626049981">
                <text:p>0.00735774626049981</text:p>
              </table:table-cell>
              <table:table-cell office:value-type="float" office:value="0.0412512158581384">
                <text:p>0.0412512158581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8286079762998">
                <text:p>0.0158286079762998</text:p>
              </table:table-cell>
              <table:table-cell office:value-type="float" office:value="0.0370924914422677">
                <text:p>0.0370924914422677</text:p>
              </table:table-cell>
              <table:table-cell office:value-type="float" office:value="0.0253090636798416">
                <text:p>0.0253090636798416</text:p>
              </table:table-cell>
              <table:table-cell office:value-type="float" office:value="0.0254970634886216">
                <text:p>0.0254970634886216</text:p>
              </table:table-cell>
              <table:table-cell office:value-type="float" office:value="0.08084361598243">
                <text:p>0.08084361598243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0.0335991693955945">
                <text:p>0.0335991693955945</text:p>
              </table:table-cell>
              <table:table-cell office:value-type="float" office:value="0.141291055909074">
                <text:p>0.141291055909074</text:p>
              </table:table-cell>
              <table:table-cell office:value-type="float" office:value="0.040886365100609">
                <text:p>0.040886365100609</text:p>
              </table:table-cell>
              <table:table-cell office:value-type="float" office:value="0.0296285980254575">
                <text:p>0.0296285980254575</text:p>
              </table:table-cell>
              <table:table-cell office:value-type="float" office:value="0.182607878556235">
                <text:p>0.182607878556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01515167386131">
                <text:p>0.0701515167386131</text:p>
              </table:table-cell>
              <table:table-cell office:value-type="float" office:value="0.10468074051929">
                <text:p>0.10468074051929</text:p>
              </table:table-cell>
              <table:table-cell office:value-type="float" office:value="0.0871100747989263">
                <text:p>0.0871100747989263</text:p>
              </table:table-cell>
              <table:table-cell office:value-type="float" office:value="0.107683143160416">
                <text:p>0.107683143160416</text:p>
              </table:table-cell>
              <table:table-cell office:value-type="float" office:value="0.363015096790349">
                <text:p>0.363015096790349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0.222394048529313">
                <text:p>0.222394048529313</text:p>
              </table:table-cell>
              <table:table-cell office:value-type="float" office:value="0.343759116394715">
                <text:p>0.343759116394715</text:p>
              </table:table-cell>
              <table:table-cell office:value-type="float" office:value="0.204378786883591">
                <text:p>0.204378786883591</text:p>
              </table:table-cell>
              <table:table-cell office:value-type="float" office:value="0.133591511066951">
                <text:p>0.133591511066951</text:p>
              </table:table-cell>
              <table:table-cell office:value-type="float" office:value="0.723016391991779">
                <text:p>0.723016391991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446573528180635">
                <text:p>0.446573528180635</text:p>
              </table:table-cell>
              <table:table-cell office:value-type="float" office:value="0.308910871021775">
                <text:p>0.308910871021775</text:p>
              </table:table-cell>
              <table:table-cell office:value-type="float" office:value="0.389775085657059">
                <text:p>0.389775085657059</text:p>
              </table:table-cell>
              <table:table-cell office:value-type="float" office:value="0.259804438415147">
                <text:p>0.259804438415147</text:p>
              </table:table-cell>
              <table:table-cell office:value-type="float" office:value="1.18574521272913">
                <text:p>1.18574521272913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0.493589776413904">
                <text:p>0.493589776413904</text:p>
              </table:table-cell>
              <table:table-cell office:value-type="float" office:value="0.791915225875645">
                <text:p>0.791915225875645</text:p>
              </table:table-cell>
              <table:table-cell office:value-type="float" office:value="0.743029107324433">
                <text:p>0.743029107324433</text:p>
              </table:table-cell>
              <table:table-cell office:value-type="float" office:value="0.407914743564925">
                <text:p>0.407914743564925</text:p>
              </table:table-cell>
              <table:table-cell office:value-type="float" office:value="1.56606063297619">
                <text:p>1.56606063297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48240228243457">
                <text:p>0.748240228243457</text:p>
              </table:table-cell>
              <table:table-cell office:value-type="float" office:value="1.5926082751941">
                <text:p>1.5926082751941</text:p>
              </table:table-cell>
              <table:table-cell office:value-type="float" office:value="1.33006070486866">
                <text:p>1.33006070486866</text:p>
              </table:table-cell>
              <table:table-cell office:value-type="float" office:value="0.532523148688334">
                <text:p>0.532523148688334</text:p>
              </table:table-cell>
              <table:table-cell office:value-type="float" office:value="2.52988659843556">
                <text:p>2.52988659843556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0.685342188206075">
                <text:p>0.685342188206075</text:p>
              </table:table-cell>
              <table:table-cell office:value-type="float" office:value="1.16700215618907">
                <text:p>1.16700215618907</text:p>
              </table:table-cell>
              <table:table-cell office:value-type="float" office:value="0.827570512103223">
                <text:p>0.827570512103223</text:p>
              </table:table-cell>
              <table:table-cell office:value-type="float" office:value="0.603149817592429">
                <text:p>0.603149817592429</text:p>
              </table:table-cell>
              <table:table-cell office:value-type="float" office:value="3.28571646852584">
                <text:p>3.28571646852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1056765638756">
                <text:p>1.41056765638756</text:p>
              </table:table-cell>
              <table:table-cell office:value-type="float" office:value="1.48822891296389">
                <text:p>1.48822891296389</text:p>
              </table:table-cell>
              <table:table-cell office:value-type="float" office:value="1.19971899630508">
                <text:p>1.19971899630508</text:p>
              </table:table-cell>
              <table:table-cell office:value-type="float" office:value="1.27365243022735">
                <text:p>1.27365243022735</text:p>
              </table:table-cell>
              <table:table-cell office:value-type="float" office:value="3.82430539791355">
                <text:p>3.82430539791355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.86241684965834">
                <text:p>1.86241684965834</text:p>
              </table:table-cell>
              <table:table-cell office:value-type="float" office:value="1.9379903254889">
                <text:p>1.9379903254889</text:p>
              </table:table-cell>
              <table:table-cell office:value-type="float" office:value="1.64085747626854">
                <text:p>1.64085747626854</text:p>
              </table:table-cell>
              <table:table-cell office:value-type="float" office:value="1.79264155517719">
                <text:p>1.79264155517719</text:p>
              </table:table-cell>
              <table:table-cell office:value-type="float" office:value="4.77085725684416">
                <text:p>4.77085725684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074cm" svg:height="15.943cm" xlink:href=".." xlink:type="simple" chart:class="chart:line" chart:style-name="ch1">
        <chart:plot-area chart:style-name="ch2" table:cell-range-address="Sheet1.A1:Sheet1.A31 Sheet1.AG2:Sheet1.AG14 Sheet1.A76:Sheet1.A76 Sheet1.AG77:Sheet1.AG89 Sheet1.AG32:Sheet1.AG44 Sheet1.A46:Sheet1.A46 Sheet1.AG47:Sheet1.AG59 Sheet1.A61:Sheet1.A61 Sheet1.AG62:Sheet1.AG74 Sheet1.AG17:Sheet1.AG29" chart:data-source-has-labels="both" svg:x="1.366cm" svg:y="0.318cm" svg:width="18.307cm" svg:height="14.372cm">
          <chartooo:coordinate-region svg:x="2.093cm" svg:y="0.491cm" svg:width="17.327cm" svg:height="13.658cm"/>
          <chart:axis chart:dimension="x" chart:name="primary-x" chart:style-name="ch3" chartooo:axis-type="auto">
            <chartooo:date-scale/>
            <chart:title svg:x="10.388cm" svg:y="15.008cm" chart:style-name="ch4">
              <text:p>n</text:p>
            </chart:title>
            <chart:categories table:cell-range-address="Sheet1.A2:Sheet1.A31"/>
          </chart:axis>
          <chart:axis chart:dimension="y" chart:name="primary-y" chart:style-name="ch5">
            <chart:title svg:x="0.451cm" svg:y="8.587cm" chart:style-name="ch6">
              <text:p>msort n 32 (ms)</text:p>
            </chart:title>
          </chart:axis>
          <chart:series chart:style-name="ch7" chart:values-cell-range-address="Sheet1.AG2:Sheet1.AG14" chart:label-cell-address="Sheet1.A1:Sheet1.A1" chart:class="chart:line">
            <chart:data-point chart:repeated="13"/>
          </chart:series>
          <chart:series chart:style-name="ch8" chart:values-cell-range-address="Sheet1.AG77:Sheet1.AG89" chart:label-cell-address="Sheet1.A76:Sheet1.A76" chart:class="chart:line">
            <chart:data-point chart:repeated="13"/>
          </chart:series>
          <chart:series chart:style-name="ch9" chart:values-cell-range-address="Sheet1.AG32:Sheet1.AG44" chart:label-cell-address="Sheet1.A31:Sheet1.A31" chart:class="chart:line">
            <chart:data-point chart:repeated="13"/>
          </chart:series>
          <chart:series chart:style-name="ch10" chart:values-cell-range-address="Sheet1.AG47:Sheet1.AG59" chart:label-cell-address="Sheet1.A46:Sheet1.A46" chart:class="chart:line">
            <chart:data-point chart:repeated="13"/>
          </chart:series>
          <chart:series chart:style-name="ch11" chart:values-cell-range-address="Sheet1.AG62:Sheet1.AG74" chart:label-cell-address="Sheet1.A61:Sheet1.A61" chart:class="chart:line">
            <chart:data-point chart:repeated="13"/>
          </chart:series>
          <chart:series chart:style-name="ch12" chart:values-cell-range-address="Sheet1.AG17:Sheet1.AG29" chart:label-cell-address="Sheet1.A16:Sheet1.A16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ort_serial</text:p>
                <draw:g>
                  <svg:desc>Sheet1.A1:Sheet1.A1</svg:desc>
                </draw:g>
              </table:table-cell>
              <table:table-cell office:value-type="string">
                <text:p>msort_omp_none</text:p>
                <draw:g>
                  <svg:desc>Sheet1.A76:Sheet1.A76</svg:desc>
                </draw:g>
              </table:table-cell>
              <table:table-cell office:value-type="string">
                <text:p>msort_omp_compact</text:p>
                <draw:g>
                  <svg:desc>Sheet1.A31:Sheet1.A31</svg:desc>
                </draw:g>
              </table:table-cell>
              <table:table-cell office:value-type="string">
                <text:p>msort_omp_scatter</text:p>
                <draw:g>
                  <svg:desc>Sheet1.A46:Sheet1.A46</svg:desc>
                </draw:g>
              </table:table-cell>
              <table:table-cell office:value-type="string">
                <text:p>msort_omp_balanced</text:p>
                <draw:g>
                  <svg:desc>Sheet1.A61:Sheet1.A61</svg:desc>
                </draw:g>
              </table:table-cell>
              <table:table-cell office:value-type="string">
                <text:p>msort_cilk</text:p>
                <draw:g>
                  <svg:desc>Sheet1.A16:Sheet1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A2:Sheet1.A31</svg:desc>
                </draw:g>
              </table:table-cell>
              <table:table-cell office:value-type="float" office:value="0.165770333333">
                <text:p>0.165770333333</text:p>
                <draw:g>
                  <svg:desc>Sheet1.AG2:Sheet1.AG14</svg:desc>
                </draw:g>
              </table:table-cell>
              <table:table-cell office:value-type="float" office:value="70.3170966667">
                <text:p>70.3170966667</text:p>
                <draw:g>
                  <svg:desc>Sheet1.AG77:Sheet1.AG89</svg:desc>
                </draw:g>
              </table:table-cell>
              <table:table-cell office:value-type="float" office:value="14.936918">
                <text:p>14.936918</text:p>
                <draw:g>
                  <svg:desc>Sheet1.AG32:Sheet1.AG44</svg:desc>
                </draw:g>
              </table:table-cell>
              <table:table-cell office:value-type="float" office:value="84.9206273333">
                <text:p>84.9206273333</text:p>
                <draw:g>
                  <svg:desc>Sheet1.AG47:Sheet1.AG59</svg:desc>
                </draw:g>
              </table:table-cell>
              <table:table-cell office:value-type="float" office:value="52.117271">
                <text:p>52.117271</text:p>
                <draw:g>
                  <svg:desc>Sheet1.AG62:Sheet1.AG74</svg:desc>
                </draw:g>
              </table:table-cell>
              <table:table-cell office:value-type="float" office:value="9.99713666667">
                <text:p>9.99713666667</text:p>
                <draw:g>
                  <svg:desc>Sheet1.AG17:Sheet1.AG2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260572333333">
                <text:p>0.260572333333</text:p>
              </table:table-cell>
              <table:table-cell office:value-type="float" office:value="48.0041786667">
                <text:p>48.0041786667</text:p>
              </table:table-cell>
              <table:table-cell office:value-type="float" office:value="59.3944496667">
                <text:p>59.3944496667</text:p>
              </table:table-cell>
              <table:table-cell office:value-type="float" office:value="67.970317">
                <text:p>67.970317</text:p>
              </table:table-cell>
              <table:table-cell office:value-type="float" office:value="30.7615263333">
                <text:p>30.7615263333</text:p>
              </table:table-cell>
              <table:table-cell office:value-type="float" office:value="8.683614">
                <text:p>8.683614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54403">
                <text:p>0.54403</text:p>
              </table:table-cell>
              <table:table-cell office:value-type="float" office:value="61.9889276667">
                <text:p>61.9889276667</text:p>
              </table:table-cell>
              <table:table-cell office:value-type="float" office:value="39.761674">
                <text:p>39.761674</text:p>
              </table:table-cell>
              <table:table-cell office:value-type="float" office:value="78.866863">
                <text:p>78.866863</text:p>
              </table:table-cell>
              <table:table-cell office:value-type="float" office:value="73.939761">
                <text:p>73.939761</text:p>
              </table:table-cell>
              <table:table-cell office:value-type="float" office:value="13.1882173333">
                <text:p>13.188217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02938">
                <text:p>1.102938</text:p>
              </table:table-cell>
              <table:table-cell office:value-type="float" office:value="69.6800376667">
                <text:p>69.6800376667</text:p>
              </table:table-cell>
              <table:table-cell office:value-type="float" office:value="29.734805">
                <text:p>29.734805</text:p>
              </table:table-cell>
              <table:table-cell office:value-type="float" office:value="43.5787753333">
                <text:p>43.5787753333</text:p>
              </table:table-cell>
              <table:table-cell office:value-type="float" office:value="43.257452">
                <text:p>43.257452</text:p>
              </table:table-cell>
              <table:table-cell office:value-type="float" office:value="13.6428583333">
                <text:p>13.6428583333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2.76472333333">
                <text:p>2.76472333333</text:p>
              </table:table-cell>
              <table:table-cell office:value-type="float" office:value="82.2854666667">
                <text:p>82.2854666667</text:p>
              </table:table-cell>
              <table:table-cell office:value-type="float" office:value="19.567575">
                <text:p>19.567575</text:p>
              </table:table-cell>
              <table:table-cell office:value-type="float" office:value="67.61969">
                <text:p>67.61969</text:p>
              </table:table-cell>
              <table:table-cell office:value-type="float" office:value="93.3126613333">
                <text:p>93.3126613333</text:p>
              </table:table-cell>
              <table:table-cell office:value-type="float" office:value="15.1402193333">
                <text:p>15.140219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58013">
                <text:p>4.958013</text:p>
              </table:table-cell>
              <table:table-cell office:value-type="float" office:value="70.6757776667">
                <text:p>70.6757776667</text:p>
              </table:table-cell>
              <table:table-cell office:value-type="float" office:value="47.3631823333">
                <text:p>47.3631823333</text:p>
              </table:table-cell>
              <table:table-cell office:value-type="float" office:value="56.9166426667">
                <text:p>56.9166426667</text:p>
              </table:table-cell>
              <table:table-cell office:value-type="float" office:value="46.0426103333">
                <text:p>46.0426103333</text:p>
              </table:table-cell>
              <table:table-cell office:value-type="float" office:value="13.65787">
                <text:p>13.65787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1.4419573333">
                <text:p>11.4419573333</text:p>
              </table:table-cell>
              <table:table-cell office:value-type="float" office:value="51.4490266667">
                <text:p>51.4490266667</text:p>
              </table:table-cell>
              <table:table-cell office:value-type="float" office:value="33.2848113333">
                <text:p>33.2848113333</text:p>
              </table:table-cell>
              <table:table-cell office:value-type="float" office:value="55.984075">
                <text:p>55.984075</text:p>
              </table:table-cell>
              <table:table-cell office:value-type="float" office:value="85.6488353333">
                <text:p>85.6488353333</text:p>
              </table:table-cell>
              <table:table-cell office:value-type="float" office:value="15.8253083333">
                <text:p>15.825308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612873333">
                <text:p>20.2612873333</text:p>
              </table:table-cell>
              <table:table-cell office:value-type="float" office:value="45.3705516667">
                <text:p>45.3705516667</text:p>
              </table:table-cell>
              <table:table-cell office:value-type="float" office:value="65.589428">
                <text:p>65.589428</text:p>
              </table:table-cell>
              <table:table-cell office:value-type="float" office:value="51.981997">
                <text:p>51.981997</text:p>
              </table:table-cell>
              <table:table-cell office:value-type="float" office:value="77.9866866667">
                <text:p>77.9866866667</text:p>
              </table:table-cell>
              <table:table-cell office:value-type="float" office:value="17.087387">
                <text:p>17.087387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4.951768">
                <text:p>44.951768</text:p>
              </table:table-cell>
              <table:table-cell office:value-type="float" office:value="91.0711083333">
                <text:p>91.0711083333</text:p>
              </table:table-cell>
              <table:table-cell office:value-type="float" office:value="56.7633586667">
                <text:p>56.7633586667</text:p>
              </table:table-cell>
              <table:table-cell office:value-type="float" office:value="60.4979906667">
                <text:p>60.4979906667</text:p>
              </table:table-cell>
              <table:table-cell office:value-type="float" office:value="110.198929333">
                <text:p>110.198929333</text:p>
              </table:table-cell>
              <table:table-cell office:value-type="float" office:value="28.7037213333">
                <text:p>28.703721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.5546246667">
                <text:p>74.5546246667</text:p>
              </table:table-cell>
              <table:table-cell office:value-type="float" office:value="99.6399576667">
                <text:p>99.6399576667</text:p>
              </table:table-cell>
              <table:table-cell office:value-type="float" office:value="46.812908">
                <text:p>46.812908</text:p>
              </table:table-cell>
              <table:table-cell office:value-type="float" office:value="56.0535503333">
                <text:p>56.0535503333</text:p>
              </table:table-cell>
              <table:table-cell office:value-type="float" office:value="140.002598667">
                <text:p>140.002598667</text:p>
              </table:table-cell>
              <table:table-cell office:value-type="float" office:value="29.469552">
                <text:p>29.469552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37.266274">
                <text:p>137.266274</text:p>
              </table:table-cell>
              <table:table-cell office:value-type="float" office:value="200.288668">
                <text:p>200.288668</text:p>
              </table:table-cell>
              <table:table-cell office:value-type="float" office:value="117.622982333">
                <text:p>117.622982333</text:p>
              </table:table-cell>
              <table:table-cell office:value-type="float" office:value="165.86656">
                <text:p>165.86656</text:p>
              </table:table-cell>
              <table:table-cell office:value-type="float" office:value="227.582385">
                <text:p>227.582385</text:p>
              </table:table-cell>
              <table:table-cell office:value-type="float" office:value="41.7766643333">
                <text:p>41.776664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.052257">
                <text:p>283.052257</text:p>
              </table:table-cell>
              <table:table-cell office:value-type="float" office:value="200.665495">
                <text:p>200.665495</text:p>
              </table:table-cell>
              <table:table-cell office:value-type="float" office:value="190.194031667">
                <text:p>190.194031667</text:p>
              </table:table-cell>
              <table:table-cell office:value-type="float" office:value="235.932129">
                <text:p>235.932129</text:p>
              </table:table-cell>
              <table:table-cell office:value-type="float" office:value="222.236656">
                <text:p>222.236656</text:p>
              </table:table-cell>
              <table:table-cell office:value-type="float" office:value="74.0140306667">
                <text:p>74.0140306667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583.785037">
                <text:p>583.785037</text:p>
              </table:table-cell>
              <table:table-cell office:value-type="float" office:value="313.455624667">
                <text:p>313.455624667</text:p>
              </table:table-cell>
              <table:table-cell office:value-type="float" office:value="301.232173">
                <text:p>301.232173</text:p>
              </table:table-cell>
              <table:table-cell office:value-type="float" office:value="355.780465667">
                <text:p>355.780465667</text:p>
              </table:table-cell>
              <table:table-cell office:value-type="float" office:value="325.656311667">
                <text:p>325.656311667</text:p>
              </table:table-cell>
              <table:table-cell office:value-type="float" office:value="122.364809">
                <text:p>122.3648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78cm" svg:height="9.154cm" xlink:href=".." xlink:type="simple" chart:class="chart:line" chart:style-name="ch1">
        <chart:plot-area chart:style-name="ch2" table:cell-range-address="Sheet1.B1:Sheet1.AG1 Sheet1.A217:Sheet1.A217 Sheet1.B230:Sheet1.AG230 Sheet1.A172:Sheet1.A172 Sheet1.B185:Sheet1.AG185 Sheet1.A187:Sheet1.A187 Sheet1.B200:Sheet1.AG200 Sheet1.A202:Sheet1.A202 Sheet1.B215:Sheet1.AG215 Sheet1.A157:Sheet1.A157 Sheet1.B170:Sheet1.AG170" chart:data-source-has-labels="both" svg:x="1.306cm" svg:y="0.183cm" svg:width="15.431cm" svg:height="7.853cm">
          <chartooo:coordinate-region svg:x="1.716cm" svg:y="0.356cm" svg:width="14.887cm" svg:height="7.139cm"/>
          <chart:axis chart:dimension="x" chart:name="primary-x" chart:style-name="ch3" chartooo:axis-type="auto">
            <chartooo:date-scale/>
            <chart:title svg:x="8.93cm" svg:y="8.219cm" chart:style-name="ch4">
              <text:p>t</text:p>
            </chart:title>
            <chart:categories table:cell-range-address="Sheet1.B1:Sheet1.AG1"/>
          </chart:axis>
          <chart:axis chart:dimension="y" chart:name="primary-y" chart:style-name="ch5">
            <chart:title svg:x="0.451cm" svg:y="4.954cm" chart:style-name="ch6">
              <text:p>msort 2^22 t</text:p>
            </chart:title>
          </chart:axis>
          <chart:series chart:style-name="ch7" chart:values-cell-range-address="Sheet1.B230:Sheet1.AG230" chart:label-cell-address="Sheet1.A217:Sheet1.A217" chart:class="chart:line">
            <chart:data-point chart:repeated="32"/>
          </chart:series>
          <chart:series chart:style-name="ch8" chart:values-cell-range-address="Sheet1.B185:Sheet1.AG185" chart:label-cell-address="Sheet1.A172:Sheet1.A172" chart:class="chart:line">
            <chart:data-point chart:repeated="32"/>
          </chart:series>
          <chart:series chart:style-name="ch9" chart:values-cell-range-address="Sheet1.B200:Sheet1.AG200" chart:label-cell-address="Sheet1.A187:Sheet1.A187" chart:class="chart:line">
            <chart:data-point chart:repeated="32"/>
          </chart:series>
          <chart:series chart:style-name="ch10" chart:values-cell-range-address="Sheet1.B215:Sheet1.AG215" chart:label-cell-address="Sheet1.A202:Sheet1.A202" chart:class="chart:line">
            <chart:data-point chart:repeated="32"/>
          </chart:series>
          <chart:series chart:style-name="ch11" chart:values-cell-range-address="Sheet1.B170:Sheet1.AG170" chart:label-cell-address="Sheet1.A157:Sheet1.A157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msort_omp_none</text:p>
                <draw:g>
                  <svg:desc>Sheet1.A217:Sheet1.A217</svg:desc>
                </draw:g>
              </table:table-cell>
              <table:table-cell office:value-type="float" office:value="0.524864842761576">
                <text:p>0.524864842761576</text:p>
                <draw:g>
                  <svg:desc>Sheet1.B230:Sheet1.AG230</svg:desc>
                </draw:g>
              </table:table-cell>
              <table:table-cell office:value-type="float" office:value="0.417661411095615">
                <text:p>0.417661411095615</text:p>
              </table:table-cell>
              <table:table-cell office:value-type="float" office:value="0.501007748820089">
                <text:p>0.501007748820089</text:p>
              </table:table-cell>
              <table:table-cell office:value-type="float" office:value="0.530539595617899">
                <text:p>0.530539595617899</text:p>
              </table:table-cell>
              <table:table-cell office:value-type="float" office:value="0.641646993417666">
                <text:p>0.641646993417666</text:p>
              </table:table-cell>
              <table:table-cell office:value-type="float" office:value="0.727986711282739">
                <text:p>0.727986711282739</text:p>
              </table:table-cell>
              <table:table-cell office:value-type="float" office:value="0.773940132626356">
                <text:p>0.773940132626356</text:p>
              </table:table-cell>
              <table:table-cell office:value-type="float" office:value="0.909990565191732">
                <text:p>0.909990565191732</text:p>
              </table:table-cell>
              <table:table-cell office:value-type="float" office:value="0.757953790268505">
                <text:p>0.757953790268505</text:p>
              </table:table-cell>
              <table:table-cell office:value-type="float" office:value="1.08396099041733">
                <text:p>1.08396099041733</text:p>
              </table:table-cell>
              <table:table-cell office:value-type="float" office:value="1.0137154932638">
                <text:p>1.0137154932638</text:p>
              </table:table-cell>
              <table:table-cell office:value-type="float" office:value="1.27110940584021">
                <text:p>1.27110940584021</text:p>
              </table:table-cell>
              <table:table-cell office:value-type="float" office:value="1.18025165059124">
                <text:p>1.18025165059124</text:p>
              </table:table-cell>
              <table:table-cell office:value-type="float" office:value="1.18177357024604">
                <text:p>1.18177357024604</text:p>
              </table:table-cell>
              <table:table-cell office:value-type="float" office:value="1.23219272542496">
                <text:p>1.23219272542496</text:p>
              </table:table-cell>
              <table:table-cell office:value-type="float" office:value="1.19025260683746">
                <text:p>1.19025260683746</text:p>
              </table:table-cell>
              <table:table-cell office:value-type="float" office:value="1.62377458641601">
                <text:p>1.62377458641601</text:p>
              </table:table-cell>
              <table:table-cell office:value-type="float" office:value="1.25311615165629">
                <text:p>1.25311615165629</text:p>
              </table:table-cell>
              <table:table-cell office:value-type="float" office:value="1.55598876529765">
                <text:p>1.55598876529765</text:p>
              </table:table-cell>
              <table:table-cell office:value-type="float" office:value="1.32167690903475">
                <text:p>1.32167690903475</text:p>
              </table:table-cell>
              <table:table-cell office:value-type="float" office:value="1.5306437649432">
                <text:p>1.5306437649432</text:p>
              </table:table-cell>
              <table:table-cell office:value-type="float" office:value="1.61942492208778">
                <text:p>1.61942492208778</text:p>
              </table:table-cell>
              <table:table-cell office:value-type="float" office:value="1.83636421355578">
                <text:p>1.83636421355578</text:p>
              </table:table-cell>
              <table:table-cell office:value-type="float" office:value="1.68673396788752">
                <text:p>1.68673396788752</text:p>
              </table:table-cell>
              <table:table-cell office:value-type="float" office:value="1.72938319888505">
                <text:p>1.72938319888505</text:p>
              </table:table-cell>
              <table:table-cell office:value-type="float" office:value="1.77644430106885">
                <text:p>1.77644430106885</text:p>
              </table:table-cell>
              <table:table-cell office:value-type="float" office:value="1.93899449763826">
                <text:p>1.93899449763826</text:p>
              </table:table-cell>
              <table:table-cell office:value-type="float" office:value="1.84770893391059">
                <text:p>1.84770893391059</text:p>
              </table:table-cell>
              <table:table-cell office:value-type="float" office:value="1.7611794808882">
                <text:p>1.7611794808882</text:p>
              </table:table-cell>
              <table:table-cell office:value-type="float" office:value="1.92417237883315">
                <text:p>1.92417237883315</text:p>
              </table:table-cell>
              <table:table-cell office:value-type="float" office:value="1.70543104218821">
                <text:p>1.70543104218821</text:p>
              </table:table-cell>
              <table:table-cell office:value-type="float" office:value="1.86241684965834">
                <text:p>1.86241684965834</text:p>
              </table:table-cell>
            </table:table-row>
            <table:table-row>
              <table:table-cell office:value-type="string">
                <text:p>msort_omp_compact</text:p>
                <draw:g>
                  <svg:desc>Sheet1.A172:Sheet1.A172</svg:desc>
                </draw:g>
              </table:table-cell>
              <table:table-cell office:value-type="float" office:value="0.512995287522784">
                <text:p>0.512995287522784</text:p>
                <draw:g>
                  <svg:desc>Sheet1.B185:Sheet1.AG185</svg:desc>
                </draw:g>
              </table:table-cell>
              <table:table-cell office:value-type="float" office:value="0.261150746498153">
                <text:p>0.261150746498153</text:p>
              </table:table-cell>
              <table:table-cell office:value-type="float" office:value="0.432551139289437">
                <text:p>0.432551139289437</text:p>
              </table:table-cell>
              <table:table-cell office:value-type="float" office:value="0.489002972584899">
                <text:p>0.489002972584899</text:p>
              </table:table-cell>
              <table:table-cell office:value-type="float" office:value="0.576949720196285">
                <text:p>0.576949720196285</text:p>
              </table:table-cell>
              <table:table-cell office:value-type="float" office:value="0.62862132926187">
                <text:p>0.62862132926187</text:p>
              </table:table-cell>
              <table:table-cell office:value-type="float" office:value="0.732557541399062">
                <text:p>0.732557541399062</text:p>
              </table:table-cell>
              <table:table-cell office:value-type="float" office:value="0.802416315956007">
                <text:p>0.802416315956007</text:p>
              </table:table-cell>
              <table:table-cell office:value-type="float" office:value="0.880936984951243">
                <text:p>0.880936984951243</text:p>
              </table:table-cell>
              <table:table-cell office:value-type="float" office:value="0.994519882931345">
                <text:p>0.994519882931345</text:p>
              </table:table-cell>
              <table:table-cell office:value-type="float" office:value="0.941069835620649">
                <text:p>0.941069835620649</text:p>
              </table:table-cell>
              <table:table-cell office:value-type="float" office:value="1.10979113995742">
                <text:p>1.10979113995742</text:p>
              </table:table-cell>
              <table:table-cell office:value-type="float" office:value="1.0755506174387">
                <text:p>1.0755506174387</text:p>
              </table:table-cell>
              <table:table-cell office:value-type="float" office:value="1.12722817744261">
                <text:p>1.12722817744261</text:p>
              </table:table-cell>
              <table:table-cell office:value-type="float" office:value="1.21782428653254">
                <text:p>1.21782428653254</text:p>
              </table:table-cell>
              <table:table-cell office:value-type="float" office:value="1.36569398435524">
                <text:p>1.36569398435524</text:p>
              </table:table-cell>
              <table:table-cell office:value-type="float" office:value="1.30475147051365">
                <text:p>1.30475147051365</text:p>
              </table:table-cell>
              <table:table-cell office:value-type="float" office:value="1.39419214197789">
                <text:p>1.39419214197789</text:p>
              </table:table-cell>
              <table:table-cell office:value-type="float" office:value="1.34413330167224">
                <text:p>1.34413330167224</text:p>
              </table:table-cell>
              <table:table-cell office:value-type="float" office:value="1.52882717458711">
                <text:p>1.52882717458711</text:p>
              </table:table-cell>
              <table:table-cell office:value-type="float" office:value="1.55003051374566">
                <text:p>1.55003051374566</text:p>
              </table:table-cell>
              <table:table-cell office:value-type="float" office:value="1.5834841095692">
                <text:p>1.5834841095692</text:p>
              </table:table-cell>
              <table:table-cell office:value-type="float" office:value="1.68460560897321">
                <text:p>1.68460560897321</text:p>
              </table:table-cell>
              <table:table-cell office:value-type="float" office:value="1.79484647016973">
                <text:p>1.79484647016973</text:p>
              </table:table-cell>
              <table:table-cell office:value-type="float" office:value="1.86087864392415">
                <text:p>1.86087864392415</text:p>
              </table:table-cell>
              <table:table-cell office:value-type="float" office:value="1.69977325798605">
                <text:p>1.69977325798605</text:p>
              </table:table-cell>
              <table:table-cell office:value-type="float" office:value="1.67961878581243">
                <text:p>1.67961878581243</text:p>
              </table:table-cell>
              <table:table-cell office:value-type="float" office:value="1.94684762008619">
                <text:p>1.94684762008619</text:p>
              </table:table-cell>
              <table:table-cell office:value-type="float" office:value="1.85001432319178">
                <text:p>1.85001432319178</text:p>
              </table:table-cell>
              <table:table-cell office:value-type="float" office:value="2.15623044308131">
                <text:p>2.15623044308131</text:p>
              </table:table-cell>
              <table:table-cell office:value-type="float" office:value="1.66402226064529">
                <text:p>1.66402226064529</text:p>
              </table:table-cell>
              <table:table-cell office:value-type="float" office:value="1.9379903254889">
                <text:p>1.9379903254889</text:p>
              </table:table-cell>
            </table:table-row>
            <table:table-row>
              <table:table-cell office:value-type="string">
                <text:p>msort_omp_scatter</text:p>
                <draw:g>
                  <svg:desc>Sheet1.A187:Sheet1.A187</svg:desc>
                </draw:g>
              </table:table-cell>
              <table:table-cell office:value-type="float" office:value="0.539356970713651">
                <text:p>0.539356970713651</text:p>
                <draw:g>
                  <svg:desc>Sheet1.B200:Sheet1.AG200</svg:desc>
                </draw:g>
              </table:table-cell>
              <table:table-cell office:value-type="float" office:value="0.404165605635498">
                <text:p>0.404165605635498</text:p>
              </table:table-cell>
              <table:table-cell office:value-type="float" office:value="0.482462882690051">
                <text:p>0.482462882690051</text:p>
              </table:table-cell>
              <table:table-cell office:value-type="float" office:value="0.505331706131693">
                <text:p>0.505331706131693</text:p>
              </table:table-cell>
              <table:table-cell office:value-type="float" office:value="0.512104036052283">
                <text:p>0.512104036052283</text:p>
              </table:table-cell>
              <table:table-cell office:value-type="float" office:value="0.683360324507643">
                <text:p>0.683360324507643</text:p>
              </table:table-cell>
              <table:table-cell office:value-type="float" office:value="0.780583449766194">
                <text:p>0.780583449766194</text:p>
              </table:table-cell>
              <table:table-cell office:value-type="float" office:value="0.920933632161194">
                <text:p>0.920933632161194</text:p>
              </table:table-cell>
              <table:table-cell office:value-type="float" office:value="0.840777235895076">
                <text:p>0.840777235895076</text:p>
              </table:table-cell>
              <table:table-cell office:value-type="float" office:value="1.13379726851652">
                <text:p>1.13379726851652</text:p>
              </table:table-cell>
              <table:table-cell office:value-type="float" office:value="1.28266398543327">
                <text:p>1.28266398543327</text:p>
              </table:table-cell>
              <table:table-cell office:value-type="float" office:value="1.31585651794636">
                <text:p>1.31585651794636</text:p>
              </table:table-cell>
              <table:table-cell office:value-type="float" office:value="1.44105268096091">
                <text:p>1.44105268096091</text:p>
              </table:table-cell>
              <table:table-cell office:value-type="float" office:value="1.40490831779945">
                <text:p>1.40490831779945</text:p>
              </table:table-cell>
              <table:table-cell office:value-type="float" office:value="1.51901772550736">
                <text:p>1.51901772550736</text:p>
              </table:table-cell>
              <table:table-cell office:value-type="float" office:value="1.42838334325622">
                <text:p>1.42838334325622</text:p>
              </table:table-cell>
              <table:table-cell office:value-type="float" office:value="1.43231205753844">
                <text:p>1.43231205753844</text:p>
              </table:table-cell>
              <table:table-cell office:value-type="float" office:value="1.54161929646218">
                <text:p>1.54161929646218</text:p>
              </table:table-cell>
              <table:table-cell office:value-type="float" office:value="1.46698796693138">
                <text:p>1.46698796693138</text:p>
              </table:table-cell>
              <table:table-cell office:value-type="float" office:value="1.55639354654143">
                <text:p>1.55639354654143</text:p>
              </table:table-cell>
              <table:table-cell office:value-type="float" office:value="1.55800420587801">
                <text:p>1.55800420587801</text:p>
              </table:table-cell>
              <table:table-cell office:value-type="float" office:value="1.63718409394337">
                <text:p>1.63718409394337</text:p>
              </table:table-cell>
              <table:table-cell office:value-type="float" office:value="1.58031811288789">
                <text:p>1.58031811288789</text:p>
              </table:table-cell>
              <table:table-cell office:value-type="float" office:value="1.84741149328066">
                <text:p>1.84741149328066</text:p>
              </table:table-cell>
              <table:table-cell office:value-type="float" office:value="1.754948348439">
                <text:p>1.754948348439</text:p>
              </table:table-cell>
              <table:table-cell office:value-type="float" office:value="1.65677597990367">
                <text:p>1.65677597990367</text:p>
              </table:table-cell>
              <table:table-cell office:value-type="float" office:value="1.70741240767394">
                <text:p>1.70741240767394</text:p>
              </table:table-cell>
              <table:table-cell office:value-type="float" office:value="1.64743155521782">
                <text:p>1.64743155521782</text:p>
              </table:table-cell>
              <table:table-cell office:value-type="float" office:value="1.5928195830002">
                <text:p>1.5928195830002</text:p>
              </table:table-cell>
              <table:table-cell office:value-type="float" office:value="1.92344119804205">
                <text:p>1.92344119804205</text:p>
              </table:table-cell>
              <table:table-cell office:value-type="float" office:value="2.03933057645579">
                <text:p>2.03933057645579</text:p>
              </table:table-cell>
              <table:table-cell office:value-type="float" office:value="1.64085747626854">
                <text:p>1.64085747626854</text:p>
              </table:table-cell>
            </table:table-row>
            <table:table-row>
              <table:table-cell office:value-type="string">
                <text:p>msort_omp_balanced</text:p>
                <draw:g>
                  <svg:desc>Sheet1.A202:Sheet1.A202</svg:desc>
                </draw:g>
              </table:table-cell>
              <table:table-cell office:value-type="float" office:value="0.504862641100228">
                <text:p>0.504862641100228</text:p>
                <draw:g>
                  <svg:desc>Sheet1.B215:Sheet1.AG215</svg:desc>
                </draw:g>
              </table:table-cell>
              <table:table-cell office:value-type="float" office:value="0.418649403155945">
                <text:p>0.418649403155945</text:p>
              </table:table-cell>
              <table:table-cell office:value-type="float" office:value="0.497826277260178">
                <text:p>0.497826277260178</text:p>
              </table:table-cell>
              <table:table-cell office:value-type="float" office:value="0.50803310384692">
                <text:p>0.50803310384692</text:p>
              </table:table-cell>
              <table:table-cell office:value-type="float" office:value="0.527395877513187">
                <text:p>0.527395877513187</text:p>
              </table:table-cell>
              <table:table-cell office:value-type="float" office:value="0.596790711370997">
                <text:p>0.596790711370997</text:p>
              </table:table-cell>
              <table:table-cell office:value-type="float" office:value="0.773393253972929">
                <text:p>0.773393253972929</text:p>
              </table:table-cell>
              <table:table-cell office:value-type="float" office:value="0.848314042942152">
                <text:p>0.848314042942152</text:p>
              </table:table-cell>
              <table:table-cell office:value-type="float" office:value="0.86674729516895">
                <text:p>0.86674729516895</text:p>
              </table:table-cell>
              <table:table-cell office:value-type="float" office:value="1.07284696300178">
                <text:p>1.07284696300178</text:p>
              </table:table-cell>
              <table:table-cell office:value-type="float" office:value="1.05960566978562">
                <text:p>1.05960566978562</text:p>
              </table:table-cell>
              <table:table-cell office:value-type="float" office:value="1.18694346091504">
                <text:p>1.18694346091504</text:p>
              </table:table-cell>
              <table:table-cell office:value-type="float" office:value="1.20146672140338">
                <text:p>1.20146672140338</text:p>
              </table:table-cell>
              <table:table-cell office:value-type="float" office:value="1.39959528778839">
                <text:p>1.39959528778839</text:p>
              </table:table-cell>
              <table:table-cell office:value-type="float" office:value="1.10978938043458">
                <text:p>1.10978938043458</text:p>
              </table:table-cell>
              <table:table-cell office:value-type="float" office:value="1.68644613336811">
                <text:p>1.68644613336811</text:p>
              </table:table-cell>
              <table:table-cell office:value-type="float" office:value="1.3825178179342">
                <text:p>1.3825178179342</text:p>
              </table:table-cell>
              <table:table-cell office:value-type="float" office:value="1.54366208607279">
                <text:p>1.54366208607279</text:p>
              </table:table-cell>
              <table:table-cell office:value-type="float" office:value="1.38907498437623">
                <text:p>1.38907498437623</text:p>
              </table:table-cell>
              <table:table-cell office:value-type="float" office:value="1.66181124069616">
                <text:p>1.66181124069616</text:p>
              </table:table-cell>
              <table:table-cell office:value-type="float" office:value="1.4152242303693">
                <text:p>1.4152242303693</text:p>
              </table:table-cell>
              <table:table-cell office:value-type="float" office:value="1.74423946343381">
                <text:p>1.74423946343381</text:p>
              </table:table-cell>
              <table:table-cell office:value-type="float" office:value="1.57786928701354">
                <text:p>1.57786928701354</text:p>
              </table:table-cell>
              <table:table-cell office:value-type="float" office:value="1.74565654961109">
                <text:p>1.74565654961109</text:p>
              </table:table-cell>
              <table:table-cell office:value-type="float" office:value="1.8472638434927">
                <text:p>1.8472638434927</text:p>
              </table:table-cell>
              <table:table-cell office:value-type="float" office:value="1.87018914347871">
                <text:p>1.87018914347871</text:p>
              </table:table-cell>
              <table:table-cell office:value-type="float" office:value="1.69095088404707">
                <text:p>1.69095088404707</text:p>
              </table:table-cell>
              <table:table-cell office:value-type="float" office:value="1.70948723348245">
                <text:p>1.70948723348245</text:p>
              </table:table-cell>
              <table:table-cell office:value-type="float" office:value="1.87952971913476">
                <text:p>1.87952971913476</text:p>
              </table:table-cell>
              <table:table-cell office:value-type="float" office:value="1.87146703897099">
                <text:p>1.87146703897099</text:p>
              </table:table-cell>
              <table:table-cell office:value-type="float" office:value="2.07674394379213">
                <text:p>2.07674394379213</text:p>
              </table:table-cell>
              <table:table-cell office:value-type="float" office:value="1.79264155517719">
                <text:p>1.79264155517719</text:p>
              </table:table-cell>
            </table:table-row>
            <table:table-row>
              <table:table-cell office:value-type="string">
                <text:p>msort_cilk</text:p>
                <draw:g>
                  <svg:desc>Sheet1.A157:Sheet1.A157</svg:desc>
                </draw:g>
              </table:table-cell>
              <table:table-cell office:value-type="float" office:value="0.712318105556692">
                <text:p>0.712318105556692</text:p>
                <draw:g>
                  <svg:desc>Sheet1.B170:Sheet1.AG170</svg:desc>
                </draw:g>
              </table:table-cell>
              <table:table-cell office:value-type="float" office:value="1.173859260542">
                <text:p>1.173859260542</text:p>
              </table:table-cell>
              <table:table-cell office:value-type="float" office:value="1.6922090850553">
                <text:p>1.6922090850553</text:p>
              </table:table-cell>
              <table:table-cell office:value-type="float" office:value="2.15853364515025">
                <text:p>2.15853364515025</text:p>
              </table:table-cell>
              <table:table-cell office:value-type="float" office:value="2.4843178889232">
                <text:p>2.4843178889232</text:p>
              </table:table-cell>
              <table:table-cell office:value-type="float" office:value="2.9078526153519">
                <text:p>2.9078526153519</text:p>
              </table:table-cell>
              <table:table-cell office:value-type="float" office:value="3.08443572859732">
                <text:p>3.08443572859732</text:p>
              </table:table-cell>
              <table:table-cell office:value-type="float" office:value="3.47551274299428">
                <text:p>3.47551274299428</text:p>
              </table:table-cell>
              <table:table-cell office:value-type="float" office:value="3.62018740292642">
                <text:p>3.62018740292642</text:p>
              </table:table-cell>
              <table:table-cell office:value-type="float" office:value="3.76102705282803">
                <text:p>3.76102705282803</text:p>
              </table:table-cell>
              <table:table-cell office:value-type="float" office:value="3.82780031095806">
                <text:p>3.82780031095806</text:p>
              </table:table-cell>
              <table:table-cell office:value-type="float" office:value="4.21646337716589">
                <text:p>4.21646337716589</text:p>
              </table:table-cell>
              <table:table-cell office:value-type="float" office:value="4.21609906766574">
                <text:p>4.21609906766574</text:p>
              </table:table-cell>
              <table:table-cell office:value-type="float" office:value="3.98749772215927">
                <text:p>3.98749772215927</text:p>
              </table:table-cell>
              <table:table-cell office:value-type="float" office:value="4.19230285676256">
                <text:p>4.19230285676256</text:p>
              </table:table-cell>
              <table:table-cell office:value-type="float" office:value="4.50203966208249">
                <text:p>4.50203966208249</text:p>
              </table:table-cell>
              <table:table-cell office:value-type="float" office:value="4.68599980098038">
                <text:p>4.68599980098038</text:p>
              </table:table-cell>
              <table:table-cell office:value-type="float" office:value="4.35368910331179">
                <text:p>4.35368910331179</text:p>
              </table:table-cell>
              <table:table-cell office:value-type="float" office:value="4.59953071923542">
                <text:p>4.59953071923542</text:p>
              </table:table-cell>
              <table:table-cell office:value-type="float" office:value="4.78092613653178">
                <text:p>4.78092613653178</text:p>
              </table:table-cell>
              <table:table-cell office:value-type="float" office:value="4.67215925156461">
                <text:p>4.67215925156461</text:p>
              </table:table-cell>
              <table:table-cell office:value-type="float" office:value="4.92777095396908">
                <text:p>4.92777095396908</text:p>
              </table:table-cell>
              <table:table-cell office:value-type="float" office:value="4.83252768355447">
                <text:p>4.83252768355447</text:p>
              </table:table-cell>
              <table:table-cell office:value-type="float" office:value="4.97798951414524">
                <text:p>4.97798951414524</text:p>
              </table:table-cell>
              <table:table-cell office:value-type="float" office:value="4.90757784721567">
                <text:p>4.90757784721567</text:p>
              </table:table-cell>
              <table:table-cell office:value-type="float" office:value="5.04858373419287">
                <text:p>5.04858373419287</text:p>
              </table:table-cell>
              <table:table-cell office:value-type="float" office:value="5.10540179173326">
                <text:p>5.10540179173326</text:p>
              </table:table-cell>
              <table:table-cell office:value-type="float" office:value="4.99911931153027">
                <text:p>4.99911931153027</text:p>
              </table:table-cell>
              <table:table-cell office:value-type="float" office:value="4.95428539314295">
                <text:p>4.95428539314295</text:p>
              </table:table-cell>
              <table:table-cell office:value-type="float" office:value="5.09159958466818">
                <text:p>5.09159958466818</text:p>
              </table:table-cell>
              <table:table-cell office:value-type="float" office:value="4.59154658562728">
                <text:p>4.59154658562728</text:p>
              </table:table-cell>
              <table:table-cell office:value-type="float" office:value="4.77085725684416">
                <text:p>4.770857256844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